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72in"/>
    </style:style>
    <style:style style:name="co2" style:family="table-column">
      <style:table-column-properties fo:break-before="auto" style:column-width="0.6744in"/>
    </style:style>
    <style:style style:name="co3" style:family="table-column">
      <style:table-column-properties fo:break-before="auto" style:column-width="1.5492in"/>
    </style:style>
    <style:style style:name="co4" style:family="table-column">
      <style:table-column-properties fo:break-before="auto" style:column-width="0.3571in"/>
    </style:style>
    <style:style style:name="co5" style:family="table-column">
      <style:table-column-properties fo:break-before="auto" style:column-width="0.839in"/>
    </style:style>
    <style:style style:name="co6" style:family="table-column">
      <style:table-column-properties fo:break-before="auto" style:column-width="0.4075in"/>
    </style:style>
    <style:style style:name="co7" style:family="table-column">
      <style:table-column-properties fo:break-before="auto" style:column-width="0.4335in"/>
    </style:style>
    <style:style style:name="co8" style:family="table-column">
      <style:table-column-properties fo:break-before="auto" style:column-width="0.461in"/>
    </style:style>
    <style:style style:name="co9" style:family="table-column">
      <style:table-column-properties fo:break-before="auto" style:column-width="1.9598in"/>
    </style:style>
    <style:style style:name="co10" style:family="table-column">
      <style:table-column-properties fo:break-before="auto" style:column-width="0.4717in"/>
    </style:style>
    <style:style style:name="co11" style:family="table-column">
      <style:table-column-properties fo:break-before="auto" style:column-width="1.2193in"/>
    </style:style>
    <style:style style:name="co12" style:family="table-column">
      <style:table-column-properties fo:break-before="auto" style:column-width="0.9402in"/>
    </style:style>
    <style:style style:name="co13" style:family="table-column">
      <style:table-column-properties fo:break-before="auto" style:column-width="0.8516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0.6236in"/>
    </style:style>
    <style:style style:name="co16" style:family="table-column">
      <style:table-column-properties fo:break-before="auto" style:column-width="0.7634in"/>
    </style:style>
    <style:style style:name="co17" style:family="table-column">
      <style:table-column-properties fo:break-before="auto" style:column-width="1.1429in"/>
    </style:style>
    <style:style style:name="co18" style:family="table-column">
      <style:table-column-properties fo:break-before="auto" style:column-width="1.778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032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596" style:family="table-cell" style:parent-style-name="Default"/>
    <style:style style:name="ce597" style:family="table-cell" style:parent-style-name="Default"/>
    <style:style style:name="ce598" style:family="table-cell" style:parent-style-name="Default"/>
    <style:style style:name="ce595" style:family="table-cell" style:parent-style-name="Default"/>
    <style:style style:name="ce600" style:family="table-cell" style:parent-style-name="Default"/>
    <style:style style:name="ce601" style:family="table-cell" style:parent-style-name="Default"/>
    <style:style style:name="ce18" style:family="table-cell" style:parent-style-name="Default"/>
    <style:style style:name="ce603" style:family="table-cell" style:parent-style-name="Default"/>
    <style:style style:name="ce604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607" style:family="table-cell" style:parent-style-name="Default"/>
    <style:style style:name="ce608" style:family="table-cell" style:parent-style-name="Default"/>
    <style:style style:name="ce609" style:family="table-cell" style:parent-style-name="Default"/>
    <style:style style:name="ce61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612" style:family="table-cell" style:parent-style-name="Default"/>
    <style:style style:name="ce613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614" style:family="table-cell" style:parent-style-name="Default"/>
    <style:style style:name="ce98" style:family="table-cell" style:parent-style-name="Default"/>
    <style:style style:name="ce616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618" style:family="table-cell" style:parent-style-name="Default"/>
    <style:style style:name="ce619" style:family="table-cell" style:parent-style-name="Default"/>
    <style:style style:name="ce104" style:family="table-cell" style:parent-style-name="Default"/>
    <style:style style:name="ce620" style:family="table-cell" style:parent-style-name="Default"/>
    <style:style style:name="ce621" style:family="table-cell" style:parent-style-name="Default"/>
    <style:style style:name="ce622" style:family="table-cell" style:parent-style-name="Default"/>
    <style:style style:name="ce623" style:family="table-cell" style:parent-style-name="Default"/>
    <style:style style:name="ce624" style:family="table-cell" style:parent-style-name="Default"/>
    <style:style style:name="ce625" style:family="table-cell" style:parent-style-name="Default"/>
    <style:style style:name="ce626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/>
    <style:style style:name="ce28" style:family="table-cell" style:parent-style-name="Default">
      <style:table-cell-properties fo:background-color="#ffff00"/>
    </style:style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>
      <style:table-cell-properties fo:background-color="#ffff00"/>
    </style:style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>
      <style:table-cell-properties fo:background-color="#ffff00"/>
    </style:style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/>
    <style:style style:name="ce55" style:family="table-cell" style:parent-style-name="Default"/>
    <style:style style:name="ce665" style:family="table-cell" style:parent-style-name="Default"/>
    <style:style style:name="ce666" style:family="table-cell" style:parent-style-name="Default"/>
    <style:style style:name="ce667" style:family="table-cell" style:parent-style-name="Default"/>
    <style:style style:name="ce668" style:family="table-cell" style:parent-style-name="Default"/>
    <style:style style:name="ce669" style:family="table-cell" style:parent-style-name="Default"/>
    <style:style style:name="ce670" style:family="table-cell" style:parent-style-name="Default"/>
    <style:style style:name="ce671" style:family="table-cell" style:parent-style-name="Default"/>
    <style:style style:name="ce672" style:family="table-cell" style:parent-style-name="Default"/>
    <style:style style:name="ce673" style:family="table-cell" style:parent-style-name="Default"/>
    <style:style style:name="ce674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67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684" style:family="table-cell" style:parent-style-name="Default"/>
    <style:style style:name="ce206" style:family="table-cell" style:parent-style-name="Default"/>
    <style:style style:name="ce685" style:family="table-cell" style:parent-style-name="Default"/>
    <style:style style:name="ce686" style:family="table-cell" style:parent-style-name="Default"/>
    <style:style style:name="ce687" style:family="table-cell" style:parent-style-name="Default"/>
    <style:style style:name="ce688" style:family="table-cell" style:parent-style-name="Default"/>
    <style:style style:name="ce689" style:family="table-cell" style:parent-style-name="Default"/>
    <style:style style:name="ce690" style:family="table-cell" style:parent-style-name="Default"/>
    <style:style style:name="ce691" style:family="table-cell" style:parent-style-name="Default"/>
    <style:style style:name="ce692" style:family="table-cell" style:parent-style-name="Default"/>
    <style:style style:name="ce693" style:family="table-cell" style:parent-style-name="Default"/>
    <style:style style:name="ce694" style:family="table-cell" style:parent-style-name="Default"/>
    <style:style style:name="ce695" style:family="table-cell" style:parent-style-name="Default"/>
    <style:style style:name="ce218" style:family="table-cell" style:parent-style-name="Default"/>
    <style:style style:name="ce221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698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73" style:family="table-cell" style:parent-style-name="Default"/>
    <style:style style:name="ce703" style:family="table-cell" style:parent-style-name="Default"/>
    <style:style style:name="ce704" style:family="table-cell" style:parent-style-name="Default"/>
    <style:style style:name="ce705" style:family="table-cell" style:parent-style-name="Default">
      <style:table-cell-properties fo:background-color="transparent"/>
    </style:style>
    <style:style style:name="ce706" style:family="table-cell" style:parent-style-name="Default"/>
    <style:style style:name="ce707" style:family="table-cell" style:parent-style-name="Default">
      <style:table-cell-properties fo:background-color="#ffff00"/>
    </style:style>
    <style:style style:name="ce708" style:family="table-cell" style:parent-style-name="Default"/>
    <style:style style:name="ce709" style:family="table-cell" style:parent-style-name="Default"/>
    <style:style style:name="ce710" style:family="table-cell" style:parent-style-name="Default"/>
    <style:style style:name="ce711" style:family="table-cell" style:parent-style-name="Default"/>
    <style:style style:name="ce712" style:family="table-cell" style:parent-style-name="Default">
      <style:table-cell-properties fo:background-color="#ffff00"/>
    </style:style>
    <style:style style:name="ce713" style:family="table-cell" style:parent-style-name="Default"/>
    <style:style style:name="ce714" style:family="table-cell" style:parent-style-name="Default"/>
    <style:style style:name="ce715" style:family="table-cell" style:parent-style-name="Default"/>
    <style:style style:name="ce716" style:family="table-cell" style:parent-style-name="Default"/>
    <style:style style:name="ce717" style:family="table-cell" style:parent-style-name="Default">
      <style:table-cell-properties fo:background-color="#ffff00"/>
    </style:style>
    <style:style style:name="ce718" style:family="table-cell" style:parent-style-name="Default"/>
    <style:style style:name="ce719" style:family="table-cell" style:parent-style-name="Default"/>
    <style:style style:name="ce720" style:family="table-cell" style:parent-style-name="Default">
      <style:table-cell-properties fo:background-color="transparent"/>
    </style:style>
    <style:style style:name="ce721" style:family="table-cell" style:parent-style-name="Default"/>
    <style:style style:name="ce722" style:family="table-cell" style:parent-style-name="Default">
      <style:table-cell-properties fo:background-color="#ffff00"/>
    </style:style>
    <style:style style:name="ce723" style:family="table-cell" style:parent-style-name="Default">
      <style:table-cell-properties fo:background-color="#ffff00"/>
    </style:style>
    <style:style style:name="ce724" style:family="table-cell" style:parent-style-name="Default"/>
    <style:style style:name="ce725" style:family="table-cell" style:parent-style-name="Default">
      <style:table-cell-properties fo:background-color="#ffff00"/>
    </style:style>
    <style:style style:name="ce726" style:family="table-cell" style:parent-style-name="Default">
      <style:table-cell-properties fo:background-color="transparent"/>
    </style:style>
    <style:style style:name="ce727" style:family="table-cell" style:parent-style-name="Default">
      <style:table-cell-properties fo:background-color="transparent"/>
    </style:style>
    <style:style style:name="ce728" style:family="table-cell" style:parent-style-name="Default">
      <style:table-cell-properties fo:background-color="transparent"/>
    </style:style>
    <style:style style:name="ce729" style:family="table-cell" style:parent-style-name="Default">
      <style:table-cell-properties fo:background-color="transparent"/>
    </style:style>
    <style:style style:name="ce730" style:family="table-cell" style:parent-style-name="Default">
      <style:table-cell-properties fo:background-color="transparent"/>
    </style:style>
    <style:style style:name="ce731" style:family="table-cell" style:parent-style-name="Default"/>
    <style:style style:name="ce732" style:family="table-cell" style:parent-style-name="Default"/>
    <style:style style:name="ce733" style:family="table-cell" style:parent-style-name="Default"/>
    <style:style style:name="ce734" style:family="table-cell" style:parent-style-name="Default"/>
    <style:style style:name="ce735" style:family="table-cell" style:parent-style-name="Default"/>
    <style:style style:name="ce736" style:family="table-cell" style:parent-style-name="Default"/>
    <style:style style:name="ce737" style:family="table-cell" style:parent-style-name="Default"/>
    <style:style style:name="ce738" style:family="table-cell" style:parent-style-name="Default"/>
    <style:style style:name="ce739" style:family="table-cell" style:parent-style-name="Default"/>
    <style:style style:name="ce740" style:family="table-cell" style:parent-style-name="Default"/>
    <style:style style:name="ce741" style:family="table-cell" style:parent-style-name="Default"/>
    <style:style style:name="ce742" style:family="table-cell" style:parent-style-name="Default"/>
    <style:style style:name="ce743" style:family="table-cell" style:parent-style-name="Default"/>
    <style:style style:name="ce744" style:family="table-cell" style:parent-style-name="Default"/>
    <style:style style:name="ce745" style:family="table-cell" style:parent-style-name="Default"/>
    <style:style style:name="ce746" style:family="table-cell" style:parent-style-name="Default"/>
    <style:style style:name="ce747" style:family="table-cell" style:parent-style-name="Default"/>
    <style:style style:name="ce748" style:family="table-cell" style:parent-style-name="Default"/>
    <style:style style:name="ce749" style:family="table-cell" style:parent-style-name="Default"/>
    <style:style style:name="ce750" style:family="table-cell" style:parent-style-name="Default"/>
    <style:style style:name="ce751" style:family="table-cell" style:parent-style-name="Default"/>
    <style:style style:name="ce752" style:family="table-cell" style:parent-style-name="Default"/>
    <style:style style:name="ce753" style:family="table-cell" style:parent-style-name="Default"/>
    <style:style style:name="ce754" style:family="table-cell" style:parent-style-name="Default"/>
    <style:style style:name="ce755" style:family="table-cell" style:parent-style-name="Default"/>
    <style:style style:name="ce756" style:family="table-cell" style:parent-style-name="Default"/>
    <style:style style:name="ce758" style:family="table-cell" style:parent-style-name="Default"/>
    <style:style style:name="ce759" style:family="table-cell" style:parent-style-name="Default"/>
    <style:style style:name="ce760" style:family="table-cell" style:parent-style-name="Default"/>
    <style:style style:name="ce761" style:family="table-cell" style:parent-style-name="Default"/>
    <style:style style:name="ce762" style:family="table-cell" style:parent-style-name="Default"/>
    <style:style style:name="ce763" style:family="table-cell" style:parent-style-name="Default"/>
    <style:style style:name="ce764" style:family="table-cell" style:parent-style-name="Default"/>
    <style:style style:name="ce765" style:family="table-cell" style:parent-style-name="Default"/>
    <style:style style:name="ce766" style:family="table-cell" style:parent-style-name="Default"/>
    <style:style style:name="ce767" style:family="table-cell" style:parent-style-name="Default"/>
    <style:style style:name="ce768" style:family="table-cell" style:parent-style-name="Default"/>
    <style:style style:name="ce769" style:family="table-cell" style:parent-style-name="Default"/>
    <style:style style:name="ce770" style:family="table-cell" style:parent-style-name="Default">
      <style:table-cell-properties fo:background-color="transparent"/>
    </style:style>
    <style:style style:name="ce771" style:family="table-cell" style:parent-style-name="Default"/>
    <style:style style:name="ce772" style:family="table-cell" style:parent-style-name="Default">
      <style:table-cell-properties fo:background-color="#ffff00"/>
    </style:style>
    <style:style style:name="ce773" style:family="table-cell" style:parent-style-name="Default"/>
    <style:style style:name="ce774" style:family="table-cell" style:parent-style-name="Default"/>
    <style:style style:name="ce775" style:family="table-cell" style:parent-style-name="Default"/>
    <style:style style:name="ce776" style:family="table-cell" style:parent-style-name="Default"/>
    <style:style style:name="ce777" style:family="table-cell" style:parent-style-name="Default">
      <style:table-cell-properties fo:background-color="#ffff00"/>
    </style:style>
    <style:style style:name="ce778" style:family="table-cell" style:parent-style-name="Default"/>
    <style:style style:name="ce779" style:family="table-cell" style:parent-style-name="Default"/>
    <style:style style:name="ce780" style:family="table-cell" style:parent-style-name="Default"/>
    <style:style style:name="ce781" style:family="table-cell" style:parent-style-name="Default"/>
    <style:style style:name="ce782" style:family="table-cell" style:parent-style-name="Default"/>
    <style:style style:name="ce784" style:family="table-cell" style:parent-style-name="Default">
      <style:table-cell-properties fo:background-color="#ffff00"/>
    </style:style>
    <style:style style:name="ce786" style:family="table-cell" style:parent-style-name="Default"/>
    <style:style style:name="ce787" style:family="table-cell" style:parent-style-name="Default"/>
    <style:style style:name="ce788" style:family="table-cell" style:parent-style-name="Default"/>
    <style:style style:name="ce789" style:family="table-cell" style:parent-style-name="Default">
      <style:table-cell-properties fo:background-color="transparent"/>
    </style:style>
    <style:style style:name="ce790" style:family="table-cell" style:parent-style-name="Default">
      <style:table-cell-properties fo:background-color="transparent"/>
    </style:style>
    <style:style style:name="ce791" style:family="table-cell" style:parent-style-name="Default">
      <style:table-cell-properties fo:background-color="transparent"/>
    </style:style>
    <style:style style:name="ce794" style:family="table-cell" style:parent-style-name="Default">
      <style:table-cell-properties fo:background-color="transparent"/>
    </style:style>
    <style:style style:name="ce795" style:family="table-cell" style:parent-style-name="Default">
      <style:table-cell-properties fo:background-color="transparent"/>
    </style:style>
    <style:style style:name="ce796" style:family="table-cell" style:parent-style-name="Default">
      <style:table-cell-properties fo:background-color="transparent"/>
    </style:style>
    <style:style style:name="ce389" style:family="table-cell" style:parent-style-name="Default">
      <style:table-cell-properties fo:background-color="transparent"/>
    </style:style>
    <style:style style:name="ce797" style:family="table-cell" style:parent-style-name="Default">
      <style:table-cell-properties fo:background-color="transparent"/>
    </style:style>
    <style:style style:name="ce798" style:family="table-cell" style:parent-style-name="Default">
      <style:table-cell-properties fo:background-color="transparent"/>
    </style:style>
    <style:style style:name="ce393" style:family="table-cell" style:parent-style-name="Default">
      <style:table-cell-properties fo:background-color="transparent"/>
    </style:style>
    <style:style style:name="ce394" style:family="table-cell" style:parent-style-name="Default">
      <style:table-cell-properties fo:background-color="transparent"/>
    </style:style>
    <style:style style:name="ce800" style:family="table-cell" style:parent-style-name="Default">
      <style:table-cell-properties fo:background-color="transparent"/>
    </style:style>
    <style:style style:name="ce124" style:family="table-cell" style:parent-style-name="Default"/>
    <style:style style:name="ce802" style:family="table-cell" style:parent-style-name="Default">
      <style:table-cell-properties fo:background-color="transparent"/>
    </style:style>
    <style:style style:name="ce803" style:family="table-cell" style:parent-style-name="Default">
      <style:table-cell-properties fo:background-color="transparent"/>
    </style:style>
    <style:style style:name="ce804" style:family="table-cell" style:parent-style-name="Default">
      <style:table-cell-properties fo:background-color="transparent"/>
    </style:style>
    <style:style style:name="ce131" style:family="table-cell" style:parent-style-name="Default"/>
    <style:style style:name="ce806" style:family="table-cell" style:parent-style-name="Default">
      <style:table-cell-properties fo:background-color="transparent"/>
    </style:style>
    <style:style style:name="ce807" style:family="table-cell" style:parent-style-name="Default">
      <style:table-cell-properties fo:background-color="transparent"/>
    </style:style>
    <style:style style:name="ce808" style:family="table-cell" style:parent-style-name="Default">
      <style:table-cell-properties fo:background-color="transparent"/>
    </style:style>
    <style:style style:name="ce809" style:family="table-cell" style:parent-style-name="Default">
      <style:table-cell-properties fo:background-color="transparent"/>
    </style:style>
    <style:style style:name="ce137" style:family="table-cell" style:parent-style-name="Default"/>
    <style:style style:name="ce811" style:family="table-cell" style:parent-style-name="Default">
      <style:table-cell-properties fo:background-color="transparent"/>
    </style:style>
    <style:style style:name="ce408" style:family="table-cell" style:parent-style-name="Default">
      <style:table-cell-properties fo:background-color="transparent"/>
    </style:style>
    <style:style style:name="ce409" style:family="table-cell" style:parent-style-name="Default">
      <style:table-cell-properties fo:background-color="transparent"/>
    </style:style>
    <style:style style:name="ce814" style:family="table-cell" style:parent-style-name="Default">
      <style:table-cell-properties fo:background-color="transparent"/>
    </style:style>
    <style:style style:name="ce411" style:family="table-cell" style:parent-style-name="Default">
      <style:table-cell-properties fo:background-color="transparent"/>
    </style:style>
    <style:style style:name="ce412" style:family="table-cell" style:parent-style-name="Default">
      <style:table-cell-properties fo:background-color="transparent"/>
    </style:style>
    <style:style style:name="ce413" style:family="table-cell" style:parent-style-name="Default">
      <style:table-cell-properties fo:background-color="transparent"/>
    </style:style>
    <style:style style:name="ce414" style:family="table-cell" style:parent-style-name="Default">
      <style:table-cell-properties fo:background-color="transparent"/>
    </style:style>
    <style:style style:name="ce817" style:family="table-cell" style:parent-style-name="Default"/>
    <style:style style:name="ce435" style:family="table-cell" style:parent-style-name="Default">
      <style:table-cell-properties fo:background-color="transparent"/>
    </style:style>
    <style:style style:name="ce436" style:family="table-cell" style:parent-style-name="Default">
      <style:table-cell-properties fo:background-color="transparent"/>
    </style:style>
    <style:style style:name="ce437" style:family="table-cell" style:parent-style-name="Default">
      <style:table-cell-properties fo:background-color="transparent"/>
    </style:style>
    <style:style style:name="ce438" style:family="table-cell" style:parent-style-name="Default">
      <style:table-cell-properties fo:background-color="transparent"/>
    </style:style>
    <style:style style:name="ce477" style:family="table-cell" style:parent-style-name="Default">
      <style:table-cell-properties fo:background-color="transparent"/>
    </style:style>
    <style:style style:name="ce478" style:family="table-cell" style:parent-style-name="Default">
      <style:table-cell-properties fo:background-color="transparent"/>
    </style:style>
    <style:style style:name="ce149" style:family="table-cell" style:parent-style-name="Default">
      <style:table-cell-properties fo:background-color="transparent"/>
    </style:style>
    <style:style style:name="ce480" style:family="table-cell" style:parent-style-name="Default">
      <style:table-cell-properties fo:background-color="transparent"/>
    </style:style>
    <style:style style:name="ce481" style:family="table-cell" style:parent-style-name="Default">
      <style:table-cell-properties fo:background-color="transparent"/>
    </style:style>
    <style:style style:name="ce823" style:family="table-cell" style:parent-style-name="Default">
      <style:table-cell-properties fo:background-color="transparent"/>
    </style:style>
    <style:style style:name="ce824" style:family="table-cell" style:parent-style-name="Default">
      <style:table-cell-properties fo:background-color="transparent"/>
    </style:style>
    <style:style style:name="ce825" style:family="table-cell" style:parent-style-name="Default">
      <style:table-cell-properties fo:background-color="transparent"/>
    </style:style>
    <style:style style:name="ce826" style:family="table-cell" style:parent-style-name="Default">
      <style:table-cell-properties fo:background-color="transparent"/>
    </style:style>
    <style:style style:name="ce827" style:family="table-cell" style:parent-style-name="Default"/>
    <style:style style:name="ce828" style:family="table-cell" style:parent-style-name="Default">
      <style:table-cell-properties fo:background-color="transparent"/>
    </style:style>
    <style:style style:name="ce829" style:family="table-cell" style:parent-style-name="Default">
      <style:table-cell-properties fo:background-color="transparent"/>
    </style:style>
    <style:style style:name="ce830" style:family="table-cell" style:parent-style-name="Default">
      <style:table-cell-properties fo:background-color="transparent"/>
    </style:style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846" style:family="table-cell" style:parent-style-name="Default"/>
    <style:style style:name="ce847" style:family="table-cell" style:parent-style-name="Default"/>
    <style:style style:name="ce848" style:family="table-cell" style:parent-style-name="Default"/>
    <style:style style:name="ce757" style:family="table-cell" style:parent-style-name="Default"/>
    <style:style style:name="ce850" style:family="table-cell" style:parent-style-name="Default"/>
    <style:style style:name="ce851" style:family="table-cell" style:parent-style-name="Default"/>
    <style:style style:name="ce176" style:family="table-cell" style:parent-style-name="Default"/>
    <style:style style:name="ce854" style:family="table-cell" style:parent-style-name="Default"/>
    <style:style style:name="ce514" style:family="table-cell" style:parent-style-name="Default"/>
    <style:style style:name="ce515" style:family="table-cell" style:parent-style-name="Default"/>
    <style:style style:name="ce856" style:family="table-cell" style:parent-style-name="Default"/>
    <style:style style:name="ce857" style:family="table-cell" style:parent-style-name="Default"/>
    <style:style style:name="ce858" style:family="table-cell" style:parent-style-name="Default"/>
    <style:style style:name="ce859" style:family="table-cell" style:parent-style-name="Default"/>
    <style:style style:name="ce860" style:family="table-cell" style:parent-style-name="Default"/>
    <style:style style:name="ce861" style:family="table-cell" style:parent-style-name="Default"/>
    <style:style style:name="ce862" style:family="table-cell" style:parent-style-name="Default"/>
    <style:style style:name="ce863" style:family="table-cell" style:parent-style-name="Default"/>
    <style:style style:name="ce864" style:family="table-cell" style:parent-style-name="Default"/>
    <style:style style:name="ce865" style:family="table-cell" style:parent-style-name="Default"/>
    <style:style style:name="ce866" style:family="table-cell" style:parent-style-name="Default"/>
    <style:style style:name="ce867" style:family="table-cell" style:parent-style-name="Default"/>
    <style:style style:name="ce868" style:family="table-cell" style:parent-style-name="Default"/>
    <style:style style:name="ce869" style:family="table-cell" style:parent-style-name="Default"/>
    <style:style style:name="ce870" style:family="table-cell" style:parent-style-name="Default"/>
    <style:style style:name="ce871" style:family="table-cell" style:parent-style-name="Default"/>
    <style:style style:name="ce872" style:family="table-cell" style:parent-style-name="Default"/>
    <style:style style:name="ce873" style:family="table-cell" style:parent-style-name="Default"/>
    <style:style style:name="ce874" style:family="table-cell" style:parent-style-name="Default"/>
    <style:style style:name="ce875" style:family="table-cell" style:parent-style-name="Default"/>
    <style:style style:name="ce178" style:family="table-cell" style:parent-style-name="Default">
      <style:table-cell-properties fo:background-color="transparent"/>
    </style:style>
    <style:style style:name="ce179" style:family="table-cell" style:parent-style-name="Default">
      <style:table-cell-properties fo:background-color="#ffff00"/>
    </style:style>
    <style:style style:name="ce180" style:family="table-cell" style:parent-style-name="Default">
      <style:table-cell-properties fo:background-color="#ffff00"/>
    </style:style>
    <style:style style:name="ce181" style:family="table-cell" style:parent-style-name="Default">
      <style:table-cell-properties fo:background-color="transparent"/>
    </style:style>
    <style:style style:name="ce182" style:family="table-cell" style:parent-style-name="Default">
      <style:table-cell-properties fo:background-color="transparent"/>
    </style:style>
    <style:style style:name="ce183" style:family="table-cell" style:parent-style-name="Default">
      <style:table-cell-properties fo:background-color="transparent"/>
    </style:style>
    <style:style style:name="ce184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fo:background-color="transparent"/>
    </style:style>
    <style:style style:name="ce186" style:family="table-cell" style:parent-style-name="Default"/>
    <style:style style:name="ce187" style:family="table-cell" style:parent-style-name="Default"/>
    <style:style style:name="ce886" style:family="table-cell" style:parent-style-name="Default"/>
    <style:style style:name="ce887" style:family="table-cell" style:parent-style-name="Default"/>
    <style:style style:name="ce888" style:family="table-cell" style:parent-style-name="Default"/>
    <style:style style:name="ce889" style:family="table-cell" style:parent-style-name="Default"/>
    <style:style style:name="ce890" style:family="table-cell" style:parent-style-name="Default"/>
    <style:style style:name="ce891" style:family="table-cell" style:parent-style-name="Default"/>
    <style:style style:name="ce892" style:family="table-cell" style:parent-style-name="Default"/>
    <style:style style:name="ce893" style:family="table-cell" style:parent-style-name="Default"/>
    <style:style style:name="ce894" style:family="table-cell" style:parent-style-name="Default"/>
    <style:style style:name="ce895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898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903" style:family="table-cell" style:parent-style-name="Default"/>
    <style:style style:name="ce904" style:family="table-cell" style:parent-style-name="Default"/>
    <style:style style:name="ce905" style:family="table-cell" style:parent-style-name="Default"/>
    <style:style style:name="ce907" style:family="table-cell" style:parent-style-name="Default"/>
    <style:style style:name="ce909" style:family="table-cell" style:parent-style-name="Default"/>
    <style:style style:name="ce910" style:family="table-cell" style:parent-style-name="Default"/>
    <style:style style:name="ce911" style:family="table-cell" style:parent-style-name="Default"/>
    <style:style style:name="ce912" style:family="table-cell" style:parent-style-name="Default"/>
    <style:style style:name="ce913" style:family="table-cell" style:parent-style-name="Default"/>
    <style:style style:name="ce914" style:family="table-cell" style:parent-style-name="Default"/>
    <style:style style:name="ce917" style:family="table-cell" style:parent-style-name="Default"/>
    <style:style style:name="ce918" style:family="table-cell" style:parent-style-name="Default"/>
    <style:style style:name="ce919" style:family="table-cell" style:parent-style-name="Default"/>
    <style:style style:name="ce920" style:family="table-cell" style:parent-style-name="Default"/>
    <style:style style:name="ce921" style:family="table-cell" style:parent-style-name="Default"/>
    <style:style style:name="ce922" style:family="table-cell" style:parent-style-name="Default"/>
    <style:style style:name="ce923" style:family="table-cell" style:parent-style-name="Default"/>
    <style:style style:name="ce924" style:family="table-cell" style:parent-style-name="Default"/>
    <style:style style:name="ce925" style:family="table-cell" style:parent-style-name="Default"/>
    <style:style style:name="ce926" style:family="table-cell" style:parent-style-name="Default"/>
    <style:style style:name="ce927" style:family="table-cell" style:parent-style-name="Default"/>
    <style:style style:name="ce928" style:family="table-cell" style:parent-style-name="Default"/>
    <style:style style:name="ce929" style:family="table-cell" style:parent-style-name="Default"/>
    <style:style style:name="ce930" style:family="table-cell" style:parent-style-name="Default"/>
    <style:style style:name="ce931" style:family="table-cell" style:parent-style-name="Default"/>
    <style:style style:name="ce932" style:family="table-cell" style:parent-style-name="Default"/>
    <style:style style:name="ce933" style:family="table-cell" style:parent-style-name="Default"/>
    <style:style style:name="ce934" style:family="table-cell" style:parent-style-name="Default"/>
    <style:style style:name="ce935" style:family="table-cell" style:parent-style-name="Default"/>
    <style:style style:name="ce936" style:family="table-cell" style:parent-style-name="Default"/>
    <style:style style:name="ce937" style:family="table-cell" style:parent-style-name="Default"/>
    <style:style style:name="ce938" style:family="table-cell" style:parent-style-name="Default"/>
    <style:style style:name="ce939" style:family="table-cell" style:parent-style-name="Default"/>
    <style:style style:name="ce940" style:family="table-cell" style:parent-style-name="Default"/>
    <style:style style:name="ce941" style:family="table-cell" style:parent-style-name="Default"/>
    <style:style style:name="ce942" style:family="table-cell" style:parent-style-name="Default"/>
    <style:style style:name="ce631" style:family="table-cell" style:parent-style-name="Default"/>
    <style:style style:name="ce632" style:family="table-cell" style:parent-style-name="Default"/>
    <style:style style:name="ce944" style:family="table-cell" style:parent-style-name="Default"/>
    <style:style style:name="ce945" style:family="table-cell" style:parent-style-name="Default"/>
    <style:style style:name="ce946" style:family="table-cell" style:parent-style-name="Default"/>
    <style:style style:name="ce947" style:family="table-cell" style:parent-style-name="Default"/>
    <style:style style:name="ce948" style:family="table-cell" style:parent-style-name="Default"/>
    <style:style style:name="ce949" style:family="table-cell" style:parent-style-name="Default"/>
    <style:style style:name="ce950" style:family="table-cell" style:parent-style-name="Default"/>
    <style:style style:name="ce951" style:family="table-cell" style:parent-style-name="Default"/>
    <style:style style:name="ce952" style:family="table-cell" style:parent-style-name="Default"/>
    <style:style style:name="ce953" style:family="table-cell" style:parent-style-name="Default"/>
    <style:style style:name="ce954" style:family="table-cell" style:parent-style-name="Default"/>
    <style:style style:name="ce955" style:family="table-cell" style:parent-style-name="Default"/>
    <style:style style:name="ce956" style:family="table-cell" style:parent-style-name="Default"/>
    <style:style style:name="ce205" style:family="table-cell" style:parent-style-name="Default"/>
    <style:style style:name="ce958" style:family="table-cell" style:parent-style-name="Default"/>
    <style:style style:name="ce959" style:family="table-cell" style:parent-style-name="Default">
      <style:table-cell-properties fo:background-color="transparent"/>
    </style:style>
    <style:style style:name="ce960" style:family="table-cell" style:parent-style-name="Default">
      <style:table-cell-properties fo:background-color="#ffff00"/>
    </style:style>
    <style:style style:name="ce961" style:family="table-cell" style:parent-style-name="Default"/>
    <style:style style:name="ce962" style:family="table-cell" style:parent-style-name="Default">
      <style:table-cell-properties fo:background-color="transparent"/>
    </style:style>
    <style:style style:name="ce963" style:family="table-cell" style:parent-style-name="Default"/>
    <style:style style:name="ce964" style:family="table-cell" style:parent-style-name="Default"/>
    <style:style style:name="ce965" style:family="table-cell" style:parent-style-name="Default"/>
    <style:style style:name="ce966" style:family="table-cell" style:parent-style-name="Default"/>
    <style:style style:name="ce967" style:family="table-cell" style:parent-style-name="Default"/>
    <style:style style:name="ce968" style:family="table-cell" style:parent-style-name="Default"/>
    <style:style style:name="ce969" style:family="table-cell" style:parent-style-name="Default"/>
    <style:style style:name="ce659" style:family="table-cell" style:parent-style-name="Default"/>
    <style:style style:name="ce660" style:family="table-cell" style:parent-style-name="Default"/>
    <style:style style:name="ce661" style:family="table-cell" style:parent-style-name="Default"/>
    <style:style style:name="ce971" style:family="table-cell" style:parent-style-name="Default"/>
    <style:style style:name="ce972" style:family="table-cell" style:parent-style-name="Default"/>
    <style:style style:name="ce973" style:family="table-cell" style:parent-style-name="Default"/>
    <style:style style:name="ce974" style:family="table-cell" style:parent-style-name="Default"/>
    <style:style style:name="ce975" style:family="table-cell" style:parent-style-name="Default"/>
    <style:style style:name="ce976" style:family="table-cell" style:parent-style-name="Default"/>
    <style:style style:name="ce977" style:family="table-cell" style:parent-style-name="Default"/>
    <style:style style:name="ce978" style:family="table-cell" style:parent-style-name="Default"/>
    <style:style style:name="ce979" style:family="table-cell" style:parent-style-name="Default"/>
    <style:style style:name="ce980" style:family="table-cell" style:parent-style-name="Default"/>
    <style:style style:name="ce981" style:family="table-cell" style:parent-style-name="Default"/>
    <style:style style:name="ce982" style:family="table-cell" style:parent-style-name="Default"/>
    <style:style style:name="ce983" style:family="table-cell" style:parent-style-name="Default"/>
    <style:style style:name="ce984" style:family="table-cell" style:parent-style-name="Default"/>
    <style:style style:name="ce985" style:family="table-cell" style:parent-style-name="Default"/>
    <style:style style:name="ce986" style:family="table-cell" style:parent-style-name="Default"/>
    <style:style style:name="ce987" style:family="table-cell" style:parent-style-name="Default"/>
    <style:style style:name="ce988" style:family="table-cell" style:parent-style-name="Default"/>
    <style:style style:name="ce989" style:family="table-cell" style:parent-style-name="Default"/>
    <style:style style:name="ce990" style:family="table-cell" style:parent-style-name="Default"/>
    <style:style style:name="ce991" style:family="table-cell" style:parent-style-name="Default"/>
    <style:style style:name="ce992" style:family="table-cell" style:parent-style-name="Default"/>
    <style:style style:name="ce993" style:family="table-cell" style:parent-style-name="Default"/>
    <style:style style:name="ce994" style:family="table-cell" style:parent-style-name="Default"/>
    <style:style style:name="ce995" style:family="table-cell" style:parent-style-name="Default"/>
    <style:style style:name="ce996" style:family="table-cell" style:parent-style-name="Default"/>
    <style:style style:name="ce997" style:family="table-cell" style:parent-style-name="Default"/>
    <style:style style:name="ce998" style:family="table-cell" style:parent-style-name="Default"/>
    <style:style style:name="ce999" style:family="table-cell" style:parent-style-name="Default"/>
    <style:style style:name="ce1000" style:family="table-cell" style:parent-style-name="Default"/>
    <style:style style:name="ce1001" style:family="table-cell" style:parent-style-name="Default"/>
    <style:style style:name="ce1002" style:family="table-cell" style:parent-style-name="Default"/>
    <style:style style:name="ce1003" style:family="table-cell" style:parent-style-name="Default"/>
    <style:style style:name="ce1004" style:family="table-cell" style:parent-style-name="Default"/>
    <style:style style:name="ce1005" style:family="table-cell" style:parent-style-name="Default"/>
    <style:style style:name="ce1006" style:family="table-cell" style:parent-style-name="Default"/>
    <style:style style:name="ce833" style:family="table-cell" style:parent-style-name="Default"/>
    <style:style style:name="ce1007" style:family="table-cell" style:parent-style-name="Default"/>
    <style:style style:name="ce1008" style:family="table-cell" style:parent-style-name="Default">
      <style:table-cell-properties fo:background-color="transparent"/>
    </style:style>
    <style:style style:name="ce1009" style:family="table-cell" style:parent-style-name="Default">
      <style:table-cell-properties fo:background-color="#ffff00"/>
    </style:style>
    <style:style style:name="ce1010" style:family="table-cell" style:parent-style-name="Default">
      <style:table-cell-properties fo:background-color="transparent"/>
    </style:style>
    <style:style style:name="ce1011" style:family="table-cell" style:parent-style-name="Default">
      <style:table-cell-properties fo:background-color="#ffff00"/>
    </style:style>
    <style:style style:name="ce1012" style:family="table-cell" style:parent-style-name="Default"/>
    <style:style style:name="ce1013" style:family="table-cell" style:parent-style-name="Default">
      <style:table-cell-properties fo:background-color="transparent"/>
    </style:style>
    <style:style style:name="ce1014" style:family="table-cell" style:parent-style-name="Default">
      <style:table-cell-properties fo:background-color="transparent"/>
    </style:style>
    <style:style style:name="ce1015" style:family="table-cell" style:parent-style-name="Default">
      <style:table-cell-properties fo:background-color="transparent"/>
    </style:style>
    <style:style style:name="ce1016" style:family="table-cell" style:parent-style-name="Default">
      <style:table-cell-properties fo:background-color="transparent"/>
    </style:style>
    <style:style style:name="ce1017" style:family="table-cell" style:parent-style-name="Default">
      <style:table-cell-properties fo:background-color="transparent"/>
    </style:style>
    <style:style style:name="ce1018" style:family="table-cell" style:parent-style-name="Default">
      <style:table-cell-properties fo:background-color="transparent"/>
    </style:style>
    <style:style style:name="ce1020" style:family="table-cell" style:parent-style-name="Default">
      <style:table-cell-properties fo:background-color="transparent"/>
    </style:style>
    <style:style style:name="ce1021" style:family="table-cell" style:parent-style-name="Default">
      <style:table-cell-properties fo:background-color="transparent"/>
    </style:style>
    <style:style style:name="ce219" style:family="table-cell" style:parent-style-name="Default">
      <style:table-cell-properties fo:background-color="transparent"/>
    </style:style>
    <style:style style:name="ce1023" style:family="table-cell" style:parent-style-name="Default">
      <style:table-cell-properties fo:background-color="transparent"/>
    </style:style>
    <style:style style:name="ce1024" style:family="table-cell" style:parent-style-name="Default">
      <style:table-cell-properties fo:background-color="transparent"/>
    </style:style>
    <style:style style:name="ce1025" style:family="table-cell" style:parent-style-name="Default">
      <style:table-cell-properties fo:background-color="transparent"/>
    </style:style>
    <style:style style:name="ce220" style:family="table-cell" style:parent-style-name="Default"/>
    <style:style style:name="ce1027" style:family="table-cell" style:parent-style-name="Default">
      <style:table-cell-properties fo:background-color="transparent"/>
    </style:style>
    <style:style style:name="ce1028" style:family="table-cell" style:parent-style-name="Default">
      <style:table-cell-properties fo:background-color="transparent"/>
    </style:style>
    <style:style style:name="ce1029" style:family="table-cell" style:parent-style-name="Default">
      <style:table-cell-properties fo:background-color="transparent"/>
    </style:style>
    <style:style style:name="ce1030" style:family="table-cell" style:parent-style-name="Default">
      <style:table-cell-properties fo:background-color="transparent"/>
    </style:style>
    <style:style style:name="ce1031" style:family="table-cell" style:parent-style-name="Default">
      <style:table-cell-properties fo:background-color="transparent"/>
    </style:style>
    <style:style style:name="ce1033" style:family="table-cell" style:parent-style-name="Default">
      <style:table-cell-properties fo:background-color="transparent"/>
    </style:style>
    <style:style style:name="ce896" style:family="table-cell" style:parent-style-name="Default">
      <style:table-cell-properties fo:background-color="transparent"/>
    </style:style>
    <style:style style:name="ce897" style:family="table-cell" style:parent-style-name="Default">
      <style:table-cell-properties fo:background-color="transparent"/>
    </style:style>
    <style:style style:name="ce1035" style:family="table-cell" style:parent-style-name="Default">
      <style:table-cell-properties fo:background-color="transparent"/>
    </style:style>
    <style:style style:name="ce1036" style:family="table-cell" style:parent-style-name="Default">
      <style:table-cell-properties fo:background-color="transparent"/>
    </style:style>
    <style:style style:name="ce1037" style:family="table-cell" style:parent-style-name="Default">
      <style:table-cell-properties fo:background-color="transparent"/>
    </style:style>
    <style:style style:name="ce1038" style:family="table-cell" style:parent-style-name="Default">
      <style:table-cell-properties fo:background-color="transparent"/>
    </style:style>
    <style:style style:name="ce1039" style:family="table-cell" style:parent-style-name="Default"/>
    <style:style style:name="ce1040" style:family="table-cell" style:parent-style-name="Default">
      <style:table-cell-properties fo:background-color="transparent"/>
    </style:style>
    <style:style style:name="ce229" style:family="table-cell" style:parent-style-name="Default">
      <style:table-cell-properties fo:background-color="transparent"/>
    </style:style>
    <style:style style:name="ce1041" style:family="table-cell" style:parent-style-name="Default">
      <style:table-cell-properties fo:background-color="transparent"/>
    </style:style>
    <style:style style:name="ce1042" style:family="table-cell" style:parent-style-name="Default">
      <style:table-cell-properties fo:background-color="transparent"/>
    </style:style>
    <style:style style:name="ce1043" style:family="table-cell" style:parent-style-name="Default">
      <style:table-cell-properties fo:background-color="transparent"/>
    </style:style>
    <style:style style:name="ce970" style:family="table-cell" style:parent-style-name="Default">
      <style:table-cell-properties fo:background-color="transparent"/>
    </style:style>
    <style:style style:name="ce1022" style:family="table-cell" style:parent-style-name="Default">
      <style:table-cell-properties fo:background-color="transparent"/>
    </style:style>
    <style:style style:name="ce1046" style:family="table-cell" style:parent-style-name="Default">
      <style:table-cell-properties fo:background-color="transparent"/>
    </style:style>
    <style:style style:name="ce1047" style:family="table-cell" style:parent-style-name="Default">
      <style:table-cell-properties fo:background-color="transparent"/>
    </style:style>
    <style:style style:name="ce1048" style:family="table-cell" style:parent-style-name="Default">
      <style:table-cell-properties fo:background-color="transparent"/>
    </style:style>
    <style:style style:name="ce1049" style:family="table-cell" style:parent-style-name="Default">
      <style:table-cell-properties fo:background-color="transparent"/>
    </style:style>
    <style:style style:name="ce1050" style:family="table-cell" style:parent-style-name="Default">
      <style:table-cell-properties fo:background-color="transparent"/>
    </style:style>
    <style:style style:name="ce1051" style:family="table-cell" style:parent-style-name="Default">
      <style:table-cell-properties fo:background-color="transparent"/>
    </style:style>
    <style:style style:name="ce1052" style:family="table-cell" style:parent-style-name="Default">
      <style:table-cell-properties fo:background-color="transparent"/>
    </style:style>
    <style:style style:name="ce240" style:family="table-cell" style:parent-style-name="Default">
      <style:text-properties fo:font-weight="bold" style:font-weight-asian="bold" style:font-weight-complex="bold"/>
    </style:style>
    <style:style style:name="ce241" style:family="table-cell" style:parent-style-name="Default">
      <style:text-properties fo:font-weight="bold" style:font-weight-asian="bold" style:font-weight-complex="bold"/>
    </style:style>
    <style:style style:name="ce242" style:family="table-cell" style:parent-style-name="Default">
      <style:text-properties fo:font-weight="bold" style:font-weight-asian="bold" style:font-weight-complex="bold"/>
    </style:style>
    <style:style style:name="ce243" style:family="table-cell" style:parent-style-name="Default">
      <style:text-properties fo:font-weight="bold" style:font-weight-asian="bold" style:font-weight-complex="bold"/>
    </style:style>
    <style:style style:name="ce245" style:family="table-cell" style:parent-style-name="Default">
      <style:text-properties fo:font-weight="bold" style:font-weight-asian="bold" style:font-weight-complex="bold"/>
    </style:style>
    <style:style style:name="ce246" style:family="table-cell" style:parent-style-name="Default">
      <style:text-properties fo:font-weight="bold" style:font-weight-asian="bold" style:font-weight-complex="bold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ext-properties fo:font-weight="bold" style:font-weight-asian="bold" style:font-weight-complex="bold"/>
    </style:style>
    <style:style style:name="ce249" style:family="table-cell" style:parent-style-name="Default">
      <style:text-properties fo:font-weight="bold" style:font-weight-asian="bold" style:font-weight-complex="bold"/>
    </style:style>
    <style:style style:name="ce250" style:family="table-cell" style:parent-style-name="Default">
      <style:text-properties fo:font-weight="bold" style:font-weight-asian="bold" style:font-weight-complex="bold"/>
    </style:style>
    <style:style style:name="ce251" style:family="table-cell" style:parent-style-name="Default" style:data-style-name="N64">
      <style:text-properties fo:font-weight="bold" style:font-weight-asian="bold" style:font-weight-complex="bold"/>
    </style:style>
    <style:style style:name="ce252" style:family="table-cell" style:parent-style-name="Default" style:data-style-name="N64">
      <style:text-properties fo:font-weight="bold" style:font-weight-asian="bold" style:font-weight-complex="bold"/>
    </style:style>
    <style:style style:name="ce253" style:family="table-cell" style:parent-style-name="Default" style:data-style-name="N64">
      <style:text-properties fo:font-weight="bold" style:font-weight-asian="bold" style:font-weight-complex="bold"/>
    </style:style>
    <style:style style:name="ce254" style:family="table-cell" style:parent-style-name="Default" style:data-style-name="N64">
      <style:text-properties fo:font-weight="bold" style:font-weight-asian="bold" style:font-weight-complex="bold"/>
    </style:style>
    <style:style style:name="ce255" style:family="table-cell" style:parent-style-name="Default" style:data-style-name="N64">
      <style:text-properties fo:font-weight="bold" style:font-weight-asian="bold" style:font-weight-complex="bold"/>
    </style:style>
    <style:style style:name="ce256" style:family="table-cell" style:parent-style-name="Default" style:data-style-name="N64">
      <style:text-properties fo:font-weight="bold" style:font-weight-asian="bold" style:font-weight-complex="bold"/>
    </style:style>
    <style:style style:name="ce257" style:family="table-cell" style:parent-style-name="Default" style:data-style-name="N64">
      <style:text-properties fo:font-weight="bold" style:font-weight-asian="bold" style:font-weight-complex="bold"/>
    </style:style>
    <style:style style:name="ce258" style:family="table-cell" style:parent-style-name="Default" style:data-style-name="N64">
      <style:text-properties fo:font-weight="bold" style:font-weight-asian="bold" style:font-weight-complex="bold"/>
    </style:style>
    <style:style style:name="ce259" style:family="table-cell" style:parent-style-name="Default" style:data-style-name="N64">
      <style:text-properties fo:font-weight="bold" style:font-weight-asian="bold" style:font-weight-complex="bold"/>
    </style:style>
    <style:style style:name="ce260" style:family="table-cell" style:parent-style-name="Default" style:data-style-name="N64">
      <style:text-properties fo:font-weight="bold" style:font-weight-asian="bold" style:font-weight-complex="bold"/>
    </style:style>
    <style:style style:name="ce261" style:family="table-cell" style:parent-style-name="Default" style:data-style-name="N64">
      <style:text-properties fo:font-weight="bold" style:font-weight-asian="bold" style:font-weight-complex="bold"/>
    </style:style>
    <style:style style:name="ce262" style:family="table-cell" style:parent-style-name="Default" style:data-style-name="N64">
      <style:text-properties fo:font-weight="bold" style:font-weight-asian="bold" style:font-weight-complex="bold"/>
    </style:style>
    <style:style style:name="ce263" style:family="table-cell" style:parent-style-name="Default" style:data-style-name="N64">
      <style:text-properties fo:font-weight="bold" style:font-weight-asian="bold" style:font-weight-complex="bold"/>
    </style:style>
    <style:style style:name="ce264" style:family="table-cell" style:parent-style-name="Default" style:data-style-name="N64">
      <style:text-properties fo:font-weight="bold" style:font-weight-asian="bold" style:font-weight-complex="bold"/>
    </style:style>
    <style:style style:name="ce265" style:family="table-cell" style:parent-style-name="Default" style:data-style-name="N64">
      <style:text-properties fo:font-weight="bold" style:font-weight-asian="bold" style:font-weight-complex="bold"/>
    </style:style>
    <style:style style:name="ce1080" style:family="table-cell" style:parent-style-name="Default">
      <style:text-properties fo:font-weight="bold" style:font-weight-asian="bold" style:font-weight-complex="bold"/>
    </style:style>
    <style:style style:name="ce1081" style:family="table-cell" style:parent-style-name="Default">
      <style:text-properties fo:font-weight="bold" style:font-weight-asian="bold" style:font-weight-complex="bold"/>
    </style:style>
    <style:style style:name="ce1082" style:family="table-cell" style:parent-style-name="Default">
      <style:text-properties fo:font-weight="bold" style:font-weight-asian="bold" style:font-weight-complex="bold"/>
    </style:style>
    <style:style style:name="ce1085" style:family="table-cell" style:parent-style-name="Default">
      <style:text-properties fo:font-weight="bold" style:font-weight-asian="bold" style:font-weight-complex="bold"/>
    </style:style>
    <style:style style:name="ce1086" style:family="table-cell" style:parent-style-name="Default">
      <style:text-properties fo:font-weight="bold" style:font-weight-asian="bold" style:font-weight-complex="bold"/>
    </style:style>
    <style:style style:name="ce1087" style:family="table-cell" style:parent-style-name="Default">
      <style:text-properties fo:font-weight="bold" style:font-weight-asian="bold" style:font-weight-complex="bold"/>
    </style:style>
    <style:style style:name="ce1088" style:family="table-cell" style:parent-style-name="Default">
      <style:text-properties fo:font-weight="bold" style:font-weight-asian="bold" style:font-weight-complex="bold"/>
    </style:style>
    <style:style style:name="ce852" style:family="table-cell" style:parent-style-name="Default">
      <style:text-properties fo:font-weight="bold" style:font-weight-asian="bold" style:font-weight-complex="bold"/>
    </style:style>
    <style:style style:name="ce1090" style:family="table-cell" style:parent-style-name="Default">
      <style:text-properties fo:font-weight="bold" style:font-weight-asian="bold" style:font-weight-complex="bold"/>
    </style:style>
    <style:style style:name="ce1091" style:family="table-cell" style:parent-style-name="Default">
      <style:text-properties fo:font-weight="bold" style:font-weight-asian="bold" style:font-weight-complex="bold"/>
    </style:style>
    <style:style style:name="ce1092" style:family="table-cell" style:parent-style-name="Default">
      <style:text-properties fo:font-weight="bold" style:font-weight-asian="bold" style:font-weight-complex="bold"/>
    </style:style>
    <style:style style:name="ce1093" style:family="table-cell" style:parent-style-name="Default">
      <style:text-properties fo:font-weight="bold" style:font-weight-asian="bold" style:font-weight-complex="bold"/>
    </style:style>
    <style:style style:name="ce266" style:family="table-cell" style:parent-style-name="Default">
      <style:text-properties fo:font-weight="bold" style:font-weight-asian="bold" style:font-weight-complex="bold"/>
    </style:style>
    <style:style style:name="ce267" style:family="table-cell" style:parent-style-name="Default">
      <style:text-properties fo:font-weight="bold" style:font-weight-asian="bold" style:font-weight-complex="bold"/>
    </style:style>
    <style:style style:name="ce268" style:family="table-cell" style:parent-style-name="Default">
      <style:text-properties fo:font-weight="bold" style:font-weight-asian="bold" style:font-weight-complex="bold"/>
    </style:style>
    <style:style style:name="ce269" style:family="table-cell" style:parent-style-name="Default">
      <style:text-properties fo:font-weight="bold" style:font-weight-asian="bold" style:font-weight-complex="bold"/>
    </style:style>
    <style:style style:name="ce270" style:family="table-cell" style:parent-style-name="Default">
      <style:text-properties fo:font-weight="bold" style:font-weight-asian="bold" style:font-weight-complex="bold"/>
    </style:style>
    <style:style style:name="ce271" style:family="table-cell" style:parent-style-name="Default">
      <style:text-properties fo:font-weight="bold" style:font-weight-asian="bold" style:font-weight-complex="bold"/>
    </style:style>
    <style:style style:name="ce272" style:family="table-cell" style:parent-style-name="Default">
      <style:text-properties fo:font-weight="bold" style:font-weight-asian="bold" style:font-weight-complex="bold"/>
    </style:style>
    <style:style style:name="ce273" style:family="table-cell" style:parent-style-name="Default">
      <style:text-properties fo:font-weight="bold" style:font-weight-asian="bold" style:font-weight-complex="bold"/>
    </style:style>
    <style:style style:name="ce1102" style:family="table-cell" style:parent-style-name="Default">
      <style:text-properties fo:font-weight="bold" style:font-weight-asian="bold" style:font-weight-complex="bold"/>
    </style:style>
    <style:style style:name="ce1103" style:family="table-cell" style:parent-style-name="Default">
      <style:text-properties fo:font-weight="bold" style:font-weight-asian="bold" style:font-weight-complex="bold"/>
    </style:style>
    <style:style style:name="ce1153" style:family="table-cell" style:parent-style-name="Default">
      <style:text-properties fo:font-weight="bold" style:font-weight-asian="bold" style:font-weight-complex="bold"/>
    </style:style>
    <style:style style:name="ce1154" style:family="table-cell" style:parent-style-name="Default">
      <style:text-properties fo:font-weight="bold" style:font-weight-asian="bold" style:font-weight-complex="bold"/>
    </style:style>
    <style:style style:name="ce1106" style:family="table-cell" style:parent-style-name="Default">
      <style:text-properties fo:font-weight="bold" style:font-weight-asian="bold" style:font-weight-complex="bold"/>
    </style:style>
    <style:style style:name="ce1107" style:family="table-cell" style:parent-style-name="Default">
      <style:text-properties fo:font-weight="bold" style:font-weight-asian="bold" style:font-weight-complex="bold"/>
    </style:style>
    <style:style style:name="ce1157" style:family="table-cell" style:parent-style-name="Default">
      <style:text-properties fo:font-weight="bold" style:font-weight-asian="bold" style:font-weight-complex="bold"/>
    </style:style>
    <style:style style:name="ce1158" style:family="table-cell" style:parent-style-name="Default">
      <style:text-properties fo:font-weight="bold" style:font-weight-asian="bold" style:font-weight-complex="bold"/>
    </style:style>
    <style:style style:name="ce1108" style:family="table-cell" style:parent-style-name="Default">
      <style:text-properties fo:font-weight="bold" style:font-weight-asian="bold" style:font-weight-complex="bold"/>
    </style:style>
    <style:style style:name="ce1109" style:family="table-cell" style:parent-style-name="Default">
      <style:text-properties fo:font-weight="bold" style:font-weight-asian="bold" style:font-weight-complex="bold"/>
    </style:style>
    <style:style style:name="ce1110" style:family="table-cell" style:parent-style-name="Default">
      <style:text-properties fo:font-weight="bold" style:font-weight-asian="bold" style:font-weight-complex="bold"/>
    </style:style>
    <style:style style:name="ce1111" style:family="table-cell" style:parent-style-name="Default">
      <style:text-properties fo:font-weight="bold" style:font-weight-asian="bold" style:font-weight-complex="bold"/>
    </style:style>
    <style:style style:name="ce1112" style:family="table-cell" style:parent-style-name="Default">
      <style:text-properties fo:font-weight="bold" style:font-weight-asian="bold" style:font-weight-complex="bold"/>
    </style:style>
    <style:style style:name="ce1113" style:family="table-cell" style:parent-style-name="Default">
      <style:text-properties fo:font-weight="bold" style:font-weight-asian="bold" style:font-weight-complex="bold"/>
    </style:style>
    <style:style style:name="ce1114" style:family="table-cell" style:parent-style-name="Default">
      <style:text-properties fo:font-weight="bold" style:font-weight-asian="bold" style:font-weight-complex="bold"/>
    </style:style>
    <style:style style:name="ce1115" style:family="table-cell" style:parent-style-name="Default">
      <style:text-properties fo:font-weight="bold" style:font-weight-asian="bold" style:font-weight-complex="bold"/>
    </style:style>
    <style:style style:name="ce1116" style:family="table-cell" style:parent-style-name="Default">
      <style:text-properties fo:font-weight="bold" style:font-weight-asian="bold" style:font-weight-complex="bold"/>
    </style:style>
    <style:style style:name="ce1117" style:family="table-cell" style:parent-style-name="Default">
      <style:text-properties fo:font-weight="bold" style:font-weight-asian="bold" style:font-weight-complex="bold"/>
    </style:style>
    <style:style style:name="ce1118" style:family="table-cell" style:parent-style-name="Default">
      <style:text-properties fo:font-weight="bold" style:font-weight-asian="bold" style:font-weight-complex="bold"/>
    </style:style>
    <style:style style:name="ce1119" style:family="table-cell" style:parent-style-name="Default">
      <style:text-properties fo:font-weight="bold" style:font-weight-asian="bold" style:font-weight-complex="bold"/>
    </style:style>
    <style:style style:name="ce1120" style:family="table-cell" style:parent-style-name="Default">
      <style:text-properties fo:font-weight="bold" style:font-weight-asian="bold" style:font-weight-complex="bold"/>
    </style:style>
    <style:style style:name="ce1121" style:family="table-cell" style:parent-style-name="Default">
      <style:text-properties fo:font-weight="bold" style:font-weight-asian="bold" style:font-weight-complex="bold"/>
    </style:style>
    <style:style style:name="ce1122" style:family="table-cell" style:parent-style-name="Default">
      <style:text-properties fo:font-weight="bold" style:font-weight-asian="bold" style:font-weight-complex="bold"/>
    </style:style>
    <style:style style:name="ce1123" style:family="table-cell" style:parent-style-name="Default">
      <style:text-properties fo:font-weight="bold" style:font-weight-asian="bold" style:font-weight-complex="bold"/>
    </style:style>
    <style:style style:name="ce1124" style:family="table-cell" style:parent-style-name="Default">
      <style:text-properties fo:font-weight="bold" style:font-weight-asian="bold" style:font-weight-complex="bold"/>
    </style:style>
    <style:style style:name="ce1125" style:family="table-cell" style:parent-style-name="Default">
      <style:text-properties fo:font-weight="bold" style:font-weight-asian="bold" style:font-weight-complex="bold"/>
    </style:style>
    <style:style style:name="ce1126" style:family="table-cell" style:parent-style-name="Default">
      <style:text-properties fo:font-weight="bold" style:font-weight-asian="bold" style:font-weight-complex="bold"/>
    </style:style>
    <style:style style:name="ce1127" style:family="table-cell" style:parent-style-name="Default">
      <style:text-properties fo:font-weight="bold" style:font-weight-asian="bold" style:font-weight-complex="bold"/>
    </style:style>
    <style:style style:name="ce1128" style:family="table-cell" style:parent-style-name="Default">
      <style:text-properties fo:font-weight="bold" style:font-weight-asian="bold" style:font-weight-complex="bold"/>
    </style:style>
    <style:style style:name="ce1129" style:family="table-cell" style:parent-style-name="Default">
      <style:text-properties fo:font-weight="bold" style:font-weight-asian="bold" style:font-weight-complex="bold"/>
    </style:style>
    <style:style style:name="ce1130" style:family="table-cell" style:parent-style-name="Default">
      <style:text-properties fo:font-weight="bold" style:font-weight-asian="bold" style:font-weight-complex="bold"/>
    </style:style>
    <style:style style:name="ce1131" style:family="table-cell" style:parent-style-name="Default">
      <style:text-properties fo:font-weight="bold" style:font-weight-asian="bold" style:font-weight-complex="bold"/>
    </style:style>
    <style:style style:name="ce1132" style:family="table-cell" style:parent-style-name="Default">
      <style:text-properties fo:font-weight="bold" style:font-weight-asian="bold" style:font-weight-complex="bold"/>
    </style:style>
    <style:style style:name="ce1133" style:family="table-cell" style:parent-style-name="Default">
      <style:text-properties fo:font-weight="bold" style:font-weight-asian="bold" style:font-weight-complex="bold"/>
    </style:style>
    <style:style style:name="ce1134" style:family="table-cell" style:parent-style-name="Default">
      <style:text-properties fo:font-weight="bold" style:font-weight-asian="bold" style:font-weight-complex="bold"/>
    </style:style>
    <style:style style:name="ce1135" style:family="table-cell" style:parent-style-name="Default">
      <style:text-properties fo:font-weight="bold" style:font-weight-asian="bold" style:font-weight-complex="bold"/>
    </style:style>
    <style:style style:name="ce1136" style:family="table-cell" style:parent-style-name="Default">
      <style:text-properties fo:font-weight="bold" style:font-weight-asian="bold" style:font-weight-complex="bold"/>
    </style:style>
    <style:style style:name="ce1137" style:family="table-cell" style:parent-style-name="Default">
      <style:text-properties fo:font-weight="bold" style:font-weight-asian="bold" style:font-weight-complex="bold"/>
    </style:style>
    <style:style style:name="ce1138" style:family="table-cell" style:parent-style-name="Default">
      <style:text-properties fo:font-weight="bold" style:font-weight-asian="bold" style:font-weight-complex="bold"/>
    </style:style>
    <style:style style:name="ce1139" style:family="table-cell" style:parent-style-name="Default">
      <style:text-properties fo:font-weight="bold" style:font-weight-asian="bold" style:font-weight-complex="bold"/>
    </style:style>
    <style:style style:name="ce1140" style:family="table-cell" style:parent-style-name="Default">
      <style:text-properties fo:font-weight="bold" style:font-weight-asian="bold" style:font-weight-complex="bold"/>
    </style:style>
    <style:style style:name="ce1141" style:family="table-cell" style:parent-style-name="Default">
      <style:text-properties fo:font-weight="bold" style:font-weight-asian="bold" style:font-weight-complex="bold"/>
    </style:style>
    <style:style style:name="ce1142" style:family="table-cell" style:parent-style-name="Default">
      <style:text-properties fo:font-weight="bold" style:font-weight-asian="bold" style:font-weight-complex="bold"/>
    </style:style>
    <style:style style:name="ce27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7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78" style:family="table-cell" style:parent-style-name="Default">
      <style:text-properties fo:font-weight="bold" style:font-weight-asian="bold" style:font-weight-complex="bold"/>
    </style:style>
    <style:style style:name="ce27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9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4" style:family="table-cell" style:parent-style-name="Default">
      <style:text-properties fo:font-weight="bold" style:font-weight-asian="bold" style:font-weight-complex="bold"/>
    </style:style>
    <style:style style:name="ce305" style:family="table-cell" style:parent-style-name="Default">
      <style:text-properties fo:font-weight="bold" style:font-weight-asian="bold" style:font-weight-complex="bold"/>
    </style:style>
    <style:style style:name="ce1174" style:family="table-cell" style:parent-style-name="Default">
      <style:text-properties fo:font-weight="bold" style:font-weight-asian="bold" style:font-weight-complex="bold"/>
    </style:style>
    <style:style style:name="ce1175" style:family="table-cell" style:parent-style-name="Default">
      <style:text-properties fo:font-weight="bold" style:font-weight-asian="bold" style:font-weight-complex="bold"/>
    </style:style>
    <style:style style:name="ce1176" style:family="table-cell" style:parent-style-name="Default">
      <style:text-properties fo:font-weight="bold" style:font-weight-asian="bold" style:font-weight-complex="bold"/>
    </style:style>
    <style:style style:name="ce1177" style:family="table-cell" style:parent-style-name="Default">
      <style:text-properties fo:font-weight="bold" style:font-weight-asian="bold" style:font-weight-complex="bold"/>
    </style:style>
    <style:style style:name="ce1178" style:family="table-cell" style:parent-style-name="Default">
      <style:text-properties fo:font-weight="bold" style:font-weight-asian="bold" style:font-weight-complex="bold"/>
    </style:style>
    <style:style style:name="ce1179" style:family="table-cell" style:parent-style-name="Default">
      <style:text-properties fo:font-weight="bold" style:font-weight-asian="bold" style:font-weight-complex="bold"/>
    </style:style>
    <style:style style:name="ce1180" style:family="table-cell" style:parent-style-name="Default">
      <style:text-properties fo:font-weight="bold" style:font-weight-asian="bold" style:font-weight-complex="bold"/>
    </style:style>
    <style:style style:name="ce1181" style:family="table-cell" style:parent-style-name="Default">
      <style:text-properties fo:font-weight="bold" style:font-weight-asian="bold" style:font-weight-complex="bold"/>
    </style:style>
    <style:style style:name="ce1182" style:family="table-cell" style:parent-style-name="Default">
      <style:text-properties fo:font-weight="bold" style:font-weight-asian="bold" style:font-weight-complex="bold"/>
    </style:style>
    <style:style style:name="ce1183" style:family="table-cell" style:parent-style-name="Default">
      <style:text-properties fo:font-weight="bold" style:font-weight-asian="bold" style:font-weight-complex="bold"/>
    </style:style>
    <style:style style:name="ce1184" style:family="table-cell" style:parent-style-name="Default">
      <style:text-properties fo:font-weight="bold" style:font-weight-asian="bold" style:font-weight-complex="bold"/>
    </style:style>
    <style:style style:name="ce1185" style:family="table-cell" style:parent-style-name="Default">
      <style:text-properties fo:font-weight="bold" style:font-weight-asian="bold" style:font-weight-complex="bold"/>
    </style:style>
    <style:style style:name="ce1186" style:family="table-cell" style:parent-style-name="Default">
      <style:text-properties fo:font-weight="bold" style:font-weight-asian="bold" style:font-weight-complex="bold"/>
    </style:style>
    <style:style style:name="ce1187" style:family="table-cell" style:parent-style-name="Default">
      <style:text-properties fo:font-weight="bold" style:font-weight-asian="bold" style:font-weight-complex="bold"/>
    </style:style>
    <style:style style:name="ce1188" style:family="table-cell" style:parent-style-name="Default">
      <style:text-properties fo:font-weight="bold" style:font-weight-asian="bold" style:font-weight-complex="bold"/>
    </style:style>
    <style:style style:name="ce1189" style:family="table-cell" style:parent-style-name="Default">
      <style:text-properties fo:font-weight="bold" style:font-weight-asian="bold" style:font-weight-complex="bold"/>
    </style:style>
    <style:style style:name="ce1190" style:family="table-cell" style:parent-style-name="Default">
      <style:text-properties fo:font-weight="bold" style:font-weight-asian="bold" style:font-weight-complex="bold"/>
    </style:style>
    <style:style style:name="ce1191" style:family="table-cell" style:parent-style-name="Default">
      <style:text-properties fo:font-weight="bold" style:font-weight-asian="bold" style:font-weight-complex="bold"/>
    </style:style>
    <style:style style:name="ce1192" style:family="table-cell" style:parent-style-name="Default">
      <style:text-properties fo:font-weight="bold" style:font-weight-asian="bold" style:font-weight-complex="bold"/>
    </style:style>
    <style:style style:name="ce1193" style:family="table-cell" style:parent-style-name="Default">
      <style:text-properties fo:font-weight="bold" style:font-weight-asian="bold" style:font-weight-complex="bold"/>
    </style:style>
    <style:style style:name="ce1424" style:family="table-cell" style:parent-style-name="Default">
      <style:text-properties fo:font-weight="bold" style:font-weight-asian="bold" style:font-weight-complex="bold"/>
    </style:style>
    <style:style style:name="ce1195" style:family="table-cell" style:parent-style-name="Default">
      <style:text-properties fo:font-weight="bold" style:font-weight-asian="bold" style:font-weight-complex="bold"/>
    </style:style>
    <style:style style:name="ce1462" style:family="table-cell" style:parent-style-name="Default">
      <style:text-properties fo:font-weight="bold" style:font-weight-asian="bold" style:font-weight-complex="bold"/>
    </style:style>
    <style:style style:name="ce1196" style:family="table-cell" style:parent-style-name="Default">
      <style:text-properties fo:font-weight="bold" style:font-weight-asian="bold" style:font-weight-complex="bold"/>
    </style:style>
    <style:style style:name="ce1197" style:family="table-cell" style:parent-style-name="Default">
      <style:text-properties fo:font-weight="bold" style:font-weight-asian="bold" style:font-weight-complex="bold"/>
    </style:style>
    <style:style style:name="ce1198" style:family="table-cell" style:parent-style-name="Default">
      <style:text-properties fo:font-weight="bold" style:font-weight-asian="bold" style:font-weight-complex="bold"/>
    </style:style>
    <style:style style:name="ce1199" style:family="table-cell" style:parent-style-name="Default">
      <style:text-properties fo:font-weight="bold" style:font-weight-asian="bold" style:font-weight-complex="bold"/>
    </style:style>
    <style:style style:name="ce1200" style:family="table-cell" style:parent-style-name="Default">
      <style:text-properties fo:font-weight="bold" style:font-weight-asian="bold" style:font-weight-complex="bold"/>
    </style:style>
    <style:style style:name="ce323" style:family="table-cell" style:parent-style-name="Default">
      <style:text-properties fo:font-weight="bold" style:font-weight-asian="bold" style:font-weight-complex="bold"/>
    </style:style>
    <style:style style:name="ce1202" style:family="table-cell" style:parent-style-name="Default">
      <style:text-properties fo:font-weight="bold" style:font-weight-asian="bold" style:font-weight-complex="bold"/>
    </style:style>
    <style:style style:name="ce120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0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0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06" style:family="table-cell" style:parent-style-name="Default">
      <style:text-properties fo:font-weight="bold" style:font-weight-asian="bold" style:font-weight-complex="bold"/>
    </style:style>
    <style:style style:name="ce120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0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0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1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2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2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22" style:family="table-cell" style:parent-style-name="Default">
      <style:text-properties fo:font-weight="bold" style:font-weight-asian="bold" style:font-weight-complex="bold"/>
    </style:style>
    <style:style style:name="ce122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2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29" style:family="table-cell" style:parent-style-name="Default">
      <style:text-properties fo:font-weight="bold" style:font-weight-asian="bold" style:font-weight-complex="bold"/>
    </style:style>
    <style:style style:name="ce1230" style:family="table-cell" style:parent-style-name="Default">
      <style:text-properties fo:font-weight="bold" style:font-weight-asian="bold" style:font-weight-complex="bold"/>
    </style:style>
    <style:style style:name="ce1231" style:family="table-cell" style:parent-style-name="Default">
      <style:text-properties fo:font-weight="bold" style:font-weight-asian="bold" style:font-weight-complex="bold"/>
    </style:style>
    <style:style style:name="ce1232" style:family="table-cell" style:parent-style-name="Default">
      <style:text-properties fo:font-weight="bold" style:font-weight-asian="bold" style:font-weight-complex="bold"/>
    </style:style>
    <style:style style:name="ce1233" style:family="table-cell" style:parent-style-name="Default">
      <style:text-properties fo:font-weight="bold" style:font-weight-asian="bold" style:font-weight-complex="bold"/>
    </style:style>
    <style:style style:name="ce1234" style:family="table-cell" style:parent-style-name="Default">
      <style:text-properties fo:font-weight="bold" style:font-weight-asian="bold" style:font-weight-complex="bold"/>
    </style:style>
    <style:style style:name="ce1235" style:family="table-cell" style:parent-style-name="Default">
      <style:text-properties fo:font-weight="bold" style:font-weight-asian="bold" style:font-weight-complex="bold"/>
    </style:style>
    <style:style style:name="ce1236" style:family="table-cell" style:parent-style-name="Default">
      <style:text-properties fo:font-weight="bold" style:font-weight-asian="bold" style:font-weight-complex="bold"/>
    </style:style>
    <style:style style:name="ce1646" style:family="table-cell" style:parent-style-name="Default">
      <style:text-properties fo:font-weight="bold" style:font-weight-asian="bold" style:font-weight-complex="bold"/>
    </style:style>
    <style:style style:name="ce1647" style:family="table-cell" style:parent-style-name="Default">
      <style:text-properties fo:font-weight="bold" style:font-weight-asian="bold" style:font-weight-complex="bold"/>
    </style:style>
    <style:style style:name="ce1238" style:family="table-cell" style:parent-style-name="Default">
      <style:text-properties fo:font-weight="bold" style:font-weight-asian="bold" style:font-weight-complex="bold"/>
    </style:style>
    <style:style style:name="ce1239" style:family="table-cell" style:parent-style-name="Default">
      <style:text-properties fo:font-weight="bold" style:font-weight-asian="bold" style:font-weight-complex="bold"/>
    </style:style>
    <style:style style:name="ce1240" style:family="table-cell" style:parent-style-name="Default">
      <style:text-properties fo:font-weight="bold" style:font-weight-asian="bold" style:font-weight-complex="bold"/>
    </style:style>
    <style:style style:name="ce1241" style:family="table-cell" style:parent-style-name="Default">
      <style:text-properties fo:font-weight="bold" style:font-weight-asian="bold" style:font-weight-complex="bold"/>
    </style:style>
    <style:style style:name="ce1242" style:family="table-cell" style:parent-style-name="Default">
      <style:text-properties fo:font-weight="bold" style:font-weight-asian="bold" style:font-weight-complex="bold"/>
    </style:style>
    <style:style style:name="ce1243" style:family="table-cell" style:parent-style-name="Default">
      <style:text-properties fo:font-weight="bold" style:font-weight-asian="bold" style:font-weight-complex="bold"/>
    </style:style>
    <style:style style:name="ce1244" style:family="table-cell" style:parent-style-name="Default">
      <style:text-properties fo:font-weight="bold" style:font-weight-asian="bold" style:font-weight-complex="bold"/>
    </style:style>
    <style:style style:name="ce1245" style:family="table-cell" style:parent-style-name="Default">
      <style:text-properties fo:font-weight="bold" style:font-weight-asian="bold" style:font-weight-complex="bold"/>
    </style:style>
    <style:style style:name="ce1246" style:family="table-cell" style:parent-style-name="Default">
      <style:text-properties fo:font-weight="bold" style:font-weight-asian="bold" style:font-weight-complex="bold"/>
    </style:style>
    <style:style style:name="ce1247" style:family="table-cell" style:parent-style-name="Default">
      <style:text-properties fo:font-weight="bold" style:font-weight-asian="bold" style:font-weight-complex="bold"/>
    </style:style>
    <style:style style:name="ce1248" style:family="table-cell" style:parent-style-name="Default">
      <style:text-properties fo:font-weight="bold" style:font-weight-asian="bold" style:font-weight-complex="bold"/>
    </style:style>
    <style:style style:name="ce1249" style:family="table-cell" style:parent-style-name="Default">
      <style:text-properties fo:font-weight="bold" style:font-weight-asian="bold" style:font-weight-complex="bold"/>
    </style:style>
    <style:style style:name="ce1739" style:family="table-cell" style:parent-style-name="Default">
      <style:text-properties fo:font-weight="bold" style:font-weight-asian="bold" style:font-weight-complex="bold"/>
    </style:style>
    <style:style style:name="ce1740" style:family="table-cell" style:parent-style-name="Default">
      <style:text-properties fo:font-weight="bold" style:font-weight-asian="bold" style:font-weight-complex="bold"/>
    </style:style>
    <style:style style:name="ce1660" style:family="table-cell" style:parent-style-name="Default">
      <style:text-properties fo:font-weight="bold" style:font-weight-asian="bold" style:font-weight-complex="bold"/>
    </style:style>
    <style:style style:name="ce1661" style:family="table-cell" style:parent-style-name="Default">
      <style:text-properties fo:font-weight="bold" style:font-weight-asian="bold" style:font-weight-complex="bold"/>
    </style:style>
    <style:style style:name="ce1662" style:family="table-cell" style:parent-style-name="Default">
      <style:text-properties fo:font-weight="bold" style:font-weight-asian="bold" style:font-weight-complex="bold"/>
    </style:style>
    <style:style style:name="ce1663" style:family="table-cell" style:parent-style-name="Default">
      <style:text-properties fo:font-weight="bold" style:font-weight-asian="bold" style:font-weight-complex="bold"/>
    </style:style>
    <style:style style:name="ce1664" style:family="table-cell" style:parent-style-name="Default">
      <style:text-properties fo:font-weight="bold" style:font-weight-asian="bold" style:font-weight-complex="bold"/>
    </style:style>
    <style:style style:name="ce1252" style:family="table-cell" style:parent-style-name="Default">
      <style:text-properties fo:font-weight="bold" style:font-weight-asian="bold" style:font-weight-complex="bold"/>
    </style:style>
    <style:style style:name="ce1253" style:family="table-cell" style:parent-style-name="Default">
      <style:text-properties fo:font-weight="bold" style:font-weight-asian="bold" style:font-weight-complex="bold"/>
    </style:style>
    <style:style style:name="ce1254" style:family="table-cell" style:parent-style-name="Default">
      <style:text-properties fo:font-weight="bold" style:font-weight-asian="bold" style:font-weight-complex="bold"/>
    </style:style>
    <style:style style:name="ce1255" style:family="table-cell" style:parent-style-name="Default">
      <style:text-properties fo:font-weight="bold" style:font-weight-asian="bold" style:font-weight-complex="bold"/>
    </style:style>
    <style:style style:name="ce1669" style:family="table-cell" style:parent-style-name="Default">
      <style:text-properties fo:font-weight="bold" style:font-weight-asian="bold" style:font-weight-complex="bold"/>
    </style:style>
    <style:style style:name="ce1670" style:family="table-cell" style:parent-style-name="Default">
      <style:text-properties fo:font-weight="bold" style:font-weight-asian="bold" style:font-weight-complex="bold"/>
    </style:style>
    <style:style style:name="ce12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5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5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0" style:family="table-cell" style:parent-style-name="Default">
      <style:text-properties fo:font-weight="bold" style:font-weight-asian="bold" style:font-weight-complex="bold"/>
    </style:style>
    <style:style style:name="ce12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68" style:family="table-cell" style:parent-style-name="Default">
      <style:text-properties fo:font-weight="bold" style:font-weight-asian="bold" style:font-weight-complex="bold"/>
    </style:style>
    <style:style style:name="ce126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7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7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7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7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7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7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7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7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7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7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94" style:family="table-cell" style:parent-style-name="Default">
      <style:table-cell-properties fo:background-color="transparent"/>
    </style:style>
    <style:style style:name="ce169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9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8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9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79" style:family="table-cell" style:parent-style-name="Default">
      <style:text-properties fo:font-weight="bold" style:font-weight-asian="bold" style:font-weight-complex="bold"/>
    </style:style>
    <style:style style:name="ce128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8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85" style:family="table-cell" style:parent-style-name="Default">
      <style:text-properties fo:font-weight="bold" style:font-weight-asian="bold" style:font-weight-complex="bold"/>
    </style:style>
    <style:style style:name="ce128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8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9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9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0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0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5" style:family="table-cell" style:parent-style-name="Default">
      <style:text-properties fo:font-weight="bold" style:font-weight-asian="bold" style:font-weight-complex="bold"/>
    </style:style>
    <style:style style:name="ce13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5" style:family="table-cell" style:parent-style-name="Default"/>
    <style:style style:name="ce416" style:family="table-cell" style:parent-style-name="Default"/>
    <style:style style:name="ce417" style:family="table-cell" style:parent-style-name="Default"/>
    <style:style style:name="ce418" style:family="table-cell" style:parent-style-name="Default"/>
    <style:style style:name="ce419" style:family="table-cell" style:parent-style-name="Default"/>
    <style:style style:name="ce420" style:family="table-cell" style:parent-style-name="Default"/>
    <style:style style:name="ce421" style:family="table-cell" style:parent-style-name="Default"/>
    <style:style style:name="ce422" style:family="table-cell" style:parent-style-name="Default"/>
    <style:style style:name="ce423" style:family="table-cell" style:parent-style-name="Default"/>
    <style:style style:name="ce424" style:family="table-cell" style:parent-style-name="Default"/>
    <style:style style:name="ce425" style:family="table-cell" style:parent-style-name="Default"/>
    <style:style style:name="ce426" style:family="table-cell" style:parent-style-name="Default"/>
    <style:style style:name="ce427" style:family="table-cell" style:parent-style-name="Default"/>
    <style:style style:name="ce428" style:family="table-cell" style:parent-style-name="Default"/>
    <style:style style:name="ce429" style:family="table-cell" style:parent-style-name="Default"/>
    <style:style style:name="ce1333" style:family="table-cell" style:parent-style-name="Default"/>
    <style:style style:name="ce1334" style:family="table-cell" style:parent-style-name="Default"/>
    <style:style style:name="ce1335" style:family="table-cell" style:parent-style-name="Default"/>
    <style:style style:name="ce1019" style:family="table-cell" style:parent-style-name="Default"/>
    <style:style style:name="ce1337" style:family="table-cell" style:parent-style-name="Default"/>
    <style:style style:name="ce1338" style:family="table-cell" style:parent-style-name="Default"/>
    <style:style style:name="ce430" style:family="table-cell" style:parent-style-name="Default"/>
    <style:style style:name="ce431" style:family="table-cell" style:parent-style-name="Default"/>
    <style:style style:name="ce1341" style:family="table-cell" style:parent-style-name="Default"/>
    <style:style style:name="ce1761" style:family="table-cell" style:parent-style-name="Default"/>
    <style:style style:name="ce1762" style:family="table-cell" style:parent-style-name="Default"/>
    <style:style style:name="ce432" style:family="table-cell" style:parent-style-name="Default"/>
    <style:style style:name="ce433" style:family="table-cell" style:parent-style-name="Default"/>
    <style:style style:name="ce1345" style:family="table-cell" style:parent-style-name="Default"/>
    <style:style style:name="ce1346" style:family="table-cell" style:parent-style-name="Default"/>
    <style:style style:name="ce1347" style:family="table-cell" style:parent-style-name="Default"/>
    <style:style style:name="ce1348" style:family="table-cell" style:parent-style-name="Default"/>
    <style:style style:name="ce1349" style:family="table-cell" style:parent-style-name="Default"/>
    <style:style style:name="ce1350" style:family="table-cell" style:parent-style-name="Default"/>
    <style:style style:name="ce1351" style:family="table-cell" style:parent-style-name="Default"/>
    <style:style style:name="ce1352" style:family="table-cell" style:parent-style-name="Default"/>
    <style:style style:name="ce1353" style:family="table-cell" style:parent-style-name="Default"/>
    <style:style style:name="ce1354" style:family="table-cell" style:parent-style-name="Default"/>
    <style:style style:name="ce1355" style:family="table-cell" style:parent-style-name="Default"/>
    <style:style style:name="ce1356" style:family="table-cell" style:parent-style-name="Default"/>
    <style:style style:name="ce1357" style:family="table-cell" style:parent-style-name="Default"/>
    <style:style style:name="ce1358" style:family="table-cell" style:parent-style-name="Default"/>
    <style:style style:name="ce1359" style:family="table-cell" style:parent-style-name="Default"/>
    <style:style style:name="ce1360" style:family="table-cell" style:parent-style-name="Default"/>
    <style:style style:name="ce1361" style:family="table-cell" style:parent-style-name="Default"/>
    <style:style style:name="ce1362" style:family="table-cell" style:parent-style-name="Default"/>
    <style:style style:name="ce1363" style:family="table-cell" style:parent-style-name="Default"/>
    <style:style style:name="ce1364" style:family="table-cell" style:parent-style-name="Default"/>
    <style:style style:name="ce1365" style:family="table-cell" style:parent-style-name="Default"/>
    <style:style style:name="ce1366" style:family="table-cell" style:parent-style-name="Default"/>
    <style:style style:name="ce1367" style:family="table-cell" style:parent-style-name="Default"/>
    <style:style style:name="ce1368" style:family="table-cell" style:parent-style-name="Default"/>
    <style:style style:name="ce1369" style:family="table-cell" style:parent-style-name="Default"/>
    <style:style style:name="ce1370" style:family="table-cell" style:parent-style-name="Default"/>
    <style:style style:name="ce1371" style:family="table-cell" style:parent-style-name="Default"/>
    <style:style style:name="ce1372" style:family="table-cell" style:parent-style-name="Default"/>
    <style:style style:name="ce1373" style:family="table-cell" style:parent-style-name="Default"/>
    <style:style style:name="ce1374" style:family="table-cell" style:parent-style-name="Default"/>
    <style:style style:name="ce1375" style:family="table-cell" style:parent-style-name="Default"/>
    <style:style style:name="ce1376" style:family="table-cell" style:parent-style-name="Default"/>
    <style:style style:name="ce439" style:family="table-cell" style:parent-style-name="Default"/>
    <style:style style:name="ce440" style:family="table-cell" style:parent-style-name="Default"/>
    <style:style style:name="ce441" style:family="table-cell" style:parent-style-name="Default">
      <style:table-cell-properties fo:background-color="transparent"/>
    </style:style>
    <style:style style:name="ce442" style:family="table-cell" style:parent-style-name="Default"/>
    <style:style style:name="ce443" style:family="table-cell" style:parent-style-name="Default">
      <style:table-cell-properties fo:background-color="#ffff00"/>
    </style:style>
    <style:style style:name="ce444" style:family="table-cell" style:parent-style-name="Default"/>
    <style:style style:name="ce445" style:family="table-cell" style:parent-style-name="Default"/>
    <style:style style:name="ce446" style:family="table-cell" style:parent-style-name="Default"/>
    <style:style style:name="ce447" style:family="table-cell" style:parent-style-name="Default"/>
    <style:style style:name="ce448" style:family="table-cell" style:parent-style-name="Default">
      <style:table-cell-properties fo:background-color="#ffff00"/>
    </style:style>
    <style:style style:name="ce449" style:family="table-cell" style:parent-style-name="Default"/>
    <style:style style:name="ce450" style:family="table-cell" style:parent-style-name="Default"/>
    <style:style style:name="ce451" style:family="table-cell" style:parent-style-name="Default"/>
    <style:style style:name="ce452" style:family="table-cell" style:parent-style-name="Default"/>
    <style:style style:name="ce453" style:family="table-cell" style:parent-style-name="Default">
      <style:table-cell-properties fo:background-color="#ffff00"/>
    </style:style>
    <style:style style:name="ce454" style:family="table-cell" style:parent-style-name="Default"/>
    <style:style style:name="ce455" style:family="table-cell" style:parent-style-name="Default"/>
    <style:style style:name="ce456" style:family="table-cell" style:parent-style-name="Default">
      <style:table-cell-properties fo:background-color="transparent"/>
    </style:style>
    <style:style style:name="ce457" style:family="table-cell" style:parent-style-name="Default">
      <style:table-cell-properties fo:background-color="#ffff00"/>
    </style:style>
    <style:style style:name="ce458" style:family="table-cell" style:parent-style-name="Default">
      <style:table-cell-properties fo:background-color="#ffff00"/>
    </style:style>
    <style:style style:name="ce459" style:family="table-cell" style:parent-style-name="Default">
      <style:table-cell-properties fo:background-color="#ffff00"/>
    </style:style>
    <style:style style:name="ce460" style:family="table-cell" style:parent-style-name="Default">
      <style:table-cell-properties fo:background-color="#ffff00"/>
    </style:style>
    <style:style style:name="ce461" style:family="table-cell" style:parent-style-name="Default">
      <style:table-cell-properties fo:background-color="transparent"/>
    </style:style>
    <style:style style:name="ce462" style:family="table-cell" style:parent-style-name="Default">
      <style:table-cell-properties fo:background-color="transparent"/>
    </style:style>
    <style:style style:name="ce463" style:family="table-cell" style:parent-style-name="Default">
      <style:table-cell-properties fo:background-color="transparent"/>
    </style:style>
    <style:style style:name="ce464" style:family="table-cell" style:parent-style-name="Default">
      <style:table-cell-properties fo:background-color="transparent"/>
    </style:style>
    <style:style style:name="ce465" style:family="table-cell" style:parent-style-name="Default">
      <style:table-cell-properties fo:background-color="transparent"/>
    </style:style>
    <style:style style:name="ce466" style:family="table-cell" style:parent-style-name="Default">
      <style:table-cell-properties fo:background-color="transparent"/>
    </style:style>
    <style:style style:name="ce467" style:family="table-cell" style:parent-style-name="Default">
      <style:table-cell-properties fo:background-color="transparent"/>
    </style:style>
    <style:style style:name="ce468" style:family="table-cell" style:parent-style-name="Default">
      <style:table-cell-properties fo:background-color="transparent"/>
    </style:style>
    <style:style style:name="ce469" style:family="table-cell" style:parent-style-name="Default"/>
    <style:style style:name="ce470" style:family="table-cell" style:parent-style-name="Default"/>
    <style:style style:name="ce1409" style:family="table-cell" style:parent-style-name="Default"/>
    <style:style style:name="ce1410" style:family="table-cell" style:parent-style-name="Default"/>
    <style:style style:name="ce1411" style:family="table-cell" style:parent-style-name="Default"/>
    <style:style style:name="ce1412" style:family="table-cell" style:parent-style-name="Default"/>
    <style:style style:name="ce1413" style:family="table-cell" style:parent-style-name="Default"/>
    <style:style style:name="ce1414" style:family="table-cell" style:parent-style-name="Default"/>
    <style:style style:name="ce1415" style:family="table-cell" style:parent-style-name="Default"/>
    <style:style style:name="ce1416" style:family="table-cell" style:parent-style-name="Default"/>
    <style:style style:name="ce1417" style:family="table-cell" style:parent-style-name="Default"/>
    <style:style style:name="ce1418" style:family="table-cell" style:parent-style-name="Default"/>
    <style:style style:name="ce471" style:family="table-cell" style:parent-style-name="Default"/>
    <style:style style:name="ce472" style:family="table-cell" style:parent-style-name="Default"/>
    <style:style style:name="ce1421" style:family="table-cell" style:parent-style-name="Default"/>
    <style:style style:name="ce473" style:family="table-cell" style:parent-style-name="Default"/>
    <style:style style:name="ce474" style:family="table-cell" style:parent-style-name="Default"/>
    <style:style style:name="ce475" style:family="table-cell" style:parent-style-name="Default"/>
    <style:style style:name="ce476" style:family="table-cell" style:parent-style-name="Default"/>
    <style:style style:name="ce1426" style:family="table-cell" style:parent-style-name="Default"/>
    <style:style style:name="ce1427" style:family="table-cell" style:parent-style-name="Default"/>
    <style:style style:name="ce1428" style:family="table-cell" style:parent-style-name="Default"/>
    <style:style style:name="ce1429" style:family="table-cell" style:parent-style-name="Default"/>
    <style:style style:name="ce1430" style:family="table-cell" style:parent-style-name="Default"/>
    <style:style style:name="ce1431" style:family="table-cell" style:parent-style-name="Default"/>
    <style:style style:name="ce1432" style:family="table-cell" style:parent-style-name="Default"/>
    <style:style style:name="ce1433" style:family="table-cell" style:parent-style-name="Default"/>
    <style:style style:name="ce1434" style:family="table-cell" style:parent-style-name="Default"/>
    <style:style style:name="ce1435" style:family="table-cell" style:parent-style-name="Default"/>
    <style:style style:name="ce1436" style:family="table-cell" style:parent-style-name="Default"/>
    <style:style style:name="ce1437" style:family="table-cell" style:parent-style-name="Default"/>
    <style:style style:name="ce1438" style:family="table-cell" style:parent-style-name="Default"/>
    <style:style style:name="ce1439" style:family="table-cell" style:parent-style-name="Default"/>
    <style:style style:name="ce1440" style:family="table-cell" style:parent-style-name="Default"/>
    <style:style style:name="ce1441" style:family="table-cell" style:parent-style-name="Default"/>
    <style:style style:name="ce1442" style:family="table-cell" style:parent-style-name="Default"/>
    <style:style style:name="ce1443" style:family="table-cell" style:parent-style-name="Default"/>
    <style:style style:name="ce1444" style:family="table-cell" style:parent-style-name="Default"/>
    <style:style style:name="ce1445" style:family="table-cell" style:parent-style-name="Default"/>
    <style:style style:name="ce1446" style:family="table-cell" style:parent-style-name="Default"/>
    <style:style style:name="ce1447" style:family="table-cell" style:parent-style-name="Default"/>
    <style:style style:name="ce1448" style:family="table-cell" style:parent-style-name="Default"/>
    <style:style style:name="ce1449" style:family="table-cell" style:parent-style-name="Default"/>
    <style:style style:name="ce1450" style:family="table-cell" style:parent-style-name="Default"/>
    <style:style style:name="ce1451" style:family="table-cell" style:parent-style-name="Default"/>
    <style:style style:name="ce1452" style:family="table-cell" style:parent-style-name="Default"/>
    <style:style style:name="ce1453" style:family="table-cell" style:parent-style-name="Default"/>
    <style:style style:name="ce1454" style:family="table-cell" style:parent-style-name="Default"/>
    <style:style style:name="ce1455" style:family="table-cell" style:parent-style-name="Default"/>
    <style:style style:name="ce1456" style:family="table-cell" style:parent-style-name="Default"/>
    <style:style style:name="ce1457" style:family="table-cell" style:parent-style-name="Default"/>
    <style:style style:name="ce1458" style:family="table-cell" style:parent-style-name="Default"/>
    <style:style style:name="ce1459" style:family="table-cell" style:parent-style-name="Default"/>
    <style:style style:name="ce1460" style:family="table-cell" style:parent-style-name="Default"/>
    <style:style style:name="ce1461" style:family="table-cell" style:parent-style-name="Default"/>
    <style:style style:name="ce1882" style:family="table-cell" style:parent-style-name="Default"/>
    <style:style style:name="ce1883" style:family="table-cell" style:parent-style-name="Default"/>
    <style:style style:name="ce1463" style:family="table-cell" style:parent-style-name="Default"/>
    <style:style style:name="ce1464" style:family="table-cell" style:parent-style-name="Default"/>
    <style:style style:name="ce1465" style:family="table-cell" style:parent-style-name="Default"/>
    <style:style style:name="ce1466" style:family="table-cell" style:parent-style-name="Default"/>
    <style:style style:name="ce1467" style:family="table-cell" style:parent-style-name="Default"/>
    <style:style style:name="ce1468" style:family="table-cell" style:parent-style-name="Default"/>
    <style:style style:name="ce1469" style:family="table-cell" style:parent-style-name="Default"/>
    <style:style style:name="ce1470" style:family="table-cell" style:parent-style-name="Default"/>
    <style:style style:name="ce1471" style:family="table-cell" style:parent-style-name="Default"/>
    <style:style style:name="ce1472" style:family="table-cell" style:parent-style-name="Default"/>
    <style:style style:name="ce1473" style:family="table-cell" style:parent-style-name="Default"/>
    <style:style style:name="ce1474" style:family="table-cell" style:parent-style-name="Default"/>
    <style:style style:name="ce1475" style:family="table-cell" style:parent-style-name="Default"/>
    <style:style style:name="ce488" style:family="table-cell" style:parent-style-name="Default"/>
    <style:style style:name="ce1477" style:family="table-cell" style:parent-style-name="Default"/>
    <style:style style:name="ce1478" style:family="table-cell" style:parent-style-name="Default"/>
    <style:style style:name="ce1479" style:family="table-cell" style:parent-style-name="Default">
      <style:table-cell-properties fo:background-color="transparent"/>
    </style:style>
    <style:style style:name="ce1480" style:family="table-cell" style:parent-style-name="Default"/>
    <style:style style:name="ce1481" style:family="table-cell" style:parent-style-name="Default">
      <style:table-cell-properties fo:background-color="#ffff00"/>
    </style:style>
    <style:style style:name="ce1482" style:family="table-cell" style:parent-style-name="Default"/>
    <style:style style:name="ce1483" style:family="table-cell" style:parent-style-name="Default"/>
    <style:style style:name="ce1484" style:family="table-cell" style:parent-style-name="Default"/>
    <style:style style:name="ce1485" style:family="table-cell" style:parent-style-name="Default"/>
    <style:style style:name="ce1486" style:family="table-cell" style:parent-style-name="Default">
      <style:table-cell-properties fo:background-color="#ffff00"/>
    </style:style>
    <style:style style:name="ce1487" style:family="table-cell" style:parent-style-name="Default"/>
    <style:style style:name="ce1488" style:family="table-cell" style:parent-style-name="Default"/>
    <style:style style:name="ce1489" style:family="table-cell" style:parent-style-name="Default"/>
    <style:style style:name="ce1490" style:family="table-cell" style:parent-style-name="Default"/>
    <style:style style:name="ce1491" style:family="table-cell" style:parent-style-name="Default">
      <style:table-cell-properties fo:background-color="#ffff00"/>
    </style:style>
    <style:style style:name="ce1492" style:family="table-cell" style:parent-style-name="Default"/>
    <style:style style:name="ce1493" style:family="table-cell" style:parent-style-name="Default"/>
    <style:style style:name="ce1494" style:family="table-cell" style:parent-style-name="Default">
      <style:table-cell-properties fo:background-color="transparent"/>
    </style:style>
    <style:style style:name="ce1495" style:family="table-cell" style:parent-style-name="Default"/>
    <style:style style:name="ce1496" style:family="table-cell" style:parent-style-name="Default">
      <style:table-cell-properties fo:background-color="#ffff00"/>
    </style:style>
    <style:style style:name="ce1497" style:family="table-cell" style:parent-style-name="Default">
      <style:table-cell-properties fo:background-color="#ffff00"/>
    </style:style>
    <style:style style:name="ce1498" style:family="table-cell" style:parent-style-name="Default"/>
    <style:style style:name="ce1499" style:family="table-cell" style:parent-style-name="Default">
      <style:table-cell-properties fo:background-color="#ffff00"/>
    </style:style>
    <style:style style:name="ce1500" style:family="table-cell" style:parent-style-name="Default">
      <style:table-cell-properties fo:background-color="transparent"/>
    </style:style>
    <style:style style:name="ce1501" style:family="table-cell" style:parent-style-name="Default">
      <style:table-cell-properties fo:background-color="transparent"/>
    </style:style>
    <style:style style:name="ce1502" style:family="table-cell" style:parent-style-name="Default">
      <style:table-cell-properties fo:background-color="transparent"/>
    </style:style>
    <style:style style:name="ce1503" style:family="table-cell" style:parent-style-name="Default">
      <style:table-cell-properties fo:background-color="transparent"/>
    </style:style>
    <style:style style:name="ce1504" style:family="table-cell" style:parent-style-name="Default">
      <style:table-cell-properties fo:background-color="transparent"/>
    </style:style>
    <style:style style:name="ce1505" style:family="table-cell" style:parent-style-name="Default"/>
    <style:style style:name="ce1506" style:family="table-cell" style:parent-style-name="Default"/>
    <style:style style:name="ce1507" style:family="table-cell" style:parent-style-name="Default"/>
    <style:style style:name="ce1508" style:family="table-cell" style:parent-style-name="Default"/>
    <style:style style:name="ce1509" style:family="table-cell" style:parent-style-name="Default"/>
    <style:style style:name="ce1510" style:family="table-cell" style:parent-style-name="Default"/>
    <style:style style:name="ce1511" style:family="table-cell" style:parent-style-name="Default"/>
    <style:style style:name="ce1512" style:family="table-cell" style:parent-style-name="Default"/>
    <style:style style:name="ce1513" style:family="table-cell" style:parent-style-name="Default"/>
    <style:style style:name="ce1514" style:family="table-cell" style:parent-style-name="Default"/>
    <style:style style:name="ce1515" style:family="table-cell" style:parent-style-name="Default"/>
    <style:style style:name="ce1516" style:family="table-cell" style:parent-style-name="Default"/>
    <style:style style:name="ce1517" style:family="table-cell" style:parent-style-name="Default"/>
    <style:style style:name="ce1518" style:family="table-cell" style:parent-style-name="Default"/>
    <style:style style:name="ce1519" style:family="table-cell" style:parent-style-name="Default"/>
    <style:style style:name="ce1520" style:family="table-cell" style:parent-style-name="Default"/>
    <style:style style:name="ce1521" style:family="table-cell" style:parent-style-name="Default"/>
    <style:style style:name="ce1522" style:family="table-cell" style:parent-style-name="Default"/>
    <style:style style:name="ce1523" style:family="table-cell" style:parent-style-name="Default"/>
    <style:style style:name="ce1524" style:family="table-cell" style:parent-style-name="Default"/>
    <style:style style:name="ce1525" style:family="table-cell" style:parent-style-name="Default"/>
    <style:style style:name="ce1526" style:family="table-cell" style:parent-style-name="Default"/>
    <style:style style:name="ce1527" style:family="table-cell" style:parent-style-name="Default"/>
    <style:style style:name="ce1528" style:family="table-cell" style:parent-style-name="Default"/>
    <style:style style:name="ce1529" style:family="table-cell" style:parent-style-name="Default"/>
    <style:style style:name="ce1530" style:family="table-cell" style:parent-style-name="Default"/>
    <style:style style:name="ce1531" style:family="table-cell" style:parent-style-name="Default"/>
    <style:style style:name="ce1532" style:family="table-cell" style:parent-style-name="Default"/>
    <style:style style:name="ce1533" style:family="table-cell" style:parent-style-name="Default"/>
    <style:style style:name="ce1534" style:family="table-cell" style:parent-style-name="Default"/>
    <style:style style:name="ce1535" style:family="table-cell" style:parent-style-name="Default"/>
    <style:style style:name="ce1536" style:family="table-cell" style:parent-style-name="Default"/>
    <style:style style:name="ce1537" style:family="table-cell" style:parent-style-name="Default"/>
    <style:style style:name="ce1538" style:family="table-cell" style:parent-style-name="Default"/>
    <style:style style:name="ce1539" style:family="table-cell" style:parent-style-name="Default"/>
    <style:style style:name="ce1540" style:family="table-cell" style:parent-style-name="Default"/>
    <style:style style:name="ce1541" style:family="table-cell" style:parent-style-name="Default"/>
    <style:style style:name="ce1542" style:family="table-cell" style:parent-style-name="Default"/>
    <style:style style:name="ce1543" style:family="table-cell" style:parent-style-name="Default"/>
    <style:style style:name="ce1544" style:family="table-cell" style:parent-style-name="Default"/>
    <style:style style:name="ce1545" style:family="table-cell" style:parent-style-name="Default"/>
    <style:style style:name="ce1546" style:family="table-cell" style:parent-style-name="Default"/>
    <style:style style:name="ce1547" style:family="table-cell" style:parent-style-name="Default"/>
    <style:style style:name="ce1548" style:family="table-cell" style:parent-style-name="Default"/>
    <style:style style:name="ce1549" style:family="table-cell" style:parent-style-name="Default"/>
    <style:style style:name="ce1550" style:family="table-cell" style:parent-style-name="Default"/>
    <style:style style:name="ce1551" style:family="table-cell" style:parent-style-name="Default"/>
    <style:style style:name="ce1552" style:family="table-cell" style:parent-style-name="Default"/>
    <style:style style:name="ce1553" style:family="table-cell" style:parent-style-name="Default"/>
    <style:style style:name="ce1554" style:family="table-cell" style:parent-style-name="Default"/>
    <style:style style:name="ce1555" style:family="table-cell" style:parent-style-name="Default"/>
    <style:style style:name="ce1556" style:family="table-cell" style:parent-style-name="Default">
      <style:table-cell-properties fo:background-color="transparent"/>
    </style:style>
    <style:style style:name="ce1557" style:family="table-cell" style:parent-style-name="Default"/>
    <style:style style:name="ce1558" style:family="table-cell" style:parent-style-name="Default">
      <style:table-cell-properties fo:background-color="#ffff00"/>
    </style:style>
    <style:style style:name="ce1559" style:family="table-cell" style:parent-style-name="Default"/>
    <style:style style:name="ce1560" style:family="table-cell" style:parent-style-name="Default"/>
    <style:style style:name="ce1561" style:family="table-cell" style:parent-style-name="Default"/>
    <style:style style:name="ce1562" style:family="table-cell" style:parent-style-name="Default"/>
    <style:style style:name="ce1563" style:family="table-cell" style:parent-style-name="Default">
      <style:table-cell-properties fo:background-color="#ffff00"/>
    </style:style>
    <style:style style:name="ce1564" style:family="table-cell" style:parent-style-name="Default"/>
    <style:style style:name="ce1565" style:family="table-cell" style:parent-style-name="Default"/>
    <style:style style:name="ce1566" style:family="table-cell" style:parent-style-name="Default"/>
    <style:style style:name="ce1567" style:family="table-cell" style:parent-style-name="Default"/>
    <style:style style:name="ce1568" style:family="table-cell" style:parent-style-name="Default"/>
    <style:style style:name="ce1569" style:family="table-cell" style:parent-style-name="Default">
      <style:table-cell-properties fo:background-color="#ffff00"/>
    </style:style>
    <style:style style:name="ce1570" style:family="table-cell" style:parent-style-name="Default"/>
    <style:style style:name="ce1571" style:family="table-cell" style:parent-style-name="Default"/>
    <style:style style:name="ce1572" style:family="table-cell" style:parent-style-name="Default"/>
    <style:style style:name="ce1573" style:family="table-cell" style:parent-style-name="Default">
      <style:table-cell-properties fo:background-color="transparent"/>
    </style:style>
    <style:style style:name="ce1574" style:family="table-cell" style:parent-style-name="Default">
      <style:table-cell-properties fo:background-color="transparent"/>
    </style:style>
    <style:style style:name="ce1575" style:family="table-cell" style:parent-style-name="Default">
      <style:table-cell-properties fo:background-color="transparent"/>
    </style:style>
    <style:style style:name="ce1576" style:family="table-cell" style:parent-style-name="Default">
      <style:table-cell-properties fo:background-color="transparent"/>
    </style:style>
    <style:style style:name="ce1577" style:family="table-cell" style:parent-style-name="Default">
      <style:table-cell-properties fo:background-color="transparent"/>
    </style:style>
    <style:style style:name="ce1578" style:family="table-cell" style:parent-style-name="Default">
      <style:table-cell-properties fo:background-color="transparent"/>
    </style:style>
    <style:style style:name="ce2000" style:family="table-cell" style:parent-style-name="Default">
      <style:table-cell-properties fo:background-color="transparent"/>
    </style:style>
    <style:style style:name="ce1579" style:family="table-cell" style:parent-style-name="Default">
      <style:table-cell-properties fo:background-color="transparent"/>
    </style:style>
    <style:style style:name="ce1580" style:family="table-cell" style:parent-style-name="Default">
      <style:table-cell-properties fo:background-color="transparent"/>
    </style:style>
    <style:style style:name="ce2003" style:family="table-cell" style:parent-style-name="Default">
      <style:table-cell-properties fo:background-color="transparent"/>
    </style:style>
    <style:style style:name="ce2004" style:family="table-cell" style:parent-style-name="Default">
      <style:table-cell-properties fo:background-color="transparent"/>
    </style:style>
    <style:style style:name="ce1582" style:family="table-cell" style:parent-style-name="Default">
      <style:table-cell-properties fo:background-color="transparent"/>
    </style:style>
    <style:style style:name="ce545" style:family="table-cell" style:parent-style-name="Default"/>
    <style:style style:name="ce1584" style:family="table-cell" style:parent-style-name="Default">
      <style:table-cell-properties fo:background-color="transparent"/>
    </style:style>
    <style:style style:name="ce1585" style:family="table-cell" style:parent-style-name="Default">
      <style:table-cell-properties fo:background-color="transparent"/>
    </style:style>
    <style:style style:name="ce1586" style:family="table-cell" style:parent-style-name="Default">
      <style:table-cell-properties fo:background-color="transparent"/>
    </style:style>
    <style:style style:name="ce553" style:family="table-cell" style:parent-style-name="Default"/>
    <style:style style:name="ce1588" style:family="table-cell" style:parent-style-name="Default">
      <style:table-cell-properties fo:background-color="transparent"/>
    </style:style>
    <style:style style:name="ce1589" style:family="table-cell" style:parent-style-name="Default">
      <style:table-cell-properties fo:background-color="transparent"/>
    </style:style>
    <style:style style:name="ce1590" style:family="table-cell" style:parent-style-name="Default">
      <style:table-cell-properties fo:background-color="transparent"/>
    </style:style>
    <style:style style:name="ce1591" style:family="table-cell" style:parent-style-name="Default">
      <style:table-cell-properties fo:background-color="transparent"/>
    </style:style>
    <style:style style:name="ce559" style:family="table-cell" style:parent-style-name="Default"/>
    <style:style style:name="ce1593" style:family="table-cell" style:parent-style-name="Default">
      <style:table-cell-properties fo:background-color="transparent"/>
    </style:style>
    <style:style style:name="ce2017" style:family="table-cell" style:parent-style-name="Default">
      <style:table-cell-properties fo:background-color="transparent"/>
    </style:style>
    <style:style style:name="ce2018" style:family="table-cell" style:parent-style-name="Default">
      <style:table-cell-properties fo:background-color="transparent"/>
    </style:style>
    <style:style style:name="ce1596" style:family="table-cell" style:parent-style-name="Default">
      <style:table-cell-properties fo:background-color="transparent"/>
    </style:style>
    <style:style style:name="ce1597" style:family="table-cell" style:parent-style-name="Default">
      <style:table-cell-properties fo:background-color="transparent"/>
    </style:style>
    <style:style style:name="ce1598" style:family="table-cell" style:parent-style-name="Default">
      <style:table-cell-properties fo:background-color="transparent"/>
    </style:style>
    <style:style style:name="ce1599" style:family="table-cell" style:parent-style-name="Default">
      <style:table-cell-properties fo:background-color="transparent"/>
    </style:style>
    <style:style style:name="ce1600" style:family="table-cell" style:parent-style-name="Default"/>
    <style:style style:name="ce1601" style:family="table-cell" style:parent-style-name="Default">
      <style:table-cell-properties fo:background-color="transparent"/>
    </style:style>
    <style:style style:name="ce571" style:family="table-cell" style:parent-style-name="Default">
      <style:table-cell-properties fo:background-color="transparent"/>
    </style:style>
    <style:style style:name="ce1602" style:family="table-cell" style:parent-style-name="Default">
      <style:table-cell-properties fo:background-color="transparent"/>
    </style:style>
    <style:style style:name="ce1603" style:family="table-cell" style:parent-style-name="Default">
      <style:table-cell-properties fo:background-color="transparent"/>
    </style:style>
    <style:style style:name="ce2028" style:family="table-cell" style:parent-style-name="Default">
      <style:table-cell-properties fo:background-color="transparent"/>
    </style:style>
    <style:style style:name="ce2029" style:family="table-cell" style:parent-style-name="Default">
      <style:table-cell-properties fo:background-color="transparent"/>
    </style:style>
    <style:style style:name="ce1606" style:family="table-cell" style:parent-style-name="Default">
      <style:table-cell-properties fo:background-color="transparent"/>
    </style:style>
    <style:style style:name="ce1607" style:family="table-cell" style:parent-style-name="Default">
      <style:table-cell-properties fo:background-color="transparent"/>
    </style:style>
    <style:style style:name="ce1608" style:family="table-cell" style:parent-style-name="Default">
      <style:table-cell-properties fo:background-color="transparent"/>
    </style:style>
    <style:style style:name="ce1609" style:family="table-cell" style:parent-style-name="Default">
      <style:table-cell-properties fo:background-color="transparent"/>
    </style:style>
    <style:style style:name="ce1610" style:family="table-cell" style:parent-style-name="Default"/>
    <style:style style:name="ce1611" style:family="table-cell" style:parent-style-name="Default">
      <style:table-cell-properties fo:background-color="transparent"/>
    </style:style>
    <style:style style:name="ce1612" style:family="table-cell" style:parent-style-name="Default">
      <style:table-cell-properties fo:background-color="transparent"/>
    </style:style>
    <style:style style:name="ce1613" style:family="table-cell" style:parent-style-name="Default">
      <style:table-cell-properties fo:background-color="transparent"/>
    </style:style>
    <style:style style:name="ce582" style:family="table-cell" style:parent-style-name="Default">
      <style:map style:condition="cell-content()=&quot;till&quot;" style:apply-style-name="Bad" style:base-cell-address="LDNDC_events.I1"/>
      <style:map style:condition="cell-content()=&quot;fertilize&quot;" style:apply-style-name="Accent_20_2" style:base-cell-address="LDNDC_events.I1"/>
      <style:map style:condition="cell-content()=&quot;plant&quot;" style:apply-style-name="Accent_20_3" style:base-cell-address="LDNDC_events.I1"/>
      <style:map style:condition="cell-content()=&quot;harvest&quot;" style:apply-style-name="Good" style:base-cell-address="LDNDC_events.I1"/>
    </style:style>
    <style:style style:name="ce583" style:family="table-cell" style:parent-style-name="Default">
      <style:table-cell-properties fo:background-color="transparent"/>
      <style:map style:condition="cell-content()=&quot;till&quot;" style:apply-style-name="Bad" style:base-cell-address="LDNDC_events.I1"/>
      <style:map style:condition="cell-content()=&quot;fertilize&quot;" style:apply-style-name="Accent_20_2" style:base-cell-address="LDNDC_events.I1"/>
      <style:map style:condition="cell-content()=&quot;plant&quot;" style:apply-style-name="Accent_20_3" style:base-cell-address="LDNDC_events.I1"/>
      <style:map style:condition="cell-content()=&quot;harvest&quot;" style:apply-style-name="Good" style:base-cell-address="LDNDC_events.I1"/>
    </style:style>
    <style:style style:name="ce584" style:family="table-cell" style:parent-style-name="Default">
      <style:table-cell-properties fo:background-color="#ffff00"/>
      <style:map style:condition="cell-content()=&quot;till&quot;" style:apply-style-name="Bad" style:base-cell-address="LDNDC_events.I1"/>
      <style:map style:condition="cell-content()=&quot;fertilize&quot;" style:apply-style-name="Accent_20_2" style:base-cell-address="LDNDC_events.I1"/>
      <style:map style:condition="cell-content()=&quot;plant&quot;" style:apply-style-name="Accent_20_3" style:base-cell-address="LDNDC_events.I1"/>
      <style:map style:condition="cell-content()=&quot;harvest&quot;" style:apply-style-name="Good" style:base-cell-address="LDNDC_events.I1"/>
    </style:style>
  </office:automatic-styles>
  <office:body>
    <office:spreadsheet>
      <table:calculation-settings table:automatic-find-labels="false" table:use-regular-expressions="false" table:use-wildcards="true"/>
      <table:table table:name="LDNDC_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61"/>
        <table:table-column table:style-name="co5" table:default-cell-style-name="ce240"/>
        <table:table-column table:style-name="co6" table:default-cell-style-name="ce415"/>
        <table:table-column table:style-name="co7" table:default-cell-style-name="Default"/>
        <table:table-column table:style-name="co8" table:default-cell-style-name="Default"/>
        <table:table-column table:style-name="co9" table:default-cell-style-name="ce58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6" table:default-cell-style-name="Default"/>
        <table:table-row table:style-name="ro1">
          <table:table-cell office:value-type="string" calcext:value-type="string">
            <text:p>Crop_Name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Scen_Name</text:p>
          </table:table-cell>
          <table:table-cell office:value-type="string" calcext:value-type="string">
            <text:p>sequence_years</text:p>
          </table:table-cell>
          <table:table-cell office:value-type="string" calcext:value-type="string">
            <text:p>time_perio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ndc_event</text:p>
          </table:table-cell>
          <table:table-cell office:value-type="string" calcext:value-type="string">
            <text:p>date2</text:p>
          </table:table-cell>
          <table:table-cell office:value-type="string" calcext:value-type="string">
            <text:p>dndc_plant_type1</text:p>
          </table:table-cell>
          <table:table-cell office:value-type="string" calcext:value-type="string">
            <text:p>initialbiomass</text:p>
          </table:table-cell>
          <table:table-cell office:value-type="string" calcext:value-type="string">
            <text:p>till_depth_m</text:p>
          </table:table-cell>
          <table:table-cell office:value-type="string" calcext:value-type="string">
            <text:p>n_rate_kg_ha</text:p>
          </table:table-cell>
          <table:table-cell office:value-type="string" calcext:value-type="string">
            <text:p>remains</text:p>
          </table:table-cell>
          <table:table-cell office:value-type="string" calcext:value-type="string">
            <text:p>covercrop</text:p>
          </table:table-cell>
          <table:table-cell office:value-type="string" calcext:value-type="string">
            <text:p>dndc_plant_type</text:p>
          </table:table-cell>
          <table:table-cell office:value-type="string" calcext:value-type="string">
            <text:p>dndc_nam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2" office:value-type="float" office:value="0" calcext:value-type="float">
            <text:p>0</text:p>
          </table:table-cell>
          <table:table-cell table:style-name="ce241" office:value-type="string" calcext:value-type="string">
            <text:p>1850:1900</text:p>
          </table:table-cell>
          <table:table-cell table:style-name="ce416" table:formula="of:=LEFT([.E2]; 4)" office:value-type="string" office:string-value="1850" calcext:value-type="string">
            <text:p>1850</text:p>
          </table:table-cell>
          <table:table-cell table:formula="of:=RIGHT([.E2];4)" office:value-type="string" office:string-value="1900" calcext:value-type="string">
            <text:p>1900</text:p>
          </table:table-cell>
          <table:table-cell office:value-type="string" calcext:value-type="string">
            <text:p>Wheat starts as spring wheat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2" office:value-type="float" office:value="0" calcext:value-type="float">
            <text:p>0</text:p>
          </table:table-cell>
          <table:table-cell table:style-name="ce242" office:value-type="string" calcext:value-type="string">
            <text:p>1850:1900</text:p>
          </table:table-cell>
          <table:table-cell table:style-name="ce416" table:formula="of:=LEFT([.E3]; 4)" office:value-type="string" office:string-value="1850" calcext:value-type="string">
            <text:p>1850</text:p>
          </table:table-cell>
          <table:table-cell table:formula="of:=RIGHT([.E3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8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3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2" office:value-type="float" office:value="0" calcext:value-type="float">
            <text:p>0</text:p>
          </table:table-cell>
          <table:table-cell table:style-name="ce243" office:value-type="string" calcext:value-type="string">
            <text:p>1850:1900</text:p>
          </table:table-cell>
          <table:table-cell table:style-name="ce416" table:formula="of:=LEFT([.E4]; 4)" office:value-type="string" office:string-value="1850" calcext:value-type="string">
            <text:p>1850</text:p>
          </table:table-cell>
          <table:table-cell table:formula="of:=RIGHT([.E4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45" office:value-type="string" calcext:value-type="string">
            <text:p>1850:1900</text:p>
          </table:table-cell>
          <table:table-cell table:formula="of:=LEFT([.E5]; 4)" office:value-type="string" office:string-value="1850" calcext:value-type="string">
            <text:p>1850</text:p>
          </table:table-cell>
          <table:table-cell table:formula="of:=RIGHT([.E5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6-10</text:p>
          </table:table-cell>
          <table:table-cell office:value-type="string" calcext:value-type="string">
            <text:p>SP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])" office:value-type="string" office:string-value="spwh" calcext:value-type="string">
            <text:p>sp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46" office:value-type="string" calcext:value-type="string">
            <text:p>1850:1900</text:p>
          </table:table-cell>
          <table:table-cell table:formula="of:=LEFT([.E6]; 4)" office:value-type="string" office:string-value="1850" calcext:value-type="string">
            <text:p>1850</text:p>
          </table:table-cell>
          <table:table-cell table:formula="of:=RIGHT([.E6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SPWH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table:formula="of:=LOWER([.K6])" office:value-type="string" office:string-value="spwh" calcext:value-type="string">
            <text:p>sp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246"/>
          <table:table-cell table:number-columns-repeated="11"/>
          <table:table-cell table:formula="of:=LOWER([.K7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3" office:value-type="float" office:value="0" calcext:value-type="float">
            <text:p>0</text:p>
          </table:table-cell>
          <table:table-cell table:style-name="ce247" office:value-type="string" calcext:value-type="string">
            <text:p>1901:1901</text:p>
          </table:table-cell>
          <table:table-cell table:style-name="ce417" table:formula="of:=LEFT([.E8]; 4)" office:value-type="string" office:string-value="1901" calcext:value-type="string">
            <text:p>1901</text:p>
          </table:table-cell>
          <table:table-cell table:formula="of:=RIGHT([.E8];4)" office:value-type="string" office:string-value="1901" calcext:value-type="string">
            <text:p>1901</text:p>
          </table:table-cell>
          <table:table-cell office:value-type="string" calcext:value-type="string">
            <text:p>Winter wheat start up year, no harvest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8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4" office:value-type="float" office:value="0" calcext:value-type="float">
            <text:p>0</text:p>
          </table:table-cell>
          <table:table-cell table:style-name="ce248" office:value-type="string" calcext:value-type="string">
            <text:p>1901:1901</text:p>
          </table:table-cell>
          <table:table-cell table:style-name="ce418" table:formula="of:=LEFT([.E9]; 4)" office:value-type="string" office:string-value="1901" calcext:value-type="string">
            <text:p>1901</text:p>
          </table:table-cell>
          <table:table-cell table:formula="of:=RIGHT([.E9];4)" office:value-type="string" office:string-value="1901" calcext:value-type="string">
            <text:p>190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9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5" office:value-type="float" office:value="0" calcext:value-type="float">
            <text:p>0</text:p>
          </table:table-cell>
          <table:table-cell table:style-name="ce249" office:value-type="string" calcext:value-type="string">
            <text:p>1901:1901</text:p>
          </table:table-cell>
          <table:table-cell table:style-name="ce419" table:formula="of:=LEFT([.E10]; 4)" office:value-type="string" office:string-value="1901" calcext:value-type="string">
            <text:p>1901</text:p>
          </table:table-cell>
          <table:table-cell table:formula="of:=RIGHT([.E10];4)" office:value-type="string" office:string-value="1901" calcext:value-type="string">
            <text:p>190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10-2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table:formula="of:=LOWER([.K10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3" office:value-type="float" office:value="0" calcext:value-type="float">
            <text:p>0</text:p>
          </table:table-cell>
          <table:table-cell table:style-name="ce250" office:value-type="string" calcext:value-type="string">
            <text:p>1901:1901</text:p>
          </table:table-cell>
          <table:table-cell table:style-name="ce417" table:formula="of:=LEFT([.E11]; 4)" office:value-type="string" office:string-value="1901" calcext:value-type="string">
            <text:p>1901</text:p>
          </table:table-cell>
          <table:table-cell table:formula="of:=RIGHT([.E11];4)" office:value-type="string" office:string-value="1901" calcext:value-type="string">
            <text:p>190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1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/>
          <table:table-cell table:style-name="ce163"/>
          <table:table-cell table:style-name="ce250"/>
          <table:table-cell table:style-name="ce417"/>
          <table:table-cell table:number-columns-repeated="10"/>
          <table:table-cell table:formula="of:=LOWER([.K12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3" office:value-type="float" office:value="0" calcext:value-type="float">
            <text:p>0</text:p>
          </table:table-cell>
          <table:table-cell table:style-name="ce251" office:value-type="string" calcext:value-type="string">
            <text:p>1902:1942</text:p>
          </table:table-cell>
          <table:table-cell table:style-name="ce417" table:formula="of:=LEFT([.E13]; 4)" office:value-type="string" office:string-value="1902" calcext:value-type="string">
            <text:p>1902</text:p>
          </table:table-cell>
          <table:table-cell table:formula="of:=RIGHT([.E13];4)" office:value-type="string" office:string-value="1942" calcext:value-type="string">
            <text:p>1942</text:p>
          </table:table-cell>
          <table:table-cell office:value-type="string" calcext:value-type="string">
            <text:p>harvest cycle starts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table:formula="of:=LOWER([.K13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6" office:value-type="float" office:value="0" calcext:value-type="float">
            <text:p>0</text:p>
          </table:table-cell>
          <table:table-cell table:style-name="ce252" office:value-type="string" calcext:value-type="string">
            <text:p>1902:1942</text:p>
          </table:table-cell>
          <table:table-cell table:style-name="ce420" table:formula="of:=LEFT([.E14]; 4)" office:value-type="string" office:string-value="1902" calcext:value-type="string">
            <text:p>1902</text:p>
          </table:table-cell>
          <table:table-cell table:formula="of:=RIGHT([.E14];4)" office:value-type="string" office:string-value="1942" calcext:value-type="string">
            <text:p>1942</text:p>
          </table:table-cell>
          <table:table-cell office:value-type="string" calcext:value-type="string">
            <text:p>Winter wheat start up year, no harvest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4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6" office:value-type="float" office:value="0" calcext:value-type="float">
            <text:p>0</text:p>
          </table:table-cell>
          <table:table-cell table:style-name="ce253" office:value-type="string" calcext:value-type="string">
            <text:p>1902:1942</text:p>
          </table:table-cell>
          <table:table-cell table:style-name="ce420" table:formula="of:=LEFT([.E15]; 4)" office:value-type="string" office:string-value="1902" calcext:value-type="string">
            <text:p>1902</text:p>
          </table:table-cell>
          <table:table-cell table:formula="of:=RIGHT([.E15];4)" office:value-type="string" office:string-value="1942" calcext:value-type="string">
            <text:p>194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10-2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table:formula="of:=LOWER([.K15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7" office:value-type="float" office:value="0" calcext:value-type="float">
            <text:p>0</text:p>
          </table:table-cell>
          <table:table-cell table:style-name="ce254" office:value-type="string" calcext:value-type="string">
            <text:p>1902:1942</text:p>
          </table:table-cell>
          <table:table-cell table:style-name="ce421" table:formula="of:=LEFT([.E16]; 4)" office:value-type="string" office:string-value="1902" calcext:value-type="string">
            <text:p>1902</text:p>
          </table:table-cell>
          <table:table-cell table:formula="of:=RIGHT([.E16];4)" office:value-type="string" office:string-value="1942" calcext:value-type="string">
            <text:p>194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6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17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8" office:value-type="float" office:value="0" calcext:value-type="float">
            <text:p>0</text:p>
          </table:table-cell>
          <table:table-cell table:style-name="ce255" office:value-type="string" calcext:value-type="string">
            <text:p>1943:1970</text:p>
          </table:table-cell>
          <table:table-cell table:style-name="ce422" table:formula="of:=LEFT([.E18]; 4)" office:value-type="string" office:string-value="1943" calcext:value-type="string">
            <text:p>1943</text:p>
          </table:table-cell>
          <table:table-cell table:formula="of:=RIGHT([.E18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table:formula="of:=LOWER([.K18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9" office:value-type="float" office:value="0" calcext:value-type="float">
            <text:p>0</text:p>
          </table:table-cell>
          <table:table-cell table:style-name="ce256" office:value-type="string" calcext:value-type="string">
            <text:p>1943:1970</text:p>
          </table:table-cell>
          <table:table-cell table:style-name="ce423" table:formula="of:=LEFT([.E19]; 4)" office:value-type="string" office:string-value="1943" calcext:value-type="string">
            <text:p>1943</text:p>
          </table:table-cell>
          <table:table-cell table:formula="of:=RIGHT([.E19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9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0" office:value-type="float" office:value="0" calcext:value-type="float">
            <text:p>0</text:p>
          </table:table-cell>
          <table:table-cell table:style-name="ce257" office:value-type="string" calcext:value-type="string">
            <text:p>1943:1970</text:p>
          </table:table-cell>
          <table:table-cell table:style-name="ce424" table:formula="of:=LEFT([.E20]; 4)" office:value-type="string" office:string-value="1943" calcext:value-type="string">
            <text:p>1943</text:p>
          </table:table-cell>
          <table:table-cell table:formula="of:=RIGHT([.E20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0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69" office:value-type="float" office:value="0" calcext:value-type="float">
            <text:p>0</text:p>
          </table:table-cell>
          <table:table-cell table:style-name="ce258" office:value-type="string" calcext:value-type="string">
            <text:p>1943:1970</text:p>
          </table:table-cell>
          <table:table-cell table:style-name="ce423" table:formula="of:=LEFT([.E21]; 4)" office:value-type="string" office:string-value="1943" calcext:value-type="string">
            <text:p>1943</text:p>
          </table:table-cell>
          <table:table-cell table:formula="of:=RIGHT([.E21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10-26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  <table:table-cell table:formula="of:=LOWER([.K21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1" office:value-type="float" office:value="0" calcext:value-type="float">
            <text:p>0</text:p>
          </table:table-cell>
          <table:table-cell table:style-name="ce259" office:value-type="string" calcext:value-type="string">
            <text:p>1943:1970</text:p>
          </table:table-cell>
          <table:table-cell table:style-name="ce425" table:formula="of:=LEFT([.E22]; 4)" office:value-type="string" office:string-value="1943" calcext:value-type="string">
            <text:p>1943</text:p>
          </table:table-cell>
          <table:table-cell table:formula="of:=RIGHT([.E22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2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23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2" office:value-type="float" office:value="0" calcext:value-type="float">
            <text:p>0</text:p>
          </table:table-cell>
          <table:table-cell table:style-name="ce260" office:value-type="string" calcext:value-type="string">
            <text:p>1971:2021</text:p>
          </table:table-cell>
          <table:table-cell table:style-name="ce426" table:formula="of:=LEFT([.E24]; 4)" office:value-type="string" office:string-value="1971" calcext:value-type="string">
            <text:p>1971</text:p>
          </table:table-cell>
          <table:table-cell table:formula="of:=RIGHT([.E24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table:formula="of:=LOWER([.K24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3" office:value-type="float" office:value="0" calcext:value-type="float">
            <text:p>0</text:p>
          </table:table-cell>
          <table:table-cell table:style-name="ce261" office:value-type="string" calcext:value-type="string">
            <text:p>1971:2021</text:p>
          </table:table-cell>
          <table:table-cell table:style-name="ce427" table:formula="of:=LEFT([.E25]; 4)" office:value-type="string" office:string-value="1971" calcext:value-type="string">
            <text:p>1971</text:p>
          </table:table-cell>
          <table:table-cell table:formula="of:=RIGHT([.E25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5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4" office:value-type="float" office:value="0" calcext:value-type="float">
            <text:p>0</text:p>
          </table:table-cell>
          <table:table-cell table:style-name="ce262" office:value-type="string" calcext:value-type="string">
            <text:p>1971:2021</text:p>
          </table:table-cell>
          <table:table-cell table:style-name="ce428" table:formula="of:=LEFT([.E26]; 4)" office:value-type="string" office:string-value="1971" calcext:value-type="string">
            <text:p>1971</text:p>
          </table:table-cell>
          <table:table-cell table:formula="of:=RIGHT([.E26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6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3" office:value-type="float" office:value="0" calcext:value-type="float">
            <text:p>0</text:p>
          </table:table-cell>
          <table:table-cell table:style-name="ce263" office:value-type="string" calcext:value-type="string">
            <text:p>1971:2021</text:p>
          </table:table-cell>
          <table:table-cell table:style-name="ce427" table:formula="of:=LEFT([.E27]; 4)" office:value-type="string" office:string-value="1971" calcext:value-type="string">
            <text:p>1971</text:p>
          </table:table-cell>
          <table:table-cell table:formula="of:=RIGHT([.E27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10-26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27])">
            <text:p/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75" office:value-type="float" office:value="0" calcext:value-type="float">
            <text:p>0</text:p>
          </table:table-cell>
          <table:table-cell table:style-name="ce264" office:value-type="string" calcext:value-type="string">
            <text:p>1971:2021</text:p>
          </table:table-cell>
          <table:table-cell table:style-name="ce429" table:formula="of:=LEFT([.E28]; 4)" office:value-type="string" office:string-value="1971" calcext:value-type="string">
            <text:p>1971</text:p>
          </table:table-cell>
          <table:table-cell table:formula="of:=RIGHT([.E28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8])" office:value-type="string" office:string-value="wiwh" calcext:value-type="string">
            <text:p>wiwh</text:p>
          </table:table-cell>
          <table:table-cell office:value-type="string" calcext:value-type="string">
            <text:p>historicwheat</text:p>
          </table:table-cell>
          <table:table-cell table:number-columns-repeated="1006"/>
        </table:table-row>
        <table:table-row table:style-name="ro2">
          <table:table-cell/>
          <table:table-cell table:style-name="ce17"/>
          <table:table-cell/>
          <table:table-cell table:style-name="ce175"/>
          <table:table-cell table:style-name="ce265"/>
          <table:table-cell table:style-name="ce429"/>
          <table:table-cell table:number-columns-repeated="10"/>
          <table:table-cell table:formula="of:=LOWER([.K29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30]; 4)" office:value-type="string" office:string-value="2022" calcext:value-type="string">
            <text:p>2022</text:p>
          </table:table-cell>
          <table:table-cell table:formula="of:=RIGHT([.E3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30])">
            <text:p/>
          </table:table-cell>
          <table:table-cell office:value-type="string" calcext:value-type="string">
            <text:p>monocrop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1080" office:value-type="string" calcext:value-type="string">
            <text:p>2022:2051</text:p>
          </table:table-cell>
          <table:table-cell table:formula="of:=LEFT([.E31]; 4)" office:value-type="string" office:string-value="2022" calcext:value-type="string">
            <text:p>2022</text:p>
          </table:table-cell>
          <table:table-cell table:formula="of:=RIGHT([.E3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1])" office:value-type="string" office:string-value="wiwh" calcext:value-type="string">
            <text:p>wiwh</text:p>
          </table:table-cell>
          <table:table-cell office:value-type="string" calcext:value-type="string">
            <text:p>monocrop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1081" office:value-type="string" calcext:value-type="string">
            <text:p>2022:2051</text:p>
          </table:table-cell>
          <table:table-cell table:formula="of:=LEFT([.E32]; 4)" office:value-type="string" office:string-value="2022" calcext:value-type="string">
            <text:p>2022</text:p>
          </table:table-cell>
          <table:table-cell table:formula="of:=RIGHT([.E3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2])">
            <text:p/>
          </table:table-cell>
          <table:table-cell office:value-type="string" calcext:value-type="string">
            <text:p>monocrop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33]; 4)" office:value-type="string" office:string-value="2022" calcext:value-type="string">
            <text:p>2022</text:p>
          </table:table-cell>
          <table:table-cell table:formula="of:=RIGHT([.E3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3])" office:value-type="string" office:string-value="wiwh" calcext:value-type="string">
            <text:p>wiwh</text:p>
          </table:table-cell>
          <table:table-cell office:value-type="string" calcext:value-type="string">
            <text:p>monocropwheat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1082"/>
          <table:table-cell table:number-columns-repeated="11"/>
          <table:table-cell table:formula="of:=LOWER([.K34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1</text:p>
          </table:table-cell>
          <table:table-cell table:formula="of:=LEFT([.E35]; 4)" office:value-type="string" office:string-value="2022" calcext:value-type="string">
            <text:p>2022</text:p>
          </table:table-cell>
          <table:table-cell table:formula="of:=RIGHT([.E3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35])">
            <text:p/>
          </table:table-cell>
          <table:table-cell office:value-type="string" calcext:value-type="string">
            <text:p>notill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36]; 4)" office:value-type="string" office:string-value="2022" calcext:value-type="string">
            <text:p>2022</text:p>
          </table:table-cell>
          <table:table-cell table:formula="of:=RIGHT([.E3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6])" office:value-type="string" office:string-value="wiwh" calcext:value-type="string">
            <text:p>wiwh</text:p>
          </table:table-cell>
          <table:table-cell office:value-type="string" calcext:value-type="string">
            <text:p>notill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37]; 4)" office:value-type="string" office:string-value="2022" calcext:value-type="string">
            <text:p>2022</text:p>
          </table:table-cell>
          <table:table-cell table:formula="of:=RIGHT([.E3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7])">
            <text:p/>
          </table:table-cell>
          <table:table-cell office:value-type="string" calcext:value-type="string">
            <text:p>notill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1</text:p>
          </table:table-cell>
          <table:table-cell table:formula="of:=LEFT([.E38]; 4)" office:value-type="string" office:string-value="2022" calcext:value-type="string">
            <text:p>2022</text:p>
          </table:table-cell>
          <table:table-cell table:formula="of:=RIGHT([.E3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8])" office:value-type="string" office:string-value="wiwh" calcext:value-type="string">
            <text:p>wiwh</text:p>
          </table:table-cell>
          <table:table-cell office:value-type="string" calcext:value-type="string">
            <text:p>notillwheat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39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40]; 4)" office:value-type="string" office:string-value="2022" calcext:value-type="string">
            <text:p>2022</text:p>
          </table:table-cell>
          <table:table-cell table:formula="of:=RIGHT([.E4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40])">
            <text:p/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1</text:p>
          </table:table-cell>
          <table:table-cell table:formula="of:=LEFT([.E41]; 4)" office:value-type="string" office:string-value="2022" calcext:value-type="string">
            <text:p>2022</text:p>
          </table:table-cell>
          <table:table-cell table:formula="of:=RIGHT([.E4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41])" office:value-type="string" office:string-value="wiwh" calcext:value-type="string">
            <text:p>wiwh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42]; 4)" office:value-type="string" office:string-value="2022" calcext:value-type="string">
            <text:p>2022</text:p>
          </table:table-cell>
          <table:table-cell table:formula="of:=RIGHT([.E4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2])">
            <text:p/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43]; 4)" office:value-type="string" office:string-value="2022" calcext:value-type="string">
            <text:p>2022</text:p>
          </table:table-cell>
          <table:table-cell table:formula="of:=RIGHT([.E4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BRUS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3])" office:value-type="string" office:string-value="brus" calcext:value-type="string">
            <text:p>brus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1</text:p>
          </table:table-cell>
          <table:table-cell table:formula="of:=LEFT([.E44]; 4)" office:value-type="string" office:string-value="2022" calcext:value-type="string">
            <text:p>2022</text:p>
          </table:table-cell>
          <table:table-cell table:formula="of:=RIGHT([.E4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4])" office:value-type="string" office:string-value="cowp" calcext:value-type="string">
            <text:p>cowp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45]; 4)" office:value-type="string" office:string-value="2022" calcext:value-type="string">
            <text:p>2022</text:p>
          </table:table-cell>
          <table:table-cell table:formula="of:=RIGHT([.E4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5])" office:value-type="string" office:string-value="winterrye" calcext:value-type="string">
            <text:p>winterrye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59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46" office:value-type="float" office:value="0" calcext:value-type="float">
            <text:p>0</text:p>
          </table:table-cell>
          <table:table-cell table:style-name="ce1086" office:value-type="string" calcext:value-type="string">
            <text:p>2022:2051</text:p>
          </table:table-cell>
          <table:table-cell table:style-name="ce1333" table:formula="of:=LEFT([.E46]; 4)" office:value-type="string" office:string-value="2022" calcext:value-type="string">
            <text:p>2022</text:p>
          </table:table-cell>
          <table:table-cell table:formula="of:=RIGHT([.E46];4)" office:value-type="string" office:string-value="2051" calcext:value-type="string">
            <text:p>2051</text:p>
          </table:table-cell>
          <table:table-cell office:value-type="string" calcext:value-type="string">
            <text:p>LDNDC need to remove one crop to grow another. Leaving 80% residue.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6])" office:value-type="string" office:string-value="winterrye" calcext:value-type="string">
            <text:p>winterrye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59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47" office:value-type="float" office:value="0" calcext:value-type="float">
            <text:p>0</text:p>
          </table:table-cell>
          <table:table-cell table:style-name="ce1087" office:value-type="string" calcext:value-type="string">
            <text:p>2022:2051</text:p>
          </table:table-cell>
          <table:table-cell table:style-name="ce1334" table:formula="of:=LEFT([.E47]; 4)" office:value-type="string" office:string-value="2022" calcext:value-type="string">
            <text:p>2022</text:p>
          </table:table-cell>
          <table:table-cell table:formula="of:=RIGHT([.E4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BRUS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7])" office:value-type="string" office:string-value="brus" calcext:value-type="string">
            <text:p>brus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59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48" office:value-type="float" office:value="0" calcext:value-type="float">
            <text:p>0</text:p>
          </table:table-cell>
          <table:table-cell table:style-name="ce1088" office:value-type="string" calcext:value-type="string">
            <text:p>2022:2051</text:p>
          </table:table-cell>
          <table:table-cell table:style-name="ce1335" table:formula="of:=LEFT([.E48]; 4)" office:value-type="string" office:string-value="2022" calcext:value-type="string">
            <text:p>2022</text:p>
          </table:table-cell>
          <table:table-cell table:formula="of:=RIGHT([.E4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8])" office:value-type="string" office:string-value="cowp" calcext:value-type="string">
            <text:p>cowp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49]; 4)" office:value-type="string" office:string-value="2022" calcext:value-type="string">
            <text:p>2022</text:p>
          </table:table-cell>
          <table:table-cell table:formula="of:=RIGHT([.E4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9])" office:value-type="string" office:string-value="wiwh" calcext:value-type="string">
            <text:p>wiwh</text:p>
          </table:table-cell>
          <table:table-cell office:value-type="string" calcext:value-type="string">
            <text:p>covermixwheat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1085"/>
          <table:table-cell table:number-columns-repeated="11"/>
          <table:table-cell table:formula="of:=LOWER([.K50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51]; 4)" office:value-type="string" office:string-value="2022" calcext:value-type="string">
            <text:p>2022</text:p>
          </table:table-cell>
          <table:table-cell table:formula="of:=RIGHT([.E5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51])">
            <text:p/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52]; 4)" office:value-type="string" office:string-value="2022" calcext:value-type="string">
            <text:p>2022</text:p>
          </table:table-cell>
          <table:table-cell table:formula="of:=RIGHT([.E5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52])" office:value-type="string" office:string-value="wiwh" calcext:value-type="string">
            <text:p>wiwh</text:p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1</text:p>
          </table:table-cell>
          <table:table-cell table:formula="of:=LEFT([.E53]; 4)" office:value-type="string" office:string-value="2022" calcext:value-type="string">
            <text:p>2022</text:p>
          </table:table-cell>
          <table:table-cell table:formula="of:=RIGHT([.E5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3])">
            <text:p/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54]; 4)" office:value-type="string" office:string-value="2022" calcext:value-type="string">
            <text:p>2022</text:p>
          </table:table-cell>
          <table:table-cell table:formula="of:=RIGHT([.E5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4])" office:value-type="string" office:string-value="winterrye" calcext:value-type="string">
            <text:p>winterrye</text:p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595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757" office:value-type="float" office:value="0" calcext:value-type="float">
            <text:p>0</text:p>
          </table:table-cell>
          <table:table-cell table:style-name="ce852" office:value-type="string" calcext:value-type="string">
            <text:p>2022:2051</text:p>
          </table:table-cell>
          <table:table-cell table:style-name="ce1019" table:formula="of:=LEFT([.E55]; 4)" office:value-type="string" office:string-value="2022" calcext:value-type="string">
            <text:p>2022</text:p>
          </table:table-cell>
          <table:table-cell table:formula="of:=RIGHT([.E5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table:formula="of:=LOWER([.K55])" office:value-type="string" office:string-value="winterrye" calcext:value-type="string">
            <text:p>winterrye</text:p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56]; 4)" office:value-type="string" office:string-value="2022" calcext:value-type="string">
            <text:p>2022</text:p>
          </table:table-cell>
          <table:table-cell table:formula="of:=RIGHT([.E5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6])" office:value-type="string" office:string-value="wiwh" calcext:value-type="string">
            <text:p>wiwh</text:p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1085"/>
          <table:table-cell table:number-columns-repeated="11"/>
          <table:table-cell table:formula="of:=LOWER([.K57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58]; 4)" office:value-type="string" office:string-value="2022" calcext:value-type="string">
            <text:p>2022</text:p>
          </table:table-cell>
          <table:table-cell table:formula="of:=RIGHT([.E5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58])">
            <text:p/>
          </table:table-cell>
          <table:table-cell office:value-type="string" calcext:value-type="string">
            <text:p>coverlegum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59]; 4)" office:value-type="string" office:string-value="2022" calcext:value-type="string">
            <text:p>2022</text:p>
          </table:table-cell>
          <table:table-cell table:formula="of:=RIGHT([.E5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59])" office:value-type="string" office:string-value="wiwh" calcext:value-type="string">
            <text:p>wiwh</text:p>
          </table:table-cell>
          <table:table-cell office:value-type="string" calcext:value-type="string">
            <text:p>coverlegum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1</text:p>
          </table:table-cell>
          <table:table-cell table:formula="of:=LEFT([.E60]; 4)" office:value-type="string" office:string-value="2022" calcext:value-type="string">
            <text:p>2022</text:p>
          </table:table-cell>
          <table:table-cell table:formula="of:=RIGHT([.E6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60])">
            <text:p/>
          </table:table-cell>
          <table:table-cell office:value-type="string" calcext:value-type="string">
            <text:p>coverlegum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61]; 4)" office:value-type="string" office:string-value="2022" calcext:value-type="string">
            <text:p>2022</text:p>
          </table:table-cell>
          <table:table-cell table:formula="of:=RIGHT([.E6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61])" office:value-type="string" office:string-value="cowp" calcext:value-type="string">
            <text:p>cowp</text:p>
          </table:table-cell>
          <table:table-cell office:value-type="string" calcext:value-type="string">
            <text:p>coverlegum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6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50" office:value-type="float" office:value="0" calcext:value-type="float">
            <text:p>0</text:p>
          </table:table-cell>
          <table:table-cell table:style-name="ce1090" office:value-type="string" calcext:value-type="string">
            <text:p>2022:2051</text:p>
          </table:table-cell>
          <table:table-cell table:style-name="ce1337" table:formula="of:=LEFT([.E62]; 4)" office:value-type="string" office:string-value="2022" calcext:value-type="string">
            <text:p>2022</text:p>
          </table:table-cell>
          <table:table-cell table:formula="of:=RIGHT([.E6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table:formula="of:=LOWER([.K62])" office:value-type="string" office:string-value="cowp" calcext:value-type="string">
            <text:p>cowp</text:p>
          </table:table-cell>
          <table:table-cell office:value-type="string" calcext:value-type="string">
            <text:p>coverrye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63]; 4)" office:value-type="string" office:string-value="2022" calcext:value-type="string">
            <text:p>2022</text:p>
          </table:table-cell>
          <table:table-cell table:formula="of:=RIGHT([.E6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63])" office:value-type="string" office:string-value="wiwh" calcext:value-type="string">
            <text:p>wiwh</text:p>
          </table:table-cell>
          <table:table-cell office:value-type="string" calcext:value-type="string">
            <text:p>coverlegumewheat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1085"/>
          <table:table-cell table:number-columns-repeated="11"/>
          <table:table-cell table:formula="of:=LOWER([.K64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65]; 4)" office:value-type="string" office:string-value="2022" calcext:value-type="string">
            <text:p>2022</text:p>
          </table:table-cell>
          <table:table-cell table:formula="of:=RIGHT([.E6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17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2"/>
          <table:table-cell table:formula="of:=LOWER([.K65])">
            <text:p/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66]; 4)" office:value-type="string" office:string-value="2022" calcext:value-type="string">
            <text:p>2022</text:p>
          </table:table-cell>
          <table:table-cell table:formula="of:=RIGHT([.E6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66])" office:value-type="string" office:string-value="wiwh" calcext:value-type="string">
            <text:p>wiwh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1</text:p>
          </table:table-cell>
          <table:table-cell table:formula="of:=LEFT([.E67]; 4)" office:value-type="string" office:string-value="2022" calcext:value-type="string">
            <text:p>2022</text:p>
          </table:table-cell>
          <table:table-cell table:formula="of:=RIGHT([.E6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8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67])">
            <text:p/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68]; 4)" office:value-type="string" office:string-value="2022" calcext:value-type="string">
            <text:p>2022</text:p>
          </table:table-cell>
          <table:table-cell table:formula="of:=RIGHT([.E6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BRUS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68])" office:value-type="string" office:string-value="brus" calcext:value-type="string">
            <text:p>brus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table:style-name="ce1082" office:value-type="string" calcext:value-type="string">
            <text:p>2022:2051</text:p>
          </table:table-cell>
          <table:table-cell table:formula="of:=LEFT([.E69]; 4)" office:value-type="string" office:string-value="2022" calcext:value-type="string">
            <text:p>2022</text:p>
          </table:table-cell>
          <table:table-cell table:formula="of:=RIGHT([.E6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69])" office:value-type="string" office:string-value="cowp" calcext:value-type="string">
            <text:p>cowp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table:style-name="ce1085" office:value-type="string" calcext:value-type="string">
            <text:p>2022:2051</text:p>
          </table:table-cell>
          <table:table-cell table:formula="of:=LEFT([.E70]; 4)" office:value-type="string" office:string-value="2022" calcext:value-type="string">
            <text:p>2022</text:p>
          </table:table-cell>
          <table:table-cell table:formula="of:=RIGHT([.E7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70])" office:value-type="string" office:string-value="winterrye" calcext:value-type="string">
            <text:p>winterrye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60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51" office:value-type="float" office:value="0" calcext:value-type="float">
            <text:p>0</text:p>
          </table:table-cell>
          <table:table-cell table:style-name="ce1091" office:value-type="string" calcext:value-type="string">
            <text:p>2022:2051</text:p>
          </table:table-cell>
          <table:table-cell table:style-name="ce1338" table:formula="of:=LEFT([.E71]; 4)" office:value-type="string" office:string-value="2022" calcext:value-type="string">
            <text:p>2022</text:p>
          </table:table-cell>
          <table:table-cell table:formula="of:=RIGHT([.E7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BRUS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71])" office:value-type="string" office:string-value="brus" calcext:value-type="string">
            <text:p>brus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60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51" office:value-type="float" office:value="0" calcext:value-type="float">
            <text:p>0</text:p>
          </table:table-cell>
          <table:table-cell table:style-name="ce1092" office:value-type="string" calcext:value-type="string">
            <text:p>2022:2051</text:p>
          </table:table-cell>
          <table:table-cell table:style-name="ce1338" table:formula="of:=LEFT([.E72]; 4)" office:value-type="string" office:string-value="2022" calcext:value-type="string">
            <text:p>2022</text:p>
          </table:table-cell>
          <table:table-cell table:formula="of:=RIGHT([.E7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72])" office:value-type="string" office:string-value="cowp" calcext:value-type="string">
            <text:p>cowp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table:style-name="ce60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51" office:value-type="float" office:value="0" calcext:value-type="float">
            <text:p>0</text:p>
          </table:table-cell>
          <table:table-cell table:style-name="ce1093" office:value-type="string" calcext:value-type="string">
            <text:p>2022:2051</text:p>
          </table:table-cell>
          <table:table-cell table:style-name="ce1338" table:formula="of:=LEFT([.E73]; 4)" office:value-type="string" office:string-value="2022" calcext:value-type="string">
            <text:p>2022</text:p>
          </table:table-cell>
          <table:table-cell table:formula="of:=RIGHT([.E7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73])" office:value-type="string" office:string-value="winterrye" calcext:value-type="string">
            <text:p>winterrye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:2051</text:p>
          </table:table-cell>
          <table:table-cell table:formula="of:=LEFT([.E74]; 4)" office:value-type="string" office:string-value="2022" calcext:value-type="string">
            <text:p>2022</text:p>
          </table:table-cell>
          <table:table-cell table:formula="of:=RIGHT([.E7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2</text:p>
          </table:table-cell>
          <table:table-cell office:value-type="string" calcext:value-type="string">
            <text:p>WIWH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74])" office:value-type="string" office:string-value="wiwh" calcext:value-type="string">
            <text:p>wiwh</text:p>
          </table:table-cell>
          <table:table-cell office:value-type="string" calcext:value-type="string">
            <text:p>covernotillcovermixwheat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75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949</text:p>
          </table:table-cell>
          <table:table-cell table:formula="of:=LEFT([.E76]; 4)" office:value-type="string" office:string-value="1850" calcext:value-type="string">
            <text:p>1850</text:p>
          </table:table-cell>
          <table:table-cell table:formula="of:=RIGHT([.E76];4)" office:value-type="string" office:string-value="1949" calcext:value-type="string">
            <text:p>1949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76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949</text:p>
          </table:table-cell>
          <table:table-cell table:formula="of:=LEFT([.E77]; 4)" office:value-type="string" office:string-value="1850" calcext:value-type="string">
            <text:p>1850</text:p>
          </table:table-cell>
          <table:table-cell table:formula="of:=RIGHT([.E77];4)" office:value-type="string" office:string-value="1949" calcext:value-type="string">
            <text:p>1949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8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77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949</text:p>
          </table:table-cell>
          <table:table-cell table:formula="of:=LEFT([.E78]; 4)" office:value-type="string" office:string-value="1850" calcext:value-type="string">
            <text:p>1850</text:p>
          </table:table-cell>
          <table:table-cell table:formula="of:=RIGHT([.E78];4)" office:value-type="string" office:string-value="1949" calcext:value-type="string">
            <text:p>1949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8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78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949</text:p>
          </table:table-cell>
          <table:table-cell table:formula="of:=LEFT([.E79]; 4)" office:value-type="string" office:string-value="1850" calcext:value-type="string">
            <text:p>1850</text:p>
          </table:table-cell>
          <table:table-cell table:formula="of:=RIGHT([.E79];4)" office:value-type="string" office:string-value="1949" calcext:value-type="string">
            <text:p>1949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1</text:p>
          </table:table-cell>
          <table:table-cell office:value-type="string" calcext:value-type="string">
            <text:p>COTT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79])" office:value-type="string" office:string-value="cott" calcext:value-type="string">
            <text:p>cott</text:p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949</text:p>
          </table:table-cell>
          <table:table-cell table:formula="of:=LEFT([.E80]; 4)" office:value-type="string" office:string-value="1850" calcext:value-type="string">
            <text:p>1850</text:p>
          </table:table-cell>
          <table:table-cell table:formula="of:=RIGHT([.E80];4)" office:value-type="string" office:string-value="1949" calcext:value-type="string">
            <text:p>1949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80])" office:value-type="string" office:string-value="cott" calcext:value-type="string">
            <text:p>cott</text:p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0:2021</text:p>
          </table:table-cell>
          <table:table-cell table:style-name="ce430" table:formula="of:=LEFT([.E82]; 4)" office:value-type="string" office:string-value="1950" calcext:value-type="string">
            <text:p>1950</text:p>
          </table:table-cell>
          <table:table-cell table:formula="of:=RIGHT([.E82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82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0:2021</text:p>
          </table:table-cell>
          <table:table-cell table:formula="of:=LEFT([.E83]; 4)" office:value-type="string" office:string-value="1950" calcext:value-type="string">
            <text:p>1950</text:p>
          </table:table-cell>
          <table:table-cell table:formula="of:=RIGHT([.E83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8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83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0:2021</text:p>
          </table:table-cell>
          <table:table-cell table:formula="of:=LEFT([.E84]; 4)" office:value-type="string" office:string-value="1950" calcext:value-type="string">
            <text:p>1950</text:p>
          </table:table-cell>
          <table:table-cell table:formula="of:=RIGHT([.E84];4)" office:value-type="string" office:string-value="2021" calcext:value-type="string">
            <text:p>2021</text:p>
          </table:table-cell>
          <table:table-cell office:value-type="string" calcext:value-type="string">
            <text:p>add fertilizer</text:p>
          </table:table-cell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84])">
            <text:p/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0:2021</text:p>
          </table:table-cell>
          <table:table-cell table:formula="of:=LEFT([.E85]; 4)" office:value-type="string" office:string-value="1950" calcext:value-type="string">
            <text:p>1950</text:p>
          </table:table-cell>
          <table:table-cell table:formula="of:=RIGHT([.E85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1</text:p>
          </table:table-cell>
          <table:table-cell office:value-type="string" calcext:value-type="string">
            <text:p>COTT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85])" office:value-type="string" office:string-value="cott" calcext:value-type="string">
            <text:p>cott</text:p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50:2021</text:p>
          </table:table-cell>
          <table:table-cell table:formula="of:=LEFT([.E86]; 4)" office:value-type="string" office:string-value="1950" calcext:value-type="string">
            <text:p>1950</text:p>
          </table:table-cell>
          <table:table-cell table:formula="of:=RIGHT([.E86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86])" office:value-type="string" office:string-value="cott" calcext:value-type="string">
            <text:p>cott</text:p>
          </table:table-cell>
          <table:table-cell office:value-type="string" calcext:value-type="string">
            <text:p>historiccotton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87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266" office:value-type="string" calcext:value-type="string">
            <text:p>2022:2051</text:p>
          </table:table-cell>
          <table:table-cell table:formula="of:=LEFT([.E88]; 4)" office:value-type="string" office:string-value="2022" calcext:value-type="string">
            <text:p>2022</text:p>
          </table:table-cell>
          <table:table-cell table:formula="of:=RIGHT([.E8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88])">
            <text:p/>
          </table:table-cell>
          <table:table-cell office:value-type="string" calcext:value-type="string">
            <text:p>monocrop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267" office:value-type="string" calcext:value-type="string">
            <text:p>2022:2051</text:p>
          </table:table-cell>
          <table:table-cell table:formula="of:=LEFT([.E89]; 4)" office:value-type="string" office:string-value="2022" calcext:value-type="string">
            <text:p>2022</text:p>
          </table:table-cell>
          <table:table-cell table:formula="of:=RIGHT([.E8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89])">
            <text:p/>
          </table:table-cell>
          <table:table-cell office:value-type="string" calcext:value-type="string">
            <text:p>monocrop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268" office:value-type="string" calcext:value-type="string">
            <text:p>2022:2051</text:p>
          </table:table-cell>
          <table:table-cell table:formula="of:=LEFT([.E90]; 4)" office:value-type="string" office:string-value="2022" calcext:value-type="string">
            <text:p>2022</text:p>
          </table:table-cell>
          <table:table-cell table:formula="of:=RIGHT([.E9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1</text:p>
          </table:table-cell>
          <table:table-cell office:value-type="string" calcext:value-type="string">
            <text:p>COTT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90])" office:value-type="string" office:string-value="cott" calcext:value-type="string">
            <text:p>cott</text:p>
          </table:table-cell>
          <table:table-cell office:value-type="string" calcext:value-type="string">
            <text:p>monocrop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office:value-type="float" office:value="0" calcext:value-type="float">
            <text:p>0</text:p>
          </table:table-cell>
          <table:table-cell table:style-name="ce269" office:value-type="string" calcext:value-type="string">
            <text:p>2022:2051</text:p>
          </table:table-cell>
          <table:table-cell table:formula="of:=LEFT([.E91]; 4)" office:value-type="string" office:string-value="2022" calcext:value-type="string">
            <text:p>2022</text:p>
          </table:table-cell>
          <table:table-cell table:formula="of:=RIGHT([.E9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91])" office:value-type="string" office:string-value="cott" calcext:value-type="string">
            <text:p>cott</text:p>
          </table:table-cell>
          <table:table-cell office:value-type="string" calcext:value-type="string">
            <text:p>monocropcotton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92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270" office:value-type="string" calcext:value-type="string">
            <text:p>2022:2051</text:p>
          </table:table-cell>
          <table:table-cell table:formula="of:=LEFT([.E93]; 4)" office:value-type="string" office:string-value="2022" calcext:value-type="string">
            <text:p>2022</text:p>
          </table:table-cell>
          <table:table-cell table:formula="of:=RIGHT([.E9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93])">
            <text:p/>
          </table:table-cell>
          <table:table-cell office:value-type="string" calcext:value-type="string">
            <text:p>notill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notill</text:p>
          </table:table-cell>
          <table:table-cell table:style-name="ce176" office:value-type="float" office:value="0" calcext:value-type="float">
            <text:p>0</text:p>
          </table:table-cell>
          <table:table-cell table:style-name="ce271" office:value-type="string" calcext:value-type="string">
            <text:p>2022:2051</text:p>
          </table:table-cell>
          <table:table-cell table:style-name="ce431" table:formula="of:=LEFT([.E94]; 4)" office:value-type="string" office:string-value="2022" calcext:value-type="string">
            <text:p>2022</text:p>
          </table:table-cell>
          <table:table-cell table:formula="of:=RIGHT([.E9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94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272" office:value-type="string" calcext:value-type="string">
            <text:p>2022:2051</text:p>
          </table:table-cell>
          <table:table-cell table:formula="of:=LEFT([.E95]; 4)" office:value-type="string" office:string-value="2022" calcext:value-type="string">
            <text:p>2022</text:p>
          </table:table-cell>
          <table:table-cell table:formula="of:=RIGHT([.E9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1</text:p>
          </table:table-cell>
          <table:table-cell office:value-type="string" calcext:value-type="string">
            <text:p>COTT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95])" office:value-type="string" office:string-value="cott" calcext:value-type="string">
            <text:p>cott</text:p>
          </table:table-cell>
          <table:table-cell office:value-type="string" calcext:value-type="string">
            <text:p>notill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ill</text:p>
          </table:table-cell>
          <table:table-cell office:value-type="float" office:value="0" calcext:value-type="float">
            <text:p>0</text:p>
          </table:table-cell>
          <table:table-cell table:style-name="ce273" office:value-type="string" calcext:value-type="string">
            <text:p>2022:2051</text:p>
          </table:table-cell>
          <table:table-cell table:formula="of:=LEFT([.E96]; 4)" office:value-type="string" office:string-value="2022" calcext:value-type="string">
            <text:p>2022</text:p>
          </table:table-cell>
          <table:table-cell table:formula="of:=RIGHT([.E9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96])" office:value-type="string" office:string-value="cott" calcext:value-type="string">
            <text:p>cott</text:p>
          </table:table-cell>
          <table:table-cell office:value-type="string" calcext:value-type="string">
            <text:p>notillcotton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273"/>
          <table:table-cell table:number-columns-repeated="1019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4" office:value-type="float" office:value="0" calcext:value-type="float">
            <text:p>0</text:p>
          </table:table-cell>
          <table:table-cell table:style-name="ce1102" office:value-type="string" calcext:value-type="string">
            <text:p>2022:2022</text:p>
          </table:table-cell>
          <table:table-cell table:style-name="ce1341" table:formula="of:=LEFT([.E98]; 4)" office:value-type="string" office:string-value="2022" calcext:value-type="string">
            <text:p>2022</text:p>
          </table:table-cell>
          <table:table-cell table:formula="of:=RIGHT([.E98];4)" office:value-type="string" office:string-value="2022" calcext:value-type="string">
            <text:p>2022</text:p>
          </table:table-cell>
          <table:table-cell office:value-type="string" calcext:value-type="string">
            <text:p>cover crops need a start up year if planted in fall. To start we’ll plant on Jan 1. Same year plant on Nov 1.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98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4" office:value-type="float" office:value="0" calcext:value-type="float">
            <text:p>0</text:p>
          </table:table-cell>
          <table:table-cell table:style-name="ce1103" office:value-type="string" calcext:value-type="string">
            <text:p>2022:2022</text:p>
          </table:table-cell>
          <table:table-cell table:style-name="ce1341" table:formula="of:=LEFT([.E99]; 4)" office:value-type="string" office:string-value="2022" calcext:value-type="string">
            <text:p>2022</text:p>
          </table:table-cell>
          <table:table-cell table:formula="of:=RIGHT([.E9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99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4" office:value-type="float" office:value="0" calcext:value-type="float">
            <text:p>0</text:p>
          </table:table-cell>
          <table:table-cell table:style-name="ce1153" office:value-type="string" calcext:value-type="string">
            <text:p>2022:2022</text:p>
          </table:table-cell>
          <table:table-cell table:style-name="ce1341" table:formula="of:=LEFT([.E100]; 4)" office:value-type="string" office:string-value="2022" calcext:value-type="string">
            <text:p>2022</text:p>
          </table:table-cell>
          <table:table-cell table:formula="of:=RIGHT([.E10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00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514" office:value-type="float" office:value="0" calcext:value-type="float">
            <text:p>0</text:p>
          </table:table-cell>
          <table:table-cell table:style-name="ce1154" office:value-type="string" calcext:value-type="string">
            <text:p>2022:2022</text:p>
          </table:table-cell>
          <table:table-cell table:style-name="ce1761" table:formula="of:=LEFT([.E101]; 4)" office:value-type="string" office:string-value="2022" calcext:value-type="string">
            <text:p>2022</text:p>
          </table:table-cell>
          <table:table-cell table:formula="of:=RIGHT([.E10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SRAP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01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515" office:value-type="float" office:value="0" calcext:value-type="float">
            <text:p>0</text:p>
          </table:table-cell>
          <table:table-cell table:style-name="ce1106" office:value-type="string" calcext:value-type="string">
            <text:p>2022:2022</text:p>
          </table:table-cell>
          <table:table-cell table:style-name="ce1762" table:formula="of:=LEFT([.E102]; 4)" office:value-type="string" office:string-value="2022" calcext:value-type="string">
            <text:p>2022</text:p>
          </table:table-cell>
          <table:table-cell table:formula="of:=RIGHT([.E10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02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515" office:value-type="float" office:value="0" calcext:value-type="float">
            <text:p>0</text:p>
          </table:table-cell>
          <table:table-cell table:style-name="ce1107" office:value-type="string" calcext:value-type="string">
            <text:p>2022:2022</text:p>
          </table:table-cell>
          <table:table-cell table:style-name="ce1762" table:formula="of:=LEFT([.E103]; 4)" office:value-type="string" office:string-value="2022" calcext:value-type="string">
            <text:p>2022</text:p>
          </table:table-cell>
          <table:table-cell table:formula="of:=RIGHT([.E10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03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53" office:value-type="string" calcext:value-type="string">
            <text:p>2022:2022</text:p>
          </table:table-cell>
          <table:table-cell table:style-name="ce432" table:formula="of:=LEFT([.E104]; 4)" office:value-type="string" office:string-value="2022" calcext:value-type="string">
            <text:p>2022</text:p>
          </table:table-cell>
          <table:table-cell table:formula="of:=RIGHT([.E10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04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57" office:value-type="string" calcext:value-type="string">
            <text:p>2022:2022</text:p>
          </table:table-cell>
          <table:table-cell table:style-name="ce433" table:formula="of:=LEFT([.E105]; 4)" office:value-type="string" office:string-value="2022" calcext:value-type="string">
            <text:p>2022</text:p>
          </table:table-cell>
          <table:table-cell table:formula="of:=RIGHT([.E10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05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06" office:value-type="string" calcext:value-type="string">
            <text:p>2022:2022</text:p>
          </table:table-cell>
          <table:table-cell table:formula="of:=LEFT([.E106]; 4)" office:value-type="string" office:string-value="2022" calcext:value-type="string">
            <text:p>2022</text:p>
          </table:table-cell>
          <table:table-cell table:formula="of:=RIGHT([.E10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06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07" office:value-type="string" calcext:value-type="string">
            <text:p>2022:2022</text:p>
          </table:table-cell>
          <table:table-cell table:formula="of:=LEFT([.E107]; 4)" office:value-type="string" office:string-value="2022" calcext:value-type="string">
            <text:p>2022</text:p>
          </table:table-cell>
          <table:table-cell table:formula="of:=RIGHT([.E10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07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58" office:value-type="string" calcext:value-type="string">
            <text:p>2022:2022</text:p>
          </table:table-cell>
          <table:table-cell table:formula="of:=LEFT([.E108]; 4)" office:value-type="string" office:string-value="2022" calcext:value-type="string">
            <text:p>2022</text:p>
          </table:table-cell>
          <table:table-cell table:formula="of:=RIGHT([.E10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08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57" office:value-type="string" calcext:value-type="string">
            <text:p>2022:2022</text:p>
          </table:table-cell>
          <table:table-cell table:formula="of:=LEFT([.E109]; 4)" office:value-type="string" office:string-value="2022" calcext:value-type="string">
            <text:p>2022</text:p>
          </table:table-cell>
          <table:table-cell table:formula="of:=RIGHT([.E10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0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06" office:value-type="string" calcext:value-type="string">
            <text:p>2022:2022</text:p>
          </table:table-cell>
          <table:table-cell table:formula="of:=LEFT([.E110]; 4)" office:value-type="string" office:string-value="2022" calcext:value-type="string">
            <text:p>2022</text:p>
          </table:table-cell>
          <table:table-cell table:formula="of:=RIGHT([.E11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10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07" office:value-type="string" calcext:value-type="string">
            <text:p>2022:2022</text:p>
          </table:table-cell>
          <table:table-cell table:formula="of:=LEFT([.E111]; 4)" office:value-type="string" office:string-value="2022" calcext:value-type="string">
            <text:p>2022</text:p>
          </table:table-cell>
          <table:table-cell table:formula="of:=RIGHT([.E11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11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office:value-type="float" office:value="0" calcext:value-type="float">
            <text:p>0</text:p>
          </table:table-cell>
          <table:table-cell table:style-name="ce1158" office:value-type="string" calcext:value-type="string">
            <text:p>2022:2022</text:p>
          </table:table-cell>
          <table:table-cell table:formula="of:=LEFT([.E112]; 4)" office:value-type="string" office:string-value="2022" calcext:value-type="string">
            <text:p>2022</text:p>
          </table:table-cell>
          <table:table-cell table:formula="of:=RIGHT([.E11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12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6" office:value-type="float" office:value="0" calcext:value-type="float">
            <text:p>0</text:p>
          </table:table-cell>
          <table:table-cell table:style-name="ce1108" office:value-type="string" calcext:value-type="string">
            <text:p>2023:2051</text:p>
          </table:table-cell>
          <table:table-cell table:style-name="ce1345" table:formula="of:=LEFT([.E114]; 4)" office:value-type="string" office:string-value="2023" calcext:value-type="string">
            <text:p>2023</text:p>
          </table:table-cell>
          <table:table-cell table:formula="of:=RIGHT([.E114];4)" office:value-type="string" office:string-value="2051" calcext:value-type="string">
            <text:p>2051</text:p>
          </table:table-cell>
          <table:table-cell office:value-type="string" calcext:value-type="string">
            <text:p>Start harvest as first year event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SRAP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14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7" office:value-type="float" office:value="0" calcext:value-type="float">
            <text:p>0</text:p>
          </table:table-cell>
          <table:table-cell table:style-name="ce1109" office:value-type="string" calcext:value-type="string">
            <text:p>2023:2051</text:p>
          </table:table-cell>
          <table:table-cell table:style-name="ce1346" table:formula="of:=LEFT([.E115]; 4)" office:value-type="string" office:string-value="2023" calcext:value-type="string">
            <text:p>2023</text:p>
          </table:table-cell>
          <table:table-cell table:formula="of:=RIGHT([.E11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15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7" office:value-type="float" office:value="0" calcext:value-type="float">
            <text:p>0</text:p>
          </table:table-cell>
          <table:table-cell table:style-name="ce1110" office:value-type="string" calcext:value-type="string">
            <text:p>2023:2051</text:p>
          </table:table-cell>
          <table:table-cell table:style-name="ce1346" table:formula="of:=LEFT([.E116]; 4)" office:value-type="string" office:string-value="2023" calcext:value-type="string">
            <text:p>2023</text:p>
          </table:table-cell>
          <table:table-cell table:formula="of:=RIGHT([.E11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16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8" office:value-type="string" calcext:value-type="string">
            <text:p>2023:2051</text:p>
          </table:table-cell>
          <table:table-cell table:style-name="ce1347" table:formula="of:=LEFT([.E117]; 4)" office:value-type="string" office:string-value="2023" calcext:value-type="string">
            <text:p>2023</text:p>
          </table:table-cell>
          <table:table-cell table:formula="of:=RIGHT([.E11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17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0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9" office:value-type="string" calcext:value-type="string">
            <text:p>2023:2051</text:p>
          </table:table-cell>
          <table:table-cell table:style-name="ce1348" table:formula="of:=LEFT([.E118]; 4)" office:value-type="string" office:string-value="2023" calcext:value-type="string">
            <text:p>2023</text:p>
          </table:table-cell>
          <table:table-cell table:formula="of:=RIGHT([.E11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18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10" office:value-type="string" calcext:value-type="string">
            <text:p>2023:2051</text:p>
          </table:table-cell>
          <table:table-cell table:style-name="ce1349" table:formula="of:=LEFT([.E119]; 4)" office:value-type="string" office:string-value="2023" calcext:value-type="string">
            <text:p>2023</text:p>
          </table:table-cell>
          <table:table-cell table:formula="of:=RIGHT([.E11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1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8" office:value-type="string" calcext:value-type="string">
            <text:p>2023:2051</text:p>
          </table:table-cell>
          <table:table-cell table:style-name="ce1349" table:formula="of:=LEFT([.E120]; 4)" office:value-type="string" office:string-value="2023" calcext:value-type="string">
            <text:p>2023</text:p>
          </table:table-cell>
          <table:table-cell table:formula="of:=RIGHT([.E12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20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9" office:value-type="string" calcext:value-type="string">
            <text:p>2023:2051</text:p>
          </table:table-cell>
          <table:table-cell table:style-name="ce1349" table:formula="of:=LEFT([.E121]; 4)" office:value-type="string" office:string-value="2023" calcext:value-type="string">
            <text:p>2023</text:p>
          </table:table-cell>
          <table:table-cell table:formula="of:=RIGHT([.E12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21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10" office:value-type="string" calcext:value-type="string">
            <text:p>2023:2051</text:p>
          </table:table-cell>
          <table:table-cell table:style-name="ce1349" table:formula="of:=LEFT([.E122]; 4)" office:value-type="string" office:string-value="2023" calcext:value-type="string">
            <text:p>2023</text:p>
          </table:table-cell>
          <table:table-cell table:formula="of:=RIGHT([.E12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22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8" office:value-type="string" calcext:value-type="string">
            <text:p>2023:2051</text:p>
          </table:table-cell>
          <table:table-cell table:style-name="ce1349" table:formula="of:=LEFT([.E123]; 4)" office:value-type="string" office:string-value="2023" calcext:value-type="string">
            <text:p>2023</text:p>
          </table:table-cell>
          <table:table-cell table:formula="of:=RIGHT([.E12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23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09" office:value-type="string" calcext:value-type="string">
            <text:p>2023:2051</text:p>
          </table:table-cell>
          <table:table-cell table:style-name="ce1349" table:formula="of:=LEFT([.E124]; 4)" office:value-type="string" office:string-value="2023" calcext:value-type="string">
            <text:p>2023</text:p>
          </table:table-cell>
          <table:table-cell table:formula="of:=RIGHT([.E12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24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58" office:value-type="float" office:value="0" calcext:value-type="float">
            <text:p>0</text:p>
          </table:table-cell>
          <table:table-cell table:style-name="ce1110" office:value-type="string" calcext:value-type="string">
            <text:p>2023:2051</text:p>
          </table:table-cell>
          <table:table-cell table:style-name="ce1349" table:formula="of:=LEFT([.E125]; 4)" office:value-type="string" office:string-value="2023" calcext:value-type="string">
            <text:p>2023</text:p>
          </table:table-cell>
          <table:table-cell table:formula="of:=RIGHT([.E12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25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/>
          <table:table-cell table:style-name="ce610"/>
          <table:table-cell/>
          <table:table-cell table:style-name="ce858"/>
          <table:table-cell table:style-name="ce1110"/>
          <table:table-cell table:style-name="ce1349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9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59" office:value-type="float" office:value="0" calcext:value-type="float">
            <text:p>0</text:p>
          </table:table-cell>
          <table:table-cell table:style-name="ce1111" office:value-type="string" calcext:value-type="string">
            <text:p>2022:2022</text:p>
          </table:table-cell>
          <table:table-cell table:style-name="ce1350" table:formula="of:=LEFT([.E127]; 4)" office:value-type="string" office:string-value="2022" calcext:value-type="string">
            <text:p>2022</text:p>
          </table:table-cell>
          <table:table-cell table:formula="of:=RIGHT([.E127];4)" office:value-type="string" office:string-value="2022" calcext:value-type="string">
            <text:p>2022</text:p>
          </table:table-cell>
          <table:table-cell office:value-type="string" calcext:value-type="string">
            <text:p>cover crops need a start up year if planted in fall. To start we’ll plant on Jan 1. Same year plant on Nov 1.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27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0" office:value-type="float" office:value="0" calcext:value-type="float">
            <text:p>0</text:p>
          </table:table-cell>
          <table:table-cell table:style-name="ce1112" office:value-type="string" calcext:value-type="string">
            <text:p>2022:2022</text:p>
          </table:table-cell>
          <table:table-cell table:style-name="ce1351" table:formula="of:=LEFT([.E128]; 4)" office:value-type="string" office:string-value="2022" calcext:value-type="string">
            <text:p>2022</text:p>
          </table:table-cell>
          <table:table-cell table:formula="of:=RIGHT([.E12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28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3" office:value-type="string" calcext:value-type="string">
            <text:p>2022:2022</text:p>
          </table:table-cell>
          <table:table-cell table:style-name="ce1352" table:formula="of:=LEFT([.E129]; 4)" office:value-type="string" office:string-value="2022" calcext:value-type="string">
            <text:p>2022</text:p>
          </table:table-cell>
          <table:table-cell table:formula="of:=RIGHT([.E12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2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4" office:value-type="string" calcext:value-type="string">
            <text:p>2022:2022</text:p>
          </table:table-cell>
          <table:table-cell table:style-name="ce1353" table:formula="of:=LEFT([.E130]; 4)" office:value-type="string" office:string-value="2022" calcext:value-type="string">
            <text:p>2022</text:p>
          </table:table-cell>
          <table:table-cell table:formula="of:=RIGHT([.E13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30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5" office:value-type="string" calcext:value-type="string">
            <text:p>2022:2022</text:p>
          </table:table-cell>
          <table:table-cell table:style-name="ce1354" table:formula="of:=LEFT([.E131]; 4)" office:value-type="string" office:string-value="2022" calcext:value-type="string">
            <text:p>2022</text:p>
          </table:table-cell>
          <table:table-cell table:formula="of:=RIGHT([.E13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31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2" office:value-type="string" calcext:value-type="string">
            <text:p>2022:2022</text:p>
          </table:table-cell>
          <table:table-cell table:style-name="ce1354" table:formula="of:=LEFT([.E132]; 4)" office:value-type="string" office:string-value="2022" calcext:value-type="string">
            <text:p>2022</text:p>
          </table:table-cell>
          <table:table-cell table:formula="of:=RIGHT([.E13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32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6" office:value-type="string" calcext:value-type="string">
            <text:p>2022:2022</text:p>
          </table:table-cell>
          <table:table-cell table:style-name="ce1354" table:formula="of:=LEFT([.E133]; 4)" office:value-type="string" office:string-value="2022" calcext:value-type="string">
            <text:p>2022</text:p>
          </table:table-cell>
          <table:table-cell table:formula="of:=RIGHT([.E13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33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4" office:value-type="string" calcext:value-type="string">
            <text:p>2022:2022</text:p>
          </table:table-cell>
          <table:table-cell table:style-name="ce1354" table:formula="of:=LEFT([.E134]; 4)" office:value-type="string" office:string-value="2022" calcext:value-type="string">
            <text:p>2022</text:p>
          </table:table-cell>
          <table:table-cell table:formula="of:=RIGHT([.E13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34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1" office:value-type="float" office:value="0" calcext:value-type="float">
            <text:p>0</text:p>
          </table:table-cell>
          <table:table-cell table:style-name="ce1116" office:value-type="string" calcext:value-type="string">
            <text:p>2022:2022</text:p>
          </table:table-cell>
          <table:table-cell table:style-name="ce1354" table:formula="of:=LEFT([.E135]; 4)" office:value-type="string" office:string-value="2022" calcext:value-type="string">
            <text:p>2022</text:p>
          </table:table-cell>
          <table:table-cell table:formula="of:=RIGHT([.E13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35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2">
          <table:table-cell/>
          <table:table-cell table:style-name="ce613"/>
          <table:table-cell/>
          <table:table-cell table:style-name="ce861"/>
          <table:table-cell table:style-name="ce1117"/>
          <table:table-cell table:style-name="ce1354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95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2" office:value-type="float" office:value="0" calcext:value-type="float">
            <text:p>0</text:p>
          </table:table-cell>
          <table:table-cell table:style-name="ce1118" office:value-type="string" calcext:value-type="string">
            <text:p>2023:2051</text:p>
          </table:table-cell>
          <table:table-cell table:style-name="ce1355" table:formula="of:=LEFT([.E137]; 4)" office:value-type="string" office:string-value="2023" calcext:value-type="string">
            <text:p>2023</text:p>
          </table:table-cell>
          <table:table-cell table:formula="of:=RIGHT([.E13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37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19" office:value-type="string" calcext:value-type="string">
            <text:p>2023:2051</text:p>
          </table:table-cell>
          <table:table-cell table:style-name="ce1356" table:formula="of:=LEFT([.E138]; 4)" office:value-type="string" office:string-value="2023" calcext:value-type="string">
            <text:p>2023</text:p>
          </table:table-cell>
          <table:table-cell table:formula="of:=RIGHT([.E13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38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5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20" office:value-type="string" calcext:value-type="string">
            <text:p>2023:2051</text:p>
          </table:table-cell>
          <table:table-cell table:style-name="ce1357" table:formula="of:=LEFT([.E139]; 4)" office:value-type="string" office:string-value="2023" calcext:value-type="string">
            <text:p>2023</text:p>
          </table:table-cell>
          <table:table-cell table:formula="of:=RIGHT([.E13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3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4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18" office:value-type="string" calcext:value-type="string">
            <text:p>2023:2051</text:p>
          </table:table-cell>
          <table:table-cell table:style-name="ce1358" table:formula="of:=LEFT([.E140]; 4)" office:value-type="string" office:string-value="2023" calcext:value-type="string">
            <text:p>2023</text:p>
          </table:table-cell>
          <table:table-cell table:formula="of:=RIGHT([.E14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40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4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19" office:value-type="string" calcext:value-type="string">
            <text:p>2023:2051</text:p>
          </table:table-cell>
          <table:table-cell table:style-name="ce1358" table:formula="of:=LEFT([.E141]; 4)" office:value-type="string" office:string-value="2023" calcext:value-type="string">
            <text:p>2023</text:p>
          </table:table-cell>
          <table:table-cell table:formula="of:=RIGHT([.E14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41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8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20" office:value-type="string" calcext:value-type="string">
            <text:p>2023:2051</text:p>
          </table:table-cell>
          <table:table-cell table:style-name="ce1358" table:formula="of:=LEFT([.E142]; 4)" office:value-type="string" office:string-value="2023" calcext:value-type="string">
            <text:p>2023</text:p>
          </table:table-cell>
          <table:table-cell table:formula="of:=RIGHT([.E14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42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4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18" office:value-type="string" calcext:value-type="string">
            <text:p>2023:2051</text:p>
          </table:table-cell>
          <table:table-cell table:style-name="ce1358" table:formula="of:=LEFT([.E143]; 4)" office:value-type="string" office:string-value="2023" calcext:value-type="string">
            <text:p>2023</text:p>
          </table:table-cell>
          <table:table-cell table:formula="of:=RIGHT([.E14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43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98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863" office:value-type="float" office:value="0" calcext:value-type="float">
            <text:p>0</text:p>
          </table:table-cell>
          <table:table-cell table:style-name="ce1118" office:value-type="string" calcext:value-type="string">
            <text:p>2023:2051</text:p>
          </table:table-cell>
          <table:table-cell table:style-name="ce1358" table:formula="of:=LEFT([.E144]; 4)" office:value-type="string" office:string-value="2023" calcext:value-type="string">
            <text:p>2023</text:p>
          </table:table-cell>
          <table:table-cell table:formula="of:=RIGHT([.E14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44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/>
          <table:table-cell table:style-name="ce614"/>
          <table:table-cell/>
          <table:table-cell table:style-name="ce858"/>
          <table:table-cell table:style-name="ce1110"/>
          <table:table-cell table:style-name="ce1349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4" office:value-type="float" office:value="0" calcext:value-type="float">
            <text:p>0</text:p>
          </table:table-cell>
          <table:table-cell table:style-name="ce1121" office:value-type="string" calcext:value-type="string">
            <text:p>2022:2022</text:p>
          </table:table-cell>
          <table:table-cell table:style-name="ce1359" table:formula="of:=LEFT([.E146]; 4)" office:value-type="string" office:string-value="2022" calcext:value-type="string">
            <text:p>2022</text:p>
          </table:table-cell>
          <table:table-cell table:formula="of:=RIGHT([.E146];4)" office:value-type="string" office:string-value="2022" calcext:value-type="string">
            <text:p>2022</text:p>
          </table:table-cell>
          <table:table-cell office:value-type="string" calcext:value-type="string">
            <text:p>cover crops need a start up year if planted in fall. To start we’ll plant on Jan 1. Same year plant on Nov 1.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46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5" office:value-type="float" office:value="0" calcext:value-type="float">
            <text:p>0</text:p>
          </table:table-cell>
          <table:table-cell table:style-name="ce1122" office:value-type="string" calcext:value-type="string">
            <text:p>2022:2022</text:p>
          </table:table-cell>
          <table:table-cell table:style-name="ce1360" table:formula="of:=LEFT([.E147]; 4)" office:value-type="string" office:string-value="2022" calcext:value-type="string">
            <text:p>2022</text:p>
          </table:table-cell>
          <table:table-cell table:formula="of:=RIGHT([.E14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47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3" office:value-type="string" calcext:value-type="string">
            <text:p>2022:2022</text:p>
          </table:table-cell>
          <table:table-cell table:style-name="ce1361" table:formula="of:=LEFT([.E148]; 4)" office:value-type="string" office:string-value="2022" calcext:value-type="string">
            <text:p>2022</text:p>
          </table:table-cell>
          <table:table-cell table:formula="of:=RIGHT([.E14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48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4" office:value-type="string" calcext:value-type="string">
            <text:p>2022:2022</text:p>
          </table:table-cell>
          <table:table-cell table:style-name="ce1362" table:formula="of:=LEFT([.E149]; 4)" office:value-type="string" office:string-value="2022" calcext:value-type="string">
            <text:p>2022</text:p>
          </table:table-cell>
          <table:table-cell table:formula="of:=RIGHT([.E14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4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5" office:value-type="string" calcext:value-type="string">
            <text:p>2022:2022</text:p>
          </table:table-cell>
          <table:table-cell table:style-name="ce1363" table:formula="of:=LEFT([.E150]; 4)" office:value-type="string" office:string-value="2022" calcext:value-type="string">
            <text:p>2022</text:p>
          </table:table-cell>
          <table:table-cell table:formula="of:=RIGHT([.E15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50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2" office:value-type="string" calcext:value-type="string">
            <text:p>2022:2022</text:p>
          </table:table-cell>
          <table:table-cell table:style-name="ce1363" table:formula="of:=LEFT([.E151]; 4)" office:value-type="string" office:string-value="2022" calcext:value-type="string">
            <text:p>2022</text:p>
          </table:table-cell>
          <table:table-cell table:formula="of:=RIGHT([.E15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51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6" office:value-type="string" calcext:value-type="string">
            <text:p>2022:2022</text:p>
          </table:table-cell>
          <table:table-cell table:style-name="ce1363" table:formula="of:=LEFT([.E152]; 4)" office:value-type="string" office:string-value="2022" calcext:value-type="string">
            <text:p>2022</text:p>
          </table:table-cell>
          <table:table-cell table:formula="of:=RIGHT([.E15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52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1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4" office:value-type="string" calcext:value-type="string">
            <text:p>2022:2022</text:p>
          </table:table-cell>
          <table:table-cell table:style-name="ce1363" table:formula="of:=LEFT([.E153]; 4)" office:value-type="string" office:string-value="2022" calcext:value-type="string">
            <text:p>2022</text:p>
          </table:table-cell>
          <table:table-cell table:formula="of:=RIGHT([.E15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53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1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6" office:value-type="float" office:value="0" calcext:value-type="float">
            <text:p>0</text:p>
          </table:table-cell>
          <table:table-cell table:style-name="ce1126" office:value-type="string" calcext:value-type="string">
            <text:p>2022:2022</text:p>
          </table:table-cell>
          <table:table-cell table:style-name="ce1363" table:formula="of:=LEFT([.E154]; 4)" office:value-type="string" office:string-value="2022" calcext:value-type="string">
            <text:p>2022</text:p>
          </table:table-cell>
          <table:table-cell table:formula="of:=RIGHT([.E15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54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2">
          <table:table-cell/>
          <table:table-cell table:style-name="ce618"/>
          <table:table-cell/>
          <table:table-cell table:style-name="ce866"/>
          <table:table-cell table:style-name="ce1127"/>
          <table:table-cell table:style-name="ce1363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7" office:value-type="float" office:value="0" calcext:value-type="float">
            <text:p>0</text:p>
          </table:table-cell>
          <table:table-cell table:style-name="ce1128" office:value-type="string" calcext:value-type="string">
            <text:p>2023:2051</text:p>
          </table:table-cell>
          <table:table-cell table:style-name="ce1364" table:formula="of:=LEFT([.E156]; 4)" office:value-type="string" office:string-value="2023" calcext:value-type="string">
            <text:p>2023</text:p>
          </table:table-cell>
          <table:table-cell table:formula="of:=RIGHT([.E15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56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29" office:value-type="string" calcext:value-type="string">
            <text:p>2023:2051</text:p>
          </table:table-cell>
          <table:table-cell table:style-name="ce1365" table:formula="of:=LEFT([.E157]; 4)" office:value-type="string" office:string-value="2023" calcext:value-type="string">
            <text:p>2023</text:p>
          </table:table-cell>
          <table:table-cell table:formula="of:=RIGHT([.E15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3-30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57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30" office:value-type="string" calcext:value-type="string">
            <text:p>2023:2051</text:p>
          </table:table-cell>
          <table:table-cell table:style-name="ce1366" table:formula="of:=LEFT([.E158]; 4)" office:value-type="string" office:string-value="2023" calcext:value-type="string">
            <text:p>2023</text:p>
          </table:table-cell>
          <table:table-cell table:formula="of:=RIGHT([.E15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58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0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28" office:value-type="string" calcext:value-type="string">
            <text:p>2023:2051</text:p>
          </table:table-cell>
          <table:table-cell table:style-name="ce1367" table:formula="of:=LEFT([.E159]; 4)" office:value-type="string" office:string-value="2023" calcext:value-type="string">
            <text:p>2023</text:p>
          </table:table-cell>
          <table:table-cell table:formula="of:=RIGHT([.E15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59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1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29" office:value-type="string" calcext:value-type="string">
            <text:p>2023:2051</text:p>
          </table:table-cell>
          <table:table-cell table:style-name="ce1367" table:formula="of:=LEFT([.E160]; 4)" office:value-type="string" office:string-value="2023" calcext:value-type="string">
            <text:p>2023</text:p>
          </table:table-cell>
          <table:table-cell table:formula="of:=RIGHT([.E16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60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30" office:value-type="string" calcext:value-type="string">
            <text:p>2023:2051</text:p>
          </table:table-cell>
          <table:table-cell table:style-name="ce1367" table:formula="of:=LEFT([.E161]; 4)" office:value-type="string" office:string-value="2023" calcext:value-type="string">
            <text:p>2023</text:p>
          </table:table-cell>
          <table:table-cell table:formula="of:=RIGHT([.E16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61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28" office:value-type="string" calcext:value-type="string">
            <text:p>2023:2051</text:p>
          </table:table-cell>
          <table:table-cell table:style-name="ce1367" table:formula="of:=LEFT([.E162]; 4)" office:value-type="string" office:string-value="2023" calcext:value-type="string">
            <text:p>2023</text:p>
          </table:table-cell>
          <table:table-cell table:formula="of:=RIGHT([.E16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62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868" office:value-type="float" office:value="0" calcext:value-type="float">
            <text:p>0</text:p>
          </table:table-cell>
          <table:table-cell table:style-name="ce1128" office:value-type="string" calcext:value-type="string">
            <text:p>2023:2051</text:p>
          </table:table-cell>
          <table:table-cell table:style-name="ce1367" table:formula="of:=LEFT([.E163]; 4)" office:value-type="string" office:string-value="2023" calcext:value-type="string">
            <text:p>2023</text:p>
          </table:table-cell>
          <table:table-cell table:formula="of:=RIGHT([.E16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63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/>
          <table:table-cell table:style-name="ce620"/>
          <table:table-cell/>
          <table:table-cell table:style-name="ce868"/>
          <table:table-cell table:style-name="ce1128"/>
          <table:table-cell table:style-name="ce1367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69" office:value-type="float" office:value="0" calcext:value-type="float">
            <text:p>0</text:p>
          </table:table-cell>
          <table:table-cell table:style-name="ce1131" office:value-type="string" calcext:value-type="string">
            <text:p>2022:2022</text:p>
          </table:table-cell>
          <table:table-cell table:style-name="ce1368" table:formula="of:=LEFT([.E165]; 4)" office:value-type="string" office:string-value="2022" calcext:value-type="string">
            <text:p>2022</text:p>
          </table:table-cell>
          <table:table-cell table:formula="of:=RIGHT([.E165];4)" office:value-type="string" office:string-value="2022" calcext:value-type="string">
            <text:p>2022</text:p>
          </table:table-cell>
          <table:table-cell office:value-type="string" calcext:value-type="string">
            <text:p>cover crops need a start up year if planted in fall. To start we’ll plant on Jan 1. Same year plant on Nov 1.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65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69" office:value-type="float" office:value="0" calcext:value-type="float">
            <text:p>0</text:p>
          </table:table-cell>
          <table:table-cell table:style-name="ce1132" office:value-type="string" calcext:value-type="string">
            <text:p>2022:2022</text:p>
          </table:table-cell>
          <table:table-cell table:style-name="ce1368" table:formula="of:=LEFT([.E166]; 4)" office:value-type="string" office:string-value="2022" calcext:value-type="string">
            <text:p>2022</text:p>
          </table:table-cell>
          <table:table-cell table:formula="of:=RIGHT([.E16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66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69" office:value-type="float" office:value="0" calcext:value-type="float">
            <text:p>0</text:p>
          </table:table-cell>
          <table:table-cell table:style-name="ce1133" office:value-type="string" calcext:value-type="string">
            <text:p>2022:2022</text:p>
          </table:table-cell>
          <table:table-cell table:style-name="ce1368" table:formula="of:=LEFT([.E167]; 4)" office:value-type="string" office:string-value="2022" calcext:value-type="string">
            <text:p>2022</text:p>
          </table:table-cell>
          <table:table-cell table:formula="of:=RIGHT([.E16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67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0" office:value-type="float" office:value="0" calcext:value-type="float">
            <text:p>0</text:p>
          </table:table-cell>
          <table:table-cell table:style-name="ce1134" office:value-type="string" calcext:value-type="string">
            <text:p>2022:2022</text:p>
          </table:table-cell>
          <table:table-cell table:style-name="ce1369" table:formula="of:=LEFT([.E168]; 4)" office:value-type="string" office:string-value="2022" calcext:value-type="string">
            <text:p>2022</text:p>
          </table:table-cell>
          <table:table-cell table:formula="of:=RIGHT([.E16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SRAP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68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1" office:value-type="float" office:value="0" calcext:value-type="float">
            <text:p>0</text:p>
          </table:table-cell>
          <table:table-cell table:style-name="ce1135" office:value-type="string" calcext:value-type="string">
            <text:p>2022:2022</text:p>
          </table:table-cell>
          <table:table-cell table:style-name="ce1370" table:formula="of:=LEFT([.E169]; 4)" office:value-type="string" office:string-value="2022" calcext:value-type="string">
            <text:p>2022</text:p>
          </table:table-cell>
          <table:table-cell table:formula="of:=RIGHT([.E16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69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1" office:value-type="float" office:value="0" calcext:value-type="float">
            <text:p>0</text:p>
          </table:table-cell>
          <table:table-cell table:style-name="ce1136" office:value-type="string" calcext:value-type="string">
            <text:p>2022:2022</text:p>
          </table:table-cell>
          <table:table-cell table:style-name="ce1370" table:formula="of:=LEFT([.E170]; 4)" office:value-type="string" office:string-value="2022" calcext:value-type="string">
            <text:p>2022</text:p>
          </table:table-cell>
          <table:table-cell table:formula="of:=RIGHT([.E17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70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7" office:value-type="string" calcext:value-type="string">
            <text:p>2022:2022</text:p>
          </table:table-cell>
          <table:table-cell table:style-name="ce1371" table:formula="of:=LEFT([.E171]; 4)" office:value-type="string" office:string-value="2022" calcext:value-type="string">
            <text:p>2022</text:p>
          </table:table-cell>
          <table:table-cell table:formula="of:=RIGHT([.E17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71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5" office:value-type="string" calcext:value-type="string">
            <text:p>2022:2022</text:p>
          </table:table-cell>
          <table:table-cell table:style-name="ce1372" table:formula="of:=LEFT([.E172]; 4)" office:value-type="string" office:string-value="2022" calcext:value-type="string">
            <text:p>2022</text:p>
          </table:table-cell>
          <table:table-cell table:formula="of:=RIGHT([.E17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172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6" office:value-type="string" calcext:value-type="string">
            <text:p>2022:2022</text:p>
          </table:table-cell>
          <table:table-cell table:style-name="ce1372" table:formula="of:=LEFT([.E173]; 4)" office:value-type="string" office:string-value="2022" calcext:value-type="string">
            <text:p>2022</text:p>
          </table:table-cell>
          <table:table-cell table:formula="of:=RIGHT([.E17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73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8" office:value-type="string" calcext:value-type="string">
            <text:p>2022:2022</text:p>
          </table:table-cell>
          <table:table-cell table:style-name="ce1372" table:formula="of:=LEFT([.E174]; 4)" office:value-type="string" office:string-value="2022" calcext:value-type="string">
            <text:p>2022</text:p>
          </table:table-cell>
          <table:table-cell table:formula="of:=RIGHT([.E17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74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7" office:value-type="string" calcext:value-type="string">
            <text:p>2022:2022</text:p>
          </table:table-cell>
          <table:table-cell table:style-name="ce1372" table:formula="of:=LEFT([.E175]; 4)" office:value-type="string" office:string-value="2022" calcext:value-type="string">
            <text:p>2022</text:p>
          </table:table-cell>
          <table:table-cell table:formula="of:=RIGHT([.E17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175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5" office:value-type="string" calcext:value-type="string">
            <text:p>2022:2022</text:p>
          </table:table-cell>
          <table:table-cell table:style-name="ce1372" table:formula="of:=LEFT([.E176]; 4)" office:value-type="string" office:string-value="2022" calcext:value-type="string">
            <text:p>2022</text:p>
          </table:table-cell>
          <table:table-cell table:formula="of:=RIGHT([.E17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76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6" office:value-type="string" calcext:value-type="string">
            <text:p>2022:2022</text:p>
          </table:table-cell>
          <table:table-cell table:style-name="ce1372" table:formula="of:=LEFT([.E177]; 4)" office:value-type="string" office:string-value="2022" calcext:value-type="string">
            <text:p>2022</text:p>
          </table:table-cell>
          <table:table-cell table:formula="of:=RIGHT([.E17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77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6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2" office:value-type="float" office:value="0" calcext:value-type="float">
            <text:p>0</text:p>
          </table:table-cell>
          <table:table-cell table:style-name="ce1138" office:value-type="string" calcext:value-type="string">
            <text:p>2022:2022</text:p>
          </table:table-cell>
          <table:table-cell table:style-name="ce1372" table:formula="of:=LEFT([.E178]; 4)" office:value-type="string" office:string-value="2022" calcext:value-type="string">
            <text:p>2022</text:p>
          </table:table-cell>
          <table:table-cell table:formula="of:=RIGHT([.E17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78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2">
          <table:table-cell/>
          <table:table-cell table:style-name="ce625"/>
          <table:table-cell/>
          <table:table-cell table:style-name="ce872"/>
          <table:table-cell table:style-name="ce1139"/>
          <table:table-cell table:style-name="ce1372"/>
          <table:table-cell table:number-columns-repeated="1018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3" office:value-type="float" office:value="0" calcext:value-type="float">
            <text:p>0</text:p>
          </table:table-cell>
          <table:table-cell table:style-name="ce1140" office:value-type="string" calcext:value-type="string">
            <text:p>2023:2051</text:p>
          </table:table-cell>
          <table:table-cell table:style-name="ce1373" table:formula="of:=LEFT([.E180]; 4)" office:value-type="string" office:string-value="2023" calcext:value-type="string">
            <text:p>2023</text:p>
          </table:table-cell>
          <table:table-cell table:formula="of:=RIGHT([.E180];4)" office:value-type="string" office:string-value="2051" calcext:value-type="string">
            <text:p>2051</text:p>
          </table:table-cell>
          <table:table-cell office:value-type="string" calcext:value-type="string">
            <text:p>Start harvest as first year event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SRAP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80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4" office:value-type="float" office:value="0" calcext:value-type="float">
            <text:p>0</text:p>
          </table:table-cell>
          <table:table-cell table:style-name="ce1141" office:value-type="string" calcext:value-type="string">
            <text:p>2023:2051</text:p>
          </table:table-cell>
          <table:table-cell table:style-name="ce1374" table:formula="of:=LEFT([.E181]; 4)" office:value-type="string" office:string-value="2023" calcext:value-type="string">
            <text:p>2023</text:p>
          </table:table-cell>
          <table:table-cell table:formula="of:=RIGHT([.E18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COWP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81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4" office:value-type="float" office:value="0" calcext:value-type="float">
            <text:p>0</text:p>
          </table:table-cell>
          <table:table-cell table:style-name="ce1142" office:value-type="string" calcext:value-type="string">
            <text:p>2023:2051</text:p>
          </table:table-cell>
          <table:table-cell table:style-name="ce1374" table:formula="of:=LEFT([.E182]; 4)" office:value-type="string" office:string-value="2023" calcext:value-type="string">
            <text:p>2023</text:p>
          </table:table-cell>
          <table:table-cell table:formula="of:=RIGHT([.E18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3-29</text:p>
          </table:table-cell>
          <table:table-cell office:value-type="string" calcext:value-type="string">
            <text:p>WINTERRY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182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1" office:value-type="string" calcext:value-type="string">
            <text:p>2023:2051</text:p>
          </table:table-cell>
          <table:table-cell table:style-name="ce1375" table:formula="of:=LEFT([.E183]; 4)" office:value-type="string" office:string-value="2023" calcext:value-type="string">
            <text:p>2023</text:p>
          </table:table-cell>
          <table:table-cell table:formula="of:=RIGHT([.E18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2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/>
          <table:table-cell table:formula="of:=LOWER([.K183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2" office:value-type="string" calcext:value-type="string">
            <text:p>2023:2051</text:p>
          </table:table-cell>
          <table:table-cell table:style-name="ce1376" table:formula="of:=LEFT([.E184]; 4)" office:value-type="string" office:string-value="2023" calcext:value-type="string">
            <text:p>2023</text:p>
          </table:table-cell>
          <table:table-cell table:formula="of:=RIGHT([.E18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184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0" office:value-type="string" calcext:value-type="string">
            <text:p>2023:2051</text:p>
          </table:table-cell>
          <table:table-cell table:style-name="ce1376" table:formula="of:=LEFT([.E185]; 4)" office:value-type="string" office:string-value="2023" calcext:value-type="string">
            <text:p>2023</text:p>
          </table:table-cell>
          <table:table-cell table:formula="of:=RIGHT([.E18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0</text:p>
          </table:table-cell>
          <table:table-cell office:value-type="string" calcext:value-type="string">
            <text:p>COTT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85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1" office:value-type="string" calcext:value-type="string">
            <text:p>2023:2051</text:p>
          </table:table-cell>
          <table:table-cell table:style-name="ce1376" table:formula="of:=LEFT([.E186]; 4)" office:value-type="string" office:string-value="2023" calcext:value-type="string">
            <text:p>2023</text:p>
          </table:table-cell>
          <table:table-cell table:formula="of:=RIGHT([.E18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COTT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86])" office:value-type="string" office:string-value="cott" calcext:value-type="string">
            <text:p>cott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2" office:value-type="string" calcext:value-type="string">
            <text:p>2023:2051</text:p>
          </table:table-cell>
          <table:table-cell table:style-name="ce1376" table:formula="of:=LEFT([.E187]; 4)" office:value-type="string" office:string-value="2023" calcext:value-type="string">
            <text:p>2023</text:p>
          </table:table-cell>
          <table:table-cell table:formula="of:=RIGHT([.E18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187])">
            <text:p/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0" office:value-type="string" calcext:value-type="string">
            <text:p>2023:2051</text:p>
          </table:table-cell>
          <table:table-cell table:style-name="ce1376" table:formula="of:=LEFT([.E188]; 4)" office:value-type="string" office:string-value="2023" calcext:value-type="string">
            <text:p>2023</text:p>
          </table:table-cell>
          <table:table-cell table:formula="of:=RIGHT([.E18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88])" office:value-type="string" office:string-value="srape" calcext:value-type="string">
            <text:p>srap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1" office:value-type="string" calcext:value-type="string">
            <text:p>2023:2051</text:p>
          </table:table-cell>
          <table:table-cell table:style-name="ce1376" table:formula="of:=LEFT([.E189]; 4)" office:value-type="string" office:string-value="2023" calcext:value-type="string">
            <text:p>2023</text:p>
          </table:table-cell>
          <table:table-cell table:formula="of:=RIGHT([.E18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89])" office:value-type="string" office:string-value="cowp" calcext:value-type="string">
            <text:p>cowp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tton</text:p>
          </table:table-cell>
          <table:table-cell table:style-name="ce11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875" office:value-type="float" office:value="0" calcext:value-type="float">
            <text:p>0</text:p>
          </table:table-cell>
          <table:table-cell table:style-name="ce1142" office:value-type="string" calcext:value-type="string">
            <text:p>2023:2051</text:p>
          </table:table-cell>
          <table:table-cell table:style-name="ce1376" table:formula="of:=LEFT([.E190]; 4)" office:value-type="string" office:string-value="2023" calcext:value-type="string">
            <text:p>2023</text:p>
          </table:table-cell>
          <table:table-cell table:formula="of:=RIGHT([.E19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190])" office:value-type="string" office:string-value="winterrye" calcext:value-type="string">
            <text:p>winterrye</text:p>
          </table:table-cell>
          <table:table-cell office:value-type="string" calcext:value-type="string">
            <text:p>covermixcotton</text:p>
          </table:table-cell>
          <table:table-cell table:number-columns-repeated="1006"/>
        </table:table-row>
        <table:table-row table:style-name="ro1">
          <table:table-cell/>
          <table:table-cell table:style-name="ce620"/>
          <table:table-cell/>
          <table:table-cell table:style-name="ce868"/>
          <table:table-cell table:style-name="ce1128"/>
          <table:table-cell table:style-name="ce1367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875</text:p>
          </table:table-cell>
          <table:table-cell table:style-name="ce439" table:formula="of:=LEFT([.E192]; 4)" office:value-type="string" office:string-value="1850" calcext:value-type="string">
            <text:p>1850</text:p>
          </table:table-cell>
          <table:table-cell table:formula="of:=RIGHT([.E192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192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875</text:p>
          </table:table-cell>
          <table:table-cell table:style-name="ce440" table:formula="of:=LEFT([.E193]; 4)" office:value-type="string" office:string-value="1850" calcext:value-type="string">
            <text:p>1850</text:p>
          </table:table-cell>
          <table:table-cell table:formula="of:=RIGHT([.E193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193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26" office:value-type="float" office:value="0" calcext:value-type="float">
            <text:p>0</text:p>
          </table:table-cell>
          <table:table-cell table:style-name="ce1032" office:value-type="string" calcext:value-type="string">
            <text:p>historic</text:p>
          </table:table-cell>
          <table:table-cell table:style-name="ce178" office:value-type="float" office:value="0" calcext:value-type="float">
            <text:p>0</text:p>
          </table:table-cell>
          <table:table-cell table:style-name="ce275" office:value-type="string" calcext:value-type="string">
            <text:p>1850:1875</text:p>
          </table:table-cell>
          <table:table-cell table:style-name="ce441" table:formula="of:=LEFT([.E194]; 4)" office:value-type="string" office:string-value="1850" calcext:value-type="string">
            <text:p>1850</text:p>
          </table:table-cell>
          <table:table-cell table:style-name="ce1032" table:formula="of:=RIGHT([.E194];4)" office:value-type="string" office:string-value="1875" calcext:value-type="string">
            <text:p>1875</text:p>
          </table:table-cell>
          <table:table-cell table:style-name="ce1032"/>
          <table:table-cell table:style-name="ce583" office:value-type="string" calcext:value-type="string">
            <text:p>fertilize</text:p>
          </table:table-cell>
          <table:table-cell table:style-name="ce1032" office:value-type="string" calcext:value-type="string">
            <text:p>04-30</text:p>
          </table:table-cell>
          <table:table-cell table:style-name="ce1032" table:number-columns-repeated="3"/>
          <table:table-cell table:style-name="ce1032" office:value-type="float" office:value="7.5" calcext:value-type="float">
            <text:p>7.5</text:p>
          </table:table-cell>
          <table:table-cell table:style-name="ce1032" table:number-columns-repeated="2"/>
          <table:table-cell table:formula="of:=LOWER([.K194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875</text:p>
          </table:table-cell>
          <table:table-cell table:style-name="ce442" table:formula="of:=LEFT([.E195]; 4)" office:value-type="string" office:string-value="1850" calcext:value-type="string">
            <text:p>1850</text:p>
          </table:table-cell>
          <table:table-cell table:formula="of:=RIGHT([.E195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195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875</text:p>
          </table:table-cell>
          <table:table-cell table:style-name="ce442" table:formula="of:=LEFT([.E196]; 4)" office:value-type="string" office:string-value="1850" calcext:value-type="string">
            <text:p>1850</text:p>
          </table:table-cell>
          <table:table-cell table:formula="of:=RIGHT([.E196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196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50:1875</text:p>
          </table:table-cell>
          <table:table-cell table:style-name="ce442" table:formula="of:=LEFT([.E197]; 4)" office:value-type="string" office:string-value="1850" calcext:value-type="string">
            <text:p>1850</text:p>
          </table:table-cell>
          <table:table-cell table:formula="of:=RIGHT([.E197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197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/>
          <table:table-cell table:style-name="ce27"/>
          <table:table-cell table:number-columns-repeated="3"/>
          <table:table-cell table:style-name="ce442"/>
          <table:table-cell table:number-columns-repeated="1018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28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76" office:value-type="string" calcext:value-type="string">
            <text:p>1876:1900</text:p>
          </table:table-cell>
          <table:table-cell table:style-name="ce443" table:formula="of:=LEFT([.E199]; 4)" office:value-type="string" office:string-value="1876" calcext:value-type="string">
            <text:p>1876</text:p>
          </table:table-cell>
          <table:table-cell table:style-name="ce2" table:formula="of:=RIGHT([.E199];4)" office:value-type="string" office:string-value="1900" calcext:value-type="string">
            <text:p>190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199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77" office:value-type="string" calcext:value-type="string">
            <text:p>1876:1900</text:p>
          </table:table-cell>
          <table:table-cell table:style-name="ce444" table:formula="of:=LEFT([.E200]; 4)" office:value-type="string" office:string-value="1876" calcext:value-type="string">
            <text:p>1876</text:p>
          </table:table-cell>
          <table:table-cell table:formula="of:=RIGHT([.E200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200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78" office:value-type="string" calcext:value-type="string">
            <text:p>1876:1900</text:p>
          </table:table-cell>
          <table:table-cell table:style-name="ce445" table:formula="of:=LEFT([.E201]; 4)" office:value-type="string" office:string-value="1876" calcext:value-type="string">
            <text:p>1876</text:p>
          </table:table-cell>
          <table:table-cell table:formula="of:=RIGHT([.E201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/>
          <table:table-cell table:formula="of:=LOWER([.K201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79" office:value-type="string" calcext:value-type="string">
            <text:p>1876:1900</text:p>
          </table:table-cell>
          <table:table-cell table:style-name="ce446" table:formula="of:=LEFT([.E202]; 4)" office:value-type="string" office:string-value="1876" calcext:value-type="string">
            <text:p>1876</text:p>
          </table:table-cell>
          <table:table-cell table:formula="of:=RIGHT([.E202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02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76:1900</text:p>
          </table:table-cell>
          <table:table-cell table:style-name="ce447" table:formula="of:=LEFT([.E203]; 4)" office:value-type="string" office:string-value="1876" calcext:value-type="string">
            <text:p>1876</text:p>
          </table:table-cell>
          <table:table-cell table:formula="of:=RIGHT([.E203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03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2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76:1900</text:p>
          </table:table-cell>
          <table:table-cell table:style-name="ce447" table:formula="of:=LEFT([.E204]; 4)" office:value-type="string" office:string-value="1876" calcext:value-type="string">
            <text:p>1876</text:p>
          </table:table-cell>
          <table:table-cell table:formula="of:=RIGHT([.E204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8-30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04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/>
          <table:table-cell table:style-name="ce32"/>
          <table:table-cell table:number-columns-repeated="3"/>
          <table:table-cell table:style-name="ce447"/>
          <table:table-cell table:number-columns-repeated="1018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33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80" office:value-type="string" calcext:value-type="string">
            <text:p>1901:1920</text:p>
          </table:table-cell>
          <table:table-cell table:style-name="ce448" table:formula="of:=LEFT([.E206]; 4)" office:value-type="string" office:string-value="1901" calcext:value-type="string">
            <text:p>1901</text:p>
          </table:table-cell>
          <table:table-cell table:style-name="ce2" table:formula="of:=RIGHT([.E206];4)" office:value-type="string" office:string-value="1920" calcext:value-type="string">
            <text:p>192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206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1" office:value-type="string" calcext:value-type="string">
            <text:p>1901:1920</text:p>
          </table:table-cell>
          <table:table-cell table:style-name="ce449" table:formula="of:=LEFT([.E207]; 4)" office:value-type="string" office:string-value="1901" calcext:value-type="string">
            <text:p>1901</text:p>
          </table:table-cell>
          <table:table-cell table:formula="of:=RIGHT([.E207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207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2" office:value-type="string" calcext:value-type="string">
            <text:p>1901:1920</text:p>
          </table:table-cell>
          <table:table-cell table:style-name="ce450" table:formula="of:=LEFT([.E208]; 4)" office:value-type="string" office:string-value="1901" calcext:value-type="string">
            <text:p>1901</text:p>
          </table:table-cell>
          <table:table-cell table:formula="of:=RIGHT([.E208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  <table:table-cell table:formula="of:=LOWER([.K208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3" office:value-type="string" calcext:value-type="string">
            <text:p>1901:1920</text:p>
          </table:table-cell>
          <table:table-cell table:style-name="ce451" table:formula="of:=LEFT([.E209]; 4)" office:value-type="string" office:string-value="1901" calcext:value-type="string">
            <text:p>1901</text:p>
          </table:table-cell>
          <table:table-cell table:formula="of:=RIGHT([.E209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09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4" office:value-type="string" calcext:value-type="string">
            <text:p>1901:1920</text:p>
          </table:table-cell>
          <table:table-cell table:style-name="ce452" table:formula="of:=LEFT([.E210]; 4)" office:value-type="string" office:string-value="1901" calcext:value-type="string">
            <text:p>1901</text:p>
          </table:table-cell>
          <table:table-cell table:formula="of:=RIGHT([.E210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10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5" office:value-type="string" calcext:value-type="string">
            <text:p>1901:1920</text:p>
          </table:table-cell>
          <table:table-cell table:style-name="ce452" table:formula="of:=LEFT([.E211]; 4)" office:value-type="string" office:string-value="1901" calcext:value-type="string">
            <text:p>1901</text:p>
          </table:table-cell>
          <table:table-cell table:formula="of:=RIGHT([.E211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11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32"/>
          <table:table-cell table:number-columns-repeated="3"/>
          <table:table-cell table:style-name="ce447"/>
          <table:table-cell table:number-columns-repeated="10"/>
          <table:table-cell table:formula="of:=LOWER([.K212])">
            <text:p/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38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86" office:value-type="string" calcext:value-type="string">
            <text:p>1921:1970</text:p>
          </table:table-cell>
          <table:table-cell table:style-name="ce453" table:formula="of:=LEFT([.E213]; 4)" office:value-type="string" office:string-value="1921" calcext:value-type="string">
            <text:p>1921</text:p>
          </table:table-cell>
          <table:table-cell table:style-name="ce2" table:formula="of:=RIGHT([.E213];4)" office:value-type="string" office:string-value="1970" calcext:value-type="string">
            <text:p>197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213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3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7" office:value-type="string" calcext:value-type="string">
            <text:p>1921:1970</text:p>
          </table:table-cell>
          <table:table-cell table:style-name="ce454" table:formula="of:=LEFT([.E214]; 4)" office:value-type="string" office:string-value="1921" calcext:value-type="string">
            <text:p>1921</text:p>
          </table:table-cell>
          <table:table-cell table:formula="of:=RIGHT([.E214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214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88" office:value-type="string" calcext:value-type="string">
            <text:p>1921:1970</text:p>
          </table:table-cell>
          <table:table-cell table:style-name="ce455" table:formula="of:=LEFT([.E215]; 4)" office:value-type="string" office:string-value="1921" calcext:value-type="string">
            <text:p>1921</text:p>
          </table:table-cell>
          <table:table-cell table:formula="of:=RIGHT([.E215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table:formula="of:=LOWER([.K215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1" office:value-type="float" office:value="0" calcext:value-type="float">
            <text:p>0</text:p>
          </table:table-cell>
          <table:table-cell table:style-name="ce1032" office:value-type="string" calcext:value-type="string">
            <text:p>historic</text:p>
          </table:table-cell>
          <table:table-cell table:style-name="ce178" office:value-type="float" office:value="0" calcext:value-type="float">
            <text:p>0</text:p>
          </table:table-cell>
          <table:table-cell table:style-name="ce289" office:value-type="string" calcext:value-type="string">
            <text:p>1921:1970</text:p>
          </table:table-cell>
          <table:table-cell table:style-name="ce456" table:formula="of:=LEFT([.E216]; 4)" office:value-type="string" office:string-value="1921" calcext:value-type="string">
            <text:p>1921</text:p>
          </table:table-cell>
          <table:table-cell table:style-name="ce1032" table:formula="of:=RIGHT([.E216];4)" office:value-type="string" office:string-value="1970" calcext:value-type="string">
            <text:p>197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216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90" office:value-type="string" calcext:value-type="string">
            <text:p>1921:1970</text:p>
          </table:table-cell>
          <table:table-cell table:formula="of:=LEFT([.E217]; 4)" office:value-type="string" office:string-value="1921" calcext:value-type="string">
            <text:p>1921</text:p>
          </table:table-cell>
          <table:table-cell table:formula="of:=RIGHT([.E217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17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table:style-name="ce291" office:value-type="string" calcext:value-type="string">
            <text:p>1921:1970</text:p>
          </table:table-cell>
          <table:table-cell table:formula="of:=LEFT([.E218]; 4)" office:value-type="string" office:string-value="1921" calcext:value-type="string">
            <text:p>1921</text:p>
          </table:table-cell>
          <table:table-cell table:formula="of:=RIGHT([.E218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18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291"/>
          <table:table-cell table:number-columns-repeated="11"/>
          <table:table-cell table:formula="of:=LOWER([.K219])">
            <text:p/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42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92" office:value-type="string" calcext:value-type="string">
            <text:p>1971:2021</text:p>
          </table:table-cell>
          <table:table-cell table:style-name="ce457" table:formula="of:=LEFT([.E220]; 4)" office:value-type="string" office:string-value="1971" calcext:value-type="string">
            <text:p>1971</text:p>
          </table:table-cell>
          <table:table-cell table:style-name="ce2" table:formula="of:=RIGHT([.E220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220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43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93" office:value-type="string" calcext:value-type="string">
            <text:p>1971:2021</text:p>
          </table:table-cell>
          <table:table-cell table:style-name="ce458" table:formula="of:=LEFT([.E221]; 4)" office:value-type="string" office:string-value="1971" calcext:value-type="string">
            <text:p>1971</text:p>
          </table:table-cell>
          <table:table-cell table:style-name="ce2" table:formula="of:=RIGHT([.E221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style-name="ce2" table:number-columns-repeated="2"/>
          <table:table-cell table:style-name="ce2" office:value-type="float" office:value="0.03" calcext:value-type="float">
            <text:p>0.03</text:p>
          </table:table-cell>
          <table:table-cell table:style-name="ce2" table:number-columns-repeated="3"/>
          <table:table-cell table:formula="of:=LOWER([.K221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44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79" office:value-type="float" office:value="0" calcext:value-type="float">
            <text:p>0</text:p>
          </table:table-cell>
          <table:table-cell table:style-name="ce294" office:value-type="string" calcext:value-type="string">
            <text:p>1971:2021</text:p>
          </table:table-cell>
          <table:table-cell table:style-name="ce459" table:formula="of:=LEFT([.E222]; 4)" office:value-type="string" office:string-value="1971" calcext:value-type="string">
            <text:p>1971</text:p>
          </table:table-cell>
          <table:table-cell table:style-name="ce2" table:formula="of:=RIGHT([.E222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table:style-name="ce2" office:value-type="string" calcext:value-type="string">
            <text:p>04-30</text:p>
          </table:table-cell>
          <table:table-cell table:style-name="ce2" table:number-columns-repeated="2"/>
          <table:table-cell table:style-name="ce2" office:value-type="float" office:value="0.005" calcext:value-type="float">
            <text:p>0.005</text:p>
          </table:table-cell>
          <table:table-cell table:style-name="ce2" table:number-columns-repeated="3"/>
          <table:table-cell table:formula="of:=LOWER([.K222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71:2021</text:p>
          </table:table-cell>
          <table:table-cell table:formula="of:=LEFT([.E223]; 4)" office:value-type="string" office:string-value="1971" calcext:value-type="string">
            <text:p>1971</text:p>
          </table:table-cell>
          <table:table-cell table:formula="of:=RIGHT([.E223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23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71:2021</text:p>
          </table:table-cell>
          <table:table-cell table:formula="of:=LEFT([.E224]; 4)" office:value-type="string" office:string-value="1971" calcext:value-type="string">
            <text:p>1971</text:p>
          </table:table-cell>
          <table:table-cell table:formula="of:=RIGHT([.E224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24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71:2021</text:p>
          </table:table-cell>
          <table:table-cell table:formula="of:=LEFT([.E225]; 4)" office:value-type="string" office:string-value="1971" calcext:value-type="string">
            <text:p>1971</text:p>
          </table:table-cell>
          <table:table-cell table:formula="of:=RIGHT([.E225];4)" office:value-type="string" office:string-value="2021" calcext:value-type="string">
            <text:p>2021</text:p>
          </table:table-cell>
          <table:table-cell office:value-type="string" calcext:value-type="string">
            <text:p>fall fertilize</text:p>
          </table:table-cell>
          <table:table-cell office:value-type="string" calcext:value-type="string">
            <text:p>fertilize</text:p>
          </table:table-cell>
          <table:table-cell office:value-type="string" calcext:value-type="string">
            <text:p>10-31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2"/>
          <table:table-cell table:formula="of:=LOWER([.K225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 table:number-columns-repeated="16"/>
          <table:table-cell table:formula="of:=LOWER([.K226])">
            <text:p/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Rotation</text:p>
          </table:table-cell>
          <table:table-cell table:style-name="ce45" office:value-type="float" office:value="1" calcext:value-type="float">
            <text:p>1</text:p>
          </table:table-cell>
          <table:table-cell table:style-name="ce2" office:value-type="string" calcext:value-type="string">
            <text:p>monocrop</text:p>
          </table:table-cell>
          <table:table-cell table:style-name="ce180" office:value-type="float" office:value="0" calcext:value-type="float">
            <text:p>0</text:p>
          </table:table-cell>
          <table:table-cell table:style-name="ce295" office:value-type="string" calcext:value-type="string">
            <text:p>2022:2051</text:p>
          </table:table-cell>
          <table:table-cell table:style-name="ce460" table:formula="of:=LEFT([.E227]; 4)" office:value-type="string" office:string-value="2022" calcext:value-type="string">
            <text:p>2022</text:p>
          </table:table-cell>
          <table:table-cell table:style-name="ce2" table:formula="of:=RIGHT([.E227];4)" office:value-type="string" office:string-value="2051" calcext:value-type="string">
            <text:p>2051</text:p>
          </table:table-cell>
          <table:table-cell table:style-name="ce1032" office:value-type="string" calcext:value-type="string">
            <text:p>Rotation has <text:s/>sequence column, read in R as repeat or not</text:p>
          </table:table-cell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5-18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227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6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1" office:value-type="float" office:value="0" calcext:value-type="float">
            <text:p>0</text:p>
          </table:table-cell>
          <table:table-cell table:style-name="ce296" office:value-type="string" calcext:value-type="string">
            <text:p>2022:2051</text:p>
          </table:table-cell>
          <table:table-cell table:style-name="ce461" table:formula="of:=LEFT([.E228]; 4)" office:value-type="string" office:string-value="2022" calcext:value-type="string">
            <text:p>2022</text:p>
          </table:table-cell>
          <table:table-cell table:style-name="ce1032" table:formula="of:=RIGHT([.E228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5</text:p>
          </table:table-cell>
          <table:table-cell table:style-name="ce1032" table:number-columns-repeated="2"/>
          <table:table-cell table:style-name="ce1032" office:value-type="float" office:value="0.03" calcext:value-type="float">
            <text:p>0.03</text:p>
          </table:table-cell>
          <table:table-cell table:style-name="ce1032" table:number-columns-repeated="3"/>
          <table:table-cell table:formula="of:=LOWER([.K228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7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1" office:value-type="float" office:value="0" calcext:value-type="float">
            <text:p>0</text:p>
          </table:table-cell>
          <table:table-cell table:style-name="ce297" office:value-type="string" calcext:value-type="string">
            <text:p>2022:2051</text:p>
          </table:table-cell>
          <table:table-cell table:style-name="ce462" table:formula="of:=LEFT([.E229]; 4)" office:value-type="string" office:string-value="2022" calcext:value-type="string">
            <text:p>2022</text:p>
          </table:table-cell>
          <table:table-cell table:style-name="ce1032" table:formula="of:=RIGHT([.E229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5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229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8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2" office:value-type="float" office:value="0" calcext:value-type="float">
            <text:p>0</text:p>
          </table:table-cell>
          <table:table-cell table:style-name="ce298" office:value-type="string" calcext:value-type="string">
            <text:p>2022:2051</text:p>
          </table:table-cell>
          <table:table-cell table:style-name="ce463" table:formula="of:=LEFT([.E230]; 4)" office:value-type="string" office:string-value="2022" calcext:value-type="string">
            <text:p>2022</text:p>
          </table:table-cell>
          <table:table-cell table:style-name="ce1032" table:formula="of:=RIGHT([.E230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230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8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2" office:value-type="float" office:value="0" calcext:value-type="float">
            <text:p>0</text:p>
          </table:table-cell>
          <table:table-cell table:style-name="ce298" office:value-type="string" calcext:value-type="string">
            <text:p>2022:2051</text:p>
          </table:table-cell>
          <table:table-cell table:style-name="ce463" table:formula="of:=LEFT([.E231]; 4)" office:value-type="string" office:string-value="2022" calcext:value-type="string">
            <text:p>2022</text:p>
          </table:table-cell>
          <table:table-cell table:style-name="ce1032" table:formula="of:=RIGHT([.E231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231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49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3" office:value-type="float" office:value="1" calcext:value-type="float">
            <text:p>1</text:p>
          </table:table-cell>
          <table:table-cell table:style-name="ce299" office:value-type="string" calcext:value-type="string">
            <text:p>2022:2051</text:p>
          </table:table-cell>
          <table:table-cell table:style-name="ce464" table:formula="of:=LEFT([.E232]; 4)" office:value-type="string" office:string-value="2022" calcext:value-type="string">
            <text:p>2022</text:p>
          </table:table-cell>
          <table:table-cell table:style-name="ce1032" table:formula="of:=RIGHT([.E232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4-2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232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50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3" office:value-type="float" office:value="1" calcext:value-type="float">
            <text:p>1</text:p>
          </table:table-cell>
          <table:table-cell table:style-name="ce300" office:value-type="string" calcext:value-type="string">
            <text:p>2022:2051</text:p>
          </table:table-cell>
          <table:table-cell table:style-name="ce465" table:formula="of:=LEFT([.E233]; 4)" office:value-type="string" office:string-value="2022" calcext:value-type="string">
            <text:p>2022</text:p>
          </table:table-cell>
          <table:table-cell table:style-name="ce1032" table:formula="of:=RIGHT([.E233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03" calcext:value-type="float">
            <text:p>0.03</text:p>
          </table:table-cell>
          <table:table-cell table:style-name="ce1032" table:number-columns-repeated="3"/>
          <table:table-cell table:formula="of:=LOWER([.K233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51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3" office:value-type="float" office:value="1" calcext:value-type="float">
            <text:p>1</text:p>
          </table:table-cell>
          <table:table-cell table:style-name="ce301" office:value-type="string" calcext:value-type="string">
            <text:p>2022:2051</text:p>
          </table:table-cell>
          <table:table-cell table:style-name="ce466" table:formula="of:=LEFT([.E234]; 4)" office:value-type="string" office:string-value="2022" calcext:value-type="string">
            <text:p>2022</text:p>
          </table:table-cell>
          <table:table-cell table:style-name="ce1032" table:formula="of:=RIGHT([.E234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234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52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4" office:value-type="float" office:value="1" calcext:value-type="float">
            <text:p>1</text:p>
          </table:table-cell>
          <table:table-cell table:style-name="ce302" office:value-type="string" calcext:value-type="string">
            <text:p>2022:2051</text:p>
          </table:table-cell>
          <table:table-cell table:style-name="ce467" table:formula="of:=LEFT([.E235]; 4)" office:value-type="string" office:string-value="2022" calcext:value-type="string">
            <text:p>2022</text:p>
          </table:table-cell>
          <table:table-cell table:style-name="ce1032" table:formula="of:=RIGHT([.E235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04</text:p>
          </table:table-cell>
          <table:table-cell table:style-name="ce1032" office:value-type="string" calcext:value-type="string">
            <text:p>FOCO</text:p>
          </table:table-cell>
          <table:table-cell table:style-name="ce1032" office:value-type="float" office:value="120" calcext:value-type="float">
            <text:p>12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235])" office:value-type="string" office:string-value="foco" calcext:value-type="string">
            <text:p>foco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Rotation</text:p>
          </table:table-cell>
          <table:table-cell table:style-name="ce53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85" office:value-type="float" office:value="1" calcext:value-type="float">
            <text:p>1</text:p>
          </table:table-cell>
          <table:table-cell table:style-name="ce303" office:value-type="string" calcext:value-type="string">
            <text:p>2022:2051</text:p>
          </table:table-cell>
          <table:table-cell table:style-name="ce468" table:formula="of:=LEFT([.E236]; 4)" office:value-type="string" office:string-value="2022" calcext:value-type="string">
            <text:p>2022</text:p>
          </table:table-cell>
          <table:table-cell table:style-name="ce1032" table:formula="of:=RIGHT([.E236];4)" office:value-type="string" office:string-value="2051" calcext:value-type="string">
            <text:p>2051</text:p>
          </table:table-cell>
          <table:table-cell/>
          <table:table-cell table:style-name="ce583" office:value-type="string" calcext:value-type="string">
            <text:p>fertilize</text:p>
          </table:table-cell>
          <table:table-cell table:style-name="ce1032" office:value-type="string" calcext:value-type="string">
            <text:p>06-26</text:p>
          </table:table-cell>
          <table:table-cell table:style-name="ce1032" table:number-columns-repeated="3"/>
          <table:table-cell table:style-name="ce1032" office:value-type="float" office:value="168" calcext:value-type="float">
            <text:p>168</text:p>
          </table:table-cell>
          <table:table-cell table:style-name="ce1032" table:number-columns-repeated="2"/>
          <table:table-cell table:formula="of:=LOWER([.K236])">
            <text:p/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table:style-name="ce186" office:value-type="float" office:value="1" calcext:value-type="float">
            <text:p>1</text:p>
          </table:table-cell>
          <table:table-cell table:style-name="ce304" office:value-type="string" calcext:value-type="string">
            <text:p>2022:2051</text:p>
          </table:table-cell>
          <table:table-cell table:style-name="ce469" table:formula="of:=LEFT([.E237]; 4)" office:value-type="string" office:string-value="2022" calcext:value-type="string">
            <text:p>2022</text:p>
          </table:table-cell>
          <table:table-cell table:formula="of:=RIGHT([.E23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37])" office:value-type="string" office:string-value="foco" calcext:value-type="string">
            <text:p>foco</text:p>
          </table:table-cell>
          <table:table-cell office:value-type="string" calcext:value-type="string">
            <text:p>monocroprotation</text:p>
          </table:table-cell>
          <table:table-cell table:number-columns-repeated="1006"/>
        </table:table-row>
        <table:table-row table:style-name="ro2">
          <table:table-cell/>
          <table:table-cell table:style-name="ce54"/>
          <table:table-cell/>
          <table:table-cell table:style-name="ce186"/>
          <table:table-cell table:style-name="ce304"/>
          <table:table-cell table:style-name="ce469"/>
          <table:table-cell table:number-columns-repeated="10"/>
          <table:table-cell table:formula="of:=LOWER([.K238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187" office:value-type="float" office:value="0" calcext:value-type="float">
            <text:p>0</text:p>
          </table:table-cell>
          <table:table-cell table:style-name="ce305" office:value-type="string" calcext:value-type="string">
            <text:p>2022:2051</text:p>
          </table:table-cell>
          <table:table-cell table:style-name="ce470" table:formula="of:=LEFT([.E239]; 4)" office:value-type="string" office:string-value="2022" calcext:value-type="string">
            <text:p>2022</text:p>
          </table:table-cell>
          <table:table-cell table:formula="of:=RIGHT([.E23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239])">
            <text:p/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187" office:value-type="float" office:value="0" calcext:value-type="float">
            <text:p>0</text:p>
          </table:table-cell>
          <table:table-cell table:style-name="ce305" office:value-type="string" calcext:value-type="string">
            <text:p>2022:2051</text:p>
          </table:table-cell>
          <table:table-cell table:style-name="ce470" table:formula="of:=LEFT([.E240]; 4)" office:value-type="string" office:string-value="2022" calcext:value-type="string">
            <text:p>2022</text:p>
          </table:table-cell>
          <table:table-cell table:formula="of:=RIGHT([.E24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40])" office:value-type="string" office:string-value="soyb" calcext:value-type="string">
            <text:p>soyb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187" office:value-type="float" office:value="0" calcext:value-type="float">
            <text:p>0</text:p>
          </table:table-cell>
          <table:table-cell table:style-name="ce305" office:value-type="string" calcext:value-type="string">
            <text:p>2022:2051</text:p>
          </table:table-cell>
          <table:table-cell table:style-name="ce470" table:formula="of:=LEFT([.E241]; 4)" office:value-type="string" office:string-value="2022" calcext:value-type="string">
            <text:p>2022</text:p>
          </table:table-cell>
          <table:table-cell table:formula="of:=RIGHT([.E24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241])" office:value-type="string" office:string-value="soyb" calcext:value-type="string">
            <text:p>soyb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:2051</text:p>
          </table:table-cell>
          <table:table-cell table:formula="of:=LEFT([.E242]; 4)" office:value-type="string" office:string-value="2022" calcext:value-type="string">
            <text:p>2022</text:p>
          </table:table-cell>
          <table:table-cell table:formula="of:=RIGHT([.E24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2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242])">
            <text:p/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:2051</text:p>
          </table:table-cell>
          <table:table-cell table:formula="of:=LEFT([.E243]; 4)" office:value-type="string" office:string-value="2022" calcext:value-type="string">
            <text:p>2022</text:p>
          </table:table-cell>
          <table:table-cell table:formula="of:=RIGHT([.E24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243])">
            <text:p/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:2051</text:p>
          </table:table-cell>
          <table:table-cell table:formula="of:=LEFT([.E244]; 4)" office:value-type="string" office:string-value="2022" calcext:value-type="string">
            <text:p>2022</text:p>
          </table:table-cell>
          <table:table-cell table:formula="of:=RIGHT([.E24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44])" office:value-type="string" office:string-value="foco" calcext:value-type="string">
            <text:p>foco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:2051</text:p>
          </table:table-cell>
          <table:table-cell table:formula="of:=LEFT([.E245]; 4)" office:value-type="string" office:string-value="2022" calcext:value-type="string">
            <text:p>2022</text:p>
          </table:table-cell>
          <table:table-cell table:formula="of:=RIGHT([.E24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45])" office:value-type="string" office:string-value="foco" calcext:value-type="string">
            <text:p>foco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6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09" table:formula="of:=LEFT([.E247]; 4)" office:value-type="string" office:string-value="2022" calcext:value-type="string">
            <text:p>2022</text:p>
          </table:table-cell>
          <table:table-cell table:formula="of:=RIGHT([.E247];4)" office:value-type="string" office:string-value="2022" calcext:value-type="string">
            <text:p>2022</text:p>
          </table:table-cell>
          <table:table-cell office:value-type="string" calcext:value-type="string">
            <text:p>Go through full two year rota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47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6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09" table:formula="of:=LEFT([.E248]; 4)" office:value-type="string" office:string-value="2022" calcext:value-type="string">
            <text:p>2022</text:p>
          </table:table-cell>
          <table:table-cell table:formula="of:=RIGHT([.E24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48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6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09" table:formula="of:=LEFT([.E249]; 4)" office:value-type="string" office:string-value="2022" calcext:value-type="string">
            <text:p>2022</text:p>
          </table:table-cell>
          <table:table-cell table:formula="of:=RIGHT([.E24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49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7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0" table:formula="of:=LEFT([.E250]; 4)" office:value-type="string" office:string-value="2022" calcext:value-type="string">
            <text:p>2022</text:p>
          </table:table-cell>
          <table:table-cell table:formula="of:=RIGHT([.E25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50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7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10" table:formula="of:=LEFT([.E251]; 4)" office:value-type="string" office:string-value="2022" calcext:value-type="string">
            <text:p>2022</text:p>
          </table:table-cell>
          <table:table-cell table:formula="of:=RIGHT([.E25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51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7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0" table:formula="of:=LEFT([.E252]; 4)" office:value-type="string" office:string-value="2022" calcext:value-type="string">
            <text:p>2022</text:p>
          </table:table-cell>
          <table:table-cell table:formula="of:=RIGHT([.E25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52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11" table:formula="of:=LEFT([.E253]; 4)" office:value-type="string" office:string-value="2022" calcext:value-type="string">
            <text:p>2022</text:p>
          </table:table-cell>
          <table:table-cell table:formula="of:=RIGHT([.E25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53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1" table:formula="of:=LEFT([.E254]; 4)" office:value-type="string" office:string-value="2022" calcext:value-type="string">
            <text:p>2022</text:p>
          </table:table-cell>
          <table:table-cell table:formula="of:=RIGHT([.E25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54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11" table:formula="of:=LEFT([.E255]; 4)" office:value-type="string" office:string-value="2022" calcext:value-type="string">
            <text:p>2022</text:p>
          </table:table-cell>
          <table:table-cell table:formula="of:=RIGHT([.E25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255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1" table:formula="of:=LEFT([.E256]; 4)" office:value-type="string" office:string-value="2022" calcext:value-type="string">
            <text:p>2022</text:p>
          </table:table-cell>
          <table:table-cell table:formula="of:=RIGHT([.E25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5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9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12" table:formula="of:=LEFT([.E257]; 4)" office:value-type="string" office:string-value="2022" calcext:value-type="string">
            <text:p>2022</text:p>
          </table:table-cell>
          <table:table-cell table:formula="of:=RIGHT([.E25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5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1" table:formula="of:=LEFT([.E258]; 4)" office:value-type="string" office:string-value="2022" calcext:value-type="string">
            <text:p>2022</text:p>
          </table:table-cell>
          <table:table-cell table:formula="of:=RIGHT([.E25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58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4" office:value-type="string" calcext:value-type="string">
            <text:p>2022:2022</text:p>
          </table:table-cell>
          <table:table-cell table:style-name="ce1411" table:formula="of:=LEFT([.E259]; 4)" office:value-type="string" office:string-value="2022" calcext:value-type="string">
            <text:p>2022</text:p>
          </table:table-cell>
          <table:table-cell table:formula="of:=RIGHT([.E25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59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88" office:value-type="float" office:value="0" calcext:value-type="float">
            <text:p>0</text:p>
          </table:table-cell>
          <table:table-cell table:style-name="ce1175" office:value-type="string" calcext:value-type="string">
            <text:p>2022:2022</text:p>
          </table:table-cell>
          <table:table-cell table:style-name="ce1411" table:formula="of:=LEFT([.E260]; 4)" office:value-type="string" office:string-value="2022" calcext:value-type="string">
            <text:p>2022</text:p>
          </table:table-cell>
          <table:table-cell table:formula="of:=RIGHT([.E26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60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0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3" table:formula="of:=LEFT([.E261]; 4)" office:value-type="string" office:string-value="2023" calcext:value-type="string">
            <text:p>2023</text:p>
          </table:table-cell>
          <table:table-cell table:formula="of:=RIGHT([.E261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61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0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3" table:formula="of:=LEFT([.E262]; 4)" office:value-type="string" office:string-value="2023" calcext:value-type="string">
            <text:p>2023</text:p>
          </table:table-cell>
          <table:table-cell table:formula="of:=RIGHT([.E262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62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6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0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3" table:formula="of:=LEFT([.E263]; 4)" office:value-type="string" office:string-value="2023" calcext:value-type="string">
            <text:p>2023</text:p>
          </table:table-cell>
          <table:table-cell table:formula="of:=RIGHT([.E26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63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4" table:formula="of:=LEFT([.E264]; 4)" office:value-type="string" office:string-value="2023" calcext:value-type="string">
            <text:p>2023</text:p>
          </table:table-cell>
          <table:table-cell table:formula="of:=RIGHT([.E264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6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2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5" table:formula="of:=LEFT([.E265]; 4)" office:value-type="string" office:string-value="2023" calcext:value-type="string">
            <text:p>2023</text:p>
          </table:table-cell>
          <table:table-cell table:formula="of:=RIGHT([.E265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26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2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3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6" table:formula="of:=LEFT([.E266]; 4)" office:value-type="string" office:string-value="2023" calcext:value-type="string">
            <text:p>2023</text:p>
          </table:table-cell>
          <table:table-cell table:formula="of:=RIGHT([.E266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6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4" table:formula="of:=LEFT([.E267]; 4)" office:value-type="string" office:string-value="2023" calcext:value-type="string">
            <text:p>2023</text:p>
          </table:table-cell>
          <table:table-cell table:formula="of:=RIGHT([.E267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67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4" table:formula="of:=LEFT([.E268]; 4)" office:value-type="string" office:string-value="2023" calcext:value-type="string">
            <text:p>2023</text:p>
          </table:table-cell>
          <table:table-cell table:formula="of:=RIGHT([.E268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68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4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7" table:formula="of:=LEFT([.E269]; 4)" office:value-type="string" office:string-value="2023" calcext:value-type="string">
            <text:p>2023</text:p>
          </table:table-cell>
          <table:table-cell table:formula="of:=RIGHT([.E269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6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4" table:formula="of:=LEFT([.E270]; 4)" office:value-type="string" office:string-value="2023" calcext:value-type="string">
            <text:p>2023</text:p>
          </table:table-cell>
          <table:table-cell table:formula="of:=RIGHT([.E270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7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4" table:formula="of:=LEFT([.E271]; 4)" office:value-type="string" office:string-value="2023" calcext:value-type="string">
            <text:p>2023</text:p>
          </table:table-cell>
          <table:table-cell table:formula="of:=RIGHT([.E271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71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7" office:value-type="string" calcext:value-type="string">
            <text:p>2023:2023</text:p>
          </table:table-cell>
          <table:table-cell table:style-name="ce1414" table:formula="of:=LEFT([.E272]; 4)" office:value-type="string" office:string-value="2023" calcext:value-type="string">
            <text:p>2023</text:p>
          </table:table-cell>
          <table:table-cell table:formula="of:=RIGHT([.E272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72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1" office:value-type="float" office:value="0" calcext:value-type="float">
            <text:p>0</text:p>
          </table:table-cell>
          <table:table-cell table:style-name="ce1176" office:value-type="string" calcext:value-type="string">
            <text:p>2023:2023</text:p>
          </table:table-cell>
          <table:table-cell table:style-name="ce1414" table:formula="of:=LEFT([.E273]; 4)" office:value-type="string" office:string-value="2023" calcext:value-type="string">
            <text:p>2023</text:p>
          </table:table-cell>
          <table:table-cell table:formula="of:=RIGHT([.E27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73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5" office:value-type="float" office:value="0" calcext:value-type="float">
            <text:p>0</text:p>
          </table:table-cell>
          <table:table-cell table:style-name="ce1178" office:value-type="string" calcext:value-type="string">
            <text:p>2024:2051</text:p>
          </table:table-cell>
          <table:table-cell table:style-name="ce1418" table:formula="of:=LEFT([.E275]; 4)" office:value-type="string" office:string-value="2024" calcext:value-type="string">
            <text:p>2024</text:p>
          </table:table-cell>
          <table:table-cell table:formula="of:=RIGHT([.E27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75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5" office:value-type="float" office:value="0" calcext:value-type="float">
            <text:p>0</text:p>
          </table:table-cell>
          <table:table-cell table:style-name="ce1179" office:value-type="string" calcext:value-type="string">
            <text:p>2024:2051</text:p>
          </table:table-cell>
          <table:table-cell table:style-name="ce1418" table:formula="of:=LEFT([.E276]; 4)" office:value-type="string" office:string-value="2024" calcext:value-type="string">
            <text:p>2024</text:p>
          </table:table-cell>
          <table:table-cell table:formula="of:=RIGHT([.E27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76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5" office:value-type="float" office:value="0" calcext:value-type="float">
            <text:p>0</text:p>
          </table:table-cell>
          <table:table-cell table:style-name="ce1178" office:value-type="string" calcext:value-type="string">
            <text:p>2024:2051</text:p>
          </table:table-cell>
          <table:table-cell table:style-name="ce1418" table:formula="of:=LEFT([.E277]; 4)" office:value-type="string" office:string-value="2024" calcext:value-type="string">
            <text:p>2024</text:p>
          </table:table-cell>
          <table:table-cell table:formula="of:=RIGHT([.E27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77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9" office:value-type="string" calcext:value-type="string">
            <text:p>2024:2051</text:p>
          </table:table-cell>
          <table:table-cell table:style-name="ce471" table:formula="of:=LEFT([.E278]; 4)" office:value-type="string" office:string-value="2024" calcext:value-type="string">
            <text:p>2024</text:p>
          </table:table-cell>
          <table:table-cell table:formula="of:=RIGHT([.E27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7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8" office:value-type="string" calcext:value-type="string">
            <text:p>2024:2051</text:p>
          </table:table-cell>
          <table:table-cell table:style-name="ce471" table:formula="of:=LEFT([.E279]; 4)" office:value-type="string" office:string-value="2024" calcext:value-type="string">
            <text:p>2024</text:p>
          </table:table-cell>
          <table:table-cell table:formula="of:=RIGHT([.E27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79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9" office:value-type="string" calcext:value-type="string">
            <text:p>2024:2051</text:p>
          </table:table-cell>
          <table:table-cell table:style-name="ce471" table:formula="of:=LEFT([.E280]; 4)" office:value-type="string" office:string-value="2024" calcext:value-type="string">
            <text:p>2024</text:p>
          </table:table-cell>
          <table:table-cell table:formula="of:=RIGHT([.E28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280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8" office:value-type="string" calcext:value-type="string">
            <text:p>2024:2051</text:p>
          </table:table-cell>
          <table:table-cell table:style-name="ce471" table:formula="of:=LEFT([.E281]; 4)" office:value-type="string" office:string-value="2024" calcext:value-type="string">
            <text:p>2024</text:p>
          </table:table-cell>
          <table:table-cell table:formula="of:=RIGHT([.E28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8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9" office:value-type="float" office:value="0" calcext:value-type="float">
            <text:p>0</text:p>
          </table:table-cell>
          <table:table-cell table:style-name="ce1179" office:value-type="string" calcext:value-type="string">
            <text:p>2024:2051</text:p>
          </table:table-cell>
          <table:table-cell table:style-name="ce472" table:formula="of:=LEFT([.E282]; 4)" office:value-type="string" office:string-value="2024" calcext:value-type="string">
            <text:p>2024</text:p>
          </table:table-cell>
          <table:table-cell table:formula="of:=RIGHT([.E28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8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8" office:value-type="string" calcext:value-type="string">
            <text:p>2024:2051</text:p>
          </table:table-cell>
          <table:table-cell table:style-name="ce471" table:formula="of:=LEFT([.E283]; 4)" office:value-type="string" office:string-value="2024" calcext:value-type="string">
            <text:p>2024</text:p>
          </table:table-cell>
          <table:table-cell table:formula="of:=RIGHT([.E28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8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9" office:value-type="string" calcext:value-type="string">
            <text:p>2024:2051</text:p>
          </table:table-cell>
          <table:table-cell table:style-name="ce471" table:formula="of:=LEFT([.E284]; 4)" office:value-type="string" office:string-value="2024" calcext:value-type="string">
            <text:p>2024</text:p>
          </table:table-cell>
          <table:table-cell table:formula="of:=RIGHT([.E28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8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88" office:value-type="float" office:value="0" calcext:value-type="float">
            <text:p>0</text:p>
          </table:table-cell>
          <table:table-cell table:style-name="ce1178" office:value-type="string" calcext:value-type="string">
            <text:p>2024:2051</text:p>
          </table:table-cell>
          <table:table-cell table:style-name="ce471" table:formula="of:=LEFT([.E285]; 4)" office:value-type="string" office:string-value="2024" calcext:value-type="string">
            <text:p>2024</text:p>
          </table:table-cell>
          <table:table-cell table:formula="of:=RIGHT([.E28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8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8" office:value-type="float" office:value="1" calcext:value-type="float">
            <text:p>1</text:p>
          </table:table-cell>
          <table:table-cell table:style-name="ce1179" office:value-type="string" calcext:value-type="string">
            <text:p>2024:2051</text:p>
          </table:table-cell>
          <table:table-cell table:style-name="ce1421" table:formula="of:=LEFT([.E286]; 4)" office:value-type="string" office:string-value="2024" calcext:value-type="string">
            <text:p>2024</text:p>
          </table:table-cell>
          <table:table-cell table:formula="of:=RIGHT([.E28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86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8" office:value-type="float" office:value="1" calcext:value-type="float">
            <text:p>1</text:p>
          </table:table-cell>
          <table:table-cell table:style-name="ce1178" office:value-type="string" calcext:value-type="string">
            <text:p>2024:2051</text:p>
          </table:table-cell>
          <table:table-cell table:style-name="ce1421" table:formula="of:=LEFT([.E287]; 4)" office:value-type="string" office:string-value="2024" calcext:value-type="string">
            <text:p>2024</text:p>
          </table:table-cell>
          <table:table-cell table:formula="of:=RIGHT([.E28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8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7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898" office:value-type="float" office:value="1" calcext:value-type="float">
            <text:p>1</text:p>
          </table:table-cell>
          <table:table-cell table:style-name="ce1179" office:value-type="string" calcext:value-type="string">
            <text:p>2024:2051</text:p>
          </table:table-cell>
          <table:table-cell table:style-name="ce1421" table:formula="of:=LEFT([.E288]; 4)" office:value-type="string" office:string-value="2024" calcext:value-type="string">
            <text:p>2024</text:p>
          </table:table-cell>
          <table:table-cell table:formula="of:=RIGHT([.E28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28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8" office:value-type="string" calcext:value-type="string">
            <text:p>2024:2051</text:p>
          </table:table-cell>
          <table:table-cell table:style-name="ce473" table:formula="of:=LEFT([.E289]; 4)" office:value-type="string" office:string-value="2024" calcext:value-type="string">
            <text:p>2024</text:p>
          </table:table-cell>
          <table:table-cell table:formula="of:=RIGHT([.E28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8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9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1" office:value-type="float" office:value="1" calcext:value-type="float">
            <text:p>1</text:p>
          </table:table-cell>
          <table:table-cell table:style-name="ce1179" office:value-type="string" calcext:value-type="string">
            <text:p>2024:2051</text:p>
          </table:table-cell>
          <table:table-cell table:style-name="ce474" table:formula="of:=LEFT([.E290]; 4)" office:value-type="string" office:string-value="2024" calcext:value-type="string">
            <text:p>2024</text:p>
          </table:table-cell>
          <table:table-cell table:formula="of:=RIGHT([.E29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29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2" office:value-type="float" office:value="1" calcext:value-type="float">
            <text:p>1</text:p>
          </table:table-cell>
          <table:table-cell table:style-name="ce1178" office:value-type="string" calcext:value-type="string">
            <text:p>2024:2051</text:p>
          </table:table-cell>
          <table:table-cell table:style-name="ce475" table:formula="of:=LEFT([.E291]; 4)" office:value-type="string" office:string-value="2024" calcext:value-type="string">
            <text:p>2024</text:p>
          </table:table-cell>
          <table:table-cell table:formula="of:=RIGHT([.E29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9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9" office:value-type="string" calcext:value-type="string">
            <text:p>2024:2051</text:p>
          </table:table-cell>
          <table:table-cell table:style-name="ce473" table:formula="of:=LEFT([.E292]; 4)" office:value-type="string" office:string-value="2024" calcext:value-type="string">
            <text:p>2024</text:p>
          </table:table-cell>
          <table:table-cell table:formula="of:=RIGHT([.E29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29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8" office:value-type="string" calcext:value-type="string">
            <text:p>2024:2051</text:p>
          </table:table-cell>
          <table:table-cell table:style-name="ce473" table:formula="of:=LEFT([.E293]; 4)" office:value-type="string" office:string-value="2024" calcext:value-type="string">
            <text:p>2024</text:p>
          </table:table-cell>
          <table:table-cell table:formula="of:=RIGHT([.E29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29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3" office:value-type="float" office:value="1" calcext:value-type="float">
            <text:p>1</text:p>
          </table:table-cell>
          <table:table-cell table:style-name="ce1179" office:value-type="string" calcext:value-type="string">
            <text:p>2024:2051</text:p>
          </table:table-cell>
          <table:table-cell table:style-name="ce476" table:formula="of:=LEFT([.E294]; 4)" office:value-type="string" office:string-value="2024" calcext:value-type="string">
            <text:p>2024</text:p>
          </table:table-cell>
          <table:table-cell table:formula="of:=RIGHT([.E29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29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8" office:value-type="string" calcext:value-type="string">
            <text:p>2024:2051</text:p>
          </table:table-cell>
          <table:table-cell table:style-name="ce473" table:formula="of:=LEFT([.E295]; 4)" office:value-type="string" office:string-value="2024" calcext:value-type="string">
            <text:p>2024</text:p>
          </table:table-cell>
          <table:table-cell table:formula="of:=RIGHT([.E29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29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9" office:value-type="string" calcext:value-type="string">
            <text:p>2024:2051</text:p>
          </table:table-cell>
          <table:table-cell table:style-name="ce473" table:formula="of:=LEFT([.E296]; 4)" office:value-type="string" office:string-value="2024" calcext:value-type="string">
            <text:p>2024</text:p>
          </table:table-cell>
          <table:table-cell table:formula="of:=RIGHT([.E29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96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8" office:value-type="string" calcext:value-type="string">
            <text:p>2024:2051</text:p>
          </table:table-cell>
          <table:table-cell table:style-name="ce473" table:formula="of:=LEFT([.E297]; 4)" office:value-type="string" office:string-value="2024" calcext:value-type="string">
            <text:p>2024</text:p>
          </table:table-cell>
          <table:table-cell table:formula="of:=RIGHT([.E29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9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190" office:value-type="float" office:value="1" calcext:value-type="float">
            <text:p>1</text:p>
          </table:table-cell>
          <table:table-cell table:style-name="ce1179" office:value-type="string" calcext:value-type="string">
            <text:p>2024:2051</text:p>
          </table:table-cell>
          <table:table-cell table:style-name="ce473" table:formula="of:=LEFT([.E298]; 4)" office:value-type="string" office:string-value="2024" calcext:value-type="string">
            <text:p>2024</text:p>
          </table:table-cell>
          <table:table-cell table:formula="of:=RIGHT([.E29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29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/>
          <table:table-cell table:style-name="ce58"/>
          <table:table-cell/>
          <table:table-cell table:style-name="ce190"/>
          <table:table-cell table:style-name="ce1179"/>
          <table:table-cell table:style-name="ce473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3" office:value-type="float" office:value="0" calcext:value-type="float">
            <text:p>0</text:p>
          </table:table-cell>
          <table:table-cell table:style-name="ce1180" office:value-type="string" calcext:value-type="string">
            <text:p>2022:2022</text:p>
          </table:table-cell>
          <table:table-cell table:style-name="ce1426" table:formula="of:=LEFT([.E300]; 4)" office:value-type="string" office:string-value="2022" calcext:value-type="string">
            <text:p>2022</text:p>
          </table:table-cell>
          <table:table-cell table:formula="of:=RIGHT([.E30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00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4" office:value-type="float" office:value="0" calcext:value-type="float">
            <text:p>0</text:p>
          </table:table-cell>
          <table:table-cell table:style-name="ce1181" office:value-type="string" calcext:value-type="string">
            <text:p>2022:2022</text:p>
          </table:table-cell>
          <table:table-cell table:style-name="ce1427" table:formula="of:=LEFT([.E301]; 4)" office:value-type="string" office:string-value="2022" calcext:value-type="string">
            <text:p>2022</text:p>
          </table:table-cell>
          <table:table-cell table:formula="of:=RIGHT([.E30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01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2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5" office:value-type="float" office:value="0" calcext:value-type="float">
            <text:p>0</text:p>
          </table:table-cell>
          <table:table-cell table:style-name="ce1180" office:value-type="string" calcext:value-type="string">
            <text:p>2022:2022</text:p>
          </table:table-cell>
          <table:table-cell table:style-name="ce1428" table:formula="of:=LEFT([.E302]; 4)" office:value-type="string" office:string-value="2022" calcext:value-type="string">
            <text:p>2022</text:p>
          </table:table-cell>
          <table:table-cell table:formula="of:=RIGHT([.E30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0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5" office:value-type="float" office:value="0" calcext:value-type="float">
            <text:p>0</text:p>
          </table:table-cell>
          <table:table-cell table:style-name="ce1181" office:value-type="string" calcext:value-type="string">
            <text:p>2022:2022</text:p>
          </table:table-cell>
          <table:table-cell table:style-name="ce1428" table:formula="of:=LEFT([.E303]; 4)" office:value-type="string" office:string-value="2022" calcext:value-type="string">
            <text:p>2022</text:p>
          </table:table-cell>
          <table:table-cell table:formula="of:=RIGHT([.E30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03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4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5" office:value-type="float" office:value="0" calcext:value-type="float">
            <text:p>0</text:p>
          </table:table-cell>
          <table:table-cell table:style-name="ce1180" office:value-type="string" calcext:value-type="string">
            <text:p>2022:2022</text:p>
          </table:table-cell>
          <table:table-cell table:style-name="ce1428" table:formula="of:=LEFT([.E304]; 4)" office:value-type="string" office:string-value="2022" calcext:value-type="string">
            <text:p>2022</text:p>
          </table:table-cell>
          <table:table-cell table:formula="of:=RIGHT([.E30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04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5" office:value-type="float" office:value="0" calcext:value-type="float">
            <text:p>0</text:p>
          </table:table-cell>
          <table:table-cell table:style-name="ce1181" office:value-type="string" calcext:value-type="string">
            <text:p>2022:2022</text:p>
          </table:table-cell>
          <table:table-cell table:style-name="ce1428" table:formula="of:=LEFT([.E305]; 4)" office:value-type="string" office:string-value="2022" calcext:value-type="string">
            <text:p>2022</text:p>
          </table:table-cell>
          <table:table-cell table:formula="of:=RIGHT([.E30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0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7" office:value-type="float" office:value="0" calcext:value-type="float">
            <text:p>0</text:p>
          </table:table-cell>
          <table:table-cell table:style-name="ce1180" office:value-type="string" calcext:value-type="string">
            <text:p>2022:2022</text:p>
          </table:table-cell>
          <table:table-cell table:style-name="ce1429" table:formula="of:=LEFT([.E306]; 4)" office:value-type="string" office:string-value="2022" calcext:value-type="string">
            <text:p>2022</text:p>
          </table:table-cell>
          <table:table-cell table:formula="of:=RIGHT([.E30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0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5" office:value-type="float" office:value="0" calcext:value-type="float">
            <text:p>0</text:p>
          </table:table-cell>
          <table:table-cell table:style-name="ce1181" office:value-type="string" calcext:value-type="string">
            <text:p>2022:2022</text:p>
          </table:table-cell>
          <table:table-cell table:style-name="ce1428" table:formula="of:=LEFT([.E307]; 4)" office:value-type="string" office:string-value="2022" calcext:value-type="string">
            <text:p>2022</text:p>
          </table:table-cell>
          <table:table-cell table:formula="of:=RIGHT([.E30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07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09" office:value-type="float" office:value="0" calcext:value-type="float">
            <text:p>0</text:p>
          </table:table-cell>
          <table:table-cell table:style-name="ce1182" office:value-type="string" calcext:value-type="string">
            <text:p>2023:2023</text:p>
          </table:table-cell>
          <table:table-cell table:style-name="ce1430" table:formula="of:=LEFT([.E308]; 4)" office:value-type="string" office:string-value="2023" calcext:value-type="string">
            <text:p>2023</text:p>
          </table:table-cell>
          <table:table-cell table:formula="of:=RIGHT([.E308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0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0" office:value-type="float" office:value="0" calcext:value-type="float">
            <text:p>0</text:p>
          </table:table-cell>
          <table:table-cell table:style-name="ce1183" office:value-type="string" calcext:value-type="string">
            <text:p>2023:2023</text:p>
          </table:table-cell>
          <table:table-cell table:style-name="ce1431" table:formula="of:=LEFT([.E309]; 4)" office:value-type="string" office:string-value="2023" calcext:value-type="string">
            <text:p>2023</text:p>
          </table:table-cell>
          <table:table-cell table:formula="of:=RIGHT([.E309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0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1" office:value-type="float" office:value="0" calcext:value-type="float">
            <text:p>0</text:p>
          </table:table-cell>
          <table:table-cell table:style-name="ce1182" office:value-type="string" calcext:value-type="string">
            <text:p>2023:2023</text:p>
          </table:table-cell>
          <table:table-cell table:style-name="ce1432" table:formula="of:=LEFT([.E310]; 4)" office:value-type="string" office:string-value="2023" calcext:value-type="string">
            <text:p>2023</text:p>
          </table:table-cell>
          <table:table-cell table:formula="of:=RIGHT([.E310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31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2" office:value-type="float" office:value="0" calcext:value-type="float">
            <text:p>0</text:p>
          </table:table-cell>
          <table:table-cell table:style-name="ce1183" office:value-type="string" calcext:value-type="string">
            <text:p>2023:2023</text:p>
          </table:table-cell>
          <table:table-cell table:style-name="ce1433" table:formula="of:=LEFT([.E311]; 4)" office:value-type="string" office:string-value="2023" calcext:value-type="string">
            <text:p>2023</text:p>
          </table:table-cell>
          <table:table-cell table:formula="of:=RIGHT([.E311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1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0" office:value-type="float" office:value="0" calcext:value-type="float">
            <text:p>0</text:p>
          </table:table-cell>
          <table:table-cell table:style-name="ce1182" office:value-type="string" calcext:value-type="string">
            <text:p>2023:2023</text:p>
          </table:table-cell>
          <table:table-cell table:style-name="ce1431" table:formula="of:=LEFT([.E312]; 4)" office:value-type="string" office:string-value="2023" calcext:value-type="string">
            <text:p>2023</text:p>
          </table:table-cell>
          <table:table-cell table:formula="of:=RIGHT([.E312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1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0" office:value-type="float" office:value="0" calcext:value-type="float">
            <text:p>0</text:p>
          </table:table-cell>
          <table:table-cell table:style-name="ce1183" office:value-type="string" calcext:value-type="string">
            <text:p>2023:2023</text:p>
          </table:table-cell>
          <table:table-cell table:style-name="ce1431" table:formula="of:=LEFT([.E313]; 4)" office:value-type="string" office:string-value="2023" calcext:value-type="string">
            <text:p>2023</text:p>
          </table:table-cell>
          <table:table-cell table:formula="of:=RIGHT([.E31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31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4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3" office:value-type="float" office:value="0" calcext:value-type="float">
            <text:p>0</text:p>
          </table:table-cell>
          <table:table-cell table:style-name="ce1182" office:value-type="string" calcext:value-type="string">
            <text:p>2023:2023</text:p>
          </table:table-cell>
          <table:table-cell table:style-name="ce1434" table:formula="of:=LEFT([.E314]; 4)" office:value-type="string" office:string-value="2023" calcext:value-type="string">
            <text:p>2023</text:p>
          </table:table-cell>
          <table:table-cell table:formula="of:=RIGHT([.E314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1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0" office:value-type="float" office:value="0" calcext:value-type="float">
            <text:p>0</text:p>
          </table:table-cell>
          <table:table-cell table:style-name="ce1183" office:value-type="string" calcext:value-type="string">
            <text:p>2023:2023</text:p>
          </table:table-cell>
          <table:table-cell table:style-name="ce1431" table:formula="of:=LEFT([.E315]; 4)" office:value-type="string" office:string-value="2023" calcext:value-type="string">
            <text:p>2023</text:p>
          </table:table-cell>
          <table:table-cell table:formula="of:=RIGHT([.E315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1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03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0" office:value-type="float" office:value="0" calcext:value-type="float">
            <text:p>0</text:p>
          </table:table-cell>
          <table:table-cell table:style-name="ce1182" office:value-type="string" calcext:value-type="string">
            <text:p>2023:2023</text:p>
          </table:table-cell>
          <table:table-cell table:style-name="ce1431" table:formula="of:=LEFT([.E316]; 4)" office:value-type="string" office:string-value="2023" calcext:value-type="string">
            <text:p>2023</text:p>
          </table:table-cell>
          <table:table-cell table:formula="of:=RIGHT([.E316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16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685"/>
          <table:table-cell/>
          <table:table-cell table:style-name="ce914"/>
          <table:table-cell table:style-name="ce1184"/>
          <table:table-cell table:style-name="ce1435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7" office:value-type="float" office:value="0" calcext:value-type="float">
            <text:p>0</text:p>
          </table:table-cell>
          <table:table-cell table:style-name="ce1185" office:value-type="string" calcext:value-type="string">
            <text:p>2024:2051</text:p>
          </table:table-cell>
          <table:table-cell table:style-name="ce1436" table:formula="of:=LEFT([.E318]; 4)" office:value-type="string" office:string-value="2024" calcext:value-type="string">
            <text:p>2024</text:p>
          </table:table-cell>
          <table:table-cell table:formula="of:=RIGHT([.E31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1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8" office:value-type="float" office:value="0" calcext:value-type="float">
            <text:p>0</text:p>
          </table:table-cell>
          <table:table-cell table:style-name="ce1186" office:value-type="string" calcext:value-type="string">
            <text:p>2024:2051</text:p>
          </table:table-cell>
          <table:table-cell table:style-name="ce1437" table:formula="of:=LEFT([.E319]; 4)" office:value-type="string" office:string-value="2024" calcext:value-type="string">
            <text:p>2024</text:p>
          </table:table-cell>
          <table:table-cell table:formula="of:=RIGHT([.E31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1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8" office:value-type="float" office:value="0" calcext:value-type="float">
            <text:p>0</text:p>
          </table:table-cell>
          <table:table-cell table:style-name="ce1185" office:value-type="string" calcext:value-type="string">
            <text:p>2024:2051</text:p>
          </table:table-cell>
          <table:table-cell table:style-name="ce1437" table:formula="of:=LEFT([.E320]; 4)" office:value-type="string" office:string-value="2024" calcext:value-type="string">
            <text:p>2024</text:p>
          </table:table-cell>
          <table:table-cell table:formula="of:=RIGHT([.E32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20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8" office:value-type="float" office:value="0" calcext:value-type="float">
            <text:p>0</text:p>
          </table:table-cell>
          <table:table-cell table:style-name="ce1186" office:value-type="string" calcext:value-type="string">
            <text:p>2024:2051</text:p>
          </table:table-cell>
          <table:table-cell table:style-name="ce1437" table:formula="of:=LEFT([.E321]; 4)" office:value-type="string" office:string-value="2024" calcext:value-type="string">
            <text:p>2024</text:p>
          </table:table-cell>
          <table:table-cell table:formula="of:=RIGHT([.E32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21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8" office:value-type="float" office:value="0" calcext:value-type="float">
            <text:p>0</text:p>
          </table:table-cell>
          <table:table-cell table:style-name="ce1185" office:value-type="string" calcext:value-type="string">
            <text:p>2024:2051</text:p>
          </table:table-cell>
          <table:table-cell table:style-name="ce1437" table:formula="of:=LEFT([.E322]; 4)" office:value-type="string" office:string-value="2024" calcext:value-type="string">
            <text:p>2024</text:p>
          </table:table-cell>
          <table:table-cell table:formula="of:=RIGHT([.E32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2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7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9" office:value-type="float" office:value="0" calcext:value-type="float">
            <text:p>0</text:p>
          </table:table-cell>
          <table:table-cell table:style-name="ce1186" office:value-type="string" calcext:value-type="string">
            <text:p>2024:2051</text:p>
          </table:table-cell>
          <table:table-cell table:style-name="ce1438" table:formula="of:=LEFT([.E323]; 4)" office:value-type="string" office:string-value="2024" calcext:value-type="string">
            <text:p>2024</text:p>
          </table:table-cell>
          <table:table-cell table:formula="of:=RIGHT([.E32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23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18" office:value-type="float" office:value="0" calcext:value-type="float">
            <text:p>0</text:p>
          </table:table-cell>
          <table:table-cell table:style-name="ce1185" office:value-type="string" calcext:value-type="string">
            <text:p>2024:2051</text:p>
          </table:table-cell>
          <table:table-cell table:style-name="ce1437" table:formula="of:=LEFT([.E324]; 4)" office:value-type="string" office:string-value="2024" calcext:value-type="string">
            <text:p>2024</text:p>
          </table:table-cell>
          <table:table-cell table:formula="of:=RIGHT([.E32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24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7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0" office:value-type="float" office:value="1" calcext:value-type="float">
            <text:p>1</text:p>
          </table:table-cell>
          <table:table-cell table:style-name="ce1186" office:value-type="string" calcext:value-type="string">
            <text:p>2024:2051</text:p>
          </table:table-cell>
          <table:table-cell table:style-name="ce1439" table:formula="of:=LEFT([.E325]; 4)" office:value-type="string" office:string-value="2024" calcext:value-type="string">
            <text:p>2024</text:p>
          </table:table-cell>
          <table:table-cell table:formula="of:=RIGHT([.E32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2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1" office:value-type="float" office:value="1" calcext:value-type="float">
            <text:p>1</text:p>
          </table:table-cell>
          <table:table-cell table:style-name="ce1185" office:value-type="string" calcext:value-type="string">
            <text:p>2024:2051</text:p>
          </table:table-cell>
          <table:table-cell table:style-name="ce1440" table:formula="of:=LEFT([.E326]; 4)" office:value-type="string" office:string-value="2024" calcext:value-type="string">
            <text:p>2024</text:p>
          </table:table-cell>
          <table:table-cell table:formula="of:=RIGHT([.E32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2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2" office:value-type="float" office:value="1" calcext:value-type="float">
            <text:p>1</text:p>
          </table:table-cell>
          <table:table-cell table:style-name="ce1186" office:value-type="string" calcext:value-type="string">
            <text:p>2024:2051</text:p>
          </table:table-cell>
          <table:table-cell table:style-name="ce1441" table:formula="of:=LEFT([.E327]; 4)" office:value-type="string" office:string-value="2024" calcext:value-type="string">
            <text:p>2024</text:p>
          </table:table-cell>
          <table:table-cell table:formula="of:=RIGHT([.E32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32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3" office:value-type="float" office:value="1" calcext:value-type="float">
            <text:p>1</text:p>
          </table:table-cell>
          <table:table-cell table:style-name="ce1185" office:value-type="string" calcext:value-type="string">
            <text:p>2024:2051</text:p>
          </table:table-cell>
          <table:table-cell table:style-name="ce1442" table:formula="of:=LEFT([.E328]; 4)" office:value-type="string" office:string-value="2024" calcext:value-type="string">
            <text:p>2024</text:p>
          </table:table-cell>
          <table:table-cell table:formula="of:=RIGHT([.E32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2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1" office:value-type="float" office:value="1" calcext:value-type="float">
            <text:p>1</text:p>
          </table:table-cell>
          <table:table-cell table:style-name="ce1186" office:value-type="string" calcext:value-type="string">
            <text:p>2024:2051</text:p>
          </table:table-cell>
          <table:table-cell table:style-name="ce1440" table:formula="of:=LEFT([.E329]; 4)" office:value-type="string" office:string-value="2024" calcext:value-type="string">
            <text:p>2024</text:p>
          </table:table-cell>
          <table:table-cell table:formula="of:=RIGHT([.E32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29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1" office:value-type="float" office:value="1" calcext:value-type="float">
            <text:p>1</text:p>
          </table:table-cell>
          <table:table-cell table:style-name="ce1185" office:value-type="string" calcext:value-type="string">
            <text:p>2024:2051</text:p>
          </table:table-cell>
          <table:table-cell table:style-name="ce1440" table:formula="of:=LEFT([.E330]; 4)" office:value-type="string" office:string-value="2024" calcext:value-type="string">
            <text:p>2024</text:p>
          </table:table-cell>
          <table:table-cell table:formula="of:=RIGHT([.E33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330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7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4" office:value-type="float" office:value="1" calcext:value-type="float">
            <text:p>1</text:p>
          </table:table-cell>
          <table:table-cell table:style-name="ce1186" office:value-type="string" calcext:value-type="string">
            <text:p>2024:2051</text:p>
          </table:table-cell>
          <table:table-cell table:style-name="ce1443" table:formula="of:=LEFT([.E331]; 4)" office:value-type="string" office:string-value="2024" calcext:value-type="string">
            <text:p>2024</text:p>
          </table:table-cell>
          <table:table-cell table:formula="of:=RIGHT([.E33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3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1" office:value-type="float" office:value="1" calcext:value-type="float">
            <text:p>1</text:p>
          </table:table-cell>
          <table:table-cell table:style-name="ce1185" office:value-type="string" calcext:value-type="string">
            <text:p>2024:2051</text:p>
          </table:table-cell>
          <table:table-cell table:style-name="ce1440" table:formula="of:=LEFT([.E332]; 4)" office:value-type="string" office:string-value="2024" calcext:value-type="string">
            <text:p>2024</text:p>
          </table:table-cell>
          <table:table-cell table:formula="of:=RIGHT([.E33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3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21" office:value-type="float" office:value="1" calcext:value-type="float">
            <text:p>1</text:p>
          </table:table-cell>
          <table:table-cell table:style-name="ce1186" office:value-type="string" calcext:value-type="string">
            <text:p>2024:2051</text:p>
          </table:table-cell>
          <table:table-cell table:style-name="ce1440" table:formula="of:=LEFT([.E333]; 4)" office:value-type="string" office:string-value="2024" calcext:value-type="string">
            <text:p>2024</text:p>
          </table:table-cell>
          <table:table-cell table:formula="of:=RIGHT([.E33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33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58"/>
          <table:table-cell/>
          <table:table-cell table:style-name="ce190"/>
          <table:table-cell table:style-name="ce1179"/>
          <table:table-cell table:style-name="ce473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5" office:value-type="float" office:value="0" calcext:value-type="float">
            <text:p>0</text:p>
          </table:table-cell>
          <table:table-cell table:style-name="ce1187" office:value-type="string" calcext:value-type="string">
            <text:p>2022:2022</text:p>
          </table:table-cell>
          <table:table-cell table:style-name="ce1444" table:formula="of:=LEFT([.E335]; 4)" office:value-type="string" office:string-value="2022" calcext:value-type="string">
            <text:p>2022</text:p>
          </table:table-cell>
          <table:table-cell table:formula="of:=RIGHT([.E33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35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6" office:value-type="float" office:value="0" calcext:value-type="float">
            <text:p>0</text:p>
          </table:table-cell>
          <table:table-cell table:style-name="ce1188" office:value-type="string" calcext:value-type="string">
            <text:p>2022:2022</text:p>
          </table:table-cell>
          <table:table-cell table:style-name="ce1445" table:formula="of:=LEFT([.E336]; 4)" office:value-type="string" office:string-value="2022" calcext:value-type="string">
            <text:p>2022</text:p>
          </table:table-cell>
          <table:table-cell table:formula="of:=RIGHT([.E33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36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7" office:value-type="float" office:value="0" calcext:value-type="float">
            <text:p>0</text:p>
          </table:table-cell>
          <table:table-cell table:style-name="ce1187" office:value-type="string" calcext:value-type="string">
            <text:p>2022:2022</text:p>
          </table:table-cell>
          <table:table-cell table:style-name="ce1446" table:formula="of:=LEFT([.E337]; 4)" office:value-type="string" office:string-value="2022" calcext:value-type="string">
            <text:p>2022</text:p>
          </table:table-cell>
          <table:table-cell table:formula="of:=RIGHT([.E33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3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7" office:value-type="float" office:value="0" calcext:value-type="float">
            <text:p>0</text:p>
          </table:table-cell>
          <table:table-cell table:style-name="ce1188" office:value-type="string" calcext:value-type="string">
            <text:p>2022:2022</text:p>
          </table:table-cell>
          <table:table-cell table:style-name="ce1446" table:formula="of:=LEFT([.E338]; 4)" office:value-type="string" office:string-value="2022" calcext:value-type="string">
            <text:p>2022</text:p>
          </table:table-cell>
          <table:table-cell table:formula="of:=RIGHT([.E33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38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7" office:value-type="float" office:value="0" calcext:value-type="float">
            <text:p>0</text:p>
          </table:table-cell>
          <table:table-cell table:style-name="ce1187" office:value-type="string" calcext:value-type="string">
            <text:p>2022:2022</text:p>
          </table:table-cell>
          <table:table-cell table:style-name="ce1446" table:formula="of:=LEFT([.E339]; 4)" office:value-type="string" office:string-value="2022" calcext:value-type="string">
            <text:p>2022</text:p>
          </table:table-cell>
          <table:table-cell table:formula="of:=RIGHT([.E33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39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7" office:value-type="float" office:value="0" calcext:value-type="float">
            <text:p>0</text:p>
          </table:table-cell>
          <table:table-cell table:style-name="ce1188" office:value-type="string" calcext:value-type="string">
            <text:p>2022:2022</text:p>
          </table:table-cell>
          <table:table-cell table:style-name="ce1446" table:formula="of:=LEFT([.E340]; 4)" office:value-type="string" office:string-value="2022" calcext:value-type="string">
            <text:p>2022</text:p>
          </table:table-cell>
          <table:table-cell table:formula="of:=RIGHT([.E34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4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8" office:value-type="float" office:value="0" calcext:value-type="float">
            <text:p>0</text:p>
          </table:table-cell>
          <table:table-cell table:style-name="ce1187" office:value-type="string" calcext:value-type="string">
            <text:p>2022:2022</text:p>
          </table:table-cell>
          <table:table-cell table:style-name="ce1447" table:formula="of:=LEFT([.E341]; 4)" office:value-type="string" office:string-value="2022" calcext:value-type="string">
            <text:p>2022</text:p>
          </table:table-cell>
          <table:table-cell table:formula="of:=RIGHT([.E34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4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7" office:value-type="float" office:value="0" calcext:value-type="float">
            <text:p>0</text:p>
          </table:table-cell>
          <table:table-cell table:style-name="ce1188" office:value-type="string" calcext:value-type="string">
            <text:p>2022:2022</text:p>
          </table:table-cell>
          <table:table-cell table:style-name="ce1446" table:formula="of:=LEFT([.E342]; 4)" office:value-type="string" office:string-value="2022" calcext:value-type="string">
            <text:p>2022</text:p>
          </table:table-cell>
          <table:table-cell table:formula="of:=RIGHT([.E34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42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29" office:value-type="float" office:value="0" calcext:value-type="float">
            <text:p>0</text:p>
          </table:table-cell>
          <table:table-cell table:style-name="ce1189" office:value-type="string" calcext:value-type="string">
            <text:p>2023:2023</text:p>
          </table:table-cell>
          <table:table-cell table:style-name="ce1448" table:formula="of:=LEFT([.E343]; 4)" office:value-type="string" office:string-value="2023" calcext:value-type="string">
            <text:p>2023</text:p>
          </table:table-cell>
          <table:table-cell table:formula="of:=RIGHT([.E34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43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0" office:value-type="float" office:value="0" calcext:value-type="float">
            <text:p>0</text:p>
          </table:table-cell>
          <table:table-cell table:style-name="ce1190" office:value-type="string" calcext:value-type="string">
            <text:p>2023:2023</text:p>
          </table:table-cell>
          <table:table-cell table:style-name="ce1449" table:formula="of:=LEFT([.E344]; 4)" office:value-type="string" office:string-value="2023" calcext:value-type="string">
            <text:p>2023</text:p>
          </table:table-cell>
          <table:table-cell table:formula="of:=RIGHT([.E344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4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1" office:value-type="float" office:value="0" calcext:value-type="float">
            <text:p>0</text:p>
          </table:table-cell>
          <table:table-cell table:style-name="ce1189" office:value-type="string" calcext:value-type="string">
            <text:p>2023:2023</text:p>
          </table:table-cell>
          <table:table-cell table:style-name="ce1450" table:formula="of:=LEFT([.E345]; 4)" office:value-type="string" office:string-value="2023" calcext:value-type="string">
            <text:p>2023</text:p>
          </table:table-cell>
          <table:table-cell table:formula="of:=RIGHT([.E345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34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2" office:value-type="float" office:value="0" calcext:value-type="float">
            <text:p>0</text:p>
          </table:table-cell>
          <table:table-cell table:style-name="ce1190" office:value-type="string" calcext:value-type="string">
            <text:p>2023:2023</text:p>
          </table:table-cell>
          <table:table-cell table:style-name="ce1451" table:formula="of:=LEFT([.E346]; 4)" office:value-type="string" office:string-value="2023" calcext:value-type="string">
            <text:p>2023</text:p>
          </table:table-cell>
          <table:table-cell table:formula="of:=RIGHT([.E346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4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0" office:value-type="float" office:value="0" calcext:value-type="float">
            <text:p>0</text:p>
          </table:table-cell>
          <table:table-cell table:style-name="ce1189" office:value-type="string" calcext:value-type="string">
            <text:p>2023:2023</text:p>
          </table:table-cell>
          <table:table-cell table:style-name="ce1449" table:formula="of:=LEFT([.E347]; 4)" office:value-type="string" office:string-value="2023" calcext:value-type="string">
            <text:p>2023</text:p>
          </table:table-cell>
          <table:table-cell table:formula="of:=RIGHT([.E347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47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0" office:value-type="float" office:value="0" calcext:value-type="float">
            <text:p>0</text:p>
          </table:table-cell>
          <table:table-cell table:style-name="ce1190" office:value-type="string" calcext:value-type="string">
            <text:p>2023:2023</text:p>
          </table:table-cell>
          <table:table-cell table:style-name="ce1449" table:formula="of:=LEFT([.E348]; 4)" office:value-type="string" office:string-value="2023" calcext:value-type="string">
            <text:p>2023</text:p>
          </table:table-cell>
          <table:table-cell table:formula="of:=RIGHT([.E348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348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0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3" office:value-type="float" office:value="0" calcext:value-type="float">
            <text:p>0</text:p>
          </table:table-cell>
          <table:table-cell table:style-name="ce1189" office:value-type="string" calcext:value-type="string">
            <text:p>2023:2023</text:p>
          </table:table-cell>
          <table:table-cell table:style-name="ce1452" table:formula="of:=LEFT([.E349]; 4)" office:value-type="string" office:string-value="2023" calcext:value-type="string">
            <text:p>2023</text:p>
          </table:table-cell>
          <table:table-cell table:formula="of:=RIGHT([.E349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4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0" office:value-type="float" office:value="0" calcext:value-type="float">
            <text:p>0</text:p>
          </table:table-cell>
          <table:table-cell table:style-name="ce1190" office:value-type="string" calcext:value-type="string">
            <text:p>2023:2023</text:p>
          </table:table-cell>
          <table:table-cell table:style-name="ce1449" table:formula="of:=LEFT([.E350]; 4)" office:value-type="string" office:string-value="2023" calcext:value-type="string">
            <text:p>2023</text:p>
          </table:table-cell>
          <table:table-cell table:formula="of:=RIGHT([.E350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5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8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0" office:value-type="float" office:value="0" calcext:value-type="float">
            <text:p>0</text:p>
          </table:table-cell>
          <table:table-cell table:style-name="ce1189" office:value-type="string" calcext:value-type="string">
            <text:p>2023:2023</text:p>
          </table:table-cell>
          <table:table-cell table:style-name="ce1449" table:formula="of:=LEFT([.E351]; 4)" office:value-type="string" office:string-value="2023" calcext:value-type="string">
            <text:p>2023</text:p>
          </table:table-cell>
          <table:table-cell table:formula="of:=RIGHT([.E351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51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691"/>
          <table:table-cell/>
          <table:table-cell table:style-name="ce934"/>
          <table:table-cell table:style-name="ce1191"/>
          <table:table-cell table:style-name="ce1453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5" office:value-type="float" office:value="0" calcext:value-type="float">
            <text:p>0</text:p>
          </table:table-cell>
          <table:table-cell table:style-name="ce1192" office:value-type="string" calcext:value-type="string">
            <text:p>2024:2051</text:p>
          </table:table-cell>
          <table:table-cell table:style-name="ce1454" table:formula="of:=LEFT([.E353]; 4)" office:value-type="string" office:string-value="2024" calcext:value-type="string">
            <text:p>2024</text:p>
          </table:table-cell>
          <table:table-cell table:formula="of:=RIGHT([.E35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53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6" office:value-type="float" office:value="0" calcext:value-type="float">
            <text:p>0</text:p>
          </table:table-cell>
          <table:table-cell table:style-name="ce1193" office:value-type="string" calcext:value-type="string">
            <text:p>2024:2051</text:p>
          </table:table-cell>
          <table:table-cell table:style-name="ce1455" table:formula="of:=LEFT([.E354]; 4)" office:value-type="string" office:string-value="2024" calcext:value-type="string">
            <text:p>2024</text:p>
          </table:table-cell>
          <table:table-cell table:formula="of:=RIGHT([.E35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5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6" office:value-type="float" office:value="0" calcext:value-type="float">
            <text:p>0</text:p>
          </table:table-cell>
          <table:table-cell table:style-name="ce1192" office:value-type="string" calcext:value-type="string">
            <text:p>2024:2051</text:p>
          </table:table-cell>
          <table:table-cell table:style-name="ce1455" table:formula="of:=LEFT([.E355]; 4)" office:value-type="string" office:string-value="2024" calcext:value-type="string">
            <text:p>2024</text:p>
          </table:table-cell>
          <table:table-cell table:formula="of:=RIGHT([.E35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55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6" office:value-type="float" office:value="0" calcext:value-type="float">
            <text:p>0</text:p>
          </table:table-cell>
          <table:table-cell table:style-name="ce1193" office:value-type="string" calcext:value-type="string">
            <text:p>2024:2051</text:p>
          </table:table-cell>
          <table:table-cell table:style-name="ce1455" table:formula="of:=LEFT([.E356]; 4)" office:value-type="string" office:string-value="2024" calcext:value-type="string">
            <text:p>2024</text:p>
          </table:table-cell>
          <table:table-cell table:formula="of:=RIGHT([.E35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56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6" office:value-type="float" office:value="0" calcext:value-type="float">
            <text:p>0</text:p>
          </table:table-cell>
          <table:table-cell table:style-name="ce1192" office:value-type="string" calcext:value-type="string">
            <text:p>2024:2051</text:p>
          </table:table-cell>
          <table:table-cell table:style-name="ce1455" table:formula="of:=LEFT([.E357]; 4)" office:value-type="string" office:string-value="2024" calcext:value-type="string">
            <text:p>2024</text:p>
          </table:table-cell>
          <table:table-cell table:formula="of:=RIGHT([.E35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5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7" office:value-type="float" office:value="0" calcext:value-type="float">
            <text:p>0</text:p>
          </table:table-cell>
          <table:table-cell table:style-name="ce1193" office:value-type="string" calcext:value-type="string">
            <text:p>2024:2051</text:p>
          </table:table-cell>
          <table:table-cell table:style-name="ce1456" table:formula="of:=LEFT([.E358]; 4)" office:value-type="string" office:string-value="2024" calcext:value-type="string">
            <text:p>2024</text:p>
          </table:table-cell>
          <table:table-cell table:formula="of:=RIGHT([.E35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5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6" office:value-type="float" office:value="0" calcext:value-type="float">
            <text:p>0</text:p>
          </table:table-cell>
          <table:table-cell table:style-name="ce1192" office:value-type="string" calcext:value-type="string">
            <text:p>2024:2051</text:p>
          </table:table-cell>
          <table:table-cell table:style-name="ce1455" table:formula="of:=LEFT([.E359]; 4)" office:value-type="string" office:string-value="2024" calcext:value-type="string">
            <text:p>2024</text:p>
          </table:table-cell>
          <table:table-cell table:formula="of:=RIGHT([.E35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59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8" office:value-type="float" office:value="1" calcext:value-type="float">
            <text:p>1</text:p>
          </table:table-cell>
          <table:table-cell table:style-name="ce1193" office:value-type="string" calcext:value-type="string">
            <text:p>2024:2051</text:p>
          </table:table-cell>
          <table:table-cell table:style-name="ce1457" table:formula="of:=LEFT([.E360]; 4)" office:value-type="string" office:string-value="2024" calcext:value-type="string">
            <text:p>2024</text:p>
          </table:table-cell>
          <table:table-cell table:formula="of:=RIGHT([.E36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60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9" office:value-type="float" office:value="1" calcext:value-type="float">
            <text:p>1</text:p>
          </table:table-cell>
          <table:table-cell table:style-name="ce1192" office:value-type="string" calcext:value-type="string">
            <text:p>2024:2051</text:p>
          </table:table-cell>
          <table:table-cell table:style-name="ce1458" table:formula="of:=LEFT([.E361]; 4)" office:value-type="string" office:string-value="2024" calcext:value-type="string">
            <text:p>2024</text:p>
          </table:table-cell>
          <table:table-cell table:formula="of:=RIGHT([.E36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6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40" office:value-type="float" office:value="1" calcext:value-type="float">
            <text:p>1</text:p>
          </table:table-cell>
          <table:table-cell table:style-name="ce1193" office:value-type="string" calcext:value-type="string">
            <text:p>2024:2051</text:p>
          </table:table-cell>
          <table:table-cell table:style-name="ce1459" table:formula="of:=LEFT([.E362]; 4)" office:value-type="string" office:string-value="2024" calcext:value-type="string">
            <text:p>2024</text:p>
          </table:table-cell>
          <table:table-cell table:formula="of:=RIGHT([.E36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36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41" office:value-type="float" office:value="1" calcext:value-type="float">
            <text:p>1</text:p>
          </table:table-cell>
          <table:table-cell table:style-name="ce1192" office:value-type="string" calcext:value-type="string">
            <text:p>2024:2051</text:p>
          </table:table-cell>
          <table:table-cell table:style-name="ce1460" table:formula="of:=LEFT([.E363]; 4)" office:value-type="string" office:string-value="2024" calcext:value-type="string">
            <text:p>2024</text:p>
          </table:table-cell>
          <table:table-cell table:formula="of:=RIGHT([.E36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63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9" office:value-type="float" office:value="1" calcext:value-type="float">
            <text:p>1</text:p>
          </table:table-cell>
          <table:table-cell table:style-name="ce1193" office:value-type="string" calcext:value-type="string">
            <text:p>2024:2051</text:p>
          </table:table-cell>
          <table:table-cell table:style-name="ce1458" table:formula="of:=LEFT([.E364]; 4)" office:value-type="string" office:string-value="2024" calcext:value-type="string">
            <text:p>2024</text:p>
          </table:table-cell>
          <table:table-cell table:formula="of:=RIGHT([.E36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64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9" office:value-type="float" office:value="1" calcext:value-type="float">
            <text:p>1</text:p>
          </table:table-cell>
          <table:table-cell table:style-name="ce1192" office:value-type="string" calcext:value-type="string">
            <text:p>2024:2051</text:p>
          </table:table-cell>
          <table:table-cell table:style-name="ce1458" table:formula="of:=LEFT([.E365]; 4)" office:value-type="string" office:string-value="2024" calcext:value-type="string">
            <text:p>2024</text:p>
          </table:table-cell>
          <table:table-cell table:formula="of:=RIGHT([.E36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365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42" office:value-type="float" office:value="1" calcext:value-type="float">
            <text:p>1</text:p>
          </table:table-cell>
          <table:table-cell table:style-name="ce1193" office:value-type="string" calcext:value-type="string">
            <text:p>2024:2051</text:p>
          </table:table-cell>
          <table:table-cell table:style-name="ce1461" table:formula="of:=LEFT([.E366]; 4)" office:value-type="string" office:string-value="2024" calcext:value-type="string">
            <text:p>2024</text:p>
          </table:table-cell>
          <table:table-cell table:formula="of:=RIGHT([.E36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36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9" office:value-type="float" office:value="1" calcext:value-type="float">
            <text:p>1</text:p>
          </table:table-cell>
          <table:table-cell table:style-name="ce1192" office:value-type="string" calcext:value-type="string">
            <text:p>2024:2051</text:p>
          </table:table-cell>
          <table:table-cell table:style-name="ce1458" table:formula="of:=LEFT([.E367]; 4)" office:value-type="string" office:string-value="2024" calcext:value-type="string">
            <text:p>2024</text:p>
          </table:table-cell>
          <table:table-cell table:formula="of:=RIGHT([.E36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36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39" office:value-type="float" office:value="1" calcext:value-type="float">
            <text:p>1</text:p>
          </table:table-cell>
          <table:table-cell table:style-name="ce1193" office:value-type="string" calcext:value-type="string">
            <text:p>2024:2051</text:p>
          </table:table-cell>
          <table:table-cell table:style-name="ce1458" table:formula="of:=LEFT([.E368]; 4)" office:value-type="string" office:string-value="2024" calcext:value-type="string">
            <text:p>2024</text:p>
          </table:table-cell>
          <table:table-cell table:formula="of:=RIGHT([.E36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68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/>
          <table:table-cell table:style-name="ce692"/>
          <table:table-cell/>
          <table:table-cell table:style-name="ce939"/>
          <table:table-cell table:style-name="ce1193"/>
          <table:table-cell table:style-name="ce1458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631" office:value-type="float" office:value="0" calcext:value-type="float">
            <text:p>0</text:p>
          </table:table-cell>
          <table:table-cell table:style-name="ce1424" office:value-type="string" calcext:value-type="string">
            <text:p>2022:2022</text:p>
          </table:table-cell>
          <table:table-cell table:style-name="ce1882" table:formula="of:=LEFT([.E370]; 4)" office:value-type="string" office:string-value="2022" calcext:value-type="string">
            <text:p>2022</text:p>
          </table:table-cell>
          <table:table-cell table:formula="of:=RIGHT([.E370];4)" office:value-type="string" office:string-value="2022" calcext:value-type="string">
            <text:p>2022</text:p>
          </table:table-cell>
          <table:table-cell office:value-type="string" calcext:value-type="string">
            <text:p>Go through full two year rota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70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1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632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883" table:formula="of:=LEFT([.E371]; 4)" office:value-type="string" office:string-value="2022" calcext:value-type="string">
            <text:p>2022</text:p>
          </table:table-cell>
          <table:table-cell table:formula="of:=RIGHT([.E37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71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1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632" office:value-type="float" office:value="0" calcext:value-type="float">
            <text:p>0</text:p>
          </table:table-cell>
          <table:table-cell table:style-name="ce1462" office:value-type="string" calcext:value-type="string">
            <text:p>2022:2022</text:p>
          </table:table-cell>
          <table:table-cell table:style-name="ce1883" table:formula="of:=LEFT([.E372]; 4)" office:value-type="string" office:string-value="2022" calcext:value-type="string">
            <text:p>2022</text:p>
          </table:table-cell>
          <table:table-cell table:formula="of:=RIGHT([.E37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72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4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3" table:formula="of:=LEFT([.E373]; 4)" office:value-type="string" office:string-value="2022" calcext:value-type="string">
            <text:p>2022</text:p>
          </table:table-cell>
          <table:table-cell table:formula="of:=RIGHT([.E37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7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4" office:value-type="float" office:value="0" calcext:value-type="float">
            <text:p>0</text:p>
          </table:table-cell>
          <table:table-cell table:style-name="ce1462" office:value-type="string" calcext:value-type="string">
            <text:p>2022:2022</text:p>
          </table:table-cell>
          <table:table-cell table:style-name="ce1463" table:formula="of:=LEFT([.E374]; 4)" office:value-type="string" office:string-value="2022" calcext:value-type="string">
            <text:p>2022</text:p>
          </table:table-cell>
          <table:table-cell table:formula="of:=RIGHT([.E37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7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4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3" table:formula="of:=LEFT([.E375]; 4)" office:value-type="string" office:string-value="2022" calcext:value-type="string">
            <text:p>2022</text:p>
          </table:table-cell>
          <table:table-cell table:formula="of:=RIGHT([.E37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7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462" office:value-type="string" calcext:value-type="string">
            <text:p>2022:2022</text:p>
          </table:table-cell>
          <table:table-cell table:style-name="ce1464" table:formula="of:=LEFT([.E376]; 4)" office:value-type="string" office:string-value="2022" calcext:value-type="string">
            <text:p>2022</text:p>
          </table:table-cell>
          <table:table-cell table:formula="of:=RIGHT([.E37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7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4" table:formula="of:=LEFT([.E377]; 4)" office:value-type="string" office:string-value="2022" calcext:value-type="string">
            <text:p>2022</text:p>
          </table:table-cell>
          <table:table-cell table:formula="of:=RIGHT([.E37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77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462" office:value-type="string" calcext:value-type="string">
            <text:p>2022:2022</text:p>
          </table:table-cell>
          <table:table-cell table:style-name="ce1464" table:formula="of:=LEFT([.E378]; 4)" office:value-type="string" office:string-value="2022" calcext:value-type="string">
            <text:p>2022</text:p>
          </table:table-cell>
          <table:table-cell table:formula="of:=RIGHT([.E37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378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4" table:formula="of:=LEFT([.E379]; 4)" office:value-type="string" office:string-value="2022" calcext:value-type="string">
            <text:p>2022</text:p>
          </table:table-cell>
          <table:table-cell table:formula="of:=RIGHT([.E37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7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4" table:formula="of:=LEFT([.E380]; 4)" office:value-type="string" office:string-value="2022" calcext:value-type="string">
            <text:p>2022</text:p>
          </table:table-cell>
          <table:table-cell table:formula="of:=RIGHT([.E38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80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462" office:value-type="string" calcext:value-type="string">
            <text:p>2022:2022</text:p>
          </table:table-cell>
          <table:table-cell table:style-name="ce1464" table:formula="of:=LEFT([.E381]; 4)" office:value-type="string" office:string-value="2022" calcext:value-type="string">
            <text:p>2022</text:p>
          </table:table-cell>
          <table:table-cell table:formula="of:=RIGHT([.E38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81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5" office:value-type="float" office:value="0" calcext:value-type="float">
            <text:p>0</text:p>
          </table:table-cell>
          <table:table-cell table:style-name="ce1195" office:value-type="string" calcext:value-type="string">
            <text:p>2022:2022</text:p>
          </table:table-cell>
          <table:table-cell table:style-name="ce1464" table:formula="of:=LEFT([.E382]; 4)" office:value-type="string" office:string-value="2022" calcext:value-type="string">
            <text:p>2022</text:p>
          </table:table-cell>
          <table:table-cell table:formula="of:=RIGHT([.E38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82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6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5" table:formula="of:=LEFT([.E383]; 4)" office:value-type="string" office:string-value="2023" calcext:value-type="string">
            <text:p>2023</text:p>
          </table:table-cell>
          <table:table-cell table:formula="of:=RIGHT([.E38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8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6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5" table:formula="of:=LEFT([.E384]; 4)" office:value-type="string" office:string-value="2023" calcext:value-type="string">
            <text:p>2023</text:p>
          </table:table-cell>
          <table:table-cell table:formula="of:=RIGHT([.E384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8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6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5" table:formula="of:=LEFT([.E385]; 4)" office:value-type="string" office:string-value="2023" calcext:value-type="string">
            <text:p>2023</text:p>
          </table:table-cell>
          <table:table-cell table:formula="of:=RIGHT([.E385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8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6" table:formula="of:=LEFT([.E386]; 4)" office:value-type="string" office:string-value="2023" calcext:value-type="string">
            <text:p>2023</text:p>
          </table:table-cell>
          <table:table-cell table:formula="of:=RIGHT([.E386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8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8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7" table:formula="of:=LEFT([.E387]; 4)" office:value-type="string" office:string-value="2023" calcext:value-type="string">
            <text:p>2023</text:p>
          </table:table-cell>
          <table:table-cell table:formula="of:=RIGHT([.E387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38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9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8" table:formula="of:=LEFT([.E388]; 4)" office:value-type="string" office:string-value="2023" calcext:value-type="string">
            <text:p>2023</text:p>
          </table:table-cell>
          <table:table-cell table:formula="of:=RIGHT([.E388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8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6" table:formula="of:=LEFT([.E389]; 4)" office:value-type="string" office:string-value="2023" calcext:value-type="string">
            <text:p>2023</text:p>
          </table:table-cell>
          <table:table-cell table:formula="of:=RIGHT([.E389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389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6" table:formula="of:=LEFT([.E390]; 4)" office:value-type="string" office:string-value="2023" calcext:value-type="string">
            <text:p>2023</text:p>
          </table:table-cell>
          <table:table-cell table:formula="of:=RIGHT([.E390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390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6" table:formula="of:=LEFT([.E391]; 4)" office:value-type="string" office:string-value="2023" calcext:value-type="string">
            <text:p>2023</text:p>
          </table:table-cell>
          <table:table-cell table:formula="of:=RIGHT([.E391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9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6" table:formula="of:=LEFT([.E392]; 4)" office:value-type="string" office:string-value="2023" calcext:value-type="string">
            <text:p>2023</text:p>
          </table:table-cell>
          <table:table-cell table:formula="of:=RIGHT([.E392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92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7" office:value-type="string" calcext:value-type="string">
            <text:p>2023:2023</text:p>
          </table:table-cell>
          <table:table-cell table:style-name="ce1466" table:formula="of:=LEFT([.E393]; 4)" office:value-type="string" office:string-value="2023" calcext:value-type="string">
            <text:p>2023</text:p>
          </table:table-cell>
          <table:table-cell table:formula="of:=RIGHT([.E393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93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69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47" office:value-type="float" office:value="0" calcext:value-type="float">
            <text:p>0</text:p>
          </table:table-cell>
          <table:table-cell table:style-name="ce1196" office:value-type="string" calcext:value-type="string">
            <text:p>2023:2023</text:p>
          </table:table-cell>
          <table:table-cell table:style-name="ce1466" table:formula="of:=LEFT([.E394]; 4)" office:value-type="string" office:string-value="2023" calcext:value-type="string">
            <text:p>2023</text:p>
          </table:table-cell>
          <table:table-cell table:formula="of:=RIGHT([.E394];4)" office:value-type="string" office:string-value="2023" calcext:value-type="string">
            <text:p>2023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394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698"/>
          <table:table-cell/>
          <table:table-cell table:style-name="ce950"/>
          <table:table-cell table:style-name="ce1198"/>
          <table:table-cell table:style-name="ce1469"/>
          <table:table-cell table:number-columns-repeated="1018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1" office:value-type="float" office:value="0" calcext:value-type="float">
            <text:p>0</text:p>
          </table:table-cell>
          <table:table-cell table:style-name="ce1199" office:value-type="string" calcext:value-type="string">
            <text:p>2024:2051</text:p>
          </table:table-cell>
          <table:table-cell table:style-name="ce1470" table:formula="of:=LEFT([.E396]; 4)" office:value-type="string" office:string-value="2024" calcext:value-type="string">
            <text:p>2024</text:p>
          </table:table-cell>
          <table:table-cell table:formula="of:=RIGHT([.E39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96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1" office:value-type="float" office:value="0" calcext:value-type="float">
            <text:p>0</text:p>
          </table:table-cell>
          <table:table-cell table:style-name="ce1200" office:value-type="string" calcext:value-type="string">
            <text:p>2024:2051</text:p>
          </table:table-cell>
          <table:table-cell table:style-name="ce1470" table:formula="of:=LEFT([.E397]; 4)" office:value-type="string" office:string-value="2024" calcext:value-type="string">
            <text:p>2024</text:p>
          </table:table-cell>
          <table:table-cell table:formula="of:=RIGHT([.E39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9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1" office:value-type="float" office:value="0" calcext:value-type="float">
            <text:p>0</text:p>
          </table:table-cell>
          <table:table-cell table:style-name="ce1199" office:value-type="string" calcext:value-type="string">
            <text:p>2024:2051</text:p>
          </table:table-cell>
          <table:table-cell table:style-name="ce1470" table:formula="of:=LEFT([.E398]; 4)" office:value-type="string" office:string-value="2024" calcext:value-type="string">
            <text:p>2024</text:p>
          </table:table-cell>
          <table:table-cell table:formula="of:=RIGHT([.E39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39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7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200" office:value-type="string" calcext:value-type="string">
            <text:p>2024:2051</text:p>
          </table:table-cell>
          <table:table-cell table:style-name="ce1471" table:formula="of:=LEFT([.E399]; 4)" office:value-type="string" office:string-value="2024" calcext:value-type="string">
            <text:p>2024</text:p>
          </table:table-cell>
          <table:table-cell table:formula="of:=RIGHT([.E39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39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199" office:value-type="string" calcext:value-type="string">
            <text:p>2024:2051</text:p>
          </table:table-cell>
          <table:table-cell table:style-name="ce1471" table:formula="of:=LEFT([.E400]; 4)" office:value-type="string" office:string-value="2024" calcext:value-type="string">
            <text:p>2024</text:p>
          </table:table-cell>
          <table:table-cell table:formula="of:=RIGHT([.E40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29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00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200" office:value-type="string" calcext:value-type="string">
            <text:p>2024:2051</text:p>
          </table:table-cell>
          <table:table-cell table:style-name="ce1471" table:formula="of:=LEFT([.E401]; 4)" office:value-type="string" office:string-value="2024" calcext:value-type="string">
            <text:p>2024</text:p>
          </table:table-cell>
          <table:table-cell table:formula="of:=RIGHT([.E40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 office:value-type="string" calcext:value-type="string">
            <text:p>no</text:p>
          </table:table-cell>
          <table:table-cell table:formula="of:=LOWER([.K401])" office:value-type="string" office:string-value="soyb" calcext:value-type="string">
            <text:p>soyb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199" office:value-type="string" calcext:value-type="string">
            <text:p>2024:2051</text:p>
          </table:table-cell>
          <table:table-cell table:style-name="ce1471" table:formula="of:=LEFT([.E402]; 4)" office:value-type="string" office:string-value="2024" calcext:value-type="string">
            <text:p>2024</text:p>
          </table:table-cell>
          <table:table-cell table:formula="of:=RIGHT([.E40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40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199" office:value-type="string" calcext:value-type="string">
            <text:p>2024:2051</text:p>
          </table:table-cell>
          <table:table-cell table:style-name="ce1471" table:formula="of:=LEFT([.E403]; 4)" office:value-type="string" office:string-value="2024" calcext:value-type="string">
            <text:p>2024</text:p>
          </table:table-cell>
          <table:table-cell table:formula="of:=RIGHT([.E40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0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200" office:value-type="string" calcext:value-type="string">
            <text:p>2024:2051</text:p>
          </table:table-cell>
          <table:table-cell table:style-name="ce1471" table:formula="of:=LEFT([.E404]; 4)" office:value-type="string" office:string-value="2024" calcext:value-type="string">
            <text:p>2024</text:p>
          </table:table-cell>
          <table:table-cell table:formula="of:=RIGHT([.E40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0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2" office:value-type="float" office:value="0" calcext:value-type="float">
            <text:p>0</text:p>
          </table:table-cell>
          <table:table-cell table:style-name="ce1199" office:value-type="string" calcext:value-type="string">
            <text:p>2024:2051</text:p>
          </table:table-cell>
          <table:table-cell table:style-name="ce1471" table:formula="of:=LEFT([.E405]; 4)" office:value-type="string" office:string-value="2024" calcext:value-type="string">
            <text:p>2024</text:p>
          </table:table-cell>
          <table:table-cell table:formula="of:=RIGHT([.E40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0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3" office:value-type="float" office:value="1" calcext:value-type="float">
            <text:p>1</text:p>
          </table:table-cell>
          <table:table-cell table:style-name="ce1200" office:value-type="string" calcext:value-type="string">
            <text:p>2024:2051</text:p>
          </table:table-cell>
          <table:table-cell table:style-name="ce1472" table:formula="of:=LEFT([.E406]; 4)" office:value-type="string" office:string-value="2024" calcext:value-type="string">
            <text:p>2024</text:p>
          </table:table-cell>
          <table:table-cell table:formula="of:=RIGHT([.E40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06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3" office:value-type="float" office:value="1" calcext:value-type="float">
            <text:p>1</text:p>
          </table:table-cell>
          <table:table-cell table:style-name="ce1199" office:value-type="string" calcext:value-type="string">
            <text:p>2024:2051</text:p>
          </table:table-cell>
          <table:table-cell table:style-name="ce1472" table:formula="of:=LEFT([.E407]; 4)" office:value-type="string" office:string-value="2024" calcext:value-type="string">
            <text:p>2024</text:p>
          </table:table-cell>
          <table:table-cell table:formula="of:=RIGHT([.E40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0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3" office:value-type="float" office:value="1" calcext:value-type="float">
            <text:p>1</text:p>
          </table:table-cell>
          <table:table-cell table:style-name="ce1200" office:value-type="string" calcext:value-type="string">
            <text:p>2024:2051</text:p>
          </table:table-cell>
          <table:table-cell table:style-name="ce1472" table:formula="of:=LEFT([.E408]; 4)" office:value-type="string" office:string-value="2024" calcext:value-type="string">
            <text:p>2024</text:p>
          </table:table-cell>
          <table:table-cell table:formula="of:=RIGHT([.E40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0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199" office:value-type="string" calcext:value-type="string">
            <text:p>2024:2051</text:p>
          </table:table-cell>
          <table:table-cell table:style-name="ce1473" table:formula="of:=LEFT([.E409]; 4)" office:value-type="string" office:string-value="2024" calcext:value-type="string">
            <text:p>2024</text:p>
          </table:table-cell>
          <table:table-cell table:formula="of:=RIGHT([.E40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40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5" office:value-type="float" office:value="1" calcext:value-type="float">
            <text:p>1</text:p>
          </table:table-cell>
          <table:table-cell table:style-name="ce1200" office:value-type="string" calcext:value-type="string">
            <text:p>2024:2051</text:p>
          </table:table-cell>
          <table:table-cell table:style-name="ce1474" table:formula="of:=LEFT([.E410]; 4)" office:value-type="string" office:string-value="2024" calcext:value-type="string">
            <text:p>2024</text:p>
          </table:table-cell>
          <table:table-cell table:formula="of:=RIGHT([.E41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41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6" office:value-type="float" office:value="1" calcext:value-type="float">
            <text:p>1</text:p>
          </table:table-cell>
          <table:table-cell table:style-name="ce1199" office:value-type="string" calcext:value-type="string">
            <text:p>2024:2051</text:p>
          </table:table-cell>
          <table:table-cell table:style-name="ce1475" table:formula="of:=LEFT([.E411]; 4)" office:value-type="string" office:string-value="2024" calcext:value-type="string">
            <text:p>2024</text:p>
          </table:table-cell>
          <table:table-cell table:formula="of:=RIGHT([.E41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41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200" office:value-type="string" calcext:value-type="string">
            <text:p>2024:2051</text:p>
          </table:table-cell>
          <table:table-cell table:style-name="ce1473" table:formula="of:=LEFT([.E412]; 4)" office:value-type="string" office:string-value="2024" calcext:value-type="string">
            <text:p>2024</text:p>
          </table:table-cell>
          <table:table-cell table:formula="of:=RIGHT([.E41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1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199" office:value-type="string" calcext:value-type="string">
            <text:p>2024:2051</text:p>
          </table:table-cell>
          <table:table-cell table:style-name="ce1473" table:formula="of:=LEFT([.E413]; 4)" office:value-type="string" office:string-value="2024" calcext:value-type="string">
            <text:p>2024</text:p>
          </table:table-cell>
          <table:table-cell table:formula="of:=RIGHT([.E41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1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199" office:value-type="string" calcext:value-type="string">
            <text:p>2024:2051</text:p>
          </table:table-cell>
          <table:table-cell table:style-name="ce1473" table:formula="of:=LEFT([.E414]; 4)" office:value-type="string" office:string-value="2024" calcext:value-type="string">
            <text:p>2024</text:p>
          </table:table-cell>
          <table:table-cell table:formula="of:=RIGHT([.E41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41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200" office:value-type="string" calcext:value-type="string">
            <text:p>2024:2051</text:p>
          </table:table-cell>
          <table:table-cell table:style-name="ce1473" table:formula="of:=LEFT([.E415]; 4)" office:value-type="string" office:string-value="2024" calcext:value-type="string">
            <text:p>2024</text:p>
          </table:table-cell>
          <table:table-cell table:formula="of:=RIGHT([.E41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15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3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199" office:value-type="string" calcext:value-type="string">
            <text:p>2024:2051</text:p>
          </table:table-cell>
          <table:table-cell table:style-name="ce1473" table:formula="of:=LEFT([.E416]; 4)" office:value-type="string" office:string-value="2024" calcext:value-type="string">
            <text:p>2024</text:p>
          </table:table-cell>
          <table:table-cell table:formula="of:=RIGHT([.E41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16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54" office:value-type="float" office:value="1" calcext:value-type="float">
            <text:p>1</text:p>
          </table:table-cell>
          <table:table-cell table:style-name="ce1200" office:value-type="string" calcext:value-type="string">
            <text:p>2024:2051</text:p>
          </table:table-cell>
          <table:table-cell table:style-name="ce1473" table:formula="of:=LEFT([.E417]; 4)" office:value-type="string" office:string-value="2024" calcext:value-type="string">
            <text:p>2024</text:p>
          </table:table-cell>
          <table:table-cell table:formula="of:=RIGHT([.E41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17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/>
          <table:table-cell table:style-name="ce73"/>
          <table:table-cell/>
          <table:table-cell table:style-name="ce205"/>
          <table:table-cell table:style-name="ce323"/>
          <table:table-cell table:style-name="ce488"/>
          <table:table-cell table:number-columns-repeated="1018"/>
        </table:table-row>
        <table:table-row table:style-name="ro1">
          <table:table-cell office:value-type="string" calcext:value-type="string">
            <text:p>Maize</text:p>
          </table:table-cell>
          <table:table-cell table:style-name="ce703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50:1875</text:p>
          </table:table-cell>
          <table:table-cell table:style-name="ce1477" table:formula="of:=LEFT([.E419]; 4)" office:value-type="string" office:string-value="1850" calcext:value-type="string">
            <text:p>1850</text:p>
          </table:table-cell>
          <table:table-cell table:formula="of:=RIGHT([.E419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19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50:1875</text:p>
          </table:table-cell>
          <table:table-cell table:style-name="ce1478" table:formula="of:=LEFT([.E420]; 4)" office:value-type="string" office:string-value="1850" calcext:value-type="string">
            <text:p>1850</text:p>
          </table:table-cell>
          <table:table-cell table:formula="of:=RIGHT([.E420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420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5" office:value-type="float" office:value="0" calcext:value-type="float">
            <text:p>0</text:p>
          </table:table-cell>
          <table:table-cell table:style-name="ce1032" office:value-type="string" calcext:value-type="string">
            <text:p>historic</text:p>
          </table:table-cell>
          <table:table-cell table:style-name="ce959" office:value-type="float" office:value="0" calcext:value-type="float">
            <text:p>0</text:p>
          </table:table-cell>
          <table:table-cell table:style-name="ce1203" office:value-type="string" calcext:value-type="string">
            <text:p>1850:1875</text:p>
          </table:table-cell>
          <table:table-cell table:style-name="ce1479" table:formula="of:=LEFT([.E421]; 4)" office:value-type="string" office:string-value="1850" calcext:value-type="string">
            <text:p>1850</text:p>
          </table:table-cell>
          <table:table-cell table:style-name="ce1032" table:formula="of:=RIGHT([.E421];4)" office:value-type="string" office:string-value="1875" calcext:value-type="string">
            <text:p>1875</text:p>
          </table:table-cell>
          <table:table-cell table:style-name="ce1032"/>
          <table:table-cell table:style-name="ce583" office:value-type="string" calcext:value-type="string">
            <text:p>fertilize</text:p>
          </table:table-cell>
          <table:table-cell table:style-name="ce1032" office:value-type="string" calcext:value-type="string">
            <text:p>04-30</text:p>
          </table:table-cell>
          <table:table-cell table:style-name="ce1032" table:number-columns-repeated="3"/>
          <table:table-cell table:style-name="ce1032" office:value-type="float" office:value="7.5" calcext:value-type="float">
            <text:p>7.5</text:p>
          </table:table-cell>
          <table:table-cell table:style-name="ce1032" table:number-columns-repeated="2"/>
          <table:table-cell table:formula="of:=LOWER([.K421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50:1875</text:p>
          </table:table-cell>
          <table:table-cell table:style-name="ce1480" table:formula="of:=LEFT([.E422]; 4)" office:value-type="string" office:string-value="1850" calcext:value-type="string">
            <text:p>1850</text:p>
          </table:table-cell>
          <table:table-cell table:formula="of:=RIGHT([.E422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22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50:1875</text:p>
          </table:table-cell>
          <table:table-cell table:style-name="ce1480" table:formula="of:=LEFT([.E423]; 4)" office:value-type="string" office:string-value="1850" calcext:value-type="string">
            <text:p>1850</text:p>
          </table:table-cell>
          <table:table-cell table:formula="of:=RIGHT([.E423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23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50:1875</text:p>
          </table:table-cell>
          <table:table-cell table:style-name="ce1480" table:formula="of:=LEFT([.E424]; 4)" office:value-type="string" office:string-value="1850" calcext:value-type="string">
            <text:p>1850</text:p>
          </table:table-cell>
          <table:table-cell table:formula="of:=RIGHT([.E424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424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06"/>
          <table:table-cell/>
          <table:table-cell table:style-name="ce958"/>
          <table:table-cell table:style-name="ce1202"/>
          <table:table-cell table:style-name="ce1480"/>
          <table:table-cell table:number-columns-repeated="10"/>
          <table:table-cell table:formula="of:=LOWER([.K425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ize</text:p>
          </table:table-cell>
          <table:table-cell table:style-name="ce707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04" office:value-type="string" calcext:value-type="string">
            <text:p>1876:1900</text:p>
          </table:table-cell>
          <table:table-cell table:style-name="ce1481" table:formula="of:=LEFT([.E426]; 4)" office:value-type="string" office:string-value="1876" calcext:value-type="string">
            <text:p>1876</text:p>
          </table:table-cell>
          <table:table-cell table:style-name="ce2" table:formula="of:=RIGHT([.E426];4)" office:value-type="string" office:string-value="1900" calcext:value-type="string">
            <text:p>190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426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5" office:value-type="string" calcext:value-type="string">
            <text:p>1876:1900</text:p>
          </table:table-cell>
          <table:table-cell table:style-name="ce1482" table:formula="of:=LEFT([.E427]; 4)" office:value-type="string" office:string-value="1876" calcext:value-type="string">
            <text:p>1876</text:p>
          </table:table-cell>
          <table:table-cell table:formula="of:=RIGHT([.E427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427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0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6" office:value-type="string" calcext:value-type="string">
            <text:p>1876:1900</text:p>
          </table:table-cell>
          <table:table-cell table:style-name="ce1483" table:formula="of:=LEFT([.E428]; 4)" office:value-type="string" office:string-value="1876" calcext:value-type="string">
            <text:p>1876</text:p>
          </table:table-cell>
          <table:table-cell table:formula="of:=RIGHT([.E428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/>
          <table:table-cell table:formula="of:=LOWER([.K428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0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7" office:value-type="string" calcext:value-type="string">
            <text:p>1876:1900</text:p>
          </table:table-cell>
          <table:table-cell table:style-name="ce1484" table:formula="of:=LEFT([.E429]; 4)" office:value-type="string" office:string-value="1876" calcext:value-type="string">
            <text:p>1876</text:p>
          </table:table-cell>
          <table:table-cell table:formula="of:=RIGHT([.E429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29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76:1900</text:p>
          </table:table-cell>
          <table:table-cell table:style-name="ce1485" table:formula="of:=LEFT([.E430]; 4)" office:value-type="string" office:string-value="1876" calcext:value-type="string">
            <text:p>1876</text:p>
          </table:table-cell>
          <table:table-cell table:formula="of:=RIGHT([.E430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30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876:1900</text:p>
          </table:table-cell>
          <table:table-cell table:style-name="ce1485" table:formula="of:=LEFT([.E431]; 4)" office:value-type="string" office:string-value="1876" calcext:value-type="string">
            <text:p>1876</text:p>
          </table:table-cell>
          <table:table-cell table:formula="of:=RIGHT([.E431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431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11"/>
          <table:table-cell/>
          <table:table-cell table:style-name="ce958"/>
          <table:table-cell table:style-name="ce1202"/>
          <table:table-cell table:style-name="ce1485"/>
          <table:table-cell table:number-columns-repeated="10"/>
          <table:table-cell table:formula="of:=LOWER([.K432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ize</text:p>
          </table:table-cell>
          <table:table-cell table:style-name="ce712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08" office:value-type="string" calcext:value-type="string">
            <text:p>1901:1920</text:p>
          </table:table-cell>
          <table:table-cell table:style-name="ce1486" table:formula="of:=LEFT([.E433]; 4)" office:value-type="string" office:string-value="1901" calcext:value-type="string">
            <text:p>1901</text:p>
          </table:table-cell>
          <table:table-cell table:style-name="ce2" table:formula="of:=RIGHT([.E433];4)" office:value-type="string" office:string-value="1920" calcext:value-type="string">
            <text:p>192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433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3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9" office:value-type="string" calcext:value-type="string">
            <text:p>1901:1920</text:p>
          </table:table-cell>
          <table:table-cell table:style-name="ce1487" table:formula="of:=LEFT([.E434]; 4)" office:value-type="string" office:string-value="1901" calcext:value-type="string">
            <text:p>1901</text:p>
          </table:table-cell>
          <table:table-cell table:formula="of:=RIGHT([.E434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434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0" office:value-type="string" calcext:value-type="string">
            <text:p>1901:1920</text:p>
          </table:table-cell>
          <table:table-cell table:style-name="ce1488" table:formula="of:=LEFT([.E435]; 4)" office:value-type="string" office:string-value="1901" calcext:value-type="string">
            <text:p>1901</text:p>
          </table:table-cell>
          <table:table-cell table:formula="of:=RIGHT([.E435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  <table:table-cell table:formula="of:=LOWER([.K435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1" office:value-type="string" calcext:value-type="string">
            <text:p>1901:1920</text:p>
          </table:table-cell>
          <table:table-cell table:style-name="ce1489" table:formula="of:=LEFT([.E436]; 4)" office:value-type="string" office:string-value="1901" calcext:value-type="string">
            <text:p>1901</text:p>
          </table:table-cell>
          <table:table-cell table:formula="of:=RIGHT([.E436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36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2" office:value-type="string" calcext:value-type="string">
            <text:p>1901:1920</text:p>
          </table:table-cell>
          <table:table-cell table:style-name="ce1490" table:formula="of:=LEFT([.E437]; 4)" office:value-type="string" office:string-value="1901" calcext:value-type="string">
            <text:p>1901</text:p>
          </table:table-cell>
          <table:table-cell table:formula="of:=RIGHT([.E437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37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3" office:value-type="string" calcext:value-type="string">
            <text:p>1901:1920</text:p>
          </table:table-cell>
          <table:table-cell table:style-name="ce1490" table:formula="of:=LEFT([.E438]; 4)" office:value-type="string" office:string-value="1901" calcext:value-type="string">
            <text:p>1901</text:p>
          </table:table-cell>
          <table:table-cell table:formula="of:=RIGHT([.E438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438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11"/>
          <table:table-cell/>
          <table:table-cell table:style-name="ce958"/>
          <table:table-cell table:style-name="ce1202"/>
          <table:table-cell table:style-name="ce1485"/>
          <table:table-cell table:number-columns-repeated="10"/>
          <table:table-cell table:formula="of:=LOWER([.K439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ize</text:p>
          </table:table-cell>
          <table:table-cell table:style-name="ce717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14" office:value-type="string" calcext:value-type="string">
            <text:p>1921:1970</text:p>
          </table:table-cell>
          <table:table-cell table:style-name="ce1491" table:formula="of:=LEFT([.E440]; 4)" office:value-type="string" office:string-value="1921" calcext:value-type="string">
            <text:p>1921</text:p>
          </table:table-cell>
          <table:table-cell table:style-name="ce2" table:formula="of:=RIGHT([.E440];4)" office:value-type="string" office:string-value="1970" calcext:value-type="string">
            <text:p>197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440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5" office:value-type="string" calcext:value-type="string">
            <text:p>1921:1970</text:p>
          </table:table-cell>
          <table:table-cell table:style-name="ce1492" table:formula="of:=LEFT([.E441]; 4)" office:value-type="string" office:string-value="1921" calcext:value-type="string">
            <text:p>1921</text:p>
          </table:table-cell>
          <table:table-cell table:formula="of:=RIGHT([.E441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441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1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6" office:value-type="string" calcext:value-type="string">
            <text:p>1921:1970</text:p>
          </table:table-cell>
          <table:table-cell table:style-name="ce1493" table:formula="of:=LEFT([.E442]; 4)" office:value-type="string" office:string-value="1921" calcext:value-type="string">
            <text:p>1921</text:p>
          </table:table-cell>
          <table:table-cell table:formula="of:=RIGHT([.E442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table:formula="of:=LOWER([.K442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0" office:value-type="float" office:value="0" calcext:value-type="float">
            <text:p>0</text:p>
          </table:table-cell>
          <table:table-cell table:style-name="ce1032" office:value-type="string" calcext:value-type="string">
            <text:p>historic</text:p>
          </table:table-cell>
          <table:table-cell table:style-name="ce959" office:value-type="float" office:value="0" calcext:value-type="float">
            <text:p>0</text:p>
          </table:table-cell>
          <table:table-cell table:style-name="ce1217" office:value-type="string" calcext:value-type="string">
            <text:p>1921:1970</text:p>
          </table:table-cell>
          <table:table-cell table:style-name="ce1494" table:formula="of:=LEFT([.E443]; 4)" office:value-type="string" office:string-value="1921" calcext:value-type="string">
            <text:p>1921</text:p>
          </table:table-cell>
          <table:table-cell table:style-name="ce1032" table:formula="of:=RIGHT([.E443];4)" office:value-type="string" office:string-value="1970" calcext:value-type="string">
            <text:p>1970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443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8" office:value-type="string" calcext:value-type="string">
            <text:p>1921:1970</text:p>
          </table:table-cell>
          <table:table-cell table:style-name="ce1495" table:formula="of:=LEFT([.E444]; 4)" office:value-type="string" office:string-value="1921" calcext:value-type="string">
            <text:p>1921</text:p>
          </table:table-cell>
          <table:table-cell table:formula="of:=RIGHT([.E444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44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19" office:value-type="string" calcext:value-type="string">
            <text:p>1921:1970</text:p>
          </table:table-cell>
          <table:table-cell table:style-name="ce1495" table:formula="of:=LEFT([.E445]; 4)" office:value-type="string" office:string-value="1921" calcext:value-type="string">
            <text:p>1921</text:p>
          </table:table-cell>
          <table:table-cell table:formula="of:=RIGHT([.E445];4)" office:value-type="string" office:string-value="1970" calcext:value-type="string">
            <text:p>197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445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21"/>
          <table:table-cell/>
          <table:table-cell table:style-name="ce958"/>
          <table:table-cell table:style-name="ce1219"/>
          <table:table-cell table:style-name="ce1495"/>
          <table:table-cell table:number-columns-repeated="10"/>
          <table:table-cell table:formula="of:=LOWER([.K446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ize</text:p>
          </table:table-cell>
          <table:table-cell table:style-name="ce722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20" office:value-type="string" calcext:value-type="string">
            <text:p>1971:2021</text:p>
          </table:table-cell>
          <table:table-cell table:style-name="ce1496" table:formula="of:=LEFT([.E447]; 4)" office:value-type="string" office:string-value="1971" calcext:value-type="string">
            <text:p>1971</text:p>
          </table:table-cell>
          <table:table-cell table:style-name="ce2" table:formula="of:=RIGHT([.E447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447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3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21" office:value-type="string" calcext:value-type="string">
            <text:p>1971:2021</text:p>
          </table:table-cell>
          <table:table-cell table:style-name="ce1497" table:formula="of:=LEFT([.E448]; 4)" office:value-type="string" office:string-value="1971" calcext:value-type="string">
            <text:p>1971</text:p>
          </table:table-cell>
          <table:table-cell table:style-name="ce2" table:formula="of:=RIGHT([.E448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style-name="ce2" table:number-columns-repeated="2"/>
          <table:table-cell table:style-name="ce2" office:value-type="float" office:value="0.03" calcext:value-type="float">
            <text:p>0.03</text:p>
          </table:table-cell>
          <table:table-cell table:style-name="ce2" table:number-columns-repeated="3"/>
          <table:table-cell table:formula="of:=LOWER([.K448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61" office:value-type="float" office:value="0" calcext:value-type="float">
            <text:p>0</text:p>
          </table:table-cell>
          <table:table-cell table:style-name="ce1222" office:value-type="string" calcext:value-type="string">
            <text:p>1971:2021</text:p>
          </table:table-cell>
          <table:table-cell table:style-name="ce1498" table:formula="of:=LEFT([.E449]; 4)" office:value-type="string" office:string-value="1971" calcext:value-type="string">
            <text:p>1971</text:p>
          </table:table-cell>
          <table:table-cell table:formula="of:=RIGHT([.E449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449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5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960" office:value-type="float" office:value="0" calcext:value-type="float">
            <text:p>0</text:p>
          </table:table-cell>
          <table:table-cell table:style-name="ce1223" office:value-type="string" calcext:value-type="string">
            <text:p>1971:2021</text:p>
          </table:table-cell>
          <table:table-cell table:style-name="ce1499" table:formula="of:=LEFT([.E450]; 4)" office:value-type="string" office:string-value="1971" calcext:value-type="string">
            <text:p>1971</text:p>
          </table:table-cell>
          <table:table-cell table:style-name="ce2" table:formula="of:=RIGHT([.E450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table:style-name="ce2" office:value-type="string" calcext:value-type="string">
            <text:p>04-30</text:p>
          </table:table-cell>
          <table:table-cell table:style-name="ce2" table:number-columns-repeated="2"/>
          <table:table-cell table:style-name="ce2" office:value-type="float" office:value="0.005" calcext:value-type="float">
            <text:p>0.005</text:p>
          </table:table-cell>
          <table:table-cell table:style-name="ce2" table:number-columns-repeated="3"/>
          <table:table-cell table:formula="of:=LOWER([.K450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971:2021</text:p>
          </table:table-cell>
          <table:table-cell table:style-name="ce1495" table:formula="of:=LEFT([.E451]; 4)" office:value-type="string" office:string-value="1971" calcext:value-type="string">
            <text:p>1971</text:p>
          </table:table-cell>
          <table:table-cell table:formula="of:=RIGHT([.E451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51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ize</text:p>
          </table:table-cell>
          <table:table-cell table:style-name="ce72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958" office:value-type="float" office:value="0" calcext:value-type="float">
            <text:p>0</text:p>
          </table:table-cell>
          <table:table-cell table:style-name="ce1202" office:value-type="string" calcext:value-type="string">
            <text:p>1971:2021</text:p>
          </table:table-cell>
          <table:table-cell table:style-name="ce1495" table:formula="of:=LEFT([.E452]; 4)" office:value-type="string" office:string-value="1971" calcext:value-type="string">
            <text:p>1971</text:p>
          </table:table-cell>
          <table:table-cell table:formula="of:=RIGHT([.E452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52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  <table:table-cell table:formula="of:=LOWER([.K453])">
            <text:p/>
          </table:table-cell>
          <table:table-cell table:number-columns-repeated="1007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26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4" office:value-type="string" calcext:value-type="string">
            <text:p>2022:2051</text:p>
          </table:table-cell>
          <table:table-cell table:style-name="ce1500" table:formula="of:=LEFT([.E454]; 4)" office:value-type="string" office:string-value="2022" calcext:value-type="string">
            <text:p>2022</text:p>
          </table:table-cell>
          <table:table-cell table:style-name="ce1032" table:formula="of:=RIGHT([.E454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4-2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454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27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5" office:value-type="string" calcext:value-type="string">
            <text:p>2022:2051</text:p>
          </table:table-cell>
          <table:table-cell table:style-name="ce1501" table:formula="of:=LEFT([.E455]; 4)" office:value-type="string" office:string-value="2022" calcext:value-type="string">
            <text:p>2022</text:p>
          </table:table-cell>
          <table:table-cell table:style-name="ce1032" table:formula="of:=RIGHT([.E455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03" calcext:value-type="float">
            <text:p>0.03</text:p>
          </table:table-cell>
          <table:table-cell table:style-name="ce1032" table:number-columns-repeated="3"/>
          <table:table-cell table:formula="of:=LOWER([.K455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28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6" office:value-type="string" calcext:value-type="string">
            <text:p>2022:2051</text:p>
          </table:table-cell>
          <table:table-cell table:style-name="ce1502" table:formula="of:=LEFT([.E456]; 4)" office:value-type="string" office:string-value="2022" calcext:value-type="string">
            <text:p>2022</text:p>
          </table:table-cell>
          <table:table-cell table:style-name="ce1032" table:formula="of:=RIGHT([.E456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456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29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7" office:value-type="string" calcext:value-type="string">
            <text:p>2022:2051</text:p>
          </table:table-cell>
          <table:table-cell table:style-name="ce1503" table:formula="of:=LEFT([.E457]; 4)" office:value-type="string" office:string-value="2022" calcext:value-type="string">
            <text:p>2022</text:p>
          </table:table-cell>
          <table:table-cell table:style-name="ce1032" table:formula="of:=RIGHT([.E457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04</text:p>
          </table:table-cell>
          <table:table-cell table:style-name="ce1032" office:value-type="string" calcext:value-type="string">
            <text:p>FOCO</text:p>
          </table:table-cell>
          <table:table-cell table:style-name="ce1032" office:value-type="float" office:value="120" calcext:value-type="float">
            <text:p>12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457])" office:value-type="string" office:string-value="foco" calcext:value-type="string">
            <text:p>foco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0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8" office:value-type="string" calcext:value-type="string">
            <text:p>2022:2051</text:p>
          </table:table-cell>
          <table:table-cell table:style-name="ce1504" table:formula="of:=LEFT([.E458]; 4)" office:value-type="string" office:string-value="2022" calcext:value-type="string">
            <text:p>2022</text:p>
          </table:table-cell>
          <table:table-cell table:style-name="ce1032" table:formula="of:=RIGHT([.E458];4)" office:value-type="string" office:string-value="2051" calcext:value-type="string">
            <text:p>2051</text:p>
          </table:table-cell>
          <table:table-cell/>
          <table:table-cell table:style-name="ce583" office:value-type="string" calcext:value-type="string">
            <text:p>fertilize</text:p>
          </table:table-cell>
          <table:table-cell table:style-name="ce1032" office:value-type="string" calcext:value-type="string">
            <text:p>06-26</text:p>
          </table:table-cell>
          <table:table-cell table:style-name="ce1032" table:number-columns-repeated="3"/>
          <table:table-cell table:style-name="ce1032" office:value-type="float" office:value="168" calcext:value-type="float">
            <text:p>168</text:p>
          </table:table-cell>
          <table:table-cell table:style-name="ce1032" table:number-columns-repeated="2"/>
          <table:table-cell table:formula="of:=LOWER([.K458])">
            <text:p/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1" office:value-type="float" office:value="1" calcext:value-type="float">
            <text:p>1</text:p>
          </table:table-cell>
          <table:table-cell office:value-type="string" calcext:value-type="string">
            <text:p>monocrop</text:p>
          </table:table-cell>
          <table:table-cell table:style-name="ce962" office:value-type="float" office:value="0" calcext:value-type="float">
            <text:p>0</text:p>
          </table:table-cell>
          <table:table-cell table:style-name="ce1229" office:value-type="string" calcext:value-type="string">
            <text:p>2022:2051</text:p>
          </table:table-cell>
          <table:table-cell table:style-name="ce1505" table:formula="of:=LEFT([.E459]; 4)" office:value-type="string" office:string-value="2022" calcext:value-type="string">
            <text:p>2022</text:p>
          </table:table-cell>
          <table:table-cell table:formula="of:=RIGHT([.E45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59])" office:value-type="string" office:string-value="foco" calcext:value-type="string">
            <text:p>foco</text:p>
          </table:table-cell>
          <table:table-cell office:value-type="string" calcext:value-type="string">
            <text:p>monocroprotation</text:p>
          </table:table-cell>
          <table:table-cell table:number-columns-repeated="1006"/>
        </table:table-row>
        <table:table-row table:style-name="ro2">
          <table:table-cell/>
          <table:table-cell table:style-name="ce731"/>
          <table:table-cell/>
          <table:table-cell table:style-name="ce962"/>
          <table:table-cell table:style-name="ce1229"/>
          <table:table-cell table:style-name="ce1505"/>
          <table:table-cell table:number-columns-repeated="10"/>
          <table:table-cell table:formula="of:=LOWER([.K460])">
            <text:p/>
          </table:table-cell>
          <table:table-cell table:number-columns-repeated="1007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2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962" office:value-type="float" office:value="0" calcext:value-type="float">
            <text:p>0</text:p>
          </table:table-cell>
          <table:table-cell table:style-name="ce1230" office:value-type="string" calcext:value-type="string">
            <text:p>2022:2051</text:p>
          </table:table-cell>
          <table:table-cell table:style-name="ce1506" table:formula="of:=LEFT([.E461]; 4)" office:value-type="string" office:string-value="2022" calcext:value-type="string">
            <text:p>2022</text:p>
          </table:table-cell>
          <table:table-cell table:formula="of:=RIGHT([.E46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2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461])">
            <text:p/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2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962" office:value-type="float" office:value="0" calcext:value-type="float">
            <text:p>0</text:p>
          </table:table-cell>
          <table:table-cell table:style-name="ce1230" office:value-type="string" calcext:value-type="string">
            <text:p>2022:2051</text:p>
          </table:table-cell>
          <table:table-cell table:style-name="ce1506" table:formula="of:=LEFT([.E462]; 4)" office:value-type="string" office:string-value="2022" calcext:value-type="string">
            <text:p>2022</text:p>
          </table:table-cell>
          <table:table-cell table:formula="of:=RIGHT([.E46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462])">
            <text:p/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2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962" office:value-type="float" office:value="0" calcext:value-type="float">
            <text:p>0</text:p>
          </table:table-cell>
          <table:table-cell table:style-name="ce1230" office:value-type="string" calcext:value-type="string">
            <text:p>2022:2051</text:p>
          </table:table-cell>
          <table:table-cell table:style-name="ce1506" table:formula="of:=LEFT([.E463]; 4)" office:value-type="string" office:string-value="2022" calcext:value-type="string">
            <text:p>2022</text:p>
          </table:table-cell>
          <table:table-cell table:formula="of:=RIGHT([.E46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63])" office:value-type="string" office:string-value="foco" calcext:value-type="string">
            <text:p>foco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2" office:value-type="float" office:value="2" calcext:value-type="float">
            <text:p>2</text:p>
          </table:table-cell>
          <table:table-cell office:value-type="string" calcext:value-type="string">
            <text:p>notill</text:p>
          </table:table-cell>
          <table:table-cell table:style-name="ce962" office:value-type="float" office:value="0" calcext:value-type="float">
            <text:p>0</text:p>
          </table:table-cell>
          <table:table-cell table:style-name="ce1230" office:value-type="string" calcext:value-type="string">
            <text:p>2022:2051</text:p>
          </table:table-cell>
          <table:table-cell table:style-name="ce1506" table:formula="of:=LEFT([.E464]; 4)" office:value-type="string" office:string-value="2022" calcext:value-type="string">
            <text:p>2022</text:p>
          </table:table-cell>
          <table:table-cell table:formula="of:=RIGHT([.E46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64])" office:value-type="string" office:string-value="foco" calcext:value-type="string">
            <text:p>foco</text:p>
          </table:table-cell>
          <table:table-cell office:value-type="string" calcext:value-type="string">
            <text:p>notillrotation</text:p>
          </table:table-cell>
          <table:table-cell table:number-columns-repeated="1006"/>
        </table:table-row>
        <table:table-row table:style-name="ro1">
          <table:table-cell table:style-name="ce1032"/>
          <table:table-cell table:style-name="ce732"/>
          <table:table-cell/>
          <table:table-cell table:style-name="ce962"/>
          <table:table-cell table:style-name="ce1230"/>
          <table:table-cell table:style-name="ce1506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3" office:value-type="float" office:value="0" calcext:value-type="float">
            <text:p>0</text:p>
          </table:table-cell>
          <table:table-cell table:style-name="ce1231" office:value-type="string" calcext:value-type="string">
            <text:p>2022:2022</text:p>
          </table:table-cell>
          <table:table-cell table:style-name="ce1507" table:formula="of:=LEFT([.E466]; 4)" office:value-type="string" office:string-value="2022" calcext:value-type="string">
            <text:p>2022</text:p>
          </table:table-cell>
          <table:table-cell table:formula="of:=RIGHT([.E46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66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3" office:value-type="float" office:value="0" calcext:value-type="float">
            <text:p>0</text:p>
          </table:table-cell>
          <table:table-cell table:style-name="ce1232" office:value-type="string" calcext:value-type="string">
            <text:p>2022:2022</text:p>
          </table:table-cell>
          <table:table-cell table:style-name="ce1507" table:formula="of:=LEFT([.E467]; 4)" office:value-type="string" office:string-value="2022" calcext:value-type="string">
            <text:p>2022</text:p>
          </table:table-cell>
          <table:table-cell table:formula="of:=RIGHT([.E46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6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3" office:value-type="float" office:value="0" calcext:value-type="float">
            <text:p>0</text:p>
          </table:table-cell>
          <table:table-cell table:style-name="ce1231" office:value-type="string" calcext:value-type="string">
            <text:p>2022:2022</text:p>
          </table:table-cell>
          <table:table-cell table:style-name="ce1507" table:formula="of:=LEFT([.E468]; 4)" office:value-type="string" office:string-value="2022" calcext:value-type="string">
            <text:p>2022</text:p>
          </table:table-cell>
          <table:table-cell table:formula="of:=RIGHT([.E46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6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4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08" table:formula="of:=LEFT([.E469]; 4)" office:value-type="string" office:string-value="2022" calcext:value-type="string">
            <text:p>2022</text:p>
          </table:table-cell>
          <table:table-cell table:formula="of:=RIGHT([.E46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69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4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08" table:formula="of:=LEFT([.E470]; 4)" office:value-type="string" office:string-value="2022" calcext:value-type="string">
            <text:p>2022</text:p>
          </table:table-cell>
          <table:table-cell table:formula="of:=RIGHT([.E47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70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4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08" table:formula="of:=LEFT([.E471]; 4)" office:value-type="string" office:string-value="2022" calcext:value-type="string">
            <text:p>2022</text:p>
          </table:table-cell>
          <table:table-cell table:formula="of:=RIGHT([.E47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71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09" table:formula="of:=LEFT([.E472]; 4)" office:value-type="string" office:string-value="2022" calcext:value-type="string">
            <text:p>2022</text:p>
          </table:table-cell>
          <table:table-cell table:formula="of:=RIGHT([.E47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7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6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6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10" table:formula="of:=LEFT([.E473]; 4)" office:value-type="string" office:string-value="2022" calcext:value-type="string">
            <text:p>2022</text:p>
          </table:table-cell>
          <table:table-cell table:formula="of:=RIGHT([.E47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473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7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7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11" table:formula="of:=LEFT([.E474]; 4)" office:value-type="string" office:string-value="2022" calcext:value-type="string">
            <text:p>2022</text:p>
          </table:table-cell>
          <table:table-cell table:formula="of:=RIGHT([.E47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7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09" table:formula="of:=LEFT([.E475]; 4)" office:value-type="string" office:string-value="2022" calcext:value-type="string">
            <text:p>2022</text:p>
          </table:table-cell>
          <table:table-cell table:formula="of:=RIGHT([.E47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75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09" table:formula="of:=LEFT([.E476]; 4)" office:value-type="string" office:string-value="2022" calcext:value-type="string">
            <text:p>2022</text:p>
          </table:table-cell>
          <table:table-cell table:formula="of:=RIGHT([.E47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76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8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8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12" table:formula="of:=LEFT([.E477]; 4)" office:value-type="string" office:string-value="2022" calcext:value-type="string">
            <text:p>2022</text:p>
          </table:table-cell>
          <table:table-cell table:formula="of:=RIGHT([.E47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7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09" table:formula="of:=LEFT([.E478]; 4)" office:value-type="string" office:string-value="2022" calcext:value-type="string">
            <text:p>2022</text:p>
          </table:table-cell>
          <table:table-cell table:formula="of:=RIGHT([.E47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7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09" table:formula="of:=LEFT([.E479]; 4)" office:value-type="string" office:string-value="2022" calcext:value-type="string">
            <text:p>2022</text:p>
          </table:table-cell>
          <table:table-cell table:formula="of:=RIGHT([.E47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79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4" office:value-type="string" calcext:value-type="string">
            <text:p>2022:2022</text:p>
          </table:table-cell>
          <table:table-cell table:style-name="ce1509" table:formula="of:=LEFT([.E480]; 4)" office:value-type="string" office:string-value="2022" calcext:value-type="string">
            <text:p>2022</text:p>
          </table:table-cell>
          <table:table-cell table:formula="of:=RIGHT([.E48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80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35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965" office:value-type="float" office:value="0" calcext:value-type="float">
            <text:p>0</text:p>
          </table:table-cell>
          <table:table-cell table:style-name="ce1233" office:value-type="string" calcext:value-type="string">
            <text:p>2022:2022</text:p>
          </table:table-cell>
          <table:table-cell table:style-name="ce1509" table:formula="of:=LEFT([.E481]; 4)" office:value-type="string" office:string-value="2022" calcext:value-type="string">
            <text:p>2022</text:p>
          </table:table-cell>
          <table:table-cell table:formula="of:=RIGHT([.E48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81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39"/>
          <table:table-cell/>
          <table:table-cell table:style-name="ce969"/>
          <table:table-cell table:style-name="ce1235"/>
          <table:table-cell table:style-name="ce1513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59" office:value-type="float" office:value="0" calcext:value-type="float">
            <text:p>0</text:p>
          </table:table-cell>
          <table:table-cell table:style-name="ce1236" office:value-type="string" calcext:value-type="string">
            <text:p>2023:2051</text:p>
          </table:table-cell>
          <table:table-cell table:style-name="ce1514" table:formula="of:=LEFT([.E483]; 4)" office:value-type="string" office:string-value="2023" calcext:value-type="string">
            <text:p>2023</text:p>
          </table:table-cell>
          <table:table-cell table:formula="of:=RIGHT([.E48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8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59" office:value-type="float" office:value="0" calcext:value-type="float">
            <text:p>0</text:p>
          </table:table-cell>
          <table:table-cell table:style-name="ce1646" office:value-type="string" calcext:value-type="string">
            <text:p>2023:2051</text:p>
          </table:table-cell>
          <table:table-cell table:style-name="ce1514" table:formula="of:=LEFT([.E484]; 4)" office:value-type="string" office:string-value="2023" calcext:value-type="string">
            <text:p>2023</text:p>
          </table:table-cell>
          <table:table-cell table:formula="of:=RIGHT([.E48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8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0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0" office:value-type="float" office:value="0" calcext:value-type="float">
            <text:p>0</text:p>
          </table:table-cell>
          <table:table-cell table:style-name="ce1236" office:value-type="string" calcext:value-type="string">
            <text:p>2023:2051</text:p>
          </table:table-cell>
          <table:table-cell table:style-name="ce1514" table:formula="of:=LEFT([.E485]; 4)" office:value-type="string" office:string-value="2023" calcext:value-type="string">
            <text:p>2023</text:p>
          </table:table-cell>
          <table:table-cell table:formula="of:=RIGHT([.E48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8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647" office:value-type="string" calcext:value-type="string">
            <text:p>2023:2051</text:p>
          </table:table-cell>
          <table:table-cell table:style-name="ce1515" table:formula="of:=LEFT([.E486]; 4)" office:value-type="string" office:string-value="2023" calcext:value-type="string">
            <text:p>2023</text:p>
          </table:table-cell>
          <table:table-cell table:formula="of:=RIGHT([.E48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8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2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236" office:value-type="string" calcext:value-type="string">
            <text:p>2023:2051</text:p>
          </table:table-cell>
          <table:table-cell table:style-name="ce1516" table:formula="of:=LEFT([.E487]; 4)" office:value-type="string" office:string-value="2023" calcext:value-type="string">
            <text:p>2023</text:p>
          </table:table-cell>
          <table:table-cell table:formula="of:=RIGHT([.E48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48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3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647" office:value-type="string" calcext:value-type="string">
            <text:p>2023:2051</text:p>
          </table:table-cell>
          <table:table-cell table:style-name="ce1517" table:formula="of:=LEFT([.E488]; 4)" office:value-type="string" office:string-value="2023" calcext:value-type="string">
            <text:p>2023</text:p>
          </table:table-cell>
          <table:table-cell table:formula="of:=RIGHT([.E48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8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236" office:value-type="string" calcext:value-type="string">
            <text:p>2023:2051</text:p>
          </table:table-cell>
          <table:table-cell table:style-name="ce1515" table:formula="of:=LEFT([.E489]; 4)" office:value-type="string" office:string-value="2023" calcext:value-type="string">
            <text:p>2023</text:p>
          </table:table-cell>
          <table:table-cell table:formula="of:=RIGHT([.E48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489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647" office:value-type="string" calcext:value-type="string">
            <text:p>2023:2051</text:p>
          </table:table-cell>
          <table:table-cell table:style-name="ce1515" table:formula="of:=LEFT([.E490]; 4)" office:value-type="string" office:string-value="2023" calcext:value-type="string">
            <text:p>2023</text:p>
          </table:table-cell>
          <table:table-cell table:formula="of:=RIGHT([.E49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490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4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236" office:value-type="string" calcext:value-type="string">
            <text:p>2023:2051</text:p>
          </table:table-cell>
          <table:table-cell table:style-name="ce1518" table:formula="of:=LEFT([.E491]; 4)" office:value-type="string" office:string-value="2023" calcext:value-type="string">
            <text:p>2023</text:p>
          </table:table-cell>
          <table:table-cell table:formula="of:=RIGHT([.E49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9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647" office:value-type="string" calcext:value-type="string">
            <text:p>2023:2051</text:p>
          </table:table-cell>
          <table:table-cell table:style-name="ce1515" table:formula="of:=LEFT([.E492]; 4)" office:value-type="string" office:string-value="2023" calcext:value-type="string">
            <text:p>2023</text:p>
          </table:table-cell>
          <table:table-cell table:formula="of:=RIGHT([.E49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49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236" office:value-type="string" calcext:value-type="string">
            <text:p>2023:2051</text:p>
          </table:table-cell>
          <table:table-cell table:style-name="ce1515" table:formula="of:=LEFT([.E493]; 4)" office:value-type="string" office:string-value="2023" calcext:value-type="string">
            <text:p>2023</text:p>
          </table:table-cell>
          <table:table-cell table:formula="of:=RIGHT([.E49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93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647" office:value-type="string" calcext:value-type="string">
            <text:p>2023:2051</text:p>
          </table:table-cell>
          <table:table-cell table:style-name="ce1515" table:formula="of:=LEFT([.E494]; 4)" office:value-type="string" office:string-value="2023" calcext:value-type="string">
            <text:p>2023</text:p>
          </table:table-cell>
          <table:table-cell table:formula="of:=RIGHT([.E49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94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1" office:value-type="float" office:value="3" calcext:value-type="float">
            <text:p>3</text:p>
          </table:table-cell>
          <table:table-cell office:value-type="string" calcext:value-type="string">
            <text:p>cover_mix</text:p>
          </table:table-cell>
          <table:table-cell table:style-name="ce661" office:value-type="float" office:value="0" calcext:value-type="float">
            <text:p>0</text:p>
          </table:table-cell>
          <table:table-cell table:style-name="ce1236" office:value-type="string" calcext:value-type="string">
            <text:p>2023:2051</text:p>
          </table:table-cell>
          <table:table-cell table:style-name="ce1515" table:formula="of:=LEFT([.E495]; 4)" office:value-type="string" office:string-value="2023" calcext:value-type="string">
            <text:p>2023</text:p>
          </table:table-cell>
          <table:table-cell table:formula="of:=RIGHT([.E49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95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41"/>
          <table:table-cell/>
          <table:table-cell table:style-name="ce971"/>
          <table:table-cell table:style-name="ce1236"/>
          <table:table-cell table:style-name="ce1515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5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2" office:value-type="float" office:value="0" calcext:value-type="float">
            <text:p>0</text:p>
          </table:table-cell>
          <table:table-cell table:style-name="ce1238" office:value-type="string" calcext:value-type="string">
            <text:p>2022:2022</text:p>
          </table:table-cell>
          <table:table-cell table:style-name="ce1519" table:formula="of:=LEFT([.E497]; 4)" office:value-type="string" office:string-value="2022" calcext:value-type="string">
            <text:p>2022</text:p>
          </table:table-cell>
          <table:table-cell table:formula="of:=RIGHT([.E49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497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3" office:value-type="float" office:value="0" calcext:value-type="float">
            <text:p>0</text:p>
          </table:table-cell>
          <table:table-cell table:style-name="ce1239" office:value-type="string" calcext:value-type="string">
            <text:p>2022:2022</text:p>
          </table:table-cell>
          <table:table-cell table:style-name="ce1520" table:formula="of:=LEFT([.E498]; 4)" office:value-type="string" office:string-value="2022" calcext:value-type="string">
            <text:p>2022</text:p>
          </table:table-cell>
          <table:table-cell table:formula="of:=RIGHT([.E49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49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4" office:value-type="float" office:value="0" calcext:value-type="float">
            <text:p>0</text:p>
          </table:table-cell>
          <table:table-cell table:style-name="ce1240" office:value-type="string" calcext:value-type="string">
            <text:p>2022:2022</text:p>
          </table:table-cell>
          <table:table-cell table:style-name="ce1521" table:formula="of:=LEFT([.E499]; 4)" office:value-type="string" office:string-value="2022" calcext:value-type="string">
            <text:p>2022</text:p>
          </table:table-cell>
          <table:table-cell table:formula="of:=RIGHT([.E49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49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5" office:value-type="float" office:value="0" calcext:value-type="float">
            <text:p>0</text:p>
          </table:table-cell>
          <table:table-cell table:style-name="ce1239" office:value-type="string" calcext:value-type="string">
            <text:p>2022:2022</text:p>
          </table:table-cell>
          <table:table-cell table:style-name="ce1522" table:formula="of:=LEFT([.E500]; 4)" office:value-type="string" office:string-value="2022" calcext:value-type="string">
            <text:p>2022</text:p>
          </table:table-cell>
          <table:table-cell table:formula="of:=RIGHT([.E50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0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6" office:value-type="float" office:value="0" calcext:value-type="float">
            <text:p>0</text:p>
          </table:table-cell>
          <table:table-cell table:style-name="ce1240" office:value-type="string" calcext:value-type="string">
            <text:p>2022:2022</text:p>
          </table:table-cell>
          <table:table-cell table:style-name="ce1523" table:formula="of:=LEFT([.E501]; 4)" office:value-type="string" office:string-value="2022" calcext:value-type="string">
            <text:p>2022</text:p>
          </table:table-cell>
          <table:table-cell table:formula="of:=RIGHT([.E50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0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7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4" office:value-type="float" office:value="0" calcext:value-type="float">
            <text:p>0</text:p>
          </table:table-cell>
          <table:table-cell table:style-name="ce1239" office:value-type="string" calcext:value-type="string">
            <text:p>2022:2022</text:p>
          </table:table-cell>
          <table:table-cell table:style-name="ce1521" table:formula="of:=LEFT([.E502]; 4)" office:value-type="string" office:string-value="2022" calcext:value-type="string">
            <text:p>2022</text:p>
          </table:table-cell>
          <table:table-cell table:formula="of:=RIGHT([.E50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0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4" office:value-type="float" office:value="0" calcext:value-type="float">
            <text:p>0</text:p>
          </table:table-cell>
          <table:table-cell table:style-name="ce1240" office:value-type="string" calcext:value-type="string">
            <text:p>2022:2022</text:p>
          </table:table-cell>
          <table:table-cell table:style-name="ce1521" table:formula="of:=LEFT([.E503]; 4)" office:value-type="string" office:string-value="2022" calcext:value-type="string">
            <text:p>2022</text:p>
          </table:table-cell>
          <table:table-cell table:formula="of:=RIGHT([.E50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0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8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7" office:value-type="float" office:value="0" calcext:value-type="float">
            <text:p>0</text:p>
          </table:table-cell>
          <table:table-cell table:style-name="ce1239" office:value-type="string" calcext:value-type="string">
            <text:p>2022:2022</text:p>
          </table:table-cell>
          <table:table-cell table:style-name="ce1524" table:formula="of:=LEFT([.E504]; 4)" office:value-type="string" office:string-value="2022" calcext:value-type="string">
            <text:p>2022</text:p>
          </table:table-cell>
          <table:table-cell table:formula="of:=RIGHT([.E50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0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4" office:value-type="float" office:value="0" calcext:value-type="float">
            <text:p>0</text:p>
          </table:table-cell>
          <table:table-cell table:style-name="ce1240" office:value-type="string" calcext:value-type="string">
            <text:p>2022:2022</text:p>
          </table:table-cell>
          <table:table-cell table:style-name="ce1521" table:formula="of:=LEFT([.E505]; 4)" office:value-type="string" office:string-value="2022" calcext:value-type="string">
            <text:p>2022</text:p>
          </table:table-cell>
          <table:table-cell table:formula="of:=RIGHT([.E50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0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46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4" office:value-type="float" office:value="0" calcext:value-type="float">
            <text:p>0</text:p>
          </table:table-cell>
          <table:table-cell table:style-name="ce1239" office:value-type="string" calcext:value-type="string">
            <text:p>2022:2022</text:p>
          </table:table-cell>
          <table:table-cell table:style-name="ce1521" table:formula="of:=LEFT([.E506]; 4)" office:value-type="string" office:string-value="2022" calcext:value-type="string">
            <text:p>2022</text:p>
          </table:table-cell>
          <table:table-cell table:formula="of:=RIGHT([.E50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06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49"/>
          <table:table-cell/>
          <table:table-cell table:style-name="ce978"/>
          <table:table-cell table:style-name="ce1241"/>
          <table:table-cell table:style-name="ce1525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0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79" office:value-type="float" office:value="0" calcext:value-type="float">
            <text:p>0</text:p>
          </table:table-cell>
          <table:table-cell table:style-name="ce1242" office:value-type="string" calcext:value-type="string">
            <text:p>2023:2051</text:p>
          </table:table-cell>
          <table:table-cell table:style-name="ce1526" table:formula="of:=LEFT([.E508]; 4)" office:value-type="string" office:string-value="2023" calcext:value-type="string">
            <text:p>2023</text:p>
          </table:table-cell>
          <table:table-cell table:formula="of:=RIGHT([.E50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08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0" office:value-type="float" office:value="0" calcext:value-type="float">
            <text:p>0</text:p>
          </table:table-cell>
          <table:table-cell table:style-name="ce1243" office:value-type="string" calcext:value-type="string">
            <text:p>2023:2051</text:p>
          </table:table-cell>
          <table:table-cell table:style-name="ce1527" table:formula="of:=LEFT([.E509]; 4)" office:value-type="string" office:string-value="2023" calcext:value-type="string">
            <text:p>2023</text:p>
          </table:table-cell>
          <table:table-cell table:formula="of:=RIGHT([.E50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0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1" office:value-type="float" office:value="0" calcext:value-type="float">
            <text:p>0</text:p>
          </table:table-cell>
          <table:table-cell table:style-name="ce1244" office:value-type="string" calcext:value-type="string">
            <text:p>2023:2051</text:p>
          </table:table-cell>
          <table:table-cell table:style-name="ce1528" table:formula="of:=LEFT([.E510]; 4)" office:value-type="string" office:string-value="2023" calcext:value-type="string">
            <text:p>2023</text:p>
          </table:table-cell>
          <table:table-cell table:formula="of:=RIGHT([.E51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1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2" office:value-type="float" office:value="0" calcext:value-type="float">
            <text:p>0</text:p>
          </table:table-cell>
          <table:table-cell table:style-name="ce1242" office:value-type="string" calcext:value-type="string">
            <text:p>2023:2051</text:p>
          </table:table-cell>
          <table:table-cell table:style-name="ce1529" table:formula="of:=LEFT([.E511]; 4)" office:value-type="string" office:string-value="2023" calcext:value-type="string">
            <text:p>2023</text:p>
          </table:table-cell>
          <table:table-cell table:formula="of:=RIGHT([.E51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1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0" office:value-type="float" office:value="0" calcext:value-type="float">
            <text:p>0</text:p>
          </table:table-cell>
          <table:table-cell table:style-name="ce1243" office:value-type="string" calcext:value-type="string">
            <text:p>2023:2051</text:p>
          </table:table-cell>
          <table:table-cell table:style-name="ce1527" table:formula="of:=LEFT([.E512]; 4)" office:value-type="string" office:string-value="2023" calcext:value-type="string">
            <text:p>2023</text:p>
          </table:table-cell>
          <table:table-cell table:formula="of:=RIGHT([.E51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1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0" office:value-type="float" office:value="0" calcext:value-type="float">
            <text:p>0</text:p>
          </table:table-cell>
          <table:table-cell table:style-name="ce1244" office:value-type="string" calcext:value-type="string">
            <text:p>2023:2051</text:p>
          </table:table-cell>
          <table:table-cell table:style-name="ce1527" table:formula="of:=LEFT([.E513]; 4)" office:value-type="string" office:string-value="2023" calcext:value-type="string">
            <text:p>2023</text:p>
          </table:table-cell>
          <table:table-cell table:formula="of:=RIGHT([.E51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1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0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3" office:value-type="float" office:value="0" calcext:value-type="float">
            <text:p>0</text:p>
          </table:table-cell>
          <table:table-cell table:style-name="ce1242" office:value-type="string" calcext:value-type="string">
            <text:p>2023:2051</text:p>
          </table:table-cell>
          <table:table-cell table:style-name="ce1530" table:formula="of:=LEFT([.E514]; 4)" office:value-type="string" office:string-value="2023" calcext:value-type="string">
            <text:p>2023</text:p>
          </table:table-cell>
          <table:table-cell table:formula="of:=RIGHT([.E51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14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0" office:value-type="float" office:value="0" calcext:value-type="float">
            <text:p>0</text:p>
          </table:table-cell>
          <table:table-cell table:style-name="ce1243" office:value-type="string" calcext:value-type="string">
            <text:p>2023:2051</text:p>
          </table:table-cell>
          <table:table-cell table:style-name="ce1527" table:formula="of:=LEFT([.E515]; 4)" office:value-type="string" office:string-value="2023" calcext:value-type="string">
            <text:p>2023</text:p>
          </table:table-cell>
          <table:table-cell table:formula="of:=RIGHT([.E51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1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1" office:value-type="float" office:value="4" calcext:value-type="float">
            <text:p>4</text:p>
          </table:table-cell>
          <table:table-cell office:value-type="string" calcext:value-type="string">
            <text:p>cover_rye</text:p>
          </table:table-cell>
          <table:table-cell table:style-name="ce980" office:value-type="float" office:value="0" calcext:value-type="float">
            <text:p>0</text:p>
          </table:table-cell>
          <table:table-cell table:style-name="ce1244" office:value-type="string" calcext:value-type="string">
            <text:p>2023:2051</text:p>
          </table:table-cell>
          <table:table-cell table:style-name="ce1527" table:formula="of:=LEFT([.E516]; 4)" office:value-type="string" office:string-value="2023" calcext:value-type="string">
            <text:p>2023</text:p>
          </table:table-cell>
          <table:table-cell table:formula="of:=RIGHT([.E51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16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41"/>
          <table:table-cell/>
          <table:table-cell table:style-name="ce971"/>
          <table:table-cell table:style-name="ce1236"/>
          <table:table-cell table:style-name="ce1515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4" office:value-type="float" office:value="0" calcext:value-type="float">
            <text:p>0</text:p>
          </table:table-cell>
          <table:table-cell table:style-name="ce1245" office:value-type="string" calcext:value-type="string">
            <text:p>2022:2022</text:p>
          </table:table-cell>
          <table:table-cell table:style-name="ce1531" table:formula="of:=LEFT([.E518]; 4)" office:value-type="string" office:string-value="2022" calcext:value-type="string">
            <text:p>2022</text:p>
          </table:table-cell>
          <table:table-cell table:formula="of:=RIGHT([.E51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18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5" office:value-type="float" office:value="0" calcext:value-type="float">
            <text:p>0</text:p>
          </table:table-cell>
          <table:table-cell table:style-name="ce1246" office:value-type="string" calcext:value-type="string">
            <text:p>2022:2022</text:p>
          </table:table-cell>
          <table:table-cell table:style-name="ce1532" table:formula="of:=LEFT([.E519]; 4)" office:value-type="string" office:string-value="2022" calcext:value-type="string">
            <text:p>2022</text:p>
          </table:table-cell>
          <table:table-cell table:formula="of:=RIGHT([.E51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19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6" office:value-type="float" office:value="0" calcext:value-type="float">
            <text:p>0</text:p>
          </table:table-cell>
          <table:table-cell table:style-name="ce1247" office:value-type="string" calcext:value-type="string">
            <text:p>2022:2022</text:p>
          </table:table-cell>
          <table:table-cell table:style-name="ce1533" table:formula="of:=LEFT([.E520]; 4)" office:value-type="string" office:string-value="2022" calcext:value-type="string">
            <text:p>2022</text:p>
          </table:table-cell>
          <table:table-cell table:formula="of:=RIGHT([.E52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2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7" office:value-type="float" office:value="0" calcext:value-type="float">
            <text:p>0</text:p>
          </table:table-cell>
          <table:table-cell table:style-name="ce1245" office:value-type="string" calcext:value-type="string">
            <text:p>2022:2022</text:p>
          </table:table-cell>
          <table:table-cell table:style-name="ce1534" table:formula="of:=LEFT([.E521]; 4)" office:value-type="string" office:string-value="2022" calcext:value-type="string">
            <text:p>2022</text:p>
          </table:table-cell>
          <table:table-cell table:formula="of:=RIGHT([.E52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2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8" office:value-type="float" office:value="0" calcext:value-type="float">
            <text:p>0</text:p>
          </table:table-cell>
          <table:table-cell table:style-name="ce1246" office:value-type="string" calcext:value-type="string">
            <text:p>2022:2022</text:p>
          </table:table-cell>
          <table:table-cell table:style-name="ce1535" table:formula="of:=LEFT([.E522]; 4)" office:value-type="string" office:string-value="2022" calcext:value-type="string">
            <text:p>2022</text:p>
          </table:table-cell>
          <table:table-cell table:formula="of:=RIGHT([.E52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2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6" office:value-type="float" office:value="0" calcext:value-type="float">
            <text:p>0</text:p>
          </table:table-cell>
          <table:table-cell table:style-name="ce1247" office:value-type="string" calcext:value-type="string">
            <text:p>2022:2022</text:p>
          </table:table-cell>
          <table:table-cell table:style-name="ce1533" table:formula="of:=LEFT([.E523]; 4)" office:value-type="string" office:string-value="2022" calcext:value-type="string">
            <text:p>2022</text:p>
          </table:table-cell>
          <table:table-cell table:formula="of:=RIGHT([.E52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2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6" office:value-type="float" office:value="0" calcext:value-type="float">
            <text:p>0</text:p>
          </table:table-cell>
          <table:table-cell table:style-name="ce1245" office:value-type="string" calcext:value-type="string">
            <text:p>2022:2022</text:p>
          </table:table-cell>
          <table:table-cell table:style-name="ce1533" table:formula="of:=LEFT([.E524]; 4)" office:value-type="string" office:string-value="2022" calcext:value-type="string">
            <text:p>2022</text:p>
          </table:table-cell>
          <table:table-cell table:formula="of:=RIGHT([.E52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24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3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9" office:value-type="float" office:value="0" calcext:value-type="float">
            <text:p>0</text:p>
          </table:table-cell>
          <table:table-cell table:style-name="ce1246" office:value-type="string" calcext:value-type="string">
            <text:p>2022:2022</text:p>
          </table:table-cell>
          <table:table-cell table:style-name="ce1536" table:formula="of:=LEFT([.E525]; 4)" office:value-type="string" office:string-value="2022" calcext:value-type="string">
            <text:p>2022</text:p>
          </table:table-cell>
          <table:table-cell table:formula="of:=RIGHT([.E52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2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2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6" office:value-type="float" office:value="0" calcext:value-type="float">
            <text:p>0</text:p>
          </table:table-cell>
          <table:table-cell table:style-name="ce1247" office:value-type="string" calcext:value-type="string">
            <text:p>2022:2022</text:p>
          </table:table-cell>
          <table:table-cell table:style-name="ce1533" table:formula="of:=LEFT([.E526]; 4)" office:value-type="string" office:string-value="2022" calcext:value-type="string">
            <text:p>2022</text:p>
          </table:table-cell>
          <table:table-cell table:formula="of:=RIGHT([.E52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2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4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86" office:value-type="float" office:value="0" calcext:value-type="float">
            <text:p>0</text:p>
          </table:table-cell>
          <table:table-cell table:style-name="ce1245" office:value-type="string" calcext:value-type="string">
            <text:p>2022:2022</text:p>
          </table:table-cell>
          <table:table-cell table:style-name="ce1533" table:formula="of:=LEFT([.E527]; 4)" office:value-type="string" office:string-value="2022" calcext:value-type="string">
            <text:p>2022</text:p>
          </table:table-cell>
          <table:table-cell table:formula="of:=RIGHT([.E52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2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55"/>
          <table:table-cell/>
          <table:table-cell table:style-name="ce990"/>
          <table:table-cell table:style-name="ce1248"/>
          <table:table-cell table:style-name="ce1537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1" office:value-type="float" office:value="0" calcext:value-type="float">
            <text:p>0</text:p>
          </table:table-cell>
          <table:table-cell table:style-name="ce1249" office:value-type="string" calcext:value-type="string">
            <text:p>2023:2051</text:p>
          </table:table-cell>
          <table:table-cell table:style-name="ce1538" table:formula="of:=LEFT([.E529]; 4)" office:value-type="string" office:string-value="2023" calcext:value-type="string">
            <text:p>2023</text:p>
          </table:table-cell>
          <table:table-cell table:formula="of:=RIGHT([.E52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29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2" office:value-type="float" office:value="0" calcext:value-type="float">
            <text:p>0</text:p>
          </table:table-cell>
          <table:table-cell table:style-name="ce1739" office:value-type="string" calcext:value-type="string">
            <text:p>2023:2051</text:p>
          </table:table-cell>
          <table:table-cell table:style-name="ce1539" table:formula="of:=LEFT([.E530]; 4)" office:value-type="string" office:string-value="2023" calcext:value-type="string">
            <text:p>2023</text:p>
          </table:table-cell>
          <table:table-cell table:formula="of:=RIGHT([.E53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3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3" office:value-type="float" office:value="0" calcext:value-type="float">
            <text:p>0</text:p>
          </table:table-cell>
          <table:table-cell table:style-name="ce1249" office:value-type="string" calcext:value-type="string">
            <text:p>2023:2051</text:p>
          </table:table-cell>
          <table:table-cell table:style-name="ce1540" table:formula="of:=LEFT([.E531]; 4)" office:value-type="string" office:string-value="2023" calcext:value-type="string">
            <text:p>2023</text:p>
          </table:table-cell>
          <table:table-cell table:formula="of:=RIGHT([.E53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31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4" office:value-type="float" office:value="0" calcext:value-type="float">
            <text:p>0</text:p>
          </table:table-cell>
          <table:table-cell table:style-name="ce1740" office:value-type="string" calcext:value-type="string">
            <text:p>2023:2051</text:p>
          </table:table-cell>
          <table:table-cell table:style-name="ce1541" table:formula="of:=LEFT([.E532]; 4)" office:value-type="string" office:string-value="2023" calcext:value-type="string">
            <text:p>2023</text:p>
          </table:table-cell>
          <table:table-cell table:formula="of:=RIGHT([.E53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32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9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2" office:value-type="float" office:value="0" calcext:value-type="float">
            <text:p>0</text:p>
          </table:table-cell>
          <table:table-cell table:style-name="ce1249" office:value-type="string" calcext:value-type="string">
            <text:p>2023:2051</text:p>
          </table:table-cell>
          <table:table-cell table:style-name="ce1539" table:formula="of:=LEFT([.E533]; 4)" office:value-type="string" office:string-value="2023" calcext:value-type="string">
            <text:p>2023</text:p>
          </table:table-cell>
          <table:table-cell table:formula="of:=RIGHT([.E53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33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2" office:value-type="float" office:value="0" calcext:value-type="float">
            <text:p>0</text:p>
          </table:table-cell>
          <table:table-cell table:style-name="ce1740" office:value-type="string" calcext:value-type="string">
            <text:p>2023:2051</text:p>
          </table:table-cell>
          <table:table-cell table:style-name="ce1539" table:formula="of:=LEFT([.E534]; 4)" office:value-type="string" office:string-value="2023" calcext:value-type="string">
            <text:p>2023</text:p>
          </table:table-cell>
          <table:table-cell table:formula="of:=RIGHT([.E53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34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5" office:value-type="float" office:value="0" calcext:value-type="float">
            <text:p>0</text:p>
          </table:table-cell>
          <table:table-cell table:style-name="ce1249" office:value-type="string" calcext:value-type="string">
            <text:p>2023:2051</text:p>
          </table:table-cell>
          <table:table-cell table:style-name="ce1542" table:formula="of:=LEFT([.E535]; 4)" office:value-type="string" office:string-value="2023" calcext:value-type="string">
            <text:p>2023</text:p>
          </table:table-cell>
          <table:table-cell table:formula="of:=RIGHT([.E53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8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3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6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2" office:value-type="float" office:value="0" calcext:value-type="float">
            <text:p>0</text:p>
          </table:table-cell>
          <table:table-cell table:style-name="ce1740" office:value-type="string" calcext:value-type="string">
            <text:p>2023:2051</text:p>
          </table:table-cell>
          <table:table-cell table:style-name="ce1539" table:formula="of:=LEFT([.E536]; 4)" office:value-type="string" office:string-value="2023" calcext:value-type="string">
            <text:p>2023</text:p>
          </table:table-cell>
          <table:table-cell table:formula="of:=RIGHT([.E53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3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58" office:value-type="float" office:value="5" calcext:value-type="float">
            <text:p>5</text:p>
          </table:table-cell>
          <table:table-cell office:value-type="string" calcext:value-type="string">
            <text:p>cover_legume</text:p>
          </table:table-cell>
          <table:table-cell table:style-name="ce992" office:value-type="float" office:value="0" calcext:value-type="float">
            <text:p>0</text:p>
          </table:table-cell>
          <table:table-cell table:style-name="ce1249" office:value-type="string" calcext:value-type="string">
            <text:p>2023:2051</text:p>
          </table:table-cell>
          <table:table-cell table:style-name="ce1539" table:formula="of:=LEFT([.E537]; 4)" office:value-type="string" office:string-value="2023" calcext:value-type="string">
            <text:p>2023</text:p>
          </table:table-cell>
          <table:table-cell table:formula="of:=RIGHT([.E53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37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58"/>
          <table:table-cell/>
          <table:table-cell table:style-name="ce992"/>
          <table:table-cell table:style-name="ce1249"/>
          <table:table-cell table:style-name="ce1539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6" office:value-type="float" office:value="0" calcext:value-type="float">
            <text:p>0</text:p>
          </table:table-cell>
          <table:table-cell table:style-name="ce1660" office:value-type="string" calcext:value-type="string">
            <text:p>2022:2022</text:p>
          </table:table-cell>
          <table:table-cell table:style-name="ce1543" table:formula="of:=LEFT([.E539]; 4)" office:value-type="string" office:string-value="2022" calcext:value-type="string">
            <text:p>2022</text:p>
          </table:table-cell>
          <table:table-cell table:formula="of:=RIGHT([.E539];4)" office:value-type="string" office:string-value="2022" calcext:value-type="string">
            <text:p>2022</text:p>
          </table:table-cell>
          <table:table-cell office:value-type="string" calcext:value-type="string">
            <text:p>Go through full two year rotation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39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7" office:value-type="float" office:value="0" calcext:value-type="float">
            <text:p>0</text:p>
          </table:table-cell>
          <table:table-cell table:style-name="ce1661" office:value-type="string" calcext:value-type="string">
            <text:p>2022:2022</text:p>
          </table:table-cell>
          <table:table-cell table:style-name="ce1544" table:formula="of:=LEFT([.E540]; 4)" office:value-type="string" office:string-value="2022" calcext:value-type="string">
            <text:p>2022</text:p>
          </table:table-cell>
          <table:table-cell table:formula="of:=RIGHT([.E54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40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7" office:value-type="float" office:value="0" calcext:value-type="float">
            <text:p>0</text:p>
          </table:table-cell>
          <table:table-cell table:style-name="ce1662" office:value-type="string" calcext:value-type="string">
            <text:p>2022:2022</text:p>
          </table:table-cell>
          <table:table-cell table:style-name="ce1544" table:formula="of:=LEFT([.E541]; 4)" office:value-type="string" office:string-value="2022" calcext:value-type="string">
            <text:p>2022</text:p>
          </table:table-cell>
          <table:table-cell table:formula="of:=RIGHT([.E54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41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8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5" table:formula="of:=LEFT([.E542]; 4)" office:value-type="string" office:string-value="2022" calcext:value-type="string">
            <text:p>2022</text:p>
          </table:table-cell>
          <table:table-cell table:formula="of:=RIGHT([.E54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42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8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5" table:formula="of:=LEFT([.E543]; 4)" office:value-type="string" office:string-value="2022" calcext:value-type="string">
            <text:p>2022</text:p>
          </table:table-cell>
          <table:table-cell table:formula="of:=RIGHT([.E54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43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8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5" table:formula="of:=LEFT([.E544]; 4)" office:value-type="string" office:string-value="2022" calcext:value-type="string">
            <text:p>2022</text:p>
          </table:table-cell>
          <table:table-cell table:formula="of:=RIGHT([.E544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44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6" table:formula="of:=LEFT([.E545]; 4)" office:value-type="string" office:string-value="2022" calcext:value-type="string">
            <text:p>2022</text:p>
          </table:table-cell>
          <table:table-cell table:formula="of:=RIGHT([.E545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45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0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7" table:formula="of:=LEFT([.E546]; 4)" office:value-type="string" office:string-value="2022" calcext:value-type="string">
            <text:p>2022</text:p>
          </table:table-cell>
          <table:table-cell table:formula="of:=RIGHT([.E546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46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1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8" table:formula="of:=LEFT([.E547]; 4)" office:value-type="string" office:string-value="2022" calcext:value-type="string">
            <text:p>2022</text:p>
          </table:table-cell>
          <table:table-cell table:formula="of:=RIGHT([.E547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47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6" table:formula="of:=LEFT([.E548]; 4)" office:value-type="string" office:string-value="2022" calcext:value-type="string">
            <text:p>2022</text:p>
          </table:table-cell>
          <table:table-cell table:formula="of:=RIGHT([.E548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48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6" table:formula="of:=LEFT([.E549]; 4)" office:value-type="string" office:string-value="2022" calcext:value-type="string">
            <text:p>2022</text:p>
          </table:table-cell>
          <table:table-cell table:formula="of:=RIGHT([.E549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49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6" table:formula="of:=LEFT([.E550]; 4)" office:value-type="string" office:string-value="2022" calcext:value-type="string">
            <text:p>2022</text:p>
          </table:table-cell>
          <table:table-cell table:formula="of:=RIGHT([.E550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5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2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6" table:formula="of:=LEFT([.E551]; 4)" office:value-type="string" office:string-value="2022" calcext:value-type="string">
            <text:p>2022</text:p>
          </table:table-cell>
          <table:table-cell table:formula="of:=RIGHT([.E551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51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3" office:value-type="string" calcext:value-type="string">
            <text:p>2022:2022</text:p>
          </table:table-cell>
          <table:table-cell table:style-name="ce1546" table:formula="of:=LEFT([.E552]; 4)" office:value-type="string" office:string-value="2022" calcext:value-type="string">
            <text:p>2022</text:p>
          </table:table-cell>
          <table:table-cell table:formula="of:=RIGHT([.E552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52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99" office:value-type="float" office:value="0" calcext:value-type="float">
            <text:p>0</text:p>
          </table:table-cell>
          <table:table-cell table:style-name="ce1664" office:value-type="string" calcext:value-type="string">
            <text:p>2022:2022</text:p>
          </table:table-cell>
          <table:table-cell table:style-name="ce1546" table:formula="of:=LEFT([.E553]; 4)" office:value-type="string" office:string-value="2022" calcext:value-type="string">
            <text:p>2022</text:p>
          </table:table-cell>
          <table:table-cell table:formula="of:=RIGHT([.E553];4)" office:value-type="string" office:string-value="2022" calcext:value-type="string">
            <text:p>2022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53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ce764"/>
          <table:table-cell/>
          <table:table-cell table:style-name="ce1002"/>
          <table:table-cell table:style-name="ce1252"/>
          <table:table-cell table:style-name="ce1549"/>
          <table:table-cell table:number-columns-repeated="1018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3" office:value-type="float" office:value="1" calcext:value-type="float">
            <text:p>1</text:p>
          </table:table-cell>
          <table:table-cell table:style-name="ce1253" office:value-type="string" calcext:value-type="string">
            <text:p>2023:2051</text:p>
          </table:table-cell>
          <table:table-cell table:style-name="ce1550" table:formula="of:=LEFT([.E555]; 4)" office:value-type="string" office:string-value="2023" calcext:value-type="string">
            <text:p>2023</text:p>
          </table:table-cell>
          <table:table-cell table:formula="of:=RIGHT([.E55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SRAP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55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3" office:value-type="float" office:value="1" calcext:value-type="float">
            <text:p>1</text:p>
          </table:table-cell>
          <table:table-cell table:style-name="ce1254" office:value-type="string" calcext:value-type="string">
            <text:p>2023:2051</text:p>
          </table:table-cell>
          <table:table-cell table:style-name="ce1550" table:formula="of:=LEFT([.E556]; 4)" office:value-type="string" office:string-value="2023" calcext:value-type="string">
            <text:p>2023</text:p>
          </table:table-cell>
          <table:table-cell table:formula="of:=RIGHT([.E55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COWP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56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7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3" office:value-type="float" office:value="1" calcext:value-type="float">
            <text:p>1</text:p>
          </table:table-cell>
          <table:table-cell table:style-name="ce1255" office:value-type="string" calcext:value-type="string">
            <text:p>2023:2051</text:p>
          </table:table-cell>
          <table:table-cell table:style-name="ce1550" table:formula="of:=LEFT([.E557]; 4)" office:value-type="string" office:string-value="2023" calcext:value-type="string">
            <text:p>2023</text:p>
          </table:table-cell>
          <table:table-cell table:formula="of:=RIGHT([.E557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WINTERRY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yes</text:p>
          </table:table-cell>
          <table:table-cell table:formula="of:=LOWER([.K557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3" office:value-type="string" calcext:value-type="string">
            <text:p>2023:2051</text:p>
          </table:table-cell>
          <table:table-cell table:style-name="ce1551" table:formula="of:=LEFT([.E558]; 4)" office:value-type="string" office:string-value="2023" calcext:value-type="string">
            <text:p>2023</text:p>
          </table:table-cell>
          <table:table-cell table:formula="of:=RIGHT([.E558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58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5" office:value-type="float" office:value="1" calcext:value-type="float">
            <text:p>1</text:p>
          </table:table-cell>
          <table:table-cell table:style-name="ce1254" office:value-type="string" calcext:value-type="string">
            <text:p>2023:2051</text:p>
          </table:table-cell>
          <table:table-cell table:style-name="ce1552" table:formula="of:=LEFT([.E559]; 4)" office:value-type="string" office:string-value="2023" calcext:value-type="string">
            <text:p>2023</text:p>
          </table:table-cell>
          <table:table-cell table:formula="of:=RIGHT([.E559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5-01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2"/>
          <table:table-cell table:formula="of:=LOWER([.K559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6" office:value-type="float" office:value="1" calcext:value-type="float">
            <text:p>1</text:p>
          </table:table-cell>
          <table:table-cell table:style-name="ce1255" office:value-type="string" calcext:value-type="string">
            <text:p>2023:2051</text:p>
          </table:table-cell>
          <table:table-cell table:style-name="ce1553" table:formula="of:=LEFT([.E560]; 4)" office:value-type="string" office:string-value="2023" calcext:value-type="string">
            <text:p>2023</text:p>
          </table:table-cell>
          <table:table-cell table:formula="of:=RIGHT([.E560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60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7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3" office:value-type="string" calcext:value-type="string">
            <text:p>2023:2051</text:p>
          </table:table-cell>
          <table:table-cell table:style-name="ce1551" table:formula="of:=LEFT([.E561]; 4)" office:value-type="string" office:string-value="2023" calcext:value-type="string">
            <text:p>2023</text:p>
          </table:table-cell>
          <table:table-cell table:formula="of:=RIGHT([.E561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61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4" office:value-type="string" calcext:value-type="string">
            <text:p>2023:2051</text:p>
          </table:table-cell>
          <table:table-cell table:style-name="ce1551" table:formula="of:=LEFT([.E562]; 4)" office:value-type="string" office:string-value="2023" calcext:value-type="string">
            <text:p>2023</text:p>
          </table:table-cell>
          <table:table-cell table:formula="of:=RIGHT([.E562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string" calcext:value-type="string">
            <text:p>no</text:p>
          </table:table-cell>
          <table:table-cell table:formula="of:=LOWER([.K562])" office:value-type="string" office:string-value="foco" calcext:value-type="string">
            <text:p>foco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5" office:value-type="string" calcext:value-type="string">
            <text:p>2023:2051</text:p>
          </table:table-cell>
          <table:table-cell table:style-name="ce1551" table:formula="of:=LEFT([.E563]; 4)" office:value-type="string" office:string-value="2023" calcext:value-type="string">
            <text:p>2023</text:p>
          </table:table-cell>
          <table:table-cell table:formula="of:=RIGHT([.E563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10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formula="of:=LOWER([.K563])">
            <text:p/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3" office:value-type="string" calcext:value-type="string">
            <text:p>2023:2051</text:p>
          </table:table-cell>
          <table:table-cell table:style-name="ce1551" table:formula="of:=LEFT([.E564]; 4)" office:value-type="string" office:string-value="2023" calcext:value-type="string">
            <text:p>2023</text:p>
          </table:table-cell>
          <table:table-cell table:formula="of:=RIGHT([.E564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SRAP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64])" office:value-type="string" office:string-value="srape" calcext:value-type="string">
            <text:p>srap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7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4" office:value-type="string" calcext:value-type="string">
            <text:p>2023:2051</text:p>
          </table:table-cell>
          <table:table-cell table:style-name="ce1551" table:formula="of:=LEFT([.E565]; 4)" office:value-type="string" office:string-value="2023" calcext:value-type="string">
            <text:p>2023</text:p>
          </table:table-cell>
          <table:table-cell table:formula="of:=RIGHT([.E565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COW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65])" office:value-type="string" office:string-value="cowp" calcext:value-type="string">
            <text:p>cowp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1">
          <table:table-cell table:style-name="ce1032" office:value-type="string" calcext:value-type="string">
            <text:p>Maize</text:p>
          </table:table-cell>
          <table:table-cell table:style-name="ce76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04" office:value-type="float" office:value="1" calcext:value-type="float">
            <text:p>1</text:p>
          </table:table-cell>
          <table:table-cell table:style-name="ce1255" office:value-type="string" calcext:value-type="string">
            <text:p>2023:2051</text:p>
          </table:table-cell>
          <table:table-cell table:style-name="ce1551" table:formula="of:=LEFT([.E566]; 4)" office:value-type="string" office:string-value="2023" calcext:value-type="string">
            <text:p>2023</text:p>
          </table:table-cell>
          <table:table-cell table:formula="of:=RIGHT([.E566];4)" office:value-type="string" office:string-value="2051" calcext:value-type="string">
            <text:p>205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11-01</text:p>
          </table:table-cell>
          <table:table-cell office:value-type="string" calcext:value-type="string">
            <text:p>WINTERRYE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LOWER([.K566])" office:value-type="string" office:string-value="winterrye" calcext:value-type="string">
            <text:p>winterrye</text:p>
          </table:table-cell>
          <table:table-cell office:value-type="string" calcext:value-type="string">
            <text:p>covermixrotation</text:p>
          </table:table-cell>
          <table:table-cell table:number-columns-repeated="1006"/>
        </table:table-row>
        <table:table-row table:style-name="ro2">
          <table:table-cell/>
          <table:table-cell table:style-name="Default"/>
          <table:table-cell/>
          <table:table-cell table:style-name="ce833"/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6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69" office:value-type="string" calcext:value-type="string">
            <text:p>1850:1875</text:p>
          </table:table-cell>
          <table:table-cell table:style-name="ce1554" table:formula="of:=LEFT([.E568]; 4)" office:value-type="string" office:string-value="1850" calcext:value-type="string">
            <text:p>1850</text:p>
          </table:table-cell>
          <table:table-cell table:formula="of:=RIGHT([.E568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table:number-columns-repeated="3"/>
          <table:table-cell table:formula="of:=LOWER([.K568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6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50:1875</text:p>
          </table:table-cell>
          <table:table-cell table:style-name="ce1555" table:formula="of:=LEFT([.E569]; 4)" office:value-type="string" office:string-value="1850" calcext:value-type="string">
            <text:p>1850</text:p>
          </table:table-cell>
          <table:table-cell table:formula="of:=RIGHT([.E569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569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0" office:value-type="float" office:value="0" calcext:value-type="float">
            <text:p>0</text:p>
          </table:table-cell>
          <table:table-cell table:style-name="ce1032" office:value-type="string" calcext:value-type="string">
            <text:p>historic</text:p>
          </table:table-cell>
          <table:table-cell table:style-name="ce1008" office:value-type="float" office:value="0" calcext:value-type="float">
            <text:p>0</text:p>
          </table:table-cell>
          <table:table-cell table:style-name="ce1257" office:value-type="string" calcext:value-type="string">
            <text:p>1850:1875</text:p>
          </table:table-cell>
          <table:table-cell table:style-name="ce1556" table:formula="of:=LEFT([.E570]; 4)" office:value-type="string" office:string-value="1850" calcext:value-type="string">
            <text:p>1850</text:p>
          </table:table-cell>
          <table:table-cell table:style-name="ce1032" table:formula="of:=RIGHT([.E570];4)" office:value-type="string" office:string-value="1875" calcext:value-type="string">
            <text:p>1875</text:p>
          </table:table-cell>
          <table:table-cell table:style-name="ce1032"/>
          <table:table-cell table:style-name="ce583" office:value-type="string" calcext:value-type="string">
            <text:p>fertilize</text:p>
          </table:table-cell>
          <table:table-cell table:style-name="ce1032" office:value-type="string" calcext:value-type="string">
            <text:p>04-30</text:p>
          </table:table-cell>
          <table:table-cell table:style-name="ce1032" table:number-columns-repeated="3"/>
          <table:table-cell table:style-name="ce1032" office:value-type="float" office:value="7.5" calcext:value-type="float">
            <text:p>7.5</text:p>
          </table:table-cell>
          <table:table-cell table:style-name="ce1032" table:number-columns-repeated="2"/>
          <table:table-cell table:formula="of:=LOWER([.K570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50:1875</text:p>
          </table:table-cell>
          <table:table-cell table:style-name="ce1557" table:formula="of:=LEFT([.E571]; 4)" office:value-type="string" office:string-value="1850" calcext:value-type="string">
            <text:p>1850</text:p>
          </table:table-cell>
          <table:table-cell table:formula="of:=RIGHT([.E571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71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50:1875</text:p>
          </table:table-cell>
          <table:table-cell table:style-name="ce1557" table:formula="of:=LEFT([.E572]; 4)" office:value-type="string" office:string-value="1850" calcext:value-type="string">
            <text:p>1850</text:p>
          </table:table-cell>
          <table:table-cell table:formula="of:=RIGHT([.E572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72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50:1875</text:p>
          </table:table-cell>
          <table:table-cell table:style-name="ce1557" table:formula="of:=LEFT([.E573]; 4)" office:value-type="string" office:string-value="1850" calcext:value-type="string">
            <text:p>1850</text:p>
          </table:table-cell>
          <table:table-cell table:formula="of:=RIGHT([.E573];4)" office:value-type="string" office:string-value="1875" calcext:value-type="string">
            <text:p>1875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23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573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71"/>
          <table:table-cell/>
          <table:table-cell table:style-name="ce1007"/>
          <table:table-cell table:style-name="ce1670"/>
          <table:table-cell table:style-name="ce1557"/>
          <table:table-cell table:number-columns-repeated="10"/>
          <table:table-cell table:formula="of:=LOWER([.K574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2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009" office:value-type="float" office:value="0" calcext:value-type="float">
            <text:p>0</text:p>
          </table:table-cell>
          <table:table-cell table:style-name="ce1258" office:value-type="string" calcext:value-type="string">
            <text:p>1876:1900</text:p>
          </table:table-cell>
          <table:table-cell table:style-name="ce1558" table:formula="of:=LEFT([.E575]; 4)" office:value-type="string" office:string-value="1876" calcext:value-type="string">
            <text:p>1876</text:p>
          </table:table-cell>
          <table:table-cell table:style-name="ce2" table:formula="of:=RIGHT([.E575];4)" office:value-type="string" office:string-value="1900" calcext:value-type="string">
            <text:p>190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575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3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59" office:value-type="string" calcext:value-type="string">
            <text:p>1876:1900</text:p>
          </table:table-cell>
          <table:table-cell table:style-name="ce1559" table:formula="of:=LEFT([.E576]; 4)" office:value-type="string" office:string-value="1876" calcext:value-type="string">
            <text:p>1876</text:p>
          </table:table-cell>
          <table:table-cell table:formula="of:=RIGHT([.E576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576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4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0" office:value-type="string" calcext:value-type="string">
            <text:p>1876:1900</text:p>
          </table:table-cell>
          <table:table-cell table:style-name="ce1560" table:formula="of:=LEFT([.E577]; 4)" office:value-type="string" office:string-value="1876" calcext:value-type="string">
            <text:p>1876</text:p>
          </table:table-cell>
          <table:table-cell table:formula="of:=RIGHT([.E577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/>
          <table:table-cell table:formula="of:=LOWER([.K577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5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1" office:value-type="string" calcext:value-type="string">
            <text:p>1876:1900</text:p>
          </table:table-cell>
          <table:table-cell table:style-name="ce1561" table:formula="of:=LEFT([.E578]; 4)" office:value-type="string" office:string-value="1876" calcext:value-type="string">
            <text:p>1876</text:p>
          </table:table-cell>
          <table:table-cell table:formula="of:=RIGHT([.E578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78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76:1900</text:p>
          </table:table-cell>
          <table:table-cell table:style-name="ce1562" table:formula="of:=LEFT([.E579]; 4)" office:value-type="string" office:string-value="1876" calcext:value-type="string">
            <text:p>1876</text:p>
          </table:table-cell>
          <table:table-cell table:formula="of:=RIGHT([.E579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79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670" office:value-type="string" calcext:value-type="string">
            <text:p>1876:1900</text:p>
          </table:table-cell>
          <table:table-cell table:style-name="ce1562" table:formula="of:=LEFT([.E580]; 4)" office:value-type="string" office:string-value="1876" calcext:value-type="string">
            <text:p>1876</text:p>
          </table:table-cell>
          <table:table-cell table:formula="of:=RIGHT([.E580];4)" office:value-type="string" office:string-value="1900" calcext:value-type="string">
            <text:p>190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08-30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580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/>
          <table:table-cell table:style-name="ce776"/>
          <table:table-cell/>
          <table:table-cell table:style-name="ce1007"/>
          <table:table-cell table:style-name="ce1670"/>
          <table:table-cell table:style-name="ce1562"/>
          <table:table-cell table:number-columns-repeated="10"/>
          <table:table-cell table:formula="of:=LOWER([.K581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7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009" office:value-type="float" office:value="0" calcext:value-type="float">
            <text:p>0</text:p>
          </table:table-cell>
          <table:table-cell table:style-name="ce1262" office:value-type="string" calcext:value-type="string">
            <text:p>1901:1920</text:p>
          </table:table-cell>
          <table:table-cell table:style-name="ce1563" table:formula="of:=LEFT([.E582]; 4)" office:value-type="string" office:string-value="1901" calcext:value-type="string">
            <text:p>1901</text:p>
          </table:table-cell>
          <table:table-cell table:style-name="ce2" table:formula="of:=RIGHT([.E582];4)" office:value-type="string" office:string-value="1920" calcext:value-type="string">
            <text:p>1920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582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3" office:value-type="string" calcext:value-type="string">
            <text:p>1901:1920</text:p>
          </table:table-cell>
          <table:table-cell table:style-name="ce1564" table:formula="of:=LEFT([.E583]; 4)" office:value-type="string" office:string-value="1901" calcext:value-type="string">
            <text:p>1901</text:p>
          </table:table-cell>
          <table:table-cell table:formula="of:=RIGHT([.E583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583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79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4" office:value-type="string" calcext:value-type="string">
            <text:p>1901:1920</text:p>
          </table:table-cell>
          <table:table-cell table:style-name="ce1565" table:formula="of:=LEFT([.E584]; 4)" office:value-type="string" office:string-value="1901" calcext:value-type="string">
            <text:p>1901</text:p>
          </table:table-cell>
          <table:table-cell table:formula="of:=RIGHT([.E584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fertilize</text:p>
          </table:table-cell>
          <table:table-cell office:value-type="string" calcext:value-type="string">
            <text:p>04-3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  <table:table-cell table:formula="of:=LOWER([.K584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0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5" office:value-type="string" calcext:value-type="string">
            <text:p>1901:1920</text:p>
          </table:table-cell>
          <table:table-cell table:style-name="ce1566" table:formula="of:=LEFT([.E585]; 4)" office:value-type="string" office:string-value="1901" calcext:value-type="string">
            <text:p>1901</text:p>
          </table:table-cell>
          <table:table-cell table:formula="of:=RIGHT([.E585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85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6" office:value-type="string" calcext:value-type="string">
            <text:p>1901:1920</text:p>
          </table:table-cell>
          <table:table-cell table:style-name="ce1567" table:formula="of:=LEFT([.E586]; 4)" office:value-type="string" office:string-value="1901" calcext:value-type="string">
            <text:p>1901</text:p>
          </table:table-cell>
          <table:table-cell table:formula="of:=RIGHT([.E586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FOCO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86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1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07" office:value-type="float" office:value="0" calcext:value-type="float">
            <text:p>0</text:p>
          </table:table-cell>
          <table:table-cell table:style-name="ce1267" office:value-type="string" calcext:value-type="string">
            <text:p>1901:1920</text:p>
          </table:table-cell>
          <table:table-cell table:style-name="ce1567" table:formula="of:=LEFT([.E587]; 4)" office:value-type="string" office:string-value="1901" calcext:value-type="string">
            <text:p>1901</text:p>
          </table:table-cell>
          <table:table-cell table:formula="of:=RIGHT([.E587];4)" office:value-type="string" office:string-value="1920" calcext:value-type="string">
            <text:p>1920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FOCO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587])" office:value-type="string" office:string-value="foco" calcext:value-type="string">
            <text:p>foco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 table:style-name="ce1032"/>
          <table:table-cell table:style-name="ce782"/>
          <table:table-cell/>
          <table:table-cell table:style-name="ce1010"/>
          <table:table-cell table:style-name="ce1268"/>
          <table:table-cell table:style-name="ce1568"/>
          <table:table-cell table:number-columns-repeated="10"/>
          <table:table-cell table:formula="of:=LOWER([.K588]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4" office:value-type="float" office:value="0" calcext:value-type="float">
            <text:p>0</text:p>
          </table:table-cell>
          <table:table-cell table:style-name="ce2" office:value-type="string" calcext:value-type="string">
            <text:p>historic</text:p>
          </table:table-cell>
          <table:table-cell table:style-name="ce1011" office:value-type="float" office:value="0" calcext:value-type="float">
            <text:p>0</text:p>
          </table:table-cell>
          <table:table-cell table:style-name="ce1269" office:value-type="string" calcext:value-type="string">
            <text:p>1921:2021</text:p>
          </table:table-cell>
          <table:table-cell table:style-name="ce1569" table:formula="of:=LEFT([.E589]; 4)" office:value-type="string" office:string-value="1921" calcext:value-type="string">
            <text:p>1921</text:p>
          </table:table-cell>
          <table:table-cell table:style-name="ce2" table:formula="of:=RIGHT([.E589];4)" office:value-type="string" office:string-value="2021" calcext:value-type="string">
            <text:p>2021</text:p>
          </table:table-cell>
          <table:table-cell table:style-name="ce2"/>
          <table:table-cell table:style-name="ce584" office:value-type="string" calcext:value-type="string">
            <text:p>till</text:p>
          </table:table-cell>
          <table:table-cell office:value-type="string" calcext:value-type="string">
            <text:p>04-21</text:p>
          </table:table-cell>
          <table:table-cell table:style-name="ce2" table:number-columns-repeated="2"/>
          <table:table-cell table:style-name="ce2" office:value-type="float" office:value="0.11" calcext:value-type="float">
            <text:p>0.11</text:p>
          </table:table-cell>
          <table:table-cell table:style-name="ce2" table:number-columns-repeated="3"/>
          <table:table-cell table:formula="of:=LOWER([.K589])">
            <text:p/>
          </table:table-cell>
          <table:table-cell table:style-name="ce2" office:value-type="string" calcext:value-type="string">
            <text:p>historicrotation</text:p>
          </table:table-cell>
          <table:table-cell table:style-name="ce2"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6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12" office:value-type="float" office:value="0" calcext:value-type="float">
            <text:p>0</text:p>
          </table:table-cell>
          <table:table-cell table:style-name="ce1270" office:value-type="string" calcext:value-type="string">
            <text:p>1921:2021</text:p>
          </table:table-cell>
          <table:table-cell table:style-name="ce1570" table:formula="of:=LEFT([.E590]; 4)" office:value-type="string" office:string-value="1921" calcext:value-type="string">
            <text:p>1921</text:p>
          </table:table-cell>
          <table:table-cell table:formula="of:=RIGHT([.E590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4-25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table:number-columns-repeated="3"/>
          <table:table-cell table:formula="of:=LOWER([.K590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7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12" office:value-type="float" office:value="0" calcext:value-type="float">
            <text:p>0</text:p>
          </table:table-cell>
          <table:table-cell table:style-name="ce1271" office:value-type="string" calcext:value-type="string">
            <text:p>1921:2021</text:p>
          </table:table-cell>
          <table:table-cell table:style-name="ce1571" table:formula="of:=LEFT([.E591]; 4)" office:value-type="string" office:string-value="1921" calcext:value-type="string">
            <text:p>1921</text:p>
          </table:table-cell>
          <table:table-cell table:formula="of:=RIGHT([.E591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till</text:p>
          </table:table-cell>
          <table:table-cell office:value-type="string" calcext:value-type="string">
            <text:p>05-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LOWER([.K591])">
            <text:p/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12" office:value-type="float" office:value="0" calcext:value-type="float">
            <text:p>0</text:p>
          </table:table-cell>
          <table:table-cell table:style-name="ce1272" office:value-type="string" calcext:value-type="string">
            <text:p>1921:2021</text:p>
          </table:table-cell>
          <table:table-cell table:style-name="ce1572" table:formula="of:=LEFT([.E592]; 4)" office:value-type="string" office:string-value="1921" calcext:value-type="string">
            <text:p>1921</text:p>
          </table:table-cell>
          <table:table-cell table:formula="of:=RIGHT([.E592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SOY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LOWER([.K592])" office:value-type="string" office:string-value="soyb" calcext:value-type="string">
            <text:p>soyb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oybean</text:p>
          </table:table-cell>
          <table:table-cell table:style-name="ce788" office:value-type="float" office:value="0" calcext:value-type="float">
            <text:p>0</text:p>
          </table:table-cell>
          <table:table-cell office:value-type="string" calcext:value-type="string">
            <text:p>historic</text:p>
          </table:table-cell>
          <table:table-cell table:style-name="ce1012" office:value-type="float" office:value="0" calcext:value-type="float">
            <text:p>0</text:p>
          </table:table-cell>
          <table:table-cell table:style-name="ce1273" office:value-type="string" calcext:value-type="string">
            <text:p>1921:2021</text:p>
          </table:table-cell>
          <table:table-cell table:style-name="ce1572" table:formula="of:=LEFT([.E593]; 4)" office:value-type="string" office:string-value="1921" calcext:value-type="string">
            <text:p>1921</text:p>
          </table:table-cell>
          <table:table-cell table:formula="of:=RIGHT([.E593];4)" office:value-type="string" office:string-value="2021" calcext:value-type="string">
            <text:p>2021</text:p>
          </table:table-cell>
          <table:table-cell/>
          <table:table-cell office:value-type="string" calcext:value-type="string">
            <text:p>harvest</text:p>
          </table:table-cell>
          <table:table-cell office:value-type="string" calcext:value-type="string">
            <text:p>10-17</text:p>
          </table:table-cell>
          <table:table-cell office:value-type="string" calcext:value-type="string">
            <text:p>SOYB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table:formula="of:=LOWER([.K593])" office:value-type="string" office:string-value="soyb" calcext:value-type="string">
            <text:p>soyb</text:p>
          </table:table-cell>
          <table:table-cell office:value-type="string" calcext:value-type="string">
            <text:p>historicrotation</text:p>
          </table:table-cell>
          <table:table-cell table:number-columns-repeated="1006"/>
        </table:table-row>
        <table:table-row table:style-name="ro2">
          <table:table-cell table:style-name="ce1032"/>
          <table:table-cell table:style-name="ce782"/>
          <table:table-cell/>
          <table:table-cell table:style-name="ce1010"/>
          <table:table-cell table:style-name="ce1268"/>
          <table:table-cell table:style-name="ce1568"/>
          <table:table-cell table:number-columns-repeated="10"/>
          <table:table-cell table:formula="of:=LOWER([.K594])">
            <text:p/>
          </table:table-cell>
          <table:table-cell table:number-columns-repeated="1007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89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013" office:value-type="float" office:value="0" calcext:value-type="float">
            <text:p>0</text:p>
          </table:table-cell>
          <table:table-cell table:style-name="ce1274" office:value-type="string" calcext:value-type="string">
            <text:p>2022:2051</text:p>
          </table:table-cell>
          <table:table-cell table:style-name="ce1573" table:formula="of:=LEFT([.E595]; 4)" office:value-type="string" office:string-value="2022" calcext:value-type="string">
            <text:p>2022</text:p>
          </table:table-cell>
          <table:table-cell table:style-name="ce1032" table:formula="of:=RIGHT([.E595];4)" office:value-type="string" office:string-value="2051" calcext:value-type="string">
            <text:p>2051</text:p>
          </table:table-cell>
          <table:table-cell table:style-name="ce1032" office:value-type="string" calcext:value-type="string">
            <text:p>Rotation has <text:s/>sequence column, read in R as repeat or not</text:p>
          </table:table-cell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1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595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0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013" office:value-type="float" office:value="0" calcext:value-type="float">
            <text:p>0</text:p>
          </table:table-cell>
          <table:table-cell table:style-name="ce1275" office:value-type="string" calcext:value-type="string">
            <text:p>2022:2051</text:p>
          </table:table-cell>
          <table:table-cell table:style-name="ce1574" table:formula="of:=LEFT([.E596]; 4)" office:value-type="string" office:string-value="2022" calcext:value-type="string">
            <text:p>2022</text:p>
          </table:table-cell>
          <table:table-cell table:style-name="ce1032" table:formula="of:=RIGHT([.E596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5</text:p>
          </table:table-cell>
          <table:table-cell table:style-name="ce1032" table:number-columns-repeated="2"/>
          <table:table-cell table:style-name="ce1032" office:value-type="float" office:value="0.03" calcext:value-type="float">
            <text:p>0.03</text:p>
          </table:table-cell>
          <table:table-cell table:style-name="ce1032" table:number-columns-repeated="3"/>
          <table:table-cell table:formula="of:=LOWER([.K596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1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013" office:value-type="float" office:value="0" calcext:value-type="float">
            <text:p>0</text:p>
          </table:table-cell>
          <table:table-cell table:style-name="ce1276" office:value-type="string" calcext:value-type="string">
            <text:p>2022:2051</text:p>
          </table:table-cell>
          <table:table-cell table:style-name="ce1575" table:formula="of:=LEFT([.E597]; 4)" office:value-type="string" office:string-value="2022" calcext:value-type="string">
            <text:p>2022</text:p>
          </table:table-cell>
          <table:table-cell table:style-name="ce1032" table:formula="of:=RIGHT([.E597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5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597])">
            <text:p/>
          </table:table-cell>
          <table:table-cell table:style-name="ce1032" office:value-type="string" calcext:value-type="string">
            <text:p>historic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4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014" office:value-type="float" office:value="0" calcext:value-type="float">
            <text:p>0</text:p>
          </table:table-cell>
          <table:table-cell table:style-name="ce1277" office:value-type="string" calcext:value-type="string">
            <text:p>2022:2051</text:p>
          </table:table-cell>
          <table:table-cell table:style-name="ce1576" table:formula="of:=LEFT([.E598]; 4)" office:value-type="string" office:string-value="2022" calcext:value-type="string">
            <text:p>2022</text:p>
          </table:table-cell>
          <table:table-cell table:style-name="ce1032" table:formula="of:=RIGHT([.E598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598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4" office:value-type="float" office:value="1" calcext:value-type="float">
            <text:p>1</text:p>
          </table:table-cell>
          <table:table-cell table:style-name="ce1032" office:value-type="string" calcext:value-type="string">
            <text:p>monocrop</text:p>
          </table:table-cell>
          <table:table-cell table:style-name="ce1014" office:value-type="float" office:value="0" calcext:value-type="float">
            <text:p>0</text:p>
          </table:table-cell>
          <table:table-cell table:style-name="ce1277" office:value-type="string" calcext:value-type="string">
            <text:p>2022:2051</text:p>
          </table:table-cell>
          <table:table-cell table:style-name="ce1576" table:formula="of:=LEFT([.E599]; 4)" office:value-type="string" office:string-value="2022" calcext:value-type="string">
            <text:p>2022</text:p>
          </table:table-cell>
          <table:table-cell table:style-name="ce1032" table:formula="of:=RIGHT([.E599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599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monocroprotation</text:p>
          </table:table-cell>
          <table:table-cell table:style-name="ce1032" table:number-columns-repeated="1006"/>
        </table:table-row>
        <table:table-row table:style-name="ro2">
          <table:table-cell table:style-name="ce1032"/>
          <table:table-cell table:style-name="ce795"/>
          <table:table-cell table:style-name="ce1032"/>
          <table:table-cell table:style-name="ce1015"/>
          <table:table-cell table:style-name="ce1278"/>
          <table:table-cell table:style-name="ce1577"/>
          <table:table-cell table:style-name="ce1032" table:number-columns-repeated="2"/>
          <table:table-cell table:style-name="ce583"/>
          <table:table-cell table:style-name="ce1032" table:number-columns-repeated="7"/>
          <table:table-cell table:formula="of:=LOWER([.K600])">
            <text:p/>
          </table:table-cell>
          <table:table-cell table:style-name="ce1032" table:number-columns-repeated="1007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6" office:value-type="float" office:value="2" calcext:value-type="float">
            <text:p>2</text:p>
          </table:table-cell>
          <table:table-cell table:style-name="ce1032" office:value-type="string" calcext:value-type="string">
            <text:p>notill</text:p>
          </table:table-cell>
          <table:table-cell table:style-name="ce1016" office:value-type="float" office:value="0" calcext:value-type="float">
            <text:p>0</text:p>
          </table:table-cell>
          <table:table-cell table:style-name="ce1279" office:value-type="string" calcext:value-type="string">
            <text:p>2022:2051</text:p>
          </table:table-cell>
          <table:table-cell table:style-name="ce1578" table:formula="of:=LEFT([.E601]; 4)" office:value-type="string" office:string-value="2022" calcext:value-type="string">
            <text:p>2022</text:p>
          </table:table-cell>
          <table:table-cell table:style-name="ce1032" table:formula="of:=RIGHT([.E601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" calcext:value-type="float">
            <text:p>0</text:p>
          </table:table-cell>
          <table:table-cell table:style-name="ce1032" table:number-columns-repeated="3"/>
          <table:table-cell table:formula="of:=LOWER([.K601])">
            <text:p/>
          </table:table-cell>
          <table:table-cell table:style-name="ce1032" office:value-type="string" calcext:value-type="string">
            <text:p>notill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6" office:value-type="float" office:value="2" calcext:value-type="float">
            <text:p>2</text:p>
          </table:table-cell>
          <table:table-cell table:style-name="ce1032" office:value-type="string" calcext:value-type="string">
            <text:p>notill</text:p>
          </table:table-cell>
          <table:table-cell table:style-name="ce1016" office:value-type="float" office:value="0" calcext:value-type="float">
            <text:p>0</text:p>
          </table:table-cell>
          <table:table-cell table:style-name="ce1279" office:value-type="string" calcext:value-type="string">
            <text:p>2022:2051</text:p>
          </table:table-cell>
          <table:table-cell table:style-name="ce1578" table:formula="of:=LEFT([.E602]; 4)" office:value-type="string" office:string-value="2022" calcext:value-type="string">
            <text:p>2022</text:p>
          </table:table-cell>
          <table:table-cell table:style-name="ce1032" table:formula="of:=RIGHT([.E602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02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notill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6" office:value-type="float" office:value="2" calcext:value-type="float">
            <text:p>2</text:p>
          </table:table-cell>
          <table:table-cell table:style-name="ce1032" office:value-type="string" calcext:value-type="string">
            <text:p>notill</text:p>
          </table:table-cell>
          <table:table-cell table:style-name="ce1016" office:value-type="float" office:value="0" calcext:value-type="float">
            <text:p>0</text:p>
          </table:table-cell>
          <table:table-cell table:style-name="ce1279" office:value-type="string" calcext:value-type="string">
            <text:p>2022:2051</text:p>
          </table:table-cell>
          <table:table-cell table:style-name="ce1578" table:formula="of:=LEFT([.E603]; 4)" office:value-type="string" office:string-value="2022" calcext:value-type="string">
            <text:p>2022</text:p>
          </table:table-cell>
          <table:table-cell table:style-name="ce1032" table:formula="of:=RIGHT([.E603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603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notillrotation</text:p>
          </table:table-cell>
          <table:table-cell table:style-name="ce1032" table:number-columns-repeated="1006"/>
        </table:table-row>
        <table:table-row table:style-name="ro2">
          <table:table-cell table:style-name="ce1032"/>
          <table:table-cell table:style-name="ce389"/>
          <table:table-cell table:style-name="ce1032" table:number-columns-repeated="2"/>
          <table:table-cell table:style-name="ce1694"/>
          <table:table-cell table:style-name="ce2000"/>
          <table:table-cell table:style-name="ce1032" table:number-columns-repeated="2"/>
          <table:table-cell table:style-name="ce583"/>
          <table:table-cell table:style-name="ce1032" table:number-columns-repeated="7"/>
          <table:table-cell table:formula="of:=LOWER([.K604])">
            <text:p/>
          </table:table-cell>
          <table:table-cell table:style-name="ce1032" table:number-columns-repeated="1007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7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7" office:value-type="float" office:value="0" calcext:value-type="float">
            <text:p>0</text:p>
          </table:table-cell>
          <table:table-cell table:style-name="ce1695" office:value-type="string" calcext:value-type="string">
            <text:p>2022:2022</text:p>
          </table:table-cell>
          <table:table-cell table:style-name="ce1579" table:formula="of:=LEFT([.E605]; 4)" office:value-type="string" office:string-value="2022" calcext:value-type="string">
            <text:p>2022</text:p>
          </table:table-cell>
          <table:table-cell table:style-name="ce1032" table:formula="of:=RIGHT([.E605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05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7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7" office:value-type="float" office:value="0" calcext:value-type="float">
            <text:p>0</text:p>
          </table:table-cell>
          <table:table-cell table:style-name="ce1696" office:value-type="string" calcext:value-type="string">
            <text:p>2022:2022</text:p>
          </table:table-cell>
          <table:table-cell table:style-name="ce1579" table:formula="of:=LEFT([.E606]; 4)" office:value-type="string" office:string-value="2022" calcext:value-type="string">
            <text:p>2022</text:p>
          </table:table-cell>
          <table:table-cell table:style-name="ce1032" table:formula="of:=RIGHT([.E60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06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7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7" office:value-type="float" office:value="0" calcext:value-type="float">
            <text:p>0</text:p>
          </table:table-cell>
          <table:table-cell table:style-name="ce1695" office:value-type="string" calcext:value-type="string">
            <text:p>2022:2022</text:p>
          </table:table-cell>
          <table:table-cell table:style-name="ce1579" table:formula="of:=LEFT([.E607]; 4)" office:value-type="string" office:string-value="2022" calcext:value-type="string">
            <text:p>2022</text:p>
          </table:table-cell>
          <table:table-cell table:style-name="ce1032" table:formula="of:=RIGHT([.E607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07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8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8" office:value-type="float" office:value="0" calcext:value-type="float">
            <text:p>0</text:p>
          </table:table-cell>
          <table:table-cell table:style-name="ce1282" office:value-type="string" calcext:value-type="string">
            <text:p>2022:2022</text:p>
          </table:table-cell>
          <table:table-cell table:style-name="ce1580" table:formula="of:=LEFT([.E608]; 4)" office:value-type="string" office:string-value="2022" calcext:value-type="string">
            <text:p>2022</text:p>
          </table:table-cell>
          <table:table-cell table:style-name="ce1032" table:formula="of:=RIGHT([.E608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SRAPE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08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8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8" office:value-type="float" office:value="0" calcext:value-type="float">
            <text:p>0</text:p>
          </table:table-cell>
          <table:table-cell table:style-name="ce1283" office:value-type="string" calcext:value-type="string">
            <text:p>2022:2022</text:p>
          </table:table-cell>
          <table:table-cell table:style-name="ce1580" table:formula="of:=LEFT([.E609]; 4)" office:value-type="string" office:string-value="2022" calcext:value-type="string">
            <text:p>2022</text:p>
          </table:table-cell>
          <table:table-cell table:style-name="ce1032" table:formula="of:=RIGHT([.E609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09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798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18" office:value-type="float" office:value="0" calcext:value-type="float">
            <text:p>0</text:p>
          </table:table-cell>
          <table:table-cell table:style-name="ce1282" office:value-type="string" calcext:value-type="string">
            <text:p>2022:2022</text:p>
          </table:table-cell>
          <table:table-cell table:style-name="ce1580" table:formula="of:=LEFT([.E610]; 4)" office:value-type="string" office:string-value="2022" calcext:value-type="string">
            <text:p>2022</text:p>
          </table:table-cell>
          <table:table-cell table:style-name="ce1032" table:formula="of:=RIGHT([.E610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10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699" office:value-type="string" calcext:value-type="string">
            <text:p>2022:2022</text:p>
          </table:table-cell>
          <table:table-cell table:style-name="ce2003" table:formula="of:=LEFT([.E611]; 4)" office:value-type="string" office:string-value="2022" calcext:value-type="string">
            <text:p>2022</text:p>
          </table:table-cell>
          <table:table-cell table:style-name="ce1032" table:formula="of:=RIGHT([.E611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11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700" office:value-type="string" calcext:value-type="string">
            <text:p>2022:2022</text:p>
          </table:table-cell>
          <table:table-cell table:style-name="ce2004" table:formula="of:=LEFT([.E612]; 4)" office:value-type="string" office:string-value="2022" calcext:value-type="string">
            <text:p>2022</text:p>
          </table:table-cell>
          <table:table-cell table:style-name="ce1032" table:formula="of:=RIGHT([.E612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12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699" office:value-type="string" calcext:value-type="string">
            <text:p>2022:2022</text:p>
          </table:table-cell>
          <table:table-cell table:style-name="ce2004" table:formula="of:=LEFT([.E613]; 4)" office:value-type="string" office:string-value="2022" calcext:value-type="string">
            <text:p>2022</text:p>
          </table:table-cell>
          <table:table-cell table:style-name="ce1032" table:formula="of:=RIGHT([.E613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613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700" office:value-type="string" calcext:value-type="string">
            <text:p>2022:2022</text:p>
          </table:table-cell>
          <table:table-cell table:style-name="ce2004" table:formula="of:=LEFT([.E614]; 4)" office:value-type="string" office:string-value="2022" calcext:value-type="string">
            <text:p>2022</text:p>
          </table:table-cell>
          <table:table-cell table:style-name="ce1032" table:formula="of:=RIGHT([.E614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14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0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1" office:value-type="float" office:value="0" calcext:value-type="float">
            <text:p>0</text:p>
          </table:table-cell>
          <table:table-cell table:style-name="ce1699" office:value-type="string" calcext:value-type="string">
            <text:p>2022:2022</text:p>
          </table:table-cell>
          <table:table-cell table:style-name="ce1582" table:formula="of:=LEFT([.E615]; 4)" office:value-type="string" office:string-value="2022" calcext:value-type="string">
            <text:p>2022</text:p>
          </table:table-cell>
          <table:table-cell table:style-name="ce1032" table:formula="of:=RIGHT([.E615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15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700" office:value-type="string" calcext:value-type="string">
            <text:p>2022:2022</text:p>
          </table:table-cell>
          <table:table-cell table:style-name="ce2004" table:formula="of:=LEFT([.E616]; 4)" office:value-type="string" office:string-value="2022" calcext:value-type="string">
            <text:p>2022</text:p>
          </table:table-cell>
          <table:table-cell table:style-name="ce1032" table:formula="of:=RIGHT([.E61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16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699" office:value-type="string" calcext:value-type="string">
            <text:p>2022:2022</text:p>
          </table:table-cell>
          <table:table-cell table:style-name="ce2004" table:formula="of:=LEFT([.E617]; 4)" office:value-type="string" office:string-value="2022" calcext:value-type="string">
            <text:p>2022</text:p>
          </table:table-cell>
          <table:table-cell table:style-name="ce1032" table:formula="of:=RIGHT([.E617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17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39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0" office:value-type="float" office:value="0" calcext:value-type="float">
            <text:p>0</text:p>
          </table:table-cell>
          <table:table-cell table:style-name="ce1700" office:value-type="string" calcext:value-type="string">
            <text:p>2022:2022</text:p>
          </table:table-cell>
          <table:table-cell table:style-name="ce2004" table:formula="of:=LEFT([.E618]; 4)" office:value-type="string" office:string-value="2022" calcext:value-type="string">
            <text:p>2022</text:p>
          </table:table-cell>
          <table:table-cell table:style-name="ce1032" table:formula="of:=RIGHT([.E618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18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/>
          <table:table-cell table:style-name="ce124"/>
          <table:table-cell/>
          <table:table-cell table:style-name="ce219"/>
          <table:table-cell table:style-name="ce379"/>
          <table:table-cell table:style-name="ce545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2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3" office:value-type="float" office:value="0" calcext:value-type="float">
            <text:p>0</text:p>
          </table:table-cell>
          <table:table-cell table:style-name="ce1285" office:value-type="string" calcext:value-type="string">
            <text:p>2023:2051</text:p>
          </table:table-cell>
          <table:table-cell table:style-name="ce1584" table:formula="of:=LEFT([.E620]; 4)" office:value-type="string" office:string-value="2023" calcext:value-type="string">
            <text:p>2023</text:p>
          </table:table-cell>
          <table:table-cell table:style-name="ce1032" table:formula="of:=RIGHT([.E620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20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2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3" office:value-type="float" office:value="0" calcext:value-type="float">
            <text:p>0</text:p>
          </table:table-cell>
          <table:table-cell table:style-name="ce1286" office:value-type="string" calcext:value-type="string">
            <text:p>2023:2051</text:p>
          </table:table-cell>
          <table:table-cell table:style-name="ce1584" table:formula="of:=LEFT([.E621]; 4)" office:value-type="string" office:string-value="2023" calcext:value-type="string">
            <text:p>2023</text:p>
          </table:table-cell>
          <table:table-cell table:style-name="ce1032" table:formula="of:=RIGHT([.E621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21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2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3" office:value-type="float" office:value="0" calcext:value-type="float">
            <text:p>0</text:p>
          </table:table-cell>
          <table:table-cell table:style-name="ce1285" office:value-type="string" calcext:value-type="string">
            <text:p>2023:2051</text:p>
          </table:table-cell>
          <table:table-cell table:style-name="ce1584" table:formula="of:=LEFT([.E622]; 4)" office:value-type="string" office:string-value="2023" calcext:value-type="string">
            <text:p>2023</text:p>
          </table:table-cell>
          <table:table-cell table:style-name="ce1032" table:formula="of:=RIGHT([.E622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22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6" office:value-type="string" calcext:value-type="string">
            <text:p>2023:2051</text:p>
          </table:table-cell>
          <table:table-cell table:style-name="ce1585" table:formula="of:=LEFT([.E623]; 4)" office:value-type="string" office:string-value="2023" calcext:value-type="string">
            <text:p>2023</text:p>
          </table:table-cell>
          <table:table-cell table:style-name="ce1032" table:formula="of:=RIGHT([.E623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23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5" office:value-type="string" calcext:value-type="string">
            <text:p>2023:2051</text:p>
          </table:table-cell>
          <table:table-cell table:style-name="ce1585" table:formula="of:=LEFT([.E624]; 4)" office:value-type="string" office:string-value="2023" calcext:value-type="string">
            <text:p>2023</text:p>
          </table:table-cell>
          <table:table-cell table:style-name="ce1032" table:formula="of:=RIGHT([.E624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24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6" office:value-type="string" calcext:value-type="string">
            <text:p>2023:2051</text:p>
          </table:table-cell>
          <table:table-cell table:style-name="ce1585" table:formula="of:=LEFT([.E625]; 4)" office:value-type="string" office:string-value="2023" calcext:value-type="string">
            <text:p>2023</text:p>
          </table:table-cell>
          <table:table-cell table:style-name="ce1032" table:formula="of:=RIGHT([.E625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625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5" office:value-type="string" calcext:value-type="string">
            <text:p>2023:2051</text:p>
          </table:table-cell>
          <table:table-cell table:style-name="ce1585" table:formula="of:=LEFT([.E626]; 4)" office:value-type="string" office:string-value="2023" calcext:value-type="string">
            <text:p>2023</text:p>
          </table:table-cell>
          <table:table-cell table:style-name="ce1032" table:formula="of:=RIGHT([.E626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26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4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5" office:value-type="float" office:value="0" calcext:value-type="float">
            <text:p>0</text:p>
          </table:table-cell>
          <table:table-cell table:style-name="ce1286" office:value-type="string" calcext:value-type="string">
            <text:p>2023:2051</text:p>
          </table:table-cell>
          <table:table-cell table:style-name="ce1586" table:formula="of:=LEFT([.E627]; 4)" office:value-type="string" office:string-value="2023" calcext:value-type="string">
            <text:p>2023</text:p>
          </table:table-cell>
          <table:table-cell table:style-name="ce1032" table:formula="of:=RIGHT([.E627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27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5" office:value-type="string" calcext:value-type="string">
            <text:p>2023:2051</text:p>
          </table:table-cell>
          <table:table-cell table:style-name="ce1585" table:formula="of:=LEFT([.E628]; 4)" office:value-type="string" office:string-value="2023" calcext:value-type="string">
            <text:p>2023</text:p>
          </table:table-cell>
          <table:table-cell table:style-name="ce1032" table:formula="of:=RIGHT([.E628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28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6" office:value-type="string" calcext:value-type="string">
            <text:p>2023:2051</text:p>
          </table:table-cell>
          <table:table-cell table:style-name="ce1585" table:formula="of:=LEFT([.E629]; 4)" office:value-type="string" office:string-value="2023" calcext:value-type="string">
            <text:p>2023</text:p>
          </table:table-cell>
          <table:table-cell table:style-name="ce1032" table:formula="of:=RIGHT([.E629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29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3" office:value-type="float" office:value="3" calcext:value-type="float">
            <text:p>3</text:p>
          </table:table-cell>
          <table:table-cell table:style-name="ce1032" office:value-type="string" calcext:value-type="string">
            <text:p>cover_mix</text:p>
          </table:table-cell>
          <table:table-cell table:style-name="ce1024" office:value-type="float" office:value="0" calcext:value-type="float">
            <text:p>0</text:p>
          </table:table-cell>
          <table:table-cell table:style-name="ce1285" office:value-type="string" calcext:value-type="string">
            <text:p>2023:2051</text:p>
          </table:table-cell>
          <table:table-cell table:style-name="ce1585" table:formula="of:=LEFT([.E630]; 4)" office:value-type="string" office:string-value="2023" calcext:value-type="string">
            <text:p>2023</text:p>
          </table:table-cell>
          <table:table-cell table:style-name="ce1032" table:formula="of:=RIGHT([.E630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30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/>
          <table:table-cell table:style-name="ce131"/>
          <table:table-cell/>
          <table:table-cell table:style-name="ce220"/>
          <table:table-cell table:style-name="ce385"/>
          <table:table-cell table:style-name="ce553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6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7" office:value-type="float" office:value="0" calcext:value-type="float">
            <text:p>0</text:p>
          </table:table-cell>
          <table:table-cell table:style-name="ce1288" office:value-type="string" calcext:value-type="string">
            <text:p>2022:2022</text:p>
          </table:table-cell>
          <table:table-cell table:style-name="ce1588" table:formula="of:=LEFT([.E632]; 4)" office:value-type="string" office:string-value="2022" calcext:value-type="string">
            <text:p>2022</text:p>
          </table:table-cell>
          <table:table-cell table:style-name="ce1032" table:formula="of:=RIGHT([.E632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32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7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8" office:value-type="float" office:value="0" calcext:value-type="float">
            <text:p>0</text:p>
          </table:table-cell>
          <table:table-cell table:style-name="ce1289" office:value-type="string" calcext:value-type="string">
            <text:p>2022:2022</text:p>
          </table:table-cell>
          <table:table-cell table:style-name="ce1589" table:formula="of:=LEFT([.E633]; 4)" office:value-type="string" office:string-value="2022" calcext:value-type="string">
            <text:p>2022</text:p>
          </table:table-cell>
          <table:table-cell table:style-name="ce1032" table:formula="of:=RIGHT([.E633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33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9" office:value-type="float" office:value="0" calcext:value-type="float">
            <text:p>0</text:p>
          </table:table-cell>
          <table:table-cell table:style-name="ce1288" office:value-type="string" calcext:value-type="string">
            <text:p>2022:2022</text:p>
          </table:table-cell>
          <table:table-cell table:style-name="ce1590" table:formula="of:=LEFT([.E634]; 4)" office:value-type="string" office:string-value="2022" calcext:value-type="string">
            <text:p>2022</text:p>
          </table:table-cell>
          <table:table-cell table:style-name="ce1032" table:formula="of:=RIGHT([.E634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34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9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30" office:value-type="float" office:value="0" calcext:value-type="float">
            <text:p>0</text:p>
          </table:table-cell>
          <table:table-cell table:style-name="ce1289" office:value-type="string" calcext:value-type="string">
            <text:p>2022:2022</text:p>
          </table:table-cell>
          <table:table-cell table:style-name="ce1591" table:formula="of:=LEFT([.E635]; 4)" office:value-type="string" office:string-value="2022" calcext:value-type="string">
            <text:p>2022</text:p>
          </table:table-cell>
          <table:table-cell table:style-name="ce1032" table:formula="of:=RIGHT([.E635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35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9" office:value-type="float" office:value="0" calcext:value-type="float">
            <text:p>0</text:p>
          </table:table-cell>
          <table:table-cell table:style-name="ce1288" office:value-type="string" calcext:value-type="string">
            <text:p>2022:2022</text:p>
          </table:table-cell>
          <table:table-cell table:style-name="ce1590" table:formula="of:=LEFT([.E636]; 4)" office:value-type="string" office:string-value="2022" calcext:value-type="string">
            <text:p>2022</text:p>
          </table:table-cell>
          <table:table-cell table:style-name="ce1032" table:formula="of:=RIGHT([.E63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36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9" office:value-type="float" office:value="0" calcext:value-type="float">
            <text:p>0</text:p>
          </table:table-cell>
          <table:table-cell table:style-name="ce1289" office:value-type="string" calcext:value-type="string">
            <text:p>2022:2022</text:p>
          </table:table-cell>
          <table:table-cell table:style-name="ce1590" table:formula="of:=LEFT([.E637]; 4)" office:value-type="string" office:string-value="2022" calcext:value-type="string">
            <text:p>2022</text:p>
          </table:table-cell>
          <table:table-cell table:style-name="ce1032" table:formula="of:=RIGHT([.E637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/>
          <table:table-cell table:formula="of:=LOWER([.K637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9" office:value-type="float" office:value="0" calcext:value-type="float">
            <text:p>0</text:p>
          </table:table-cell>
          <table:table-cell table:style-name="ce1288" office:value-type="string" calcext:value-type="string">
            <text:p>2022:2022</text:p>
          </table:table-cell>
          <table:table-cell table:style-name="ce1590" table:formula="of:=LEFT([.E638]; 4)" office:value-type="string" office:string-value="2022" calcext:value-type="string">
            <text:p>2022</text:p>
          </table:table-cell>
          <table:table-cell table:style-name="ce1032" table:formula="of:=RIGHT([.E638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38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29" office:value-type="float" office:value="0" calcext:value-type="float">
            <text:p>0</text:p>
          </table:table-cell>
          <table:table-cell table:style-name="ce1289" office:value-type="string" calcext:value-type="string">
            <text:p>2022:2022</text:p>
          </table:table-cell>
          <table:table-cell table:style-name="ce1590" table:formula="of:=LEFT([.E639]; 4)" office:value-type="string" office:string-value="2022" calcext:value-type="string">
            <text:p>2022</text:p>
          </table:table-cell>
          <table:table-cell table:style-name="ce1032" table:formula="of:=RIGHT([.E639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39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/>
          <table:table-cell table:style-name="ce137"/>
          <table:table-cell/>
          <table:table-cell table:style-name="ce220"/>
          <table:table-cell table:style-name="ce390"/>
          <table:table-cell table:style-name="ce559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11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31" office:value-type="float" office:value="0" calcext:value-type="float">
            <text:p>0</text:p>
          </table:table-cell>
          <table:table-cell table:style-name="ce1291" office:value-type="string" calcext:value-type="string">
            <text:p>2023:2051</text:p>
          </table:table-cell>
          <table:table-cell table:style-name="ce1593" table:formula="of:=LEFT([.E641]; 4)" office:value-type="string" office:string-value="2023" calcext:value-type="string">
            <text:p>2023</text:p>
          </table:table-cell>
          <table:table-cell table:style-name="ce1032" table:formula="of:=RIGHT([.E641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41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1032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32" office:value-type="float" office:value="0" calcext:value-type="float">
            <text:p>0</text:p>
          </table:table-cell>
          <table:table-cell table:style-name="ce1292" office:value-type="string" calcext:value-type="string">
            <text:p>2023:2051</text:p>
          </table:table-cell>
          <table:table-cell table:style-name="ce1032" table:formula="of:=LEFT([.E642]; 4)" office:value-type="string" office:string-value="2023" calcext:value-type="string">
            <text:p>2023</text:p>
          </table:table-cell>
          <table:table-cell table:style-name="ce1032" table:formula="of:=RIGHT([.E642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42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1032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1033" office:value-type="float" office:value="0" calcext:value-type="float">
            <text:p>0</text:p>
          </table:table-cell>
          <table:table-cell table:style-name="ce1293" office:value-type="string" calcext:value-type="string">
            <text:p>2023:2051</text:p>
          </table:table-cell>
          <table:table-cell table:style-name="ce1032" table:formula="of:=LEFT([.E643]; 4)" office:value-type="string" office:string-value="2023" calcext:value-type="string">
            <text:p>2023</text:p>
          </table:table-cell>
          <table:table-cell table:style-name="ce1032" table:formula="of:=RIGHT([.E643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43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896" office:value-type="float" office:value="0" calcext:value-type="float">
            <text:p>0</text:p>
          </table:table-cell>
          <table:table-cell table:style-name="ce1294" office:value-type="string" calcext:value-type="string">
            <text:p>2023:2051</text:p>
          </table:table-cell>
          <table:table-cell table:style-name="ce2017" table:formula="of:=LEFT([.E644]; 4)" office:value-type="string" office:string-value="2023" calcext:value-type="string">
            <text:p>2023</text:p>
          </table:table-cell>
          <table:table-cell table:style-name="ce1032" table:formula="of:=RIGHT([.E644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44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09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897" office:value-type="float" office:value="0" calcext:value-type="float">
            <text:p>0</text:p>
          </table:table-cell>
          <table:table-cell table:style-name="ce1295" office:value-type="string" calcext:value-type="string">
            <text:p>2023:2051</text:p>
          </table:table-cell>
          <table:table-cell table:style-name="ce2018" table:formula="of:=LEFT([.E645]; 4)" office:value-type="string" office:string-value="2023" calcext:value-type="string">
            <text:p>2023</text:p>
          </table:table-cell>
          <table:table-cell table:style-name="ce1032" table:formula="of:=RIGHT([.E645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/>
          <table:table-cell table:formula="of:=LOWER([.K645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896" office:value-type="float" office:value="0" calcext:value-type="float">
            <text:p>0</text:p>
          </table:table-cell>
          <table:table-cell table:style-name="ce1296" office:value-type="string" calcext:value-type="string">
            <text:p>2023:2051</text:p>
          </table:table-cell>
          <table:table-cell table:style-name="ce2017" table:formula="of:=LEFT([.E646]; 4)" office:value-type="string" office:string-value="2023" calcext:value-type="string">
            <text:p>2023</text:p>
          </table:table-cell>
          <table:table-cell table:style-name="ce1032" table:formula="of:=RIGHT([.E646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46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08" office:value-type="float" office:value="4" calcext:value-type="float">
            <text:p>4</text:p>
          </table:table-cell>
          <table:table-cell table:style-name="ce1032" office:value-type="string" calcext:value-type="string">
            <text:p>cover_rye</text:p>
          </table:table-cell>
          <table:table-cell table:style-name="ce896" office:value-type="float" office:value="0" calcext:value-type="float">
            <text:p>0</text:p>
          </table:table-cell>
          <table:table-cell table:style-name="ce1297" office:value-type="string" calcext:value-type="string">
            <text:p>2023:2051</text:p>
          </table:table-cell>
          <table:table-cell table:style-name="ce2017" table:formula="of:=LEFT([.E647]; 4)" office:value-type="string" office:string-value="2023" calcext:value-type="string">
            <text:p>2023</text:p>
          </table:table-cell>
          <table:table-cell table:style-name="ce1032" table:formula="of:=RIGHT([.E647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47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/>
          <table:table-cell table:style-name="ce124"/>
          <table:table-cell/>
          <table:table-cell table:style-name="ce219"/>
          <table:table-cell table:style-name="ce379"/>
          <table:table-cell table:style-name="ce545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14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5" office:value-type="float" office:value="0" calcext:value-type="float">
            <text:p>0</text:p>
          </table:table-cell>
          <table:table-cell table:style-name="ce1715" office:value-type="string" calcext:value-type="string">
            <text:p>2022:2022</text:p>
          </table:table-cell>
          <table:table-cell table:style-name="ce1596" table:formula="of:=LEFT([.E649]; 4)" office:value-type="string" office:string-value="2022" calcext:value-type="string">
            <text:p>2022</text:p>
          </table:table-cell>
          <table:table-cell table:style-name="ce1032" table:formula="of:=RIGHT([.E649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49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11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6" office:value-type="float" office:value="0" calcext:value-type="float">
            <text:p>0</text:p>
          </table:table-cell>
          <table:table-cell table:style-name="ce1299" office:value-type="string" calcext:value-type="string">
            <text:p>2022:2022</text:p>
          </table:table-cell>
          <table:table-cell table:style-name="ce1597" table:formula="of:=LEFT([.E650]; 4)" office:value-type="string" office:string-value="2022" calcext:value-type="string">
            <text:p>2022</text:p>
          </table:table-cell>
          <table:table-cell table:style-name="ce1032" table:formula="of:=RIGHT([.E650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50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12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7" office:value-type="float" office:value="0" calcext:value-type="float">
            <text:p>0</text:p>
          </table:table-cell>
          <table:table-cell table:style-name="ce1717" office:value-type="string" calcext:value-type="string">
            <text:p>2022:2022</text:p>
          </table:table-cell>
          <table:table-cell table:style-name="ce1598" table:formula="of:=LEFT([.E651]; 4)" office:value-type="string" office:string-value="2022" calcext:value-type="string">
            <text:p>2022</text:p>
          </table:table-cell>
          <table:table-cell table:style-name="ce1032" table:formula="of:=RIGHT([.E651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51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14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8" office:value-type="float" office:value="0" calcext:value-type="float">
            <text:p>0</text:p>
          </table:table-cell>
          <table:table-cell table:style-name="ce1299" office:value-type="string" calcext:value-type="string">
            <text:p>2022:2022</text:p>
          </table:table-cell>
          <table:table-cell table:style-name="ce1599" table:formula="of:=LEFT([.E652]; 4)" office:value-type="string" office:string-value="2022" calcext:value-type="string">
            <text:p>2022</text:p>
          </table:table-cell>
          <table:table-cell table:style-name="ce1032" table:formula="of:=RIGHT([.E652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52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13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7" office:value-type="float" office:value="0" calcext:value-type="float">
            <text:p>0</text:p>
          </table:table-cell>
          <table:table-cell table:style-name="ce1717" office:value-type="string" calcext:value-type="string">
            <text:p>2022:2022</text:p>
          </table:table-cell>
          <table:table-cell table:style-name="ce1598" table:formula="of:=LEFT([.E653]; 4)" office:value-type="string" office:string-value="2022" calcext:value-type="string">
            <text:p>2022</text:p>
          </table:table-cell>
          <table:table-cell table:style-name="ce1032" table:formula="of:=RIGHT([.E653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53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14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7" office:value-type="float" office:value="0" calcext:value-type="float">
            <text:p>0</text:p>
          </table:table-cell>
          <table:table-cell table:style-name="ce1299" office:value-type="string" calcext:value-type="string">
            <text:p>2022:2022</text:p>
          </table:table-cell>
          <table:table-cell table:style-name="ce1598" table:formula="of:=LEFT([.E654]; 4)" office:value-type="string" office:string-value="2022" calcext:value-type="string">
            <text:p>2022</text:p>
          </table:table-cell>
          <table:table-cell table:style-name="ce1032" table:formula="of:=RIGHT([.E654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/>
          <table:table-cell table:formula="of:=LOWER([.K654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14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7" office:value-type="float" office:value="0" calcext:value-type="float">
            <text:p>0</text:p>
          </table:table-cell>
          <table:table-cell table:style-name="ce1717" office:value-type="string" calcext:value-type="string">
            <text:p>2022:2022</text:p>
          </table:table-cell>
          <table:table-cell table:style-name="ce1598" table:formula="of:=LEFT([.E655]; 4)" office:value-type="string" office:string-value="2022" calcext:value-type="string">
            <text:p>2022</text:p>
          </table:table-cell>
          <table:table-cell table:style-name="ce1032" table:formula="of:=RIGHT([.E655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55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13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37" office:value-type="float" office:value="0" calcext:value-type="float">
            <text:p>0</text:p>
          </table:table-cell>
          <table:table-cell table:style-name="ce1299" office:value-type="string" calcext:value-type="string">
            <text:p>2022:2022</text:p>
          </table:table-cell>
          <table:table-cell table:style-name="ce1598" table:formula="of:=LEFT([.E656]; 4)" office:value-type="string" office:string-value="2022" calcext:value-type="string">
            <text:p>2022</text:p>
          </table:table-cell>
          <table:table-cell table:style-name="ce1032" table:formula="of:=RIGHT([.E65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56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2">
          <table:table-cell/>
          <table:table-cell table:style-name="ce817"/>
          <table:table-cell/>
          <table:table-cell table:style-name="ce1039"/>
          <table:table-cell table:style-name="ce1300"/>
          <table:table-cell table:style-name="ce1600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35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0" office:value-type="float" office:value="0" calcext:value-type="float">
            <text:p>0</text:p>
          </table:table-cell>
          <table:table-cell table:style-name="ce1301" office:value-type="string" calcext:value-type="string">
            <text:p>2023:2051</text:p>
          </table:table-cell>
          <table:table-cell table:style-name="ce1601" table:formula="of:=LEFT([.E658]; 4)" office:value-type="string" office:string-value="2023" calcext:value-type="string">
            <text:p>2023</text:p>
          </table:table-cell>
          <table:table-cell table:style-name="ce1032" table:formula="of:=RIGHT([.E658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58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36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229" office:value-type="float" office:value="0" calcext:value-type="float">
            <text:p>0</text:p>
          </table:table-cell>
          <table:table-cell table:style-name="ce1302" office:value-type="string" calcext:value-type="string">
            <text:p>2023:2051</text:p>
          </table:table-cell>
          <table:table-cell table:style-name="ce571" table:formula="of:=LEFT([.E659]; 4)" office:value-type="string" office:string-value="2023" calcext:value-type="string">
            <text:p>2023</text:p>
          </table:table-cell>
          <table:table-cell table:style-name="ce1032" table:formula="of:=RIGHT([.E659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59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37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1" office:value-type="float" office:value="0" calcext:value-type="float">
            <text:p>0</text:p>
          </table:table-cell>
          <table:table-cell table:style-name="ce1303" office:value-type="string" calcext:value-type="string">
            <text:p>2023:2051</text:p>
          </table:table-cell>
          <table:table-cell table:style-name="ce571" table:formula="of:=LEFT([.E660]; 4)" office:value-type="string" office:string-value="2023" calcext:value-type="string">
            <text:p>2023</text:p>
          </table:table-cell>
          <table:table-cell table:style-name="ce1032" table:formula="of:=RIGHT([.E660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29</text:p>
          </table:table-cell>
          <table:table-cell table:style-name="ce1032" table:number-columns-repeated="2"/>
          <table:table-cell table:style-name="ce1032" office:value-type="float" office:value="0.005" calcext:value-type="float">
            <text:p>0.005</text:p>
          </table:table-cell>
          <table:table-cell table:style-name="ce1032" table:number-columns-repeated="3"/>
          <table:table-cell table:formula="of:=LOWER([.K660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35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2" office:value-type="float" office:value="0" calcext:value-type="float">
            <text:p>0</text:p>
          </table:table-cell>
          <table:table-cell table:style-name="ce1304" office:value-type="string" calcext:value-type="string">
            <text:p>2023:2051</text:p>
          </table:table-cell>
          <table:table-cell table:style-name="ce1602" table:formula="of:=LEFT([.E661]; 4)" office:value-type="string" office:string-value="2023" calcext:value-type="string">
            <text:p>2023</text:p>
          </table:table-cell>
          <table:table-cell table:style-name="ce1032" table:formula="of:=RIGHT([.E661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61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38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3" office:value-type="float" office:value="0" calcext:value-type="float">
            <text:p>0</text:p>
          </table:table-cell>
          <table:table-cell table:style-name="ce1305" office:value-type="string" calcext:value-type="string">
            <text:p>2023:2051</text:p>
          </table:table-cell>
          <table:table-cell table:style-name="ce1603" table:formula="of:=LEFT([.E662]; 4)" office:value-type="string" office:string-value="2023" calcext:value-type="string">
            <text:p>2023</text:p>
          </table:table-cell>
          <table:table-cell table:style-name="ce1032" table:formula="of:=RIGHT([.E662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/>
          <table:table-cell table:formula="of:=LOWER([.K662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77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2" office:value-type="float" office:value="0" calcext:value-type="float">
            <text:p>0</text:p>
          </table:table-cell>
          <table:table-cell table:style-name="ce1306" office:value-type="string" calcext:value-type="string">
            <text:p>2023:2051</text:p>
          </table:table-cell>
          <table:table-cell table:style-name="ce1602" table:formula="of:=LEFT([.E663]; 4)" office:value-type="string" office:string-value="2023" calcext:value-type="string">
            <text:p>2023</text:p>
          </table:table-cell>
          <table:table-cell table:style-name="ce1032" table:formula="of:=RIGHT([.E663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8</text:p>
          </table:table-cell>
          <table:table-cell table:style-name="ce1032" table:number-columns-repeated="2"/>
          <table:table-cell table:style-name="ce1032" office:value-type="float" office:value="0.11" calcext:value-type="float">
            <text:p>0.11</text:p>
          </table:table-cell>
          <table:table-cell table:style-name="ce1032" table:number-columns-repeated="3"/>
          <table:table-cell table:formula="of:=LOWER([.K663])">
            <text:p/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78" office:value-type="float" office:value="5" calcext:value-type="float">
            <text:p>5</text:p>
          </table:table-cell>
          <table:table-cell table:style-name="ce1032" office:value-type="string" calcext:value-type="string">
            <text:p>cover_legume</text:p>
          </table:table-cell>
          <table:table-cell table:style-name="ce1042" office:value-type="float" office:value="0" calcext:value-type="float">
            <text:p>0</text:p>
          </table:table-cell>
          <table:table-cell table:style-name="ce1307" office:value-type="string" calcext:value-type="string">
            <text:p>2023:2051</text:p>
          </table:table-cell>
          <table:table-cell table:style-name="ce1602" table:formula="of:=LEFT([.E664]; 4)" office:value-type="string" office:string-value="2023" calcext:value-type="string">
            <text:p>2023</text:p>
          </table:table-cell>
          <table:table-cell table:style-name="ce1032" table:formula="of:=RIGHT([.E664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64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ryerotation</text:p>
          </table:table-cell>
          <table:table-cell table:style-name="ce1032" table:number-columns-repeated="1006"/>
        </table:table-row>
        <table:table-row table:style-name="ro1">
          <table:table-cell table:style-name="ce1032"/>
          <table:table-cell table:style-name="ce149"/>
          <table:table-cell table:style-name="ce1032"/>
          <table:table-cell table:style-name="ce229"/>
          <table:table-cell table:style-name="ce404"/>
          <table:table-cell table:style-name="ce571"/>
          <table:table-cell table:style-name="ce1032" table:number-columns-repeated="2"/>
          <table:table-cell table:style-name="ce583"/>
          <table:table-cell table:style-name="ce1032" table:number-columns-repeated="7"/>
          <table:table-cell/>
          <table:table-cell table:style-name="ce1032" table:number-columns-repeated="1007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8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970" office:value-type="float" office:value="0" calcext:value-type="float">
            <text:p>0</text:p>
          </table:table-cell>
          <table:table-cell table:style-name="ce1727" office:value-type="string" calcext:value-type="string">
            <text:p>2022:2022</text:p>
          </table:table-cell>
          <table:table-cell table:style-name="ce2028" table:formula="of:=LEFT([.E666]; 4)" office:value-type="string" office:string-value="2022" calcext:value-type="string">
            <text:p>2022</text:p>
          </table:table-cell>
          <table:table-cell table:style-name="ce1032" table:formula="of:=RIGHT([.E66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66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8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22" office:value-type="float" office:value="0" calcext:value-type="float">
            <text:p>0</text:p>
          </table:table-cell>
          <table:table-cell table:style-name="ce1310" office:value-type="string" calcext:value-type="string">
            <text:p>2022:2022</text:p>
          </table:table-cell>
          <table:table-cell table:style-name="ce2029" table:formula="of:=LEFT([.E667]; 4)" office:value-type="string" office:string-value="2022" calcext:value-type="string">
            <text:p>2022</text:p>
          </table:table-cell>
          <table:table-cell table:style-name="ce1032" table:formula="of:=RIGHT([.E667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67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481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22" office:value-type="float" office:value="0" calcext:value-type="float">
            <text:p>0</text:p>
          </table:table-cell>
          <table:table-cell table:style-name="ce1729" office:value-type="string" calcext:value-type="string">
            <text:p>2022:2022</text:p>
          </table:table-cell>
          <table:table-cell table:style-name="ce2029" table:formula="of:=LEFT([.E668]; 4)" office:value-type="string" office:string-value="2022" calcext:value-type="string">
            <text:p>2022</text:p>
          </table:table-cell>
          <table:table-cell table:style-name="ce1032" table:formula="of:=RIGHT([.E668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68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46" office:value-type="float" office:value="0" calcext:value-type="float">
            <text:p>0</text:p>
          </table:table-cell>
          <table:table-cell table:style-name="ce1311" office:value-type="string" calcext:value-type="string">
            <text:p>2022:2022</text:p>
          </table:table-cell>
          <table:table-cell table:style-name="ce1606" table:formula="of:=LEFT([.E669]; 4)" office:value-type="string" office:string-value="2022" calcext:value-type="string">
            <text:p>2022</text:p>
          </table:table-cell>
          <table:table-cell table:style-name="ce1032" table:formula="of:=RIGHT([.E669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SRAPE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69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46" office:value-type="float" office:value="0" calcext:value-type="float">
            <text:p>0</text:p>
          </table:table-cell>
          <table:table-cell table:style-name="ce1312" office:value-type="string" calcext:value-type="string">
            <text:p>2022:2022</text:p>
          </table:table-cell>
          <table:table-cell table:style-name="ce1606" table:formula="of:=LEFT([.E670]; 4)" office:value-type="string" office:string-value="2022" calcext:value-type="string">
            <text:p>2022</text:p>
          </table:table-cell>
          <table:table-cell table:style-name="ce1032" table:formula="of:=RIGHT([.E670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70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3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46" office:value-type="float" office:value="0" calcext:value-type="float">
            <text:p>0</text:p>
          </table:table-cell>
          <table:table-cell table:style-name="ce1311" office:value-type="string" calcext:value-type="string">
            <text:p>2022:2022</text:p>
          </table:table-cell>
          <table:table-cell table:style-name="ce1606" table:formula="of:=LEFT([.E671]; 4)" office:value-type="string" office:string-value="2022" calcext:value-type="string">
            <text:p>2022</text:p>
          </table:table-cell>
          <table:table-cell table:style-name="ce1032" table:formula="of:=RIGHT([.E671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table:number-columns-repeated="3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71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4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3" office:value-type="string" calcext:value-type="string">
            <text:p>2022:2022</text:p>
          </table:table-cell>
          <table:table-cell table:style-name="ce1607" table:formula="of:=LEFT([.E672]; 4)" office:value-type="string" office:string-value="2022" calcext:value-type="string">
            <text:p>2022</text:p>
          </table:table-cell>
          <table:table-cell table:style-name="ce1032" table:formula="of:=RIGHT([.E672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" calcext:value-type="float">
            <text:p>0</text:p>
          </table:table-cell>
          <table:table-cell table:style-name="ce1032" table:number-columns-repeated="3"/>
          <table:table-cell table:formula="of:=LOWER([.K672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4" office:value-type="string" calcext:value-type="string">
            <text:p>2022:2022</text:p>
          </table:table-cell>
          <table:table-cell table:style-name="ce1608" table:formula="of:=LEFT([.E673]; 4)" office:value-type="string" office:string-value="2022" calcext:value-type="string">
            <text:p>2022</text:p>
          </table:table-cell>
          <table:table-cell table:style-name="ce1032" table:formula="of:=RIGHT([.E673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73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3" office:value-type="string" calcext:value-type="string">
            <text:p>2022:2022</text:p>
          </table:table-cell>
          <table:table-cell table:style-name="ce1608" table:formula="of:=LEFT([.E674]; 4)" office:value-type="string" office:string-value="2022" calcext:value-type="string">
            <text:p>2022</text:p>
          </table:table-cell>
          <table:table-cell table:style-name="ce1032" table:formula="of:=RIGHT([.E674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674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6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48" office:value-type="float" office:value="0" calcext:value-type="float">
            <text:p>0</text:p>
          </table:table-cell>
          <table:table-cell table:style-name="ce1313" office:value-type="string" calcext:value-type="string">
            <text:p>2022:2022</text:p>
          </table:table-cell>
          <table:table-cell table:style-name="ce1609" table:formula="of:=LEFT([.E675]; 4)" office:value-type="string" office:string-value="2022" calcext:value-type="string">
            <text:p>2022</text:p>
          </table:table-cell>
          <table:table-cell table:style-name="ce1032" table:formula="of:=RIGHT([.E675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9</text:p>
          </table:table-cell>
          <table:table-cell table:style-name="ce1032" table:number-columns-repeated="2"/>
          <table:table-cell table:style-name="ce1032" office:value-type="float" office:value="0" calcext:value-type="float">
            <text:p>0</text:p>
          </table:table-cell>
          <table:table-cell table:style-name="ce1032" table:number-columns-repeated="3"/>
          <table:table-cell table:formula="of:=LOWER([.K675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4" office:value-type="string" calcext:value-type="string">
            <text:p>2022:2022</text:p>
          </table:table-cell>
          <table:table-cell table:style-name="ce1608" table:formula="of:=LEFT([.E676]; 4)" office:value-type="string" office:string-value="2022" calcext:value-type="string">
            <text:p>2022</text:p>
          </table:table-cell>
          <table:table-cell table:style-name="ce1032" table:formula="of:=RIGHT([.E676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76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3" office:value-type="string" calcext:value-type="string">
            <text:p>2022:2022</text:p>
          </table:table-cell>
          <table:table-cell table:style-name="ce1608" table:formula="of:=LEFT([.E677]; 4)" office:value-type="string" office:string-value="2022" calcext:value-type="string">
            <text:p>2022</text:p>
          </table:table-cell>
          <table:table-cell table:style-name="ce1032" table:formula="of:=RIGHT([.E677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77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5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47" office:value-type="float" office:value="0" calcext:value-type="float">
            <text:p>0</text:p>
          </table:table-cell>
          <table:table-cell table:style-name="ce1314" office:value-type="string" calcext:value-type="string">
            <text:p>2022:2022</text:p>
          </table:table-cell>
          <table:table-cell table:style-name="ce1608" table:formula="of:=LEFT([.E678]; 4)" office:value-type="string" office:string-value="2022" calcext:value-type="string">
            <text:p>2022</text:p>
          </table:table-cell>
          <table:table-cell table:style-name="ce1032" table:formula="of:=RIGHT([.E678];4)" office:value-type="string" office:string-value="2022" calcext:value-type="string">
            <text:p>2022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78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2">
          <table:table-cell table:style-name="ce1032"/>
          <table:table-cell table:style-name="ce827"/>
          <table:table-cell/>
          <table:table-cell table:style-name="ce1049"/>
          <table:table-cell table:style-name="ce1315"/>
          <table:table-cell table:style-name="ce1610"/>
          <table:table-cell table:number-columns-repeated="1018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50" office:value-type="float" office:value="0" calcext:value-type="float">
            <text:p>0</text:p>
          </table:table-cell>
          <table:table-cell table:style-name="ce1316" office:value-type="string" calcext:value-type="string">
            <text:p>2023:2051</text:p>
          </table:table-cell>
          <table:table-cell table:style-name="ce1611" table:formula="of:=LEFT([.E680]; 4)" office:value-type="string" office:string-value="2023" calcext:value-type="string">
            <text:p>2023</text:p>
          </table:table-cell>
          <table:table-cell table:style-name="ce1032" table:formula="of:=RIGHT([.E680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80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50" office:value-type="float" office:value="0" calcext:value-type="float">
            <text:p>0</text:p>
          </table:table-cell>
          <table:table-cell table:style-name="ce1317" office:value-type="string" calcext:value-type="string">
            <text:p>2023:2051</text:p>
          </table:table-cell>
          <table:table-cell table:style-name="ce1611" table:formula="of:=LEFT([.E681]; 4)" office:value-type="string" office:string-value="2023" calcext:value-type="string">
            <text:p>2023</text:p>
          </table:table-cell>
          <table:table-cell table:style-name="ce1032" table:formula="of:=RIGHT([.E681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81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8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50" office:value-type="float" office:value="0" calcext:value-type="float">
            <text:p>0</text:p>
          </table:table-cell>
          <table:table-cell table:style-name="ce1316" office:value-type="string" calcext:value-type="string">
            <text:p>2023:2051</text:p>
          </table:table-cell>
          <table:table-cell table:style-name="ce1611" table:formula="of:=LEFT([.E682]; 4)" office:value-type="string" office:string-value="2023" calcext:value-type="string">
            <text:p>2023</text:p>
          </table:table-cell>
          <table:table-cell table:style-name="ce1032" table:formula="of:=RIGHT([.E682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04-30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2"/>
          <table:table-cell table:style-name="ce1032" office:value-type="float" office:value="80" calcext:value-type="float">
            <text:p>80</text:p>
          </table:table-cell>
          <table:table-cell table:style-name="ce1032" office:value-type="string" calcext:value-type="string">
            <text:p>yes</text:p>
          </table:table-cell>
          <table:table-cell table:formula="of:=LOWER([.K682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7" office:value-type="string" calcext:value-type="string">
            <text:p>2023:2051</text:p>
          </table:table-cell>
          <table:table-cell table:style-name="ce1612" table:formula="of:=LEFT([.E683]; 4)" office:value-type="string" office:string-value="2023" calcext:value-type="string">
            <text:p>2023</text:p>
          </table:table-cell>
          <table:table-cell table:style-name="ce1032" table:formula="of:=RIGHT([.E683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05-01</text:p>
          </table:table-cell>
          <table:table-cell table:style-name="ce1032" table:number-columns-repeated="2"/>
          <table:table-cell table:style-name="ce1032" office:value-type="float" office:value="0" calcext:value-type="float">
            <text:p>0</text:p>
          </table:table-cell>
          <table:table-cell table:style-name="ce1032" table:number-columns-repeated="3"/>
          <table:table-cell table:formula="of:=LOWER([.K683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6" office:value-type="string" calcext:value-type="string">
            <text:p>2023:2051</text:p>
          </table:table-cell>
          <table:table-cell table:style-name="ce1612" table:formula="of:=LEFT([.E684]; 4)" office:value-type="string" office:string-value="2023" calcext:value-type="string">
            <text:p>2023</text:p>
          </table:table-cell>
          <table:table-cell table:style-name="ce1032" table:formula="of:=RIGHT([.E684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05-29</text:p>
          </table:table-cell>
          <table:table-cell table:style-name="ce1032" office:value-type="string" calcext:value-type="string">
            <text:p>SOYB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no</text:p>
          </table:table-cell>
          <table:table-cell table:formula="of:=LOWER([.K684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7" office:value-type="string" calcext:value-type="string">
            <text:p>2023:2051</text:p>
          </table:table-cell>
          <table:table-cell table:style-name="ce1612" table:formula="of:=LEFT([.E685]; 4)" office:value-type="string" office:string-value="2023" calcext:value-type="string">
            <text:p>2023</text:p>
          </table:table-cell>
          <table:table-cell table:style-name="ce1032" table:formula="of:=RIGHT([.E685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harvest</text:p>
          </table:table-cell>
          <table:table-cell table:style-name="ce1032" office:value-type="string" calcext:value-type="string">
            <text:p>10-17</text:p>
          </table:table-cell>
          <table:table-cell table:style-name="ce1032" office:value-type="string" calcext:value-type="string">
            <text:p>SOYB</text:p>
          </table:table-cell>
          <table:table-cell table:style-name="ce1032" table:number-columns-repeated="3"/>
          <table:table-cell table:style-name="ce1032" office:value-type="float" office:value="0.25" calcext:value-type="float">
            <text:p>0.25</text:p>
          </table:table-cell>
          <table:table-cell table:style-name="ce1032" office:value-type="string" calcext:value-type="string">
            <text:p>no</text:p>
          </table:table-cell>
          <table:table-cell table:formula="of:=LOWER([.K685])" office:value-type="string" office:string-value="soyb" calcext:value-type="string">
            <text:p>soyb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30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52" office:value-type="float" office:value="0" calcext:value-type="float">
            <text:p>0</text:p>
          </table:table-cell>
          <table:table-cell table:style-name="ce1317" office:value-type="string" calcext:value-type="string">
            <text:p>2023:2051</text:p>
          </table:table-cell>
          <table:table-cell table:style-name="ce1613" table:formula="of:=LEFT([.E686]; 4)" office:value-type="string" office:string-value="2023" calcext:value-type="string">
            <text:p>2023</text:p>
          </table:table-cell>
          <table:table-cell table:style-name="ce1032" table:formula="of:=RIGHT([.E686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till</text:p>
          </table:table-cell>
          <table:table-cell table:style-name="ce1032" office:value-type="string" calcext:value-type="string">
            <text:p>10-29</text:p>
          </table:table-cell>
          <table:table-cell table:style-name="ce1032" table:number-columns-repeated="2"/>
          <table:table-cell table:style-name="ce1032" office:value-type="float" office:value="0" calcext:value-type="float">
            <text:p>0</text:p>
          </table:table-cell>
          <table:table-cell table:style-name="ce1032" table:number-columns-repeated="3"/>
          <table:table-cell table:formula="of:=LOWER([.K686])">
            <text:p/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6" office:value-type="string" calcext:value-type="string">
            <text:p>2023:2051</text:p>
          </table:table-cell>
          <table:table-cell table:style-name="ce1612" table:formula="of:=LEFT([.E687]; 4)" office:value-type="string" office:string-value="2023" calcext:value-type="string">
            <text:p>2023</text:p>
          </table:table-cell>
          <table:table-cell table:style-name="ce1032" table:formula="of:=RIGHT([.E687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SRAP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87])" office:value-type="string" office:string-value="srape" calcext:value-type="string">
            <text:p>srap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7" office:value-type="string" calcext:value-type="string">
            <text:p>2023:2051</text:p>
          </table:table-cell>
          <table:table-cell table:style-name="ce1612" table:formula="of:=LEFT([.E688]; 4)" office:value-type="string" office:string-value="2023" calcext:value-type="string">
            <text:p>2023</text:p>
          </table:table-cell>
          <table:table-cell table:style-name="ce1032" table:formula="of:=RIGHT([.E688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COWP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88])" office:value-type="string" office:string-value="cowp" calcext:value-type="string">
            <text:p>cowp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1">
          <table:table-cell table:style-name="ce1032" office:value-type="string" calcext:value-type="string">
            <text:p>Soybean</text:p>
          </table:table-cell>
          <table:table-cell table:style-name="ce829" office:value-type="float" office:value="6" calcext:value-type="float">
            <text:p>6</text:p>
          </table:table-cell>
          <table:table-cell office:value-type="string" calcext:value-type="string">
            <text:p>cover_notill_cover_mix</text:p>
          </table:table-cell>
          <table:table-cell table:style-name="ce1051" office:value-type="float" office:value="0" calcext:value-type="float">
            <text:p>0</text:p>
          </table:table-cell>
          <table:table-cell table:style-name="ce1316" office:value-type="string" calcext:value-type="string">
            <text:p>2023:2051</text:p>
          </table:table-cell>
          <table:table-cell table:style-name="ce1612" table:formula="of:=LEFT([.E689]; 4)" office:value-type="string" office:string-value="2023" calcext:value-type="string">
            <text:p>2023</text:p>
          </table:table-cell>
          <table:table-cell table:style-name="ce1032" table:formula="of:=RIGHT([.E689];4)" office:value-type="string" office:string-value="2051" calcext:value-type="string">
            <text:p>2051</text:p>
          </table:table-cell>
          <table:table-cell table:style-name="ce1032"/>
          <table:table-cell table:style-name="ce583" office:value-type="string" calcext:value-type="string">
            <text:p>plant</text:p>
          </table:table-cell>
          <table:table-cell table:style-name="ce1032" office:value-type="string" calcext:value-type="string">
            <text:p>11-01</text:p>
          </table:table-cell>
          <table:table-cell table:style-name="ce1032" office:value-type="string" calcext:value-type="string">
            <text:p>WINTERRYE</text:p>
          </table:table-cell>
          <table:table-cell table:style-name="ce1032" office:value-type="float" office:value="100" calcext:value-type="float">
            <text:p>100</text:p>
          </table:table-cell>
          <table:table-cell table:style-name="ce1032" table:number-columns-repeated="3"/>
          <table:table-cell table:style-name="ce1032" office:value-type="string" calcext:value-type="string">
            <text:p>yes</text:p>
          </table:table-cell>
          <table:table-cell table:formula="of:=LOWER([.K689])" office:value-type="string" office:string-value="winterrye" calcext:value-type="string">
            <text:p>winterrye</text:p>
          </table:table-cell>
          <table:table-cell table:style-name="ce1032" office:value-type="string" calcext:value-type="string">
            <text:p>covermixrotation</text:p>
          </table:table-cell>
          <table:table-cell table:style-name="ce1032" table:number-columns-repeated="1006"/>
        </table:table-row>
        <table:table-row table:style-name="ro2" table:number-rows-repeated="104788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DNDC_events.I454:LDNDC_events.I566 LDNDC_events.I568:LDNDC_events.I1048576 LDNDC_events.I1:LDNDC_events.I452">
            <calcext:condition calcext:apply-style-name="Bad" calcext:value="=&quot;till&quot;" calcext:base-cell-address="LDNDC_events.I1"/>
            <calcext:condition calcext:apply-style-name="Accent 2" calcext:value="=&quot;fertilize&quot;" calcext:base-cell-address="LDNDC_events.I1"/>
            <calcext:condition calcext:apply-style-name="Accent 3" calcext:value="=&quot;plant&quot;" calcext:base-cell-address="LDNDC_events.I1"/>
            <calcext:condition calcext:apply-style-name="Good" calcext:value="=&quot;harvest&quot;" calcext:base-cell-address="LDNDC_events.I1"/>
          </calcext:conditional-format>
          <calcext:conditional-format calcext:target-range-address="LDNDC_events.F667:LDNDC_events.F1048576 LDNDC_events.F74:LDNDC_events.F81 LDNDC_events.F191:LDNDC_events.F191 LDNDC_events.F214:LDNDC_events.F214 LDNDC_events.F217:LDNDC_events.F219 LDNDC_events.F223:LDNDC_events.F226 LDNDC_events.F274:LDNDC_events.F274 LDNDC_events.F83:LDNDC_events.F93 LDNDC_events.F23:LDNDC_events.F23 LDNDC_events.F1:LDNDC_events.F1 LDNDC_events.F5:LDNDC_events.F7 LDNDC_events.F17:LDNDC_events.F17 LDNDC_events.F49:LDNDC_events.F54 LDNDC_events.F56:LDNDC_events.F61 LDNDC_events.F30:LDNDC_events.F45 LDNDC_events.F95:LDNDC_events.F97 LDNDC_events.F106:LDNDC_events.F113 LDNDC_events.F147:LDNDC_events.F164 LDNDC_events.F242:LDNDC_events.F246 LDNDC_events.F63:LDNDC_events.F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82:LDNDC_events.F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7:LDNDC_events.B1048576 LDNDC_events.B191:LDNDC_events.B191 LDNDC_events.B214:LDNDC_events.B214 LDNDC_events.B217:LDNDC_events.B219 LDNDC_events.B223:LDNDC_events.B226 LDNDC_events.B274:LDNDC_events.B274 LDNDC_events.B74:LDNDC_events.B93 LDNDC_events.B23:LDNDC_events.B23 LDNDC_events.B1:LDNDC_events.B1 LDNDC_events.B5:LDNDC_events.B7 LDNDC_events.B17:LDNDC_events.B17 LDNDC_events.B49:LDNDC_events.B54 LDNDC_events.B56:LDNDC_events.B61 LDNDC_events.B30:LDNDC_events.B45 LDNDC_events.B95:LDNDC_events.B97 LDNDC_events.B106:LDNDC_events.B113 LDNDC_events.B155:LDNDC_events.B155 LDNDC_events.B147:LDNDC_events.B152 LDNDC_events.B161:LDNDC_events.B164 LDNDC_events.B242:LDNDC_events.B246 LDNDC_events.B63:LDNDC_events.B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04:LDNDC_events.B1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4:LDNDC_events.F1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5:LDNDC_events.F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05:LDNDC_events.B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5:LDNDC_events.F1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95:LDNDC_events.B1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2:LDNDC_events.F212 LDNDC_events.F199:LDNDC_events.F199 LDNDC_events.F203:LDNDC_events.F2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2:LDNDC_events.B212 LDNDC_events.B199:LDNDC_events.B199 LDNDC_events.B203:LDNDC_events.B2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93:LDNDC_events.B1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3:LDNDC_events.F1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92:LDNDC_events.B1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2:LDNDC_events.F1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7:LDNDC_events.F1048576 LDNDC_events.F191:LDNDC_events.F193 LDNDC_events.F195:LDNDC_events.F199 LDNDC_events.F203:LDNDC_events.F205 LDNDC_events.F212:LDNDC_events.F212 LDNDC_events.F217:LDNDC_events.F219 LDNDC_events.F223:LDNDC_events.F226 LDNDC_events.F274:LDNDC_events.F274 LDNDC_events.F74:LDNDC_events.F93 LDNDC_events.F23:LDNDC_events.F23 LDNDC_events.F1:LDNDC_events.F1 LDNDC_events.F5:LDNDC_events.F7 LDNDC_events.F17:LDNDC_events.F17 LDNDC_events.F49:LDNDC_events.F54 LDNDC_events.F56:LDNDC_events.F61 LDNDC_events.F30:LDNDC_events.F45 LDNDC_events.F95:LDNDC_events.F97 LDNDC_events.F102:LDNDC_events.F113 LDNDC_events.F147:LDNDC_events.F164 LDNDC_events.F242:LDNDC_events.F246 LDNDC_events.F63:LDNDC_events.F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7:LDNDC_events.E1048576 LDNDC_events.E191:LDNDC_events.E193 LDNDC_events.E195:LDNDC_events.E199 LDNDC_events.E203:LDNDC_events.E205 LDNDC_events.E212:LDNDC_events.E212 LDNDC_events.E223:LDNDC_events.E226 LDNDC_events.E274:LDNDC_events.E274 LDNDC_events.E92:LDNDC_events.E92 LDNDC_events.E23:LDNDC_events.E23 LDNDC_events.E1:LDNDC_events.E1 LDNDC_events.E17:LDNDC_events.E17 LDNDC_events.E74:LDNDC_events.E87 LDNDC_events.E30:LDNDC_events.E30 LDNDC_events.E49:LDNDC_events.E54 LDNDC_events.E56:LDNDC_events.E61 LDNDC_events.E33:LDNDC_events.E45 LDNDC_events.E102:LDNDC_events.E103 LDNDC_events.E105:LDNDC_events.E113 LDNDC_events.E147:LDNDC_events.E164 LDNDC_events.E242:LDNDC_events.E246 LDNDC_events.E63:LDNDC_events.E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4:LDNDC_events.F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94:LDNDC_events.B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4:LDNDC_events.F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94:LDNDC_events.E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2:LDNDC_events.B2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2:LDNDC_events.F2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0:LDNDC_events.B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0:LDNDC_events.F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2:LDNDC_events.F202 LDNDC_events.F200:LDNDC_events.F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0:LDNDC_events.E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2:LDNDC_events.E2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1:LDNDC_events.B2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1:LDNDC_events.E2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1:LDNDC_events.F2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1:LDNDC_events.F2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0:LDNDC_events.F211 LDNDC_events.F206:LDNDC_events.F2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0:LDNDC_events.B211 LDNDC_events.B206:LDNDC_events.B2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0:LDNDC_events.F211 LDNDC_events.F206:LDNDC_events.F2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6:LDNDC_events.E2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9:LDNDC_events.B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9:LDNDC_events.F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7:LDNDC_events.B2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7:LDNDC_events.F2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9:LDNDC_events.F209 LDNDC_events.F207:LDNDC_events.F2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8:LDNDC_events.B2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8:LDNDC_events.F2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8:LDNDC_events.F2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7:LDNDC_events.E2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8:LDNDC_events.E2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9:LDNDC_events.E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0:LDNDC_events.E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1:LDNDC_events.E2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7:LDNDC_events.E2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8:LDNDC_events.E2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3:LDNDC_events.F2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3:LDNDC_events.B2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3:LDNDC_events.F2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4:LDNDC_events.B2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4:LDNDC_events.F2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4:LDNDC_events.F2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5:LDNDC_events.F2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5:LDNDC_events.B2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5:LDNDC_events.F2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5:LDNDC_events.E2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6:LDNDC_events.B2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6:LDNDC_events.F2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6:LDNDC_events.F2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0:LDNDC_events.F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0:LDNDC_events.B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0:LDNDC_events.F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0:LDNDC_events.E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4:LDNDC_events.E2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3:LDNDC_events.E2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6:LDNDC_events.E2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1:LDNDC_events.B2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1:LDNDC_events.E2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1:LDNDC_events.F2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1:LDNDC_events.F2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2:LDNDC_events.B2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2:LDNDC_events.E2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2:LDNDC_events.F2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2:LDNDC_events.F2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7:LDNDC_events.D1048576 LDNDC_events.D191:LDNDC_events.D226 LDNDC_events.D274:LDNDC_events.D274 LDNDC_events.D74:LDNDC_events.D93 LDNDC_events.D23:LDNDC_events.D23 LDNDC_events.D1:LDNDC_events.D1 LDNDC_events.D5:LDNDC_events.D7 LDNDC_events.D17:LDNDC_events.D17 LDNDC_events.D49:LDNDC_events.D54 LDNDC_events.D56:LDNDC_events.D61 LDNDC_events.D30:LDNDC_events.D45 LDNDC_events.D95:LDNDC_events.D97 LDNDC_events.D102:LDNDC_events.D113 LDNDC_events.D147:LDNDC_events.D164 LDNDC_events.D242:LDNDC_events.D246 LDNDC_events.D63:LDNDC_events.D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7:LDNDC_events.F2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7:LDNDC_events.B2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7:LDNDC_events.F2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8:LDNDC_events.B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8:LDNDC_events.F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8:LDNDC_events.F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9:LDNDC_events.B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9:LDNDC_events.F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9:LDNDC_events.F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27:LDNDC_events.D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9:LDNDC_events.E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8:LDNDC_events.E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7:LDNDC_events.E2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0:LDNDC_events.F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0:LDNDC_events.B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0:LDNDC_events.F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0:LDNDC_events.E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30:LDNDC_events.D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2:LDNDC_events.F2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2:LDNDC_events.B2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2:LDNDC_events.F2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3:LDNDC_events.B2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3:LDNDC_events.F2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3:LDNDC_events.F2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4:LDNDC_events.B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4:LDNDC_events.F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4:LDNDC_events.F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32:LDNDC_events.D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4:LDNDC_events.E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3:LDNDC_events.E2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2:LDNDC_events.E2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5:LDNDC_events.F235 LDNDC_events.F237:LDNDC_events.F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5:LDNDC_events.B235 LDNDC_events.B237:LDNDC_events.B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5:LDNDC_events.F235 LDNDC_events.F237:LDNDC_events.F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5:LDNDC_events.E235 LDNDC_events.E237:LDNDC_events.E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35:LDNDC_events.D235 LDNDC_events.D237:LDNDC_events.D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6:LDNDC_events.B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36:LDNDC_events.D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6:LDNDC_events.E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6:LDNDC_events.F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6:LDNDC_events.F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9:LDNDC_events.F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39:LDNDC_events.B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39:LDNDC_events.F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39:LDNDC_events.E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39:LDNDC_events.D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94:LDNDC_events.B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94:LDNDC_events.D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4:LDNDC_events.F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4:LDNDC_events.F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3:LDNDC_events.F285 LDNDC_events.F278:LDNDC_events.F2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83:LDNDC_events.B285 LDNDC_events.B278:LDNDC_events.B2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3:LDNDC_events.F285 LDNDC_events.F278:LDNDC_events.F2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83:LDNDC_events.D285 LDNDC_events.D278:LDNDC_events.D2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82:LDNDC_events.B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82:LDNDC_events.D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2:LDNDC_events.F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2:LDNDC_events.F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4:LDNDC_events.F334 LDNDC_events.F289:LDNDC_events.F289 LDNDC_events.F292:LDNDC_events.F293 LDNDC_events.F295:LDNDC_events.F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34:LDNDC_events.B334 LDNDC_events.B289:LDNDC_events.B289 LDNDC_events.B292:LDNDC_events.B293 LDNDC_events.B295:LDNDC_events.B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4:LDNDC_events.F334 LDNDC_events.F289:LDNDC_events.F289 LDNDC_events.F292:LDNDC_events.F293 LDNDC_events.F295:LDNDC_events.F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34:LDNDC_events.D334 LDNDC_events.D289:LDNDC_events.D289 LDNDC_events.D292:LDNDC_events.D293 LDNDC_events.D295:LDNDC_events.D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0:LDNDC_events.F2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90:LDNDC_events.B2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0:LDNDC_events.F2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90:LDNDC_events.D2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91:LDNDC_events.B2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91:LDNDC_events.D2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1:LDNDC_events.F2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1:LDNDC_events.F2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94:LDNDC_events.B2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94:LDNDC_events.D2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4:LDNDC_events.F2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94:LDNDC_events.F2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1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1:LDNDC_events.B373 LDNDC_events.B395:LDNDC_events.B395 LDNDC_events.B401:LDNDC_events.B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1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71:LDNDC_events.E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71:LDNDC_events.D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1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1:LDNDC_events.B373 LDNDC_events.B395:LDNDC_events.B395 LDNDC_events.B401:LDNDC_events.B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1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71:LDNDC_events.E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71:LDNDC_events.D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8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18:LDNDC_events.B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8:LDNDC_events.F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18:LDNDC_events.E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18:LDNDC_events.D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8:LDNDC_events.F648 LDNDC_events.F612:LDNDC_events.F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8:LDNDC_events.F648 LDNDC_events.F612:LDNDC_events.F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8:LDNDC_events.E648 LDNDC_events.E611:LDNDC_events.E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8:LDNDC_events.D648 LDNDC_events.D619:LDNDC_events.D619 LDNDC_events.D469:LDNDC_events.D484 LDNDC_events.D496:LDNDC_events.D496 LDNDC_events.D498:LDNDC_events.D5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69:LDNDC_events.B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69:LDNDC_events.E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69:LDNDC_events.B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69:LDNDC_events.E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69:LDNDC_events.B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69:LDNDC_events.E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8:LDNDC_events.B648 LDNDC_events.B612:LDNDC_events.B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8:LDNDC_events.F648 LDNDC_events.F612:LDNDC_events.F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8:LDNDC_events.B648 LDNDC_events.B612:LDNDC_events.B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8:LDNDC_events.F648 LDNDC_events.F612:LDNDC_events.F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8:LDNDC_events.E648 LDNDC_events.E611:LDNDC_events.E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0:LDNDC_events.F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2:LDNDC_events.B665 LDNDC_events.B657:LDNDC_events.B657 LDNDC_events.B650:LDNDC_events.B6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0:LDNDC_events.F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50:LDNDC_events.E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0:LDNDC_events.D6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31:LDNDC_events.B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31:LDNDC_events.E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1:LDNDC_events.F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1:LDNDC_events.F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0:LDNDC_events.B6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0:LDNDC_events.F6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0:LDNDC_events.F6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0:LDNDC_events.E6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0:LDNDC_events.D640 LDNDC_events.D631:LDNDC_events.D6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3:LDNDC_events.D6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:LDNDC_events.F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:LDNDC_events.B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:LDNDC_events.F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:LDNDC_events.E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:LDNDC_events.D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:LDNDC_events.E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:LDNDC_events.E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:LDNDC_events.E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:LDNDC_events.E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:LDNDC_events.F13 LDNDC_events.F8:LDNDC_events.F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1:LDNDC_events.B13 LDNDC_events.B8:LDNDC_events.B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:LDNDC_events.F13 LDNDC_events.F8:LDNDC_events.F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8:LDNDC_events.E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1:LDNDC_events.D13 LDNDC_events.D8:LDNDC_events.D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9:LDNDC_events.B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9:LDNDC_events.D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:LDNDC_events.F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:LDNDC_events.F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:LDNDC_events.E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:LDNDC_events.F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0:LDNDC_events.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:LDNDC_events.F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0:LDNDC_events.D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0:LDNDC_events.E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1:LDNDC_events.E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:LDNDC_events.E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:LDNDC_events.F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4:LDNDC_events.B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:LDNDC_events.F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4:LDNDC_events.D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:LDNDC_events.E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5:LDNDC_events.E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:LDNDC_events.F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6:LDNDC_events.B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:LDNDC_events.F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6:LDNDC_events.D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:LDNDC_events.E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:LDNDC_events.F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8:LDNDC_events.B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:LDNDC_events.F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8:LDNDC_events.D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8:LDNDC_events.E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:LDNDC_events.F21 LDNDC_events.F19:LDNDC_events.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1:LDNDC_events.B21 LDNDC_events.B19:LDNDC_events.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1:LDNDC_events.F21 LDNDC_events.F19:LDNDC_events.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1:LDNDC_events.D21 LDNDC_events.D19:LDNDC_events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:LDNDC_events.F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2:LDNDC_events.B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2:LDNDC_events.F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2:LDNDC_events.D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9:LDNDC_events.E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1:LDNDC_events.E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2:LDNDC_events.E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0:LDNDC_events.B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0:LDNDC_events.D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0:LDNDC_events.E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:LDNDC_events.F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0:LDNDC_events.F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4:LDNDC_events.F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4:LDNDC_events.B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4:LDNDC_events.F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4:LDNDC_events.D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4:LDNDC_events.E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:LDNDC_events.F27 LDNDC_events.F25:LDNDC_events.F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7:LDNDC_events.B27 LDNDC_events.B25:LDNDC_events.B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:LDNDC_events.F27 LDNDC_events.F25:LDNDC_events.F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7:LDNDC_events.D27 LDNDC_events.D25:LDNDC_events.D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:LDNDC_events.F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8:LDNDC_events.B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:LDNDC_events.F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8:LDNDC_events.D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9:LDNDC_events.E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6:LDNDC_events.B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6:LDNDC_events.D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:LDNDC_events.F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:LDNDC_events.F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5:LDNDC_events.E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6:LDNDC_events.E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7:LDNDC_events.E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8:LDNDC_events.E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6:LDNDC_events.E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5:LDNDC_events.E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4:LDNDC_events.E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3:LDNDC_events.E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1:LDNDC_events.E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0:LDNDC_events.E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89:LDNDC_events.E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88:LDNDC_events.E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1:LDNDC_events.E31 LDNDC_events.E34:LDNDC_events.E34 LDNDC_events.E37:LDNDC_events.E37 LDNDC_events.E40:LDNDC_events.E40 LDNDC_events.E43:LDNDC_events.E43 LDNDC_events.E49:LDNDC_events.E49 LDNDC_events.E52:LDNDC_events.E52 LDNDC_events.E56:LDNDC_events.E56 LDNDC_events.E59:LDNDC_events.E59 LDNDC_events.E63:LDNDC_events.E63 LDNDC_events.E66:LDNDC_events.E66 LDNDC_events.E69:LDNDC_events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2:LDNDC_events.E32 LDNDC_events.E35:LDNDC_events.E35 LDNDC_events.E38:LDNDC_events.E38 LDNDC_events.E41:LDNDC_events.E41 LDNDC_events.E44:LDNDC_events.E44 LDNDC_events.E50:LDNDC_events.E50 LDNDC_events.E53:LDNDC_events.E53 LDNDC_events.E57:LDNDC_events.E57 LDNDC_events.E60:LDNDC_events.E60 LDNDC_events.E64:LDNDC_events.E64 LDNDC_events.E67:LDNDC_events.E67 LDNDC_events.E70:LDNDC_events.E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:LDNDC_events.B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5:LDNDC_events.D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:LDNDC_events.E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:LDNDC_events.E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:LDNDC_events.F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:LDNDC_events.F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:LDNDC_events.B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2:LDNDC_events.D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:LDNDC_events.E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:LDNDC_events.E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:LDNDC_events.F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:LDNDC_events.F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6:LDNDC_events.B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6:LDNDC_events.D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:LDNDC_events.E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:LDNDC_events.E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:LDNDC_events.F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:LDNDC_events.F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7:LDNDC_events.B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7:LDNDC_events.D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7:LDNDC_events.E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7:LDNDC_events.E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:LDNDC_events.F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:LDNDC_events.F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8:LDNDC_events.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8:LDNDC_events.D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8:LDNDC_events.E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8:LDNDC_events.E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:LDNDC_events.F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:LDNDC_events.F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8:LDNDC_events.F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98:LDNDC_events.B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98:LDNDC_events.F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8:LDNDC_events.E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98:LDNDC_events.D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99:LDNDC_events.E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00:LDNDC_events.E100 LDNDC_events.E104:LDNDC_events.E104 LDNDC_events.E108:LDNDC_events.E108 LDNDC_events.E112:LDNDC_events.E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1:LDNDC_events.F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01:LDNDC_events.B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01:LDNDC_events.F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01:LDNDC_events.E101 LDNDC_events.E105:LDNDC_events.E105 LDNDC_events.E109:LDNDC_events.E1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01:LDNDC_events.D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02:LDNDC_events.E102 LDNDC_events.E106:LDNDC_events.E106 LDNDC_events.E110:LDNDC_events.E1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03:LDNDC_events.E103 LDNDC_events.E107:LDNDC_events.E107 LDNDC_events.E111:LDNDC_events.E1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5:LDNDC_events.F145 LDNDC_events.F119:LDNDC_events.F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7:LDNDC_events.B145 LDNDC_events.B119:LDNDC_events.B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17:LDNDC_events.B1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7:LDNDC_events.F1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8:LDNDC_events.F1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18:LDNDC_events.B1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5:LDNDC_events.F145 LDNDC_events.F115:LDNDC_events.F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45:LDNDC_events.D145 LDNDC_events.D115:LDNDC_events.D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4:LDNDC_events.F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14:LDNDC_events.B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14:LDNDC_events.F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14:LDNDC_events.E114 LDNDC_events.E117:LDNDC_events.E117 LDNDC_events.E120:LDNDC_events.E120 LDNDC_events.E123:LDNDC_events.E1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14:LDNDC_events.D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15:LDNDC_events.E115 LDNDC_events.E118:LDNDC_events.E118 LDNDC_events.E121:LDNDC_events.E121 LDNDC_events.E124:LDNDC_events.E1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16:LDNDC_events.E116 LDNDC_events.E119:LDNDC_events.E119 LDNDC_events.E122:LDNDC_events.E122 LDNDC_events.E145:LDNDC_events.E145 LDNDC_events.E125:LDNDC_events.E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1:LDNDC_events.F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28:LDNDC_events.B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9:LDNDC_events.F1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0:LDNDC_events.F1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8:LDNDC_events.F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28:LDNDC_events.E128 LDNDC_events.E130:LDNDC_events.E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28:LDNDC_events.D1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7:LDNDC_events.F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27:LDNDC_events.B129 LDNDC_events.B131:LDNDC_events.B133 LDNDC_events.B135:LDNDC_events.B1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7:LDNDC_events.F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27:LDNDC_events.E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27:LDNDC_events.D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29:LDNDC_events.E129 LDNDC_events.E133:LDNDC_events.E133 LDNDC_events.E135:LDNDC_events.E1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8:LDNDC_events.F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0:LDNDC_events.B130 LDNDC_events.B134:LDNDC_events.B1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28:LDNDC_events.F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0:LDNDC_events.E130 LDNDC_events.E134:LDNDC_events.E1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28:LDNDC_events.D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1:LDNDC_events.E1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28:LDNDC_events.E128 LDNDC_events.E132:LDNDC_events.E1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0:LDNDC_events.F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8:LDNDC_events.F1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9:LDNDC_events.F1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7:LDNDC_events.F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37:LDNDC_events.D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7:LDNDC_events.F1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37:LDNDC_events.F1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8:LDNDC_events.E138 LDNDC_events.E141:LDNDC_events.E1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37:LDNDC_events.D1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9:LDNDC_events.E139 LDNDC_events.E142:LDNDC_events.E1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37:LDNDC_events.E137 LDNDC_events.E140:LDNDC_events.E140 LDNDC_events.E143:LDNDC_events.E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7:LDNDC_events.B1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7:LDNDC_events.B1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40:LDNDC_events.B1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7:LDNDC_events.B137 LDNDC_events.B139:LDNDC_events.B141 LDNDC_events.B143:LDNDC_events.B143 LDNDC_events.B145:LDNDC_events.B1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38:LDNDC_events.B138 LDNDC_events.B142:LDNDC_events.B142 LDNDC_events.B144:LDNDC_events.B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7:LDNDC_events.B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50:LDNDC_events.F1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5:LDNDC_events.B155 LDNDC_events.B147:LDNDC_events.B1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8:LDNDC_events.F1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9:LDNDC_events.F1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7:LDNDC_events.F1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7:LDNDC_events.E147 LDNDC_events.E149:LDNDC_events.E1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47:LDNDC_events.D1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6:LDNDC_events.F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6:LDNDC_events.F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6:LDNDC_events.E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46:LDNDC_events.D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8:LDNDC_events.E148 LDNDC_events.E152:LDNDC_events.E152 LDNDC_events.E154:LDNDC_events.E1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7:LDNDC_events.F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47:LDNDC_events.F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9:LDNDC_events.E149 LDNDC_events.E153:LDNDC_events.E1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47:LDNDC_events.D1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50:LDNDC_events.E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47:LDNDC_events.E147 LDNDC_events.E151:LDNDC_events.E1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1:LDNDC_events.F191 LDNDC_events.F159:LDNDC_events.F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57:LDNDC_events.F1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58:LDNDC_events.F1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91:LDNDC_events.F191 LDNDC_events.F156:LDNDC_events.F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91:LDNDC_events.D191 LDNDC_events.D156:LDNDC_events.D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56:LDNDC_events.F1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56:LDNDC_events.F1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57:LDNDC_events.E157 LDNDC_events.E160:LDNDC_events.E1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56:LDNDC_events.D1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58:LDNDC_events.E158 LDNDC_events.E161:LDNDC_events.E1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56:LDNDC_events.E156 LDNDC_events.E159:LDNDC_events.E159 LDNDC_events.E191:LDNDC_events.E191 LDNDC_events.E162:LDNDC_events.E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7:LDNDC_events.B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7:LDNDC_events.B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7:LDNDC_events.B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47:LDNDC_events.B1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46:LDNDC_events.B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7:LDNDC_events.B159 LDNDC_events.B191:LDNDC_events.B191 LDNDC_events.B161:LDNDC_events.B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56:LDNDC_events.B156 LDNDC_events.B160:LDNDC_events.B1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72:LDNDC_events.F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72:LDNDC_events.B1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71:LDNDC_events.F1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9:LDNDC_events.F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9:LDNDC_events.E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69:LDNDC_events.D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5:LDNDC_events.F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5:LDNDC_events.F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5:LDNDC_events.E1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65:LDNDC_events.D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6:LDNDC_events.E1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7:LDNDC_events.E167 LDNDC_events.E174:LDNDC_events.E174 LDNDC_events.E178:LDNDC_events.E1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8:LDNDC_events.F1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68:LDNDC_events.F1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8:LDNDC_events.E168 LDNDC_events.E171:LDNDC_events.E171 LDNDC_events.E175:LDNDC_events.E1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68:LDNDC_events.D1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69:LDNDC_events.E169 LDNDC_events.E172:LDNDC_events.E172 LDNDC_events.E176:LDNDC_events.E1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70:LDNDC_events.E170 LDNDC_events.E173:LDNDC_events.E173 LDNDC_events.E177:LDNDC_events.E1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4:LDNDC_events.F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81:LDNDC_events.B1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3:LDNDC_events.F1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1:LDNDC_events.F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81:LDNDC_events.D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0:LDNDC_events.F1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180:LDNDC_events.F1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80:LDNDC_events.E180 LDNDC_events.E185:LDNDC_events.E185 LDNDC_events.E188:LDNDC_events.E1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180:LDNDC_events.D1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81:LDNDC_events.E181 LDNDC_events.E183:LDNDC_events.E183 LDNDC_events.E186:LDNDC_events.E186 LDNDC_events.E189:LDNDC_events.E1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182:LDNDC_events.E182 LDNDC_events.E184:LDNDC_events.E184 LDNDC_events.E187:LDNDC_events.E187 LDNDC_events.E190:LDNDC_events.E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67:LDNDC_events.B170 LDNDC_events.B165:LDNDC_events.B1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66:LDNDC_events.B1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71:LDNDC_events.B1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72:LDNDC_events.B1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82:LDNDC_events.B186 LDNDC_events.B180:LDNDC_events.B180 LDNDC_events.B188:LDNDC_events.B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81:LDNDC_events.B181 LDNDC_events.B187:LDNDC_events.B1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75:LDNDC_events.B179 LDNDC_events.B173:LDNDC_events.B1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174:LDNDC_events.B1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8:LDNDC_events.F260 LDNDC_events.F253:LDNDC_events.F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58:LDNDC_events.B260 LDNDC_events.B253:LDNDC_events.B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8:LDNDC_events.F260 LDNDC_events.F253:LDNDC_events.F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58:LDNDC_events.D260 LDNDC_events.D253:LDNDC_events.D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57:LDNDC_events.B2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57:LDNDC_events.D2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7:LDNDC_events.F2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7:LDNDC_events.F2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0:LDNDC_events.F273 LDNDC_events.F264:LDNDC_events.F264 LDNDC_events.F267:LDNDC_events.F2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70:LDNDC_events.B273 LDNDC_events.B264:LDNDC_events.B264 LDNDC_events.B267:LDNDC_events.B2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0:LDNDC_events.F273 LDNDC_events.F264:LDNDC_events.F264 LDNDC_events.F267:LDNDC_events.F2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70:LDNDC_events.D273 LDNDC_events.D264:LDNDC_events.D264 LDNDC_events.D267:LDNDC_events.D2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5:LDNDC_events.F2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65:LDNDC_events.B2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5:LDNDC_events.F2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65:LDNDC_events.D2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66:LDNDC_events.B2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66:LDNDC_events.D2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6:LDNDC_events.F2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6:LDNDC_events.F2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69:LDNDC_events.B2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69:LDNDC_events.D2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9:LDNDC_events.F2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9:LDNDC_events.F2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47:LDNDC_events.F2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47:LDNDC_events.B2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47:LDNDC_events.F2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47:LDNDC_events.E247 LDNDC_events.E249:LDNDC_events.E249 LDNDC_events.E251:LDNDC_events.E251 LDNDC_events.E253:LDNDC_events.E253 LDNDC_events.E255:LDNDC_events.E255 LDNDC_events.E257:LDNDC_events.E257 LDNDC_events.E259:LDNDC_events.E2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47:LDNDC_events.D2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0:LDNDC_events.F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50:LDNDC_events.B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50:LDNDC_events.F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50:LDNDC_events.D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48:LDNDC_events.E248 LDNDC_events.E250:LDNDC_events.E250 LDNDC_events.E252:LDNDC_events.E252 LDNDC_events.E254:LDNDC_events.E254 LDNDC_events.E256:LDNDC_events.E256 LDNDC_events.E258:LDNDC_events.E258 LDNDC_events.E260:LDNDC_events.E2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1:LDNDC_events.F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61:LDNDC_events.B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61:LDNDC_events.F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61:LDNDC_events.D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61:LDNDC_events.E261 LDNDC_events.E263:LDNDC_events.E263 LDNDC_events.E265:LDNDC_events.E265 LDNDC_events.E267:LDNDC_events.E267 LDNDC_events.E269:LDNDC_events.E269 LDNDC_events.E271:LDNDC_events.E271 LDNDC_events.E273:LDNDC_events.E2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62:LDNDC_events.E262 LDNDC_events.E264:LDNDC_events.E264 LDNDC_events.E266:LDNDC_events.E266 LDNDC_events.E268:LDNDC_events.E268 LDNDC_events.E270:LDNDC_events.E270 LDNDC_events.E272:LDNDC_events.E2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5:LDNDC_events.F2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75:LDNDC_events.B2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75:LDNDC_events.F2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75:LDNDC_events.D2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75:LDNDC_events.E275 LDNDC_events.E277:LDNDC_events.E277 LDNDC_events.E279:LDNDC_events.E279 LDNDC_events.E281:LDNDC_events.E281 LDNDC_events.E283:LDNDC_events.E283 LDNDC_events.E285:LDNDC_events.E285 LDNDC_events.E287:LDNDC_events.E287 LDNDC_events.E289:LDNDC_events.E289 LDNDC_events.E291:LDNDC_events.E291 LDNDC_events.E293:LDNDC_events.E293 LDNDC_events.E295:LDNDC_events.E295 LDNDC_events.E297:LDNDC_events.E2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6:LDNDC_events.F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286:LDNDC_events.B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286:LDNDC_events.F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286:LDNDC_events.D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276:LDNDC_events.E276 LDNDC_events.E278:LDNDC_events.E278 LDNDC_events.E280:LDNDC_events.E280 LDNDC_events.E282:LDNDC_events.E282 LDNDC_events.E284:LDNDC_events.E284 LDNDC_events.E286:LDNDC_events.E286 LDNDC_events.E288:LDNDC_events.E288 LDNDC_events.E290:LDNDC_events.E290 LDNDC_events.E292:LDNDC_events.E292 LDNDC_events.E294:LDNDC_events.E294 LDNDC_events.E296:LDNDC_events.E296 LDNDC_events.E334:LDNDC_events.E334 LDNDC_events.E298:LDNDC_events.E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7:LDNDC_events.F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17:LDNDC_events.B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7:LDNDC_events.F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17:LDNDC_events.E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7:LDNDC_events.D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4:LDNDC_events.F324 LDNDC_events.F319:LDNDC_events.F3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4:LDNDC_events.F324 LDNDC_events.F319:LDNDC_events.F3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24:LDNDC_events.D324 LDNDC_events.D319:LDNDC_events.D3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23:LDNDC_events.D3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3:LDNDC_events.F3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3:LDNDC_events.F3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2:LDNDC_events.F333 LDNDC_events.F326:LDNDC_events.F326 LDNDC_events.F329:LDNDC_events.F3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2:LDNDC_events.F333 LDNDC_events.F326:LDNDC_events.F326 LDNDC_events.F329:LDNDC_events.F3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32:LDNDC_events.D333 LDNDC_events.D326:LDNDC_events.D326 LDNDC_events.D329:LDNDC_events.D3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7:LDNDC_events.F3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7:LDNDC_events.F3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27:LDNDC_events.D3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28:LDNDC_events.D3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8:LDNDC_events.F3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8:LDNDC_events.F3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31:LDNDC_events.D3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1:LDNDC_events.F3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1:LDNDC_events.F3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7:LDNDC_events.F307 LDNDC_events.F302:LDNDC_events.F3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00:LDNDC_events.B3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7:LDNDC_events.F307 LDNDC_events.F302:LDNDC_events.F3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07:LDNDC_events.D307 LDNDC_events.D302:LDNDC_events.D3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06:LDNDC_events.D3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6:LDNDC_events.F3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6:LDNDC_events.F3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5:LDNDC_events.F316 LDNDC_events.F309:LDNDC_events.F309 LDNDC_events.F312:LDNDC_events.F3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5:LDNDC_events.F316 LDNDC_events.F309:LDNDC_events.F309 LDNDC_events.F312:LDNDC_events.F3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5:LDNDC_events.D316 LDNDC_events.D309:LDNDC_events.D309 LDNDC_events.D312:LDNDC_events.D3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0:LDNDC_events.F3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0:LDNDC_events.F3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0:LDNDC_events.D3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1:LDNDC_events.D3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1:LDNDC_events.F3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1:LDNDC_events.F3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4:LDNDC_events.D3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4:LDNDC_events.F3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4:LDNDC_events.F3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0:LDNDC_events.F3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0:LDNDC_events.F3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00:LDNDC_events.E300 LDNDC_events.E302:LDNDC_events.E302 LDNDC_events.E304:LDNDC_events.E304 LDNDC_events.E306:LDNDC_events.E3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00:LDNDC_events.D3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1:LDNDC_events.F3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1:LDNDC_events.F3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01:LDNDC_events.D3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01:LDNDC_events.E301 LDNDC_events.E303:LDNDC_events.E303 LDNDC_events.E305:LDNDC_events.E305 LDNDC_events.E307:LDNDC_events.E3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8:LDNDC_events.F3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08:LDNDC_events.F3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08:LDNDC_events.D3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08:LDNDC_events.E308 LDNDC_events.E310:LDNDC_events.E310 LDNDC_events.E312:LDNDC_events.E312 LDNDC_events.E314:LDNDC_events.E314 LDNDC_events.E316:LDNDC_events.E3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09:LDNDC_events.E309 LDNDC_events.E311:LDNDC_events.E311 LDNDC_events.E313:LDNDC_events.E313 LDNDC_events.E315:LDNDC_events.E3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8:LDNDC_events.F3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18:LDNDC_events.F3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18:LDNDC_events.D3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18:LDNDC_events.E318 LDNDC_events.E320:LDNDC_events.E320 LDNDC_events.E322:LDNDC_events.E322 LDNDC_events.E324:LDNDC_events.E324 LDNDC_events.E326:LDNDC_events.E326 LDNDC_events.E328:LDNDC_events.E328 LDNDC_events.E330:LDNDC_events.E330 LDNDC_events.E332:LDNDC_events.E3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5:LDNDC_events.F3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25:LDNDC_events.F3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25:LDNDC_events.D3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19:LDNDC_events.E319 LDNDC_events.E321:LDNDC_events.E321 LDNDC_events.E323:LDNDC_events.E323 LDNDC_events.E325:LDNDC_events.E325 LDNDC_events.E327:LDNDC_events.E327 LDNDC_events.E329:LDNDC_events.E329 LDNDC_events.E331:LDNDC_events.E331 LDNDC_events.E333:LDNDC_events.E3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18:LDNDC_events.B322 LDNDC_events.B324:LDNDC_events.B324 LDNDC_events.B326:LDNDC_events.B330 LDNDC_events.B332:LDNDC_events.B3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23:LDNDC_events.B323 LDNDC_events.B325:LDNDC_events.B325 LDNDC_events.B331:LDNDC_events.B3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00:LDNDC_events.B301 LDNDC_events.B303:LDNDC_events.B303 LDNDC_events.B305:LDNDC_events.B306 LDNDC_events.B308:LDNDC_events.B311 LDNDC_events.B313:LDNDC_events.B313 LDNDC_events.B315:LDNDC_events.B3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02:LDNDC_events.B302 LDNDC_events.B307:LDNDC_events.B307 LDNDC_events.B312:LDNDC_events.B3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04:LDNDC_events.B304 LDNDC_events.B314:LDNDC_events.B3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2:LDNDC_events.F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52:LDNDC_events.B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2:LDNDC_events.F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52:LDNDC_events.E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52:LDNDC_events.D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9:LDNDC_events.F359 LDNDC_events.F354:LDNDC_events.F3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9:LDNDC_events.F359 LDNDC_events.F354:LDNDC_events.F3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59:LDNDC_events.D359 LDNDC_events.D354:LDNDC_events.D3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58:LDNDC_events.D3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8:LDNDC_events.F3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8:LDNDC_events.F3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7:LDNDC_events.F369 LDNDC_events.F361:LDNDC_events.F361 LDNDC_events.F364:LDNDC_events.F3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7:LDNDC_events.F369 LDNDC_events.F361:LDNDC_events.F361 LDNDC_events.F364:LDNDC_events.F3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67:LDNDC_events.D369 LDNDC_events.D361:LDNDC_events.D361 LDNDC_events.D364:LDNDC_events.D3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2:LDNDC_events.F3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2:LDNDC_events.F3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62:LDNDC_events.D3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63:LDNDC_events.D3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3:LDNDC_events.F3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3:LDNDC_events.F3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66:LDNDC_events.D3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6:LDNDC_events.F3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6:LDNDC_events.F3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2:LDNDC_events.F342 LDNDC_events.F337:LDNDC_events.F3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2:LDNDC_events.F342 LDNDC_events.F337:LDNDC_events.F3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2:LDNDC_events.D342 LDNDC_events.D337:LDNDC_events.D3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1:LDNDC_events.D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1:LDNDC_events.F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1:LDNDC_events.F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0:LDNDC_events.F351 LDNDC_events.F344:LDNDC_events.F344 LDNDC_events.F347:LDNDC_events.F3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0:LDNDC_events.F351 LDNDC_events.F344:LDNDC_events.F344 LDNDC_events.F347:LDNDC_events.F3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50:LDNDC_events.D351 LDNDC_events.D344:LDNDC_events.D344 LDNDC_events.D347:LDNDC_events.D3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5:LDNDC_events.F3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5:LDNDC_events.F3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5:LDNDC_events.D3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6:LDNDC_events.D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6:LDNDC_events.F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6:LDNDC_events.F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9:LDNDC_events.D3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9:LDNDC_events.F3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9:LDNDC_events.F3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5:LDNDC_events.F3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5:LDNDC_events.F3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35:LDNDC_events.E335 LDNDC_events.E337:LDNDC_events.E337 LDNDC_events.E339:LDNDC_events.E339 LDNDC_events.E341:LDNDC_events.E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35:LDNDC_events.D3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6:LDNDC_events.F3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36:LDNDC_events.F3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36:LDNDC_events.D3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36:LDNDC_events.E336 LDNDC_events.E338:LDNDC_events.E338 LDNDC_events.E340:LDNDC_events.E340 LDNDC_events.E342:LDNDC_events.E3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3:LDNDC_events.F3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43:LDNDC_events.F3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43:LDNDC_events.D3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43:LDNDC_events.E343 LDNDC_events.E345:LDNDC_events.E345 LDNDC_events.E347:LDNDC_events.E347 LDNDC_events.E349:LDNDC_events.E349 LDNDC_events.E351:LDNDC_events.E3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44:LDNDC_events.E344 LDNDC_events.E346:LDNDC_events.E346 LDNDC_events.E348:LDNDC_events.E348 LDNDC_events.E350:LDNDC_events.E3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3:LDNDC_events.F3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53:LDNDC_events.F3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53:LDNDC_events.D3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53:LDNDC_events.E353 LDNDC_events.E355:LDNDC_events.E355 LDNDC_events.E357:LDNDC_events.E357 LDNDC_events.E359:LDNDC_events.E359 LDNDC_events.E361:LDNDC_events.E361 LDNDC_events.E363:LDNDC_events.E363 LDNDC_events.E365:LDNDC_events.E365 LDNDC_events.E367:LDNDC_events.E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0:LDNDC_events.F3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60:LDNDC_events.F3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60:LDNDC_events.D3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54:LDNDC_events.E354 LDNDC_events.E356:LDNDC_events.E356 LDNDC_events.E358:LDNDC_events.E358 LDNDC_events.E360:LDNDC_events.E360 LDNDC_events.E362:LDNDC_events.E362 LDNDC_events.E364:LDNDC_events.E364 LDNDC_events.E366:LDNDC_events.E366 LDNDC_events.E368:LDNDC_events.E3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36:LDNDC_events.B339 LDNDC_events.B341:LDNDC_events.B344 LDNDC_events.B346:LDNDC_events.B349 LDNDC_events.B351:LDNDC_events.B3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36:LDNDC_events.B339 LDNDC_events.B341:LDNDC_events.B344 LDNDC_events.B346:LDNDC_events.B349 LDNDC_events.B351:LDNDC_events.B3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37:LDNDC_events.B340 LDNDC_events.B335:LDNDC_events.B335 LDNDC_events.B342:LDNDC_events.B345 LDNDC_events.B347:LDNDC_events.B3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36:LDNDC_events.B336 LDNDC_events.B341:LDNDC_events.B341 LDNDC_events.B346:LDNDC_events.B346 LDNDC_events.B351:LDNDC_events.B3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54:LDNDC_events.B357 LDNDC_events.B359:LDNDC_events.B362 LDNDC_events.B364:LDNDC_events.B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54:LDNDC_events.B357 LDNDC_events.B359:LDNDC_events.B362 LDNDC_events.B364:LDNDC_events.B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55:LDNDC_events.B358 LDNDC_events.B353:LDNDC_events.B353 LDNDC_events.B360:LDNDC_events.B363 LDNDC_events.B365:LDNDC_events.B3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54:LDNDC_events.B354 LDNDC_events.B359:LDNDC_events.B359 LDNDC_events.B364:LDNDC_events.B3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5:LDNDC_events.F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5:LDNDC_events.B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5:LDNDC_events.F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95:LDNDC_events.E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95:LDNDC_events.D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9:LDNDC_events.F4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7:LDNDC_events.B3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9:LDNDC_events.F4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99:LDNDC_events.D4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09:LDNDC_events.F409 LDNDC_events.F412:LDNDC_events.F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09:LDNDC_events.F409 LDNDC_events.F412:LDNDC_events.F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09:LDNDC_events.D409 LDNDC_events.D412:LDNDC_events.D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0:LDNDC_events.F4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0:LDNDC_events.F4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10:LDNDC_events.D4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11:LDNDC_events.D4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1:LDNDC_events.F4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1:LDNDC_events.F4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6:LDNDC_events.F3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6:LDNDC_events.F3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76:LDNDC_events.D3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9:LDNDC_events.F394 LDNDC_events.F386:LDNDC_events.F3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9:LDNDC_events.F394 LDNDC_events.F386:LDNDC_events.F3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89:LDNDC_events.D394 LDNDC_events.D386:LDNDC_events.D3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7:LDNDC_events.F3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7:LDNDC_events.F3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87:LDNDC_events.D3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88:LDNDC_events.D3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8:LDNDC_events.F3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8:LDNDC_events.F3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0:LDNDC_events.F3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0:LDNDC_events.F3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70:LDNDC_events.E370 LDNDC_events.E372:LDNDC_events.E372 LDNDC_events.E374:LDNDC_events.E374 LDNDC_events.E376:LDNDC_events.E376 LDNDC_events.E378:LDNDC_events.E378 LDNDC_events.E381:LDNDC_events.E3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70:LDNDC_events.D3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3:LDNDC_events.F3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1:LDNDC_events.B3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73:LDNDC_events.F3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73:LDNDC_events.D3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71:LDNDC_events.E371 LDNDC_events.E373:LDNDC_events.E373 LDNDC_events.E375:LDNDC_events.E375 LDNDC_events.E377:LDNDC_events.E377 LDNDC_events.E379:LDNDC_events.E380 LDNDC_events.E382:LDNDC_events.E3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3:LDNDC_events.F3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83:LDNDC_events.F3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83:LDNDC_events.D3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83:LDNDC_events.E383 LDNDC_events.E385:LDNDC_events.E385 LDNDC_events.E387:LDNDC_events.E387 LDNDC_events.E389:LDNDC_events.E389 LDNDC_events.E392:LDNDC_events.E392 LDNDC_events.E394:LDNDC_events.E3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84:LDNDC_events.E384 LDNDC_events.E386:LDNDC_events.E386 LDNDC_events.E388:LDNDC_events.E388 LDNDC_events.E390:LDNDC_events.E391 LDNDC_events.E393:LDNDC_events.E3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6:LDNDC_events.F3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396:LDNDC_events.F3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396:LDNDC_events.D3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96:LDNDC_events.E396 LDNDC_events.E398:LDNDC_events.E398 LDNDC_events.E400:LDNDC_events.E400 LDNDC_events.E402:LDNDC_events.E403 LDNDC_events.E405:LDNDC_events.E405 LDNDC_events.E407:LDNDC_events.E407 LDNDC_events.E409:LDNDC_events.E409 LDNDC_events.E411:LDNDC_events.E411 LDNDC_events.E413:LDNDC_events.E414 LDNDC_events.E416:LDNDC_events.E4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06:LDNDC_events.F4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06:LDNDC_events.F4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06:LDNDC_events.D4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397:LDNDC_events.E397 LDNDC_events.E399:LDNDC_events.E399 LDNDC_events.E401:LDNDC_events.E401 LDNDC_events.E404:LDNDC_events.E404 LDNDC_events.E406:LDNDC_events.E406 LDNDC_events.E408:LDNDC_events.E408 LDNDC_events.E410:LDNDC_events.E410 LDNDC_events.E412:LDNDC_events.E412 LDNDC_events.E415:LDNDC_events.E415 LDNDC_events.E417:LDNDC_events.E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1:LDNDC_events.B372 LDNDC_events.B375:LDNDC_events.B376 LDNDC_events.B379:LDNDC_events.B380 LDNDC_events.B383:LDNDC_events.B384 LDNDC_events.B387:LDNDC_events.B388 LDNDC_events.B391:LDNDC_events.B3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0:LDNDC_events.B372 LDNDC_events.B374:LDNDC_events.B376 LDNDC_events.B378:LDNDC_events.B380 LDNDC_events.B382:LDNDC_events.B384 LDNDC_events.B386:LDNDC_events.B388 LDNDC_events.B390:LDNDC_events.B392 LDNDC_events.B394:LDNDC_events.B3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3:LDNDC_events.B373 LDNDC_events.B377:LDNDC_events.B377 LDNDC_events.B381:LDNDC_events.B381 LDNDC_events.B385:LDNDC_events.B385 LDNDC_events.B389:LDNDC_events.B389 LDNDC_events.B393:LDNDC_events.B3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73:LDNDC_events.B373 LDNDC_events.B377:LDNDC_events.B377 LDNDC_events.B381:LDNDC_events.B381 LDNDC_events.B385:LDNDC_events.B385 LDNDC_events.B389:LDNDC_events.B389 LDNDC_events.B393:LDNDC_events.B3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7:LDNDC_events.B398 LDNDC_events.B401:LDNDC_events.B402 LDNDC_events.B405:LDNDC_events.B406 LDNDC_events.B409:LDNDC_events.B410 LDNDC_events.B413:LDNDC_events.B414 LDNDC_events.B417:LDNDC_events.B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6:LDNDC_events.B398 LDNDC_events.B400:LDNDC_events.B402 LDNDC_events.B404:LDNDC_events.B406 LDNDC_events.B408:LDNDC_events.B410 LDNDC_events.B412:LDNDC_events.B414 LDNDC_events.B416:LDNDC_events.B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9:LDNDC_events.B399 LDNDC_events.B403:LDNDC_events.B403 LDNDC_events.B407:LDNDC_events.B407 LDNDC_events.B411:LDNDC_events.B411 LDNDC_events.B415:LDNDC_events.B4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399:LDNDC_events.B399 LDNDC_events.B403:LDNDC_events.B403 LDNDC_events.B407:LDNDC_events.B407 LDNDC_events.B411:LDNDC_events.B411 LDNDC_events.B415:LDNDC_events.B4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1:LDNDC_events.F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61:LDNDC_events.B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1:LDNDC_events.F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1:LDNDC_events.E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4:LDNDC_events.F4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4:LDNDC_events.B4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4:LDNDC_events.F4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5:LDNDC_events.B4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5:LDNDC_events.F4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5:LDNDC_events.F4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6:LDNDC_events.B4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6:LDNDC_events.F4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6:LDNDC_events.F4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54:LDNDC_events.D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6:LDNDC_events.E4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5:LDNDC_events.E4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4:LDNDC_events.E4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7:LDNDC_events.F457 LDNDC_events.F459:LDNDC_events.F4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7:LDNDC_events.B457 LDNDC_events.B459:LDNDC_events.B4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7:LDNDC_events.F457 LDNDC_events.F459:LDNDC_events.F4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7:LDNDC_events.E457 LDNDC_events.E459:LDNDC_events.E4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8:LDNDC_events.B4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8:LDNDC_events.E4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8:LDNDC_events.F4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8:LDNDC_events.F4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1:LDNDC_events.F441 LDNDC_events.F444:LDNDC_events.F446 LDNDC_events.F451:LDNDC_events.F4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1:LDNDC_events.B441 LDNDC_events.B444:LDNDC_events.B446 LDNDC_events.B451:LDNDC_events.B4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2:LDNDC_events.F4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2:LDNDC_events.B4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9:LDNDC_events.F439 LDNDC_events.F426:LDNDC_events.F426 LDNDC_events.F430:LDNDC_events.F4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39:LDNDC_events.B439 LDNDC_events.B426:LDNDC_events.B426 LDNDC_events.B430:LDNDC_events.B4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0:LDNDC_events.B4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0:LDNDC_events.F4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19:LDNDC_events.B4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9:LDNDC_events.F4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19:LDNDC_events.F420 LDNDC_events.F422:LDNDC_events.F426 LDNDC_events.F430:LDNDC_events.F432 LDNDC_events.F439:LDNDC_events.F439 LDNDC_events.F444:LDNDC_events.F446 LDNDC_events.F451:LDNDC_events.F4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19:LDNDC_events.E420 LDNDC_events.E422:LDNDC_events.E426 LDNDC_events.E430:LDNDC_events.E432 LDNDC_events.E439:LDNDC_events.E439 LDNDC_events.E451:LDNDC_events.E4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1:LDNDC_events.F4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1:LDNDC_events.B4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1:LDNDC_events.F4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21:LDNDC_events.E4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9:LDNDC_events.B4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9:LDNDC_events.F4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7:LDNDC_events.B4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7:LDNDC_events.F4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9:LDNDC_events.F429 LDNDC_events.F427:LDNDC_events.F4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27:LDNDC_events.E4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29:LDNDC_events.E4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28:LDNDC_events.B4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28:LDNDC_events.E4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8:LDNDC_events.F4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28:LDNDC_events.F4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7:LDNDC_events.F438 LDNDC_events.F433:LDNDC_events.F4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37:LDNDC_events.B438 LDNDC_events.B433:LDNDC_events.B4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7:LDNDC_events.F438 LDNDC_events.F433:LDNDC_events.F4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3:LDNDC_events.E4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36:LDNDC_events.B4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6:LDNDC_events.F4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34:LDNDC_events.B4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4:LDNDC_events.F4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6:LDNDC_events.F436 LDNDC_events.F434:LDNDC_events.F4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35:LDNDC_events.B4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5:LDNDC_events.F4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35:LDNDC_events.F4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4:LDNDC_events.E4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5:LDNDC_events.E4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6:LDNDC_events.E4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7:LDNDC_events.E4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38:LDNDC_events.E4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4:LDNDC_events.E4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5:LDNDC_events.E4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0:LDNDC_events.F4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0:LDNDC_events.B4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0:LDNDC_events.F4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1:LDNDC_events.B4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1:LDNDC_events.F4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1:LDNDC_events.F4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2:LDNDC_events.F4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2:LDNDC_events.B4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2:LDNDC_events.F4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2:LDNDC_events.E4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3:LDNDC_events.B4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3:LDNDC_events.F4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3:LDNDC_events.F4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7:LDNDC_events.F4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7:LDNDC_events.B4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7:LDNDC_events.F4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7:LDNDC_events.E4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1:LDNDC_events.E4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0:LDNDC_events.E4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3:LDNDC_events.E4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8:LDNDC_events.B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8:LDNDC_events.E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8:LDNDC_events.F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8:LDNDC_events.F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50:LDNDC_events.B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50:LDNDC_events.E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0:LDNDC_events.F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50:LDNDC_events.F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50:LDNDC_events.D452 LDNDC_events.D419:LDNDC_events.D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9:LDNDC_events.F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49:LDNDC_events.B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49:LDNDC_events.F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49:LDNDC_events.E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49:LDNDC_events.D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2:LDNDC_events.F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82:LDNDC_events.B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2:LDNDC_events.F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82:LDNDC_events.E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82:LDNDC_events.D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7:LDNDC_events.F517 LDNDC_events.F486:LDNDC_events.F486 LDNDC_events.F489:LDNDC_events.F490 LDNDC_events.F492:LDNDC_events.F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17:LDNDC_events.B517 LDNDC_events.B486:LDNDC_events.B486 LDNDC_events.B489:LDNDC_events.B490 LDNDC_events.B492:LDNDC_events.B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7:LDNDC_events.F517 LDNDC_events.F486:LDNDC_events.F486 LDNDC_events.F489:LDNDC_events.F490 LDNDC_events.F492:LDNDC_events.F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7:LDNDC_events.D517 LDNDC_events.D486:LDNDC_events.D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7:LDNDC_events.F4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87:LDNDC_events.B4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7:LDNDC_events.F4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88:LDNDC_events.B4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8:LDNDC_events.F4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8:LDNDC_events.F4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91:LDNDC_events.B4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1:LDNDC_events.F4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1:LDNDC_events.F4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0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0:LDNDC_events.B541 LDNDC_events.B554:LDNDC_events.B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0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2:LDNDC_events.E555 LDNDC_events.E558:LDNDC_events.E558 LDNDC_events.E561:LDNDC_events.E561 LDNDC_events.E564:LDNDC_events.E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0:LDNDC_events.D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0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0:LDNDC_events.B541 LDNDC_events.B554:LDNDC_events.B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0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2:LDNDC_events.E555 LDNDC_events.E558:LDNDC_events.E558 LDNDC_events.E561:LDNDC_events.E561 LDNDC_events.E564:LDNDC_events.E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0:LDNDC_events.D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8:LDNDC_events.F481 LDNDC_events.F472:LDNDC_events.F472 LDNDC_events.F475:LDNDC_events.F4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78:LDNDC_events.B481 LDNDC_events.B472:LDNDC_events.B472 LDNDC_events.B475:LDNDC_events.B4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8:LDNDC_events.F481 LDNDC_events.F472:LDNDC_events.F472 LDNDC_events.F475:LDNDC_events.F4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78:LDNDC_events.D481 LDNDC_events.D472:LDNDC_events.D472 LDNDC_events.D475:LDNDC_events.D4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3:LDNDC_events.F4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73:LDNDC_events.B4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3:LDNDC_events.F4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73:LDNDC_events.D4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74:LDNDC_events.B4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74:LDNDC_events.D4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4:LDNDC_events.F4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4:LDNDC_events.F4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77:LDNDC_events.B4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77:LDNDC_events.D4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7:LDNDC_events.F4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77:LDNDC_events.F4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9:LDNDC_events.F4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69:LDNDC_events.B4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9:LDNDC_events.F4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69:LDNDC_events.D4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3:LDNDC_events.F4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83:LDNDC_events.B4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83:LDNDC_events.F4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83:LDNDC_events.D4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83:LDNDC_events.E483 LDNDC_events.E517:LDNDC_events.E517 LDNDC_events.E485:LDNDC_events.E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7:LDNDC_events.F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07:LDNDC_events.B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7:LDNDC_events.F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07:LDNDC_events.E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7:LDNDC_events.D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5:LDNDC_events.F516 LDNDC_events.F509:LDNDC_events.F509 LDNDC_events.F512:LDNDC_events.F5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5:LDNDC_events.F516 LDNDC_events.F509:LDNDC_events.F509 LDNDC_events.F512:LDNDC_events.F5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5:LDNDC_events.D516 LDNDC_events.D509:LDNDC_events.D509 LDNDC_events.D512:LDNDC_events.D5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0:LDNDC_events.F5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0:LDNDC_events.F5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0:LDNDC_events.D5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1:LDNDC_events.D5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1:LDNDC_events.F5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1:LDNDC_events.F5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4:LDNDC_events.D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4:LDNDC_events.F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4:LDNDC_events.F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5:LDNDC_events.F506 LDNDC_events.F499:LDNDC_events.F499 LDNDC_events.F502:LDNDC_events.F5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5:LDNDC_events.F506 LDNDC_events.F499:LDNDC_events.F499 LDNDC_events.F502:LDNDC_events.F5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5:LDNDC_events.D506 LDNDC_events.D499:LDNDC_events.D499 LDNDC_events.D502:LDNDC_events.D5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0:LDNDC_events.F5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0:LDNDC_events.F5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0:LDNDC_events.D5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1:LDNDC_events.D5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1:LDNDC_events.F5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1:LDNDC_events.F5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4:LDNDC_events.D5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4:LDNDC_events.F5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4:LDNDC_events.F5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8:LDNDC_events.F4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8:LDNDC_events.F4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98:LDNDC_events.D4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8:LDNDC_events.F5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08:LDNDC_events.F5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08:LDNDC_events.D5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08:LDNDC_events.E508 LDNDC_events.E511:LDNDC_events.E511 LDNDC_events.E514:LDNDC_events.E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09:LDNDC_events.B513 LDNDC_events.B515:LDNDC_events.B5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08:LDNDC_events.B508 LDNDC_events.B514:LDNDC_events.B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98:LDNDC_events.B501 LDNDC_events.B503:LDNDC_events.B503 LDNDC_events.B505:LDNDC_events.B5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02:LDNDC_events.B5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04:LDNDC_events.B5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8:LDNDC_events.F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28:LDNDC_events.B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8:LDNDC_events.F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28:LDNDC_events.E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8:LDNDC_events.D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6:LDNDC_events.F538 LDNDC_events.F530:LDNDC_events.F530 LDNDC_events.F533:LDNDC_events.F5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6:LDNDC_events.F538 LDNDC_events.F530:LDNDC_events.F530 LDNDC_events.F533:LDNDC_events.F5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36:LDNDC_events.D538 LDNDC_events.D530:LDNDC_events.D530 LDNDC_events.D533:LDNDC_events.D5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1:LDNDC_events.F5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1:LDNDC_events.F5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31:LDNDC_events.D5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32:LDNDC_events.D5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2:LDNDC_events.F5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2:LDNDC_events.F5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35:LDNDC_events.D5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5:LDNDC_events.F5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5:LDNDC_events.F5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6:LDNDC_events.F527 LDNDC_events.F520:LDNDC_events.F520 LDNDC_events.F523:LDNDC_events.F5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6:LDNDC_events.F527 LDNDC_events.F520:LDNDC_events.F520 LDNDC_events.F523:LDNDC_events.F5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6:LDNDC_events.D527 LDNDC_events.D520:LDNDC_events.D520 LDNDC_events.D523:LDNDC_events.D5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1:LDNDC_events.F5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1:LDNDC_events.F5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1:LDNDC_events.D5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2:LDNDC_events.D5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2:LDNDC_events.F5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2:LDNDC_events.F5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5:LDNDC_events.D5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5:LDNDC_events.F5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5:LDNDC_events.F5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8:LDNDC_events.F5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8:LDNDC_events.F5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18:LDNDC_events.E518 LDNDC_events.E521:LDNDC_events.E521 LDNDC_events.E524:LDNDC_events.E524 LDNDC_events.E527:LDNDC_events.E5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8:LDNDC_events.D5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9:LDNDC_events.F5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19:LDNDC_events.F5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19:LDNDC_events.D5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9:LDNDC_events.F5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29:LDNDC_events.F5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29:LDNDC_events.D5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31:LDNDC_events.E538 LDNDC_events.E529:LDNDC_events.E5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19:LDNDC_events.B520 LDNDC_events.B522:LDNDC_events.B525 LDNDC_events.B527:LDNDC_events.B5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19:LDNDC_events.B520 LDNDC_events.B522:LDNDC_events.B525 LDNDC_events.B527:LDNDC_events.B5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18:LDNDC_events.B521 LDNDC_events.B523:LDNDC_events.B5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22:LDNDC_events.B522 LDNDC_events.B527:LDNDC_events.B5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29:LDNDC_events.B531 LDNDC_events.B533:LDNDC_events.B5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29:LDNDC_events.B531 LDNDC_events.B533:LDNDC_events.B5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29:LDNDC_events.B532 LDNDC_events.B534:LDNDC_events.B5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33:LDNDC_events.B5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4:LDNDC_events.F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4:LDNDC_events.B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4:LDNDC_events.F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4:LDNDC_events.E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54:LDNDC_events.D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8:LDNDC_events.F558 LDNDC_events.F561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8:LDNDC_events.F558 LDNDC_events.F561:LDNDC_events.F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58:LDNDC_events.D558 LDNDC_events.D561:LDNDC_events.D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9:LDNDC_events.F5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9:LDNDC_events.F5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59:LDNDC_events.D5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60:LDNDC_events.D5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0:LDNDC_events.F5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0:LDNDC_events.F5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8:LDNDC_events.F553 LDNDC_events.F545:LDNDC_events.F5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8:LDNDC_events.F553 LDNDC_events.F545:LDNDC_events.F5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8:LDNDC_events.D553 LDNDC_events.D545:LDNDC_events.D5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6:LDNDC_events.F5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6:LDNDC_events.F5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6:LDNDC_events.D5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7:LDNDC_events.D5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7:LDNDC_events.F5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7:LDNDC_events.F5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9:LDNDC_events.F5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39:LDNDC_events.F5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39:LDNDC_events.D5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0:LDNDC_events.B5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2:LDNDC_events.F5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42:LDNDC_events.F5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42:LDNDC_events.D5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5:LDNDC_events.F5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55:LDNDC_events.F5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55:LDNDC_events.D5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5:LDNDC_events.E555 LDNDC_events.E558:LDNDC_events.E558 LDNDC_events.E561:LDNDC_events.E561 LDNDC_events.E564:LDNDC_events.E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0:LDNDC_events.B543 LDNDC_events.B546:LDNDC_events.B547 LDNDC_events.B550:LDNDC_events.B5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39:LDNDC_events.B543 LDNDC_events.B545:LDNDC_events.B547 LDNDC_events.B549:LDNDC_events.B551 LDNDC_events.B553:LDNDC_events.B5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4:LDNDC_events.B544 LDNDC_events.B548:LDNDC_events.B548 LDNDC_events.B552:LDNDC_events.B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44:LDNDC_events.B544 LDNDC_events.B548:LDNDC_events.B548 LDNDC_events.B552:LDNDC_events.B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5:LDNDC_events.B555 LDNDC_events.B558:LDNDC_events.B559 LDNDC_events.B562:LDNDC_events.B563 LDNDC_events.B566:LDNDC_events.B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5:LDNDC_events.B555 LDNDC_events.B557:LDNDC_events.B559 LDNDC_events.B561:LDNDC_events.B563 LDNDC_events.B565:LDNDC_events.B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6:LDNDC_events.B556 LDNDC_events.B560:LDNDC_events.B560 LDNDC_events.B564:LDNDC_events.B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56:LDNDC_events.B556 LDNDC_events.B560:LDNDC_events.B560 LDNDC_events.B564:LDNDC_events.B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9:LDNDC_events.E469 LDNDC_events.E471:LDNDC_events.E471 LDNDC_events.E473:LDNDC_events.E473 LDNDC_events.E475:LDNDC_events.E475 LDNDC_events.E477:LDNDC_events.E477 LDNDC_events.E479:LDNDC_events.E479 LDNDC_events.E481:LDNDC_events.E4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70:LDNDC_events.E470 LDNDC_events.E472:LDNDC_events.E472 LDNDC_events.E474:LDNDC_events.E474 LDNDC_events.E476:LDNDC_events.E476 LDNDC_events.E478:LDNDC_events.E478 LDNDC_events.E480:LDNDC_events.E4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84:LDNDC_events.E484 LDNDC_events.E486:LDNDC_events.E486 LDNDC_events.E488:LDNDC_events.E488 LDNDC_events.E490:LDNDC_events.E490 LDNDC_events.E492:LDNDC_events.E492 LDNDC_events.E494:LDNDC_events.E4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98:LDNDC_events.E498 LDNDC_events.E500:LDNDC_events.E500 LDNDC_events.E502:LDNDC_events.E502 LDNDC_events.E504:LDNDC_events.E504 LDNDC_events.E506:LDNDC_events.E5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99:LDNDC_events.E499 LDNDC_events.E501:LDNDC_events.E501 LDNDC_events.E503:LDNDC_events.E503 LDNDC_events.E505:LDNDC_events.E5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66:LDNDC_events.D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6:LDNDC_events.F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66:LDNDC_events.B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66:LDNDC_events.F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66:LDNDC_events.D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6:LDNDC_events.E466 LDNDC_events.E468:LDNDC_events.E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67:LDNDC_events.E4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497:LDNDC_events.B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97:LDNDC_events.D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497:LDNDC_events.D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497:LDNDC_events.E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7:LDNDC_events.F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497:LDNDC_events.F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09:LDNDC_events.E509 LDNDC_events.E512:LDNDC_events.E512 LDNDC_events.E515:LDNDC_events.E5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10:LDNDC_events.E510 LDNDC_events.E513:LDNDC_events.E513 LDNDC_events.E516:LDNDC_events.E5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19:LDNDC_events.E519 LDNDC_events.E522:LDNDC_events.E522 LDNDC_events.E525:LDNDC_events.E5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20:LDNDC_events.E520 LDNDC_events.E523:LDNDC_events.E523 LDNDC_events.E526:LDNDC_events.E5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0:LDNDC_events.E541 LDNDC_events.E543:LDNDC_events.E543 LDNDC_events.E545:LDNDC_events.E545 LDNDC_events.E547:LDNDC_events.E547 LDNDC_events.E549:LDNDC_events.E549 LDNDC_events.E551:LDNDC_events.E551 LDNDC_events.E553:LDNDC_events.E5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0:LDNDC_events.E540 LDNDC_events.E542:LDNDC_events.E542 LDNDC_events.E544:LDNDC_events.E544 LDNDC_events.E546:LDNDC_events.E546 LDNDC_events.E548:LDNDC_events.E548 LDNDC_events.E550:LDNDC_events.E550 LDNDC_events.E552:LDNDC_events.E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39:LDNDC_events.E539 LDNDC_events.E541:LDNDC_events.E541 LDNDC_events.E543:LDNDC_events.E543 LDNDC_events.E545:LDNDC_events.E545 LDNDC_events.E547:LDNDC_events.E547 LDNDC_events.E549:LDNDC_events.E549 LDNDC_events.E551:LDNDC_events.E551 LDNDC_events.E553:LDNDC_events.E5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0:LDNDC_events.E540 LDNDC_events.E542:LDNDC_events.E542 LDNDC_events.E544:LDNDC_events.E544 LDNDC_events.E546:LDNDC_events.E546 LDNDC_events.E548:LDNDC_events.E548 LDNDC_events.E550:LDNDC_events.E550 LDNDC_events.E552:LDNDC_events.E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0:LDNDC_events.E540 LDNDC_events.E542:LDNDC_events.E542 LDNDC_events.E544:LDNDC_events.E544 LDNDC_events.E546:LDNDC_events.E546 LDNDC_events.E548:LDNDC_events.E548 LDNDC_events.E550:LDNDC_events.E550 LDNDC_events.E552:LDNDC_events.E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40:LDNDC_events.E540 LDNDC_events.E542:LDNDC_events.E542 LDNDC_events.E544:LDNDC_events.E544 LDNDC_events.E546:LDNDC_events.E546 LDNDC_events.E548:LDNDC_events.E548 LDNDC_events.E550:LDNDC_events.E550 LDNDC_events.E552:LDNDC_events.E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6:LDNDC_events.E556 LDNDC_events.E559:LDNDC_events.E559 LDNDC_events.E562:LDNDC_events.E562 LDNDC_events.E565:LDNDC_events.E5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6:LDNDC_events.E556 LDNDC_events.E559:LDNDC_events.E559 LDNDC_events.E562:LDNDC_events.E562 LDNDC_events.E565:LDNDC_events.E5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6:LDNDC_events.E556 LDNDC_events.E559:LDNDC_events.E559 LDNDC_events.E562:LDNDC_events.E562 LDNDC_events.E565:LDNDC_events.E5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7:LDNDC_events.E557 LDNDC_events.E560:LDNDC_events.E560 LDNDC_events.E563:LDNDC_events.E563 LDNDC_events.E566:LDNDC_events.E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7:LDNDC_events.E557 LDNDC_events.E560:LDNDC_events.E560 LDNDC_events.E563:LDNDC_events.E563 LDNDC_events.E566:LDNDC_events.E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57:LDNDC_events.E557 LDNDC_events.E560:LDNDC_events.E560 LDNDC_events.E563:LDNDC_events.E563 LDNDC_events.E566:LDNDC_events.E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4:LDNDC_events.F594 LDNDC_events.F588:LDNDC_events.F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4:LDNDC_events.F594 LDNDC_events.F588:LDNDC_events.F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4:LDNDC_events.E594 LDNDC_events.E588:LDNDC_events.E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94:LDNDC_events.D594 LDNDC_events.D588:LDNDC_events.D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4:LDNDC_events.B594 LDNDC_events.B588:LDNDC_events.B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4:LDNDC_events.F594 LDNDC_events.F588:LDNDC_events.F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4:LDNDC_events.B594 LDNDC_events.B588:LDNDC_events.B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4:LDNDC_events.F594 LDNDC_events.F588:LDNDC_events.F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4:LDNDC_events.E594 LDNDC_events.E588:LDNDC_events.E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5:LDNDC_events.F5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5:LDNDC_events.B5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5:LDNDC_events.F5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6:LDNDC_events.B5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6:LDNDC_events.F5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6:LDNDC_events.F5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7:LDNDC_events.B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7:LDNDC_events.F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7:LDNDC_events.F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95:LDNDC_events.D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7:LDNDC_events.E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6:LDNDC_events.E5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5:LDNDC_events.E5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8:LDNDC_events.F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8:LDNDC_events.B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8:LDNDC_events.F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8:LDNDC_events.E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98:LDNDC_events.D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0:LDNDC_events.F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0:LDNDC_events.B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0:LDNDC_events.F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0:LDNDC_events.E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00:LDNDC_events.D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1:LDNDC_events.F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1:LDNDC_events.B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1:LDNDC_events.F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1:LDNDC_events.E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01:LDNDC_events.D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1:LDNDC_events.F5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1:LDNDC_events.B5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5:LDNDC_events.F575 LDNDC_events.F579:LDNDC_events.F5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5:LDNDC_events.B575 LDNDC_events.B579:LDNDC_events.B5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69:LDNDC_events.B5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9:LDNDC_events.F5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68:LDNDC_events.B5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8:LDNDC_events.F5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68:LDNDC_events.F569 LDNDC_events.F571:LDNDC_events.F575 LDNDC_events.F579:LDNDC_events.F5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68:LDNDC_events.E569 LDNDC_events.E571:LDNDC_events.E575 LDNDC_events.E579:LDNDC_events.E5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0:LDNDC_events.F5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0:LDNDC_events.B5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0:LDNDC_events.F5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70:LDNDC_events.E5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8:LDNDC_events.B5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8:LDNDC_events.F5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6:LDNDC_events.B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6:LDNDC_events.F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8:LDNDC_events.F578 LDNDC_events.F576:LDNDC_events.F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76:LDNDC_events.E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78:LDNDC_events.E5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77:LDNDC_events.B5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77:LDNDC_events.E5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7:LDNDC_events.F5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77:LDNDC_events.F5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6:LDNDC_events.F587 LDNDC_events.F582:LDNDC_events.F5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86:LDNDC_events.B587 LDNDC_events.B582:LDNDC_events.B5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6:LDNDC_events.F587 LDNDC_events.F582:LDNDC_events.F5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2:LDNDC_events.E5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85:LDNDC_events.B5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5:LDNDC_events.F5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83:LDNDC_events.B5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3:LDNDC_events.F5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5:LDNDC_events.F585 LDNDC_events.F583:LDNDC_events.F5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84:LDNDC_events.B5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4:LDNDC_events.F5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84:LDNDC_events.F5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3:LDNDC_events.E5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4:LDNDC_events.E5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5:LDNDC_events.E5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6:LDNDC_events.E5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7:LDNDC_events.E5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68:LDNDC_events.D5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2:LDNDC_events.F593 LDNDC_events.F589:LDNDC_events.F5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2:LDNDC_events.B593 LDNDC_events.B589:LDNDC_events.B5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2:LDNDC_events.F593 LDNDC_events.F589:LDNDC_events.F5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89:LDNDC_events.E5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1:LDNDC_events.B5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1:LDNDC_events.F5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590:LDNDC_events.B5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0:LDNDC_events.F5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590:LDNDC_events.F5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589:LDNDC_events.D5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0:LDNDC_events.E5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1:LDNDC_events.E5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2:LDNDC_events.E5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93:LDNDC_events.E5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16:LDNDC_events.F618 LDNDC_events.F611:LDNDC_events.F6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16:LDNDC_events.B618 LDNDC_events.B611:LDNDC_events.B6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16:LDNDC_events.F618 LDNDC_events.F611:LDNDC_events.F6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16:LDNDC_events.D618 LDNDC_events.D611:LDNDC_events.D6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15:LDNDC_events.B6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15:LDNDC_events.D6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15:LDNDC_events.F6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15:LDNDC_events.F6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5:LDNDC_events.E605 LDNDC_events.E607:LDNDC_events.E607 LDNDC_events.E612:LDNDC_events.E612 LDNDC_events.E614:LDNDC_events.E614 LDNDC_events.E616:LDNDC_events.E616 LDNDC_events.E618:LDNDC_events.E6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5:LDNDC_events.B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5:LDNDC_events.B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5:LDNDC_events.E605 LDNDC_events.E607:LDNDC_events.E607 LDNDC_events.E612:LDNDC_events.E612 LDNDC_events.E614:LDNDC_events.E614 LDNDC_events.E616:LDNDC_events.E616 LDNDC_events.E618:LDNDC_events.E6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5:LDNDC_events.B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5:LDNDC_events.F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5:LDNDC_events.E605 LDNDC_events.E607:LDNDC_events.E607 LDNDC_events.E612:LDNDC_events.E612 LDNDC_events.E614:LDNDC_events.E614 LDNDC_events.E616:LDNDC_events.E616 LDNDC_events.E618:LDNDC_events.E6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05:LDNDC_events.D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6:LDNDC_events.E606 LDNDC_events.E611:LDNDC_events.E611 LDNDC_events.E613:LDNDC_events.E613 LDNDC_events.E615:LDNDC_events.E615 LDNDC_events.E617:LDNDC_events.E6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6:LDNDC_events.E606 LDNDC_events.E611:LDNDC_events.E611 LDNDC_events.E613:LDNDC_events.E613 LDNDC_events.E615:LDNDC_events.E615 LDNDC_events.E617:LDNDC_events.E6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6:LDNDC_events.E606 LDNDC_events.E611:LDNDC_events.E611 LDNDC_events.E613:LDNDC_events.E613 LDNDC_events.E615:LDNDC_events.E615 LDNDC_events.E617:LDNDC_events.E6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8:LDNDC_events.F630 LDNDC_events.F623:LDNDC_events.F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8:LDNDC_events.B630 LDNDC_events.B623:LDNDC_events.B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8:LDNDC_events.F630 LDNDC_events.F623:LDNDC_events.F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28:LDNDC_events.D630 LDNDC_events.D623:LDNDC_events.D6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7:LDNDC_events.B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27:LDNDC_events.D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7:LDNDC_events.F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7:LDNDC_events.F6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0:LDNDC_events.E620 LDNDC_events.E622:LDNDC_events.E622 LDNDC_events.E624:LDNDC_events.E624 LDNDC_events.E626:LDNDC_events.E626 LDNDC_events.E628:LDNDC_events.E628 LDNDC_events.E630:LDNDC_events.E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0:LDNDC_events.B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0:LDNDC_events.B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0:LDNDC_events.E620 LDNDC_events.E622:LDNDC_events.E622 LDNDC_events.E624:LDNDC_events.E624 LDNDC_events.E626:LDNDC_events.E626 LDNDC_events.E628:LDNDC_events.E628 LDNDC_events.E630:LDNDC_events.E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20:LDNDC_events.B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20:LDNDC_events.F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20:LDNDC_events.D6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0:LDNDC_events.E620 LDNDC_events.E622:LDNDC_events.E622 LDNDC_events.E624:LDNDC_events.E624 LDNDC_events.E626:LDNDC_events.E626 LDNDC_events.E628:LDNDC_events.E628 LDNDC_events.E630:LDNDC_events.E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0:LDNDC_events.E620 LDNDC_events.E622:LDNDC_events.E622 LDNDC_events.E624:LDNDC_events.E624 LDNDC_events.E626:LDNDC_events.E626 LDNDC_events.E628:LDNDC_events.E628 LDNDC_events.E630:LDNDC_events.E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0:LDNDC_events.E620 LDNDC_events.E622:LDNDC_events.E622 LDNDC_events.E624:LDNDC_events.E624 LDNDC_events.E626:LDNDC_events.E626 LDNDC_events.E628:LDNDC_events.E628 LDNDC_events.E630:LDNDC_events.E6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1:LDNDC_events.E621 LDNDC_events.E623:LDNDC_events.E623 LDNDC_events.E625:LDNDC_events.E625 LDNDC_events.E627:LDNDC_events.E627 LDNDC_events.E629:LDNDC_events.E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1:LDNDC_events.E621 LDNDC_events.E623:LDNDC_events.E623 LDNDC_events.E625:LDNDC_events.E625 LDNDC_events.E627:LDNDC_events.E627 LDNDC_events.E629:LDNDC_events.E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1:LDNDC_events.E621 LDNDC_events.E623:LDNDC_events.E623 LDNDC_events.E625:LDNDC_events.E625 LDNDC_events.E627:LDNDC_events.E627 LDNDC_events.E629:LDNDC_events.E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1:LDNDC_events.E621 LDNDC_events.E623:LDNDC_events.E623 LDNDC_events.E625:LDNDC_events.E625 LDNDC_events.E627:LDNDC_events.E627 LDNDC_events.E629:LDNDC_events.E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21:LDNDC_events.E621 LDNDC_events.E623:LDNDC_events.E623 LDNDC_events.E625:LDNDC_events.E625 LDNDC_events.E627:LDNDC_events.E627 LDNDC_events.E629:LDNDC_events.E6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6:LDNDC_events.F639 LDNDC_events.F634:LDNDC_events.F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36:LDNDC_events.B639 LDNDC_events.B634:LDNDC_events.B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6:LDNDC_events.F639 LDNDC_events.F634:LDNDC_events.F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36:LDNDC_events.D639 LDNDC_events.D634:LDNDC_events.D6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35:LDNDC_events.B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35:LDNDC_events.D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5:LDNDC_events.F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5:LDNDC_events.F6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32:LDNDC_events.B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32:LDNDC_events.D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32:LDNDC_events.E632 LDNDC_events.E634:LDNDC_events.E634 LDNDC_events.E636:LDNDC_events.E636 LDNDC_events.E638:LDNDC_events.E6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2:LDNDC_events.F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2:LDNDC_events.F6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8:LDNDC_events.E608 LDNDC_events.E610:LDNDC_events.E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8:LDNDC_events.B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8:LDNDC_events.B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8:LDNDC_events.E608 LDNDC_events.E610:LDNDC_events.E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08:LDNDC_events.B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08:LDNDC_events.F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8:LDNDC_events.E608 LDNDC_events.E610:LDNDC_events.E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08:LDNDC_events.D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9:LDNDC_events.E6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9:LDNDC_events.E6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09:LDNDC_events.E6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33:LDNDC_events.B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33:LDNDC_events.D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3:LDNDC_events.F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33:LDNDC_events.F6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33:LDNDC_events.E633 LDNDC_events.E635:LDNDC_events.E635 LDNDC_events.E637:LDNDC_events.E637 LDNDC_events.E639:LDNDC_events.E6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3:LDNDC_events.D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4:LDNDC_events.F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4:LDNDC_events.B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4:LDNDC_events.F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4:LDNDC_events.D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5:LDNDC_events.B6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5:LDNDC_events.D6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5:LDNDC_events.F6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5:LDNDC_events.F6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41:LDNDC_events.B6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1:LDNDC_events.D6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1:LDNDC_events.E6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1:LDNDC_events.F6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1:LDNDC_events.F6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2:LDNDC_events.E6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3:LDNDC_events.E6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4:LDNDC_events.E6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5:LDNDC_events.E6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6:LDNDC_events.E6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7:LDNDC_events.E6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7:LDNDC_events.B6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7:LDNDC_events.F6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7:LDNDC_events.F6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57:LDNDC_events.E6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7:LDNDC_events.D6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0:LDNDC_events.D6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3:LDNDC_events.F656 LDNDC_events.F651:LDNDC_events.F6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3:LDNDC_events.F656 LDNDC_events.F651:LDNDC_events.F6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3:LDNDC_events.D656 LDNDC_events.D651:LDNDC_events.D6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2:LDNDC_events.D6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2:LDNDC_events.F6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2:LDNDC_events.F6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49:LDNDC_events.D6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49:LDNDC_events.E649 LDNDC_events.E651:LDNDC_events.E651 LDNDC_events.E653:LDNDC_events.E653 LDNDC_events.E655:LDNDC_events.E6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9:LDNDC_events.F6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49:LDNDC_events.F6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0:LDNDC_events.D6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0:LDNDC_events.F6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0:LDNDC_events.F6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50:LDNDC_events.E650 LDNDC_events.E652:LDNDC_events.E652 LDNDC_events.E654:LDNDC_events.E654 LDNDC_events.E656:LDNDC_events.E6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0:LDNDC_events.D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1:LDNDC_events.F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9:LDNDC_events.B6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1:LDNDC_events.F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1:LDNDC_events.D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2:LDNDC_events.D6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2:LDNDC_events.F6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2:LDNDC_events.F6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58:LDNDC_events.D6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58:LDNDC_events.E6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8:LDNDC_events.F6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58:LDNDC_events.F6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59:LDNDC_events.E6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0:LDNDC_events.E6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1:LDNDC_events.E6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2:LDNDC_events.E6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3:LDNDC_events.E6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4:LDNDC_events.E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0:LDNDC_events.B651 LDNDC_events.B653:LDNDC_events.B654 LDNDC_events.B656:LDNDC_events.B6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0:LDNDC_events.B651 LDNDC_events.B653:LDNDC_events.B654 LDNDC_events.B656:LDNDC_events.B6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1:LDNDC_events.B652 LDNDC_events.B649:LDNDC_events.B649 LDNDC_events.B654:LDNDC_events.B6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0:LDNDC_events.B650 LDNDC_events.B653:LDNDC_events.B653 LDNDC_events.B656:LDNDC_events.B6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9:LDNDC_events.B660 LDNDC_events.B662:LDNDC_events.B6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9:LDNDC_events.B660 LDNDC_events.B662:LDNDC_events.B6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0:LDNDC_events.B661 LDNDC_events.B658:LDNDC_events.B658 LDNDC_events.B663:LDNDC_events.B6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59:LDNDC_events.B659 LDNDC_events.B662:LDNDC_events.B6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3:LDNDC_events.F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3:LDNDC_events.F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72:LDNDC_events.E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79:LDNDC_events.D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73:LDNDC_events.B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3:LDNDC_events.F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73:LDNDC_events.B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3:LDNDC_events.F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72:LDNDC_events.E6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6:LDNDC_events.F678 LDNDC_events.F672:LDNDC_events.F6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76:LDNDC_events.B678 LDNDC_events.B672:LDNDC_events.B6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6:LDNDC_events.F678 LDNDC_events.F672:LDNDC_events.F6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76:LDNDC_events.D678 LDNDC_events.D672:LDNDC_events.D6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75:LDNDC_events.B6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75:LDNDC_events.D6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5:LDNDC_events.F6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75:LDNDC_events.F6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6:LDNDC_events.E666 LDNDC_events.E668:LDNDC_events.E668 LDNDC_events.E673:LDNDC_events.E673 LDNDC_events.E676:LDNDC_events.E676 LDNDC_events.E678:LDNDC_events.E6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6:LDNDC_events.B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6:LDNDC_events.B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6:LDNDC_events.E666 LDNDC_events.E668:LDNDC_events.E668 LDNDC_events.E673:LDNDC_events.E673 LDNDC_events.E676:LDNDC_events.E676 LDNDC_events.E678:LDNDC_events.E6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6:LDNDC_events.B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6:LDNDC_events.F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6:LDNDC_events.E666 LDNDC_events.E668:LDNDC_events.E668 LDNDC_events.E673:LDNDC_events.E673 LDNDC_events.E676:LDNDC_events.E676 LDNDC_events.E678:LDNDC_events.E6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6:LDNDC_events.D6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7:LDNDC_events.E667 LDNDC_events.E672:LDNDC_events.E672 LDNDC_events.E674:LDNDC_events.E675 LDNDC_events.E677:LDNDC_events.E6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7:LDNDC_events.E667 LDNDC_events.E672:LDNDC_events.E672 LDNDC_events.E674:LDNDC_events.E675 LDNDC_events.E677:LDNDC_events.E6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7:LDNDC_events.E667 LDNDC_events.E672:LDNDC_events.E672 LDNDC_events.E674:LDNDC_events.E675 LDNDC_events.E677:LDNDC_events.E6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7:LDNDC_events.F689 LDNDC_events.F683:LDNDC_events.F6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87:LDNDC_events.B689 LDNDC_events.B683:LDNDC_events.B6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7:LDNDC_events.F689 LDNDC_events.F683:LDNDC_events.F6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87:LDNDC_events.D689 LDNDC_events.D683:LDNDC_events.D6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86:LDNDC_events.B6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86:LDNDC_events.D6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6:LDNDC_events.F6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6:LDNDC_events.F6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0:LDNDC_events.E680 LDNDC_events.E682:LDNDC_events.E682 LDNDC_events.E684:LDNDC_events.E684 LDNDC_events.E687:LDNDC_events.E687 LDNDC_events.E689:LDNDC_events.E6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80:LDNDC_events.B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80:LDNDC_events.B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0:LDNDC_events.E680 LDNDC_events.E682:LDNDC_events.E682 LDNDC_events.E684:LDNDC_events.E684 LDNDC_events.E687:LDNDC_events.E687 LDNDC_events.E689:LDNDC_events.E6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80:LDNDC_events.B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80:LDNDC_events.F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80:LDNDC_events.D6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0:LDNDC_events.E680 LDNDC_events.E682:LDNDC_events.E682 LDNDC_events.E684:LDNDC_events.E684 LDNDC_events.E687:LDNDC_events.E687 LDNDC_events.E689:LDNDC_events.E6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0:LDNDC_events.E680 LDNDC_events.E682:LDNDC_events.E682 LDNDC_events.E684:LDNDC_events.E684 LDNDC_events.E687:LDNDC_events.E687 LDNDC_events.E689:LDNDC_events.E6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0:LDNDC_events.E680 LDNDC_events.E682:LDNDC_events.E682 LDNDC_events.E684:LDNDC_events.E684 LDNDC_events.E687:LDNDC_events.E687 LDNDC_events.E689:LDNDC_events.E6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1:LDNDC_events.E681 LDNDC_events.E683:LDNDC_events.E683 LDNDC_events.E685:LDNDC_events.E686 LDNDC_events.E688:LDNDC_events.E6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1:LDNDC_events.E681 LDNDC_events.E683:LDNDC_events.E683 LDNDC_events.E685:LDNDC_events.E686 LDNDC_events.E688:LDNDC_events.E6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1:LDNDC_events.E681 LDNDC_events.E683:LDNDC_events.E683 LDNDC_events.E685:LDNDC_events.E686 LDNDC_events.E688:LDNDC_events.E6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1:LDNDC_events.E681 LDNDC_events.E683:LDNDC_events.E683 LDNDC_events.E685:LDNDC_events.E686 LDNDC_events.E688:LDNDC_events.E6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81:LDNDC_events.E681 LDNDC_events.E683:LDNDC_events.E683 LDNDC_events.E685:LDNDC_events.E686 LDNDC_events.E688:LDNDC_events.E6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9:LDNDC_events.E669 LDNDC_events.E671:LDNDC_events.E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9:LDNDC_events.B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9:LDNDC_events.B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9:LDNDC_events.E669 LDNDC_events.E671:LDNDC_events.E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669:LDNDC_events.B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669:LDNDC_events.F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69:LDNDC_events.E669 LDNDC_events.E671:LDNDC_events.E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669:LDNDC_events.D6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70:LDNDC_events.E6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70:LDNDC_events.E6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670:LDNDC_events.E6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71:LDNDC_events.F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B71:LDNDC_events.B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F71:LDNDC_events.F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71:LDNDC_events.E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D71:LDNDC_events.D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72:LDNDC_events.E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73:LDNDC_events.E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LDNDC_events.E530:LDNDC_events.E530 LDNDC_events.E532:LDNDC_events.E532 LDNDC_events.E534:LDNDC_events.E534 LDNDC_events.E536:LDNDC_events.E5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7T23:26:29.813956242</dc:date>
    <meta:editing-duration>PT3H20M16S</meta:editing-duration>
    <meta:editing-cycles>31</meta:editing-cycles>
    <meta:generator>LibreOffice/7.3.7.2$Linux_X86_64 LibreOffice_project/30$Build-2</meta:generator>
    <meta:document-statistic meta:table-count="1" meta:cell-count="8302" meta:object-count="0"/>
  </office:meta>
</office:document-meta>
</file>